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122.2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1.34pt"/>
    </style:style>
    <style:style style:name="co6" style:family="table-column">
      <style:table-column-properties fo:break-before="auto" style:column-width="85.89pt"/>
    </style:style>
    <style:style style:name="co7" style:family="table-column">
      <style:table-column-properties fo:break-before="auto" style:column-width="94.39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65.06pt"/>
    </style:style>
    <style:style style:name="co10" style:family="table-column">
      <style:table-column-properties fo:break-before="auto" style:column-width="258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eed_pwr" table:style-name="ta1">
        <table:shapes>
          <draw:frame draw:z-index="0" draw:style-name="gr1" draw:text-style-name="P1" svg:width="453.23pt" svg:height="255.26pt" svg:x="352.6pt" svg:y="85.07pt">
            <loext:p draw:notify-on-update-of-ranges="speed_pwr.B1:speed_pwr.B1 speed_pwr.B2:speed_pwr.B17 speed_pwr.C1:speed_pwr.C1 speed_pwr.C2:speed_pwr.C17 speed_pwr.B1:speed_pwr.B1 speed_pwr.B2:speed_pwr.B17 speed_pwr.D1:speed_pwr.D1 speed_pwr.D2:speed_pwr.D1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al_pwr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estimate speed</text:p>
          </table:table-cell>
        </table:table-row>
        <table:table-row table:style-name="ro1">
          <table:table-cell table:formula="of:=[.B2]/2 * 0.5 + 0.4" office:value-type="float" office:value="0.9375" calcext:value-type="float">
            <text:p>0.9375</text:p>
          </table:table-cell>
          <table:table-cell office:value-type="float" office:value="2.15" calcext:value-type="float">
            <text:p>2.15</text:p>
          </table:table-cell>
          <table:table-cell/>
          <table:table-cell table:formula="of:=[.B2]*1.337-1.888" office:value-type="float" office:value="0.986549999999999" calcext:value-type="float">
            <text:p>0.98655</text:p>
          </table:table-cell>
        </table:table-row>
        <table:table-row table:style-name="ro1">
          <table:table-cell table:formula="of:=[.B3]/2 * 0.5 + 0.4" office:value-type="float" office:value="0.925" calcext:value-type="float">
            <text:p>0.925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B3]*1.337-1.888" office:value-type="float" office:value="0.9197" calcext:value-type="float">
            <text:p>0.9197</text:p>
          </table:table-cell>
        </table:table-row>
        <table:table-row table:style-name="ro1">
          <table:table-cell table:formula="of:=[.B4]/2 * 0.5 + 0.4" office:value-type="float" office:value="0.9125" calcext:value-type="float">
            <text:p>0.9125</text:p>
          </table:table-cell>
          <table:table-cell office:value-type="float" office:value="2.05" calcext:value-type="float">
            <text:p>2.05</text:p>
          </table:table-cell>
          <table:table-cell/>
          <table:table-cell table:formula="of:=[.B4]*1.337-1.888" office:value-type="float" office:value="0.85285" calcext:value-type="float">
            <text:p>0.85285</text:p>
          </table:table-cell>
        </table:table-row>
        <table:table-row table:style-name="ro1">
          <table:table-cell table:formula="of:=[.B5]/2 * 0.5 + 0.4"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formula="of:=[speed2_0.L2]" office:value-type="float" office:value="0.832665079364449" calcext:value-type="float">
            <text:p>0.8326650794</text:p>
          </table:table-cell>
          <table:table-cell table:formula="of:=[.B5]*1.337-1.888" office:value-type="float" office:value="0.786" calcext:value-type="float">
            <text:p>0.786</text:p>
          </table:table-cell>
        </table:table-row>
        <table:table-row table:style-name="ro1">
          <table:table-cell table:formula="of:=[.B6]/2 * 0.5 + 0.4" office:value-type="float" office:value="0.8875" calcext:value-type="float">
            <text:p>0.8875</text:p>
          </table:table-cell>
          <table:table-cell office:value-type="float" office:value="1.95" calcext:value-type="float">
            <text:p>1.95</text:p>
          </table:table-cell>
          <table:table-cell table:formula="of:=[speed1_95.L2]" office:value-type="float" office:value="0.708647222221611" calcext:value-type="float">
            <text:p>0.7086472222</text:p>
          </table:table-cell>
          <table:table-cell table:formula="of:=[.B6]*1.337-1.888" office:value-type="float" office:value="0.71915" calcext:value-type="float">
            <text:p>0.71915</text:p>
          </table:table-cell>
        </table:table-row>
        <table:table-row table:style-name="ro1">
          <table:table-cell table:formula="of:=[.B7]/2 * 0.5 + 0.4" office:value-type="float" office:value="0.875" calcext:value-type="float">
            <text:p>0.875</text:p>
          </table:table-cell>
          <table:table-cell office:value-type="float" office:value="1.9" calcext:value-type="float">
            <text:p>1.9</text:p>
          </table:table-cell>
          <table:table-cell table:formula="of:=[speed1_9.L2]" office:value-type="float" office:value="0.691070370369695" calcext:value-type="float">
            <text:p>0.6910703704</text:p>
          </table:table-cell>
          <table:table-cell table:formula="of:=[.B7]*1.337-1.888" office:value-type="float" office:value="0.6523" calcext:value-type="float">
            <text:p>0.6523</text:p>
          </table:table-cell>
        </table:table-row>
        <table:table-row table:style-name="ro1">
          <table:table-cell table:formula="of:=[.B8]/2 * 0.5 + 0.4" office:value-type="float" office:value="0.8625" calcext:value-type="float">
            <text:p>0.8625</text:p>
          </table:table-cell>
          <table:table-cell office:value-type="float" office:value="1.85" calcext:value-type="float">
            <text:p>1.85</text:p>
          </table:table-cell>
          <table:table-cell table:formula="of:=[speed1_85.L2]" office:value-type="float" office:value="0.499011111110636" calcext:value-type="float">
            <text:p>0.4990111111</text:p>
          </table:table-cell>
          <table:table-cell table:formula="of:=[.B8]*1.337-1.888" office:value-type="float" office:value="0.58545" calcext:value-type="float">
            <text:p>0.58545</text:p>
          </table:table-cell>
        </table:table-row>
        <table:table-row table:style-name="ro1">
          <table:table-cell table:formula="of:=[.B9]/2 * 0.5 + 0.4" office:value-type="float" office:value="0.85" calcext:value-type="float">
            <text:p>0.85</text:p>
          </table:table-cell>
          <table:table-cell office:value-type="float" office:value="1.8" calcext:value-type="float">
            <text:p>1.8</text:p>
          </table:table-cell>
          <table:table-cell table:formula="of:=[speed1_8.L2]" office:value-type="float" office:value="0.459349103942283" calcext:value-type="float">
            <text:p>0.4593491039</text:p>
          </table:table-cell>
          <table:table-cell table:formula="of:=[.B9]*1.337-1.888" office:value-type="float" office:value="0.5186" calcext:value-type="float">
            <text:p>0.5186</text:p>
          </table:table-cell>
        </table:table-row>
        <table:table-row table:style-name="ro1">
          <table:table-cell table:formula="of:=[.B10]/2 * 0.5 + 0.4" office:value-type="float" office:value="0.825" calcext:value-type="float">
            <text:p>0.825</text:p>
          </table:table-cell>
          <table:table-cell office:value-type="float" office:value="1.7" calcext:value-type="float">
            <text:p>1.7</text:p>
          </table:table-cell>
          <table:table-cell table:formula="of:=[speed1_7.L2]" office:value-type="float" office:value="0.456875661375238" calcext:value-type="float">
            <text:p>0.4568756614</text:p>
          </table:table-cell>
          <table:table-cell table:formula="of:=[.B10]*1.337-1.888" office:value-type="float" office:value="0.3849" calcext:value-type="float">
            <text:p>0.3849</text:p>
          </table:table-cell>
        </table:table-row>
        <table:table-row table:style-name="ro1">
          <table:table-cell table:formula="of:=[.B11]/2 * 0.5 + 0.4"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B11]*1.337-1.888" office:value-type="float" office:value="0.2512" calcext:value-type="float">
            <text:p>0.2512</text:p>
          </table:table-cell>
        </table:table-row>
        <table:table-row table:style-name="ro1">
          <table:table-cell table:formula="of:=[.B12]/2 * 0.5 + 0.4" office:value-type="float" office:value="0.775" calcext:value-type="float">
            <text:p>0.77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B12]*1.337-1.888" office:value-type="float" office:value="0.117500000000001" calcext:value-type="float">
            <text:p>0.1175</text:p>
          </table:table-cell>
        </table:table-row>
        <table:table-row table:style-name="ro1">
          <table:table-cell table:formula="of:=[.B13]/2 * 0.5 + 0.4" office:value-type="float" office:value="0.75" calcext:value-type="float">
            <text:p>0.75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B13]*1.337-1.888" office:value-type="float" office:value="-0.0161999999999995" calcext:value-type="float">
            <text:p>-0.0162</text:p>
          </table:table-cell>
        </table:table-row>
        <table:table-row table:style-name="ro1">
          <table:table-cell table:formula="of:=[.B14]/2 * 0.5 + 0.4" office:value-type="float" office:value="0.725" calcext:value-type="float">
            <text:p>0.725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B14]*1.337-1.888" office:value-type="float" office:value="-0.149899999999999" calcext:value-type="float">
            <text:p>-0.1499</text:p>
          </table:table-cell>
        </table:table-row>
        <table:table-row table:style-name="ro1">
          <table:table-cell table:formula="of:=[.B15]/2 * 0.5 + 0.4"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B15]*1.337-1.888" office:value-type="float" office:value="-0.283599999999999" calcext:value-type="float">
            <text:p>-0.2836</text:p>
          </table:table-cell>
        </table:table-row>
        <table:table-row table:style-name="ro1">
          <table:table-cell table:formula="of:=[.B16]/2 * 0.5 + 0.4" office:value-type="float" office:value="0.675" calcext:value-type="float">
            <text:p>0.675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B16]*1.337-1.888" office:value-type="float" office:value="-0.417299999999999" calcext:value-type="float">
            <text:p>-0.4173</text:p>
          </table:table-cell>
        </table:table-row>
        <table:table-row table:style-name="ro1">
          <table:table-cell table:formula="of:=[.B17]/2 * 0.5 + 0.4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7]*1.337-1.888" office:value-type="float" office:value="-0.550999999999999" calcext:value-type="float">
            <text:p>-0.551</text:p>
          </table:table-cell>
        </table:table-row>
      </table:table>
      <table:table table:name="speed1_85" table:style-name="ta1">
        <table:shapes>
          <draw:frame draw:z-index="0" draw:style-name="gr1" draw:text-style-name="P1" svg:width="453.51pt" svg:height="255.09pt" svg:x="1246.76pt" svg:y="20.92pt">
            <loext:p draw:notify-on-update-of-ranges="speed1_85.B2:speed1_85.B74 speed1_85.K1:speed1_85.K1 speed1_85.K2:speed1_85.K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twist.linear.x</text:p>
          </table:table-cell>
          <table:table-cell office:value-type="string" calcext:value-type="string">
            <text:p>field.twist.linear.y</text:p>
          </table:table-cell>
          <table:table-cell office:value-type="string" calcext:value-type="string">
            <text:p>field.twist.linear.z</text:p>
          </table:table-cell>
          <table:table-cell office:value-type="string" calcext:value-type="string">
            <text:p>field.twist.angular.x</text:p>
          </table:table-cell>
          <table:table-cell office:value-type="string" calcext:value-type="string">
            <text:p>field.twist.angular.y</text:p>
          </table:table-cell>
          <table:table-cell office:value-type="string" calcext:value-type="string">
            <text:p>field.twist.angular.z</text:p>
          </table:table-cell>
          <table:table-cell office:value-type="string" calcext:value-type="string">
            <text:p>absolute_vel</text:p>
          </table:table-cell>
          <table:table-cell office:value-type="string" calcext:value-type="string">
            <text:p>average_vel</text:p>
          </table:table-cell>
        </table:table-row>
        <table:table-row table:style-name="ro1">
          <table:table-cell office:value-type="float" office:value="1.52938148702357E+018" calcext:value-type="float">
            <text:p>1.52938148702357E+018</text:p>
          </table:table-cell>
          <table:table-cell office:value-type="float" office:value="543" calcext:value-type="float">
            <text:p>543</text:p>
          </table:table-cell>
          <table:table-cell office:value-type="float" office:value="1.52938148702357E+018" calcext:value-type="float">
            <text:p>1.52938148702357E+018</text:p>
          </table:table-cell>
          <table:table-cell office:value-type="string" calcext:value-type="string">
            <text:p>/gps</text:p>
          </table:table-cell>
          <table:table-cell office:value-type="float" office:value="-0.0117303490192" calcext:value-type="float">
            <text:p>-0.011730349</text:p>
          </table:table-cell>
          <table:table-cell office:value-type="float" office:value="-0.0100292915835" calcext:value-type="float">
            <text:p>-0.01002929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] ^ 2 + [.F2] ^ 2)" office:value-type="float" office:value="0.0154333333333765" calcext:value-type="float">
            <text:p>0.0154333333</text:p>
          </table:table-cell>
          <table:table-cell table:formula="of:=AVERAGE([.K39:.K59])" office:value-type="float" office:value="0.499011111110636" calcext:value-type="float">
            <text:p>0.4990111111</text:p>
          </table:table-cell>
        </table:table-row>
        <table:table-row table:style-name="ro1">
          <table:table-cell office:value-type="float" office:value="1.52938148754235E+018" calcext:value-type="float">
            <text:p>1.52938148754235E+018</text:p>
          </table:table-cell>
          <table:table-cell office:value-type="float" office:value="544" calcext:value-type="float">
            <text:p>544</text:p>
          </table:table-cell>
          <table:table-cell office:value-type="float" office:value="1.52938148754235E+018" calcext:value-type="float">
            <text:p>1.52938148754235E+018</text:p>
          </table:table-cell>
          <table:table-cell office:value-type="string" calcext:value-type="string">
            <text:p>/gps</text:p>
          </table:table-cell>
          <table:table-cell office:value-type="float" office:value="-0.191595700646" calcext:value-type="float">
            <text:p>-0.1915957006</text:p>
          </table:table-cell>
          <table:table-cell office:value-type="float" office:value="-0.16381176253" calcext:value-type="float">
            <text:p>-0.16381176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] ^ 2 + [.F3] ^ 2)" office:value-type="float" office:value="0.252077777777449" calcext:value-type="float">
            <text:p>0.2520777778</text:p>
          </table:table-cell>
          <table:table-cell/>
        </table:table-row>
        <table:table-row table:style-name="ro1">
          <table:table-cell office:value-type="float" office:value="1.52938148854356E+018" calcext:value-type="float">
            <text:p>1.52938148854356E+018</text:p>
          </table:table-cell>
          <table:table-cell office:value-type="float" office:value="545" calcext:value-type="float">
            <text:p>545</text:p>
          </table:table-cell>
          <table:table-cell office:value-type="float" office:value="1.52938148854356E+018" calcext:value-type="float">
            <text:p>1.52938148854356E+018</text:p>
          </table:table-cell>
          <table:table-cell office:value-type="string" calcext:value-type="string">
            <text:p>/gps</text:p>
          </table:table-cell>
          <table:table-cell office:value-type="float" office:value="-0.222876631364" calcext:value-type="float">
            <text:p>-0.2228766314</text:p>
          </table:table-cell>
          <table:table-cell office:value-type="float" office:value="-0.190556540086" calcext:value-type="float">
            <text:p>-0.19055654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] ^ 2 + [.F4] ^ 2)" office:value-type="float" office:value="0.293233333333221" calcext:value-type="float">
            <text:p>0.2932333333</text:p>
          </table:table-cell>
          <table:table-cell/>
        </table:table-row>
        <table:table-row table:style-name="ro1">
          <table:table-cell office:value-type="float" office:value="1.52938148954269E+018" calcext:value-type="float">
            <text:p>1.52938148954269E+018</text:p>
          </table:table-cell>
          <table:table-cell office:value-type="float" office:value="546" calcext:value-type="float">
            <text:p>546</text:p>
          </table:table-cell>
          <table:table-cell office:value-type="float" office:value="1.52938148954269E+018" calcext:value-type="float">
            <text:p>1.52938148954269E+018</text:p>
          </table:table-cell>
          <table:table-cell office:value-type="string" calcext:value-type="string">
            <text:p>/gps</text:p>
          </table:table-cell>
          <table:table-cell office:value-type="float" office:value="-0.226786747704" calcext:value-type="float">
            <text:p>-0.2267867477</text:p>
          </table:table-cell>
          <table:table-cell office:value-type="float" office:value="-0.19389963728" calcext:value-type="float">
            <text:p>-0.193899637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] ^ 2 + [.F5] ^ 2)" office:value-type="float" office:value="0.298377777777557" calcext:value-type="float">
            <text:p>0.2983777778</text:p>
          </table:table-cell>
          <table:table-cell/>
        </table:table-row>
        <table:table-row table:style-name="ro1">
          <table:table-cell office:value-type="float" office:value="1.52938149054406E+018" calcext:value-type="float">
            <text:p>1.52938149054406E+018</text:p>
          </table:table-cell>
          <table:table-cell office:value-type="float" office:value="547" calcext:value-type="float">
            <text:p>547</text:p>
          </table:table-cell>
          <table:table-cell office:value-type="float" office:value="1.52938149054406E+018" calcext:value-type="float">
            <text:p>1.52938149054406E+018</text:p>
          </table:table-cell>
          <table:table-cell office:value-type="string" calcext:value-type="string">
            <text:p>/gps</text:p>
          </table:table-cell>
          <table:table-cell office:value-type="float" office:value="-0.238517096723" calcext:value-type="float">
            <text:p>-0.2385170967</text:p>
          </table:table-cell>
          <table:table-cell office:value-type="float" office:value="-0.203928928863" calcext:value-type="float">
            <text:p>-0.203928928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] ^ 2 + [.F6] ^ 2)" office:value-type="float" office:value="0.313811111110457" calcext:value-type="float">
            <text:p>0.3138111111</text:p>
          </table:table-cell>
          <table:table-cell/>
        </table:table-row>
        <table:table-row table:style-name="ro1">
          <table:table-cell office:value-type="float" office:value="1.52938149202542E+018" calcext:value-type="float">
            <text:p>1.52938149202542E+018</text:p>
          </table:table-cell>
          <table:table-cell office:value-type="float" office:value="548" calcext:value-type="float">
            <text:p>548</text:p>
          </table:table-cell>
          <table:table-cell office:value-type="float" office:value="1.52938149202542E+018" calcext:value-type="float">
            <text:p>1.52938149202542E+018</text:p>
          </table:table-cell>
          <table:table-cell office:value-type="string" calcext:value-type="string">
            <text:p>/gps</text:p>
          </table:table-cell>
          <table:table-cell office:value-type="float" office:value="-0.336270005216" calcext:value-type="float">
            <text:p>-0.3362700052</text:p>
          </table:table-cell>
          <table:table-cell office:value-type="float" office:value="-0.287506358726" calcext:value-type="float">
            <text:p>-0.287506358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7] ^ 2 + [.F7] ^ 2)" office:value-type="float" office:value="0.442422222221999" calcext:value-type="float">
            <text:p>0.4424222222</text:p>
          </table:table-cell>
          <table:table-cell/>
        </table:table-row>
        <table:table-row table:style-name="ro1">
          <table:table-cell office:value-type="float" office:value="1.5293814925443E+018" calcext:value-type="float">
            <text:p>1.5293814925443E+018</text:p>
          </table:table-cell>
          <table:table-cell office:value-type="float" office:value="549" calcext:value-type="float">
            <text:p>549</text:p>
          </table:table-cell>
          <table:table-cell office:value-type="float" office:value="1.5293814925443E+018" calcext:value-type="float">
            <text:p>1.5293814925443E+018</text:p>
          </table:table-cell>
          <table:table-cell office:value-type="string" calcext:value-type="string">
            <text:p>/gps</text:p>
          </table:table-cell>
          <table:table-cell office:value-type="float" office:value="-0.312809307178" calcext:value-type="float">
            <text:p>-0.3128093072</text:p>
          </table:table-cell>
          <table:table-cell office:value-type="float" office:value="-0.267447775559" calcext:value-type="float">
            <text:p>-0.26744777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8] ^ 2 + [.F8] ^ 2)" office:value-type="float" office:value="0.41155555555555" calcext:value-type="float">
            <text:p>0.4115555556</text:p>
          </table:table-cell>
          <table:table-cell/>
        </table:table-row>
        <table:table-row table:style-name="ro1">
          <table:table-cell office:value-type="float" office:value="1.52938149354436E+018" calcext:value-type="float">
            <text:p>1.52938149354436E+018</text:p>
          </table:table-cell>
          <table:table-cell office:value-type="float" office:value="550" calcext:value-type="float">
            <text:p>550</text:p>
          </table:table-cell>
          <table:table-cell office:value-type="float" office:value="1.52938149354436E+018" calcext:value-type="float">
            <text:p>1.52938149354436E+018</text:p>
          </table:table-cell>
          <table:table-cell office:value-type="string" calcext:value-type="string">
            <text:p>/gps</text:p>
          </table:table-cell>
          <table:table-cell office:value-type="float" office:value="-0.2854384928" calcext:value-type="float">
            <text:p>-0.2854384928</text:p>
          </table:table-cell>
          <table:table-cell office:value-type="float" office:value="-0.244046095197" calcext:value-type="float">
            <text:p>-0.244046095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9] ^ 2 + [.F9] ^ 2)" office:value-type="float" office:value="0.375544444444115" calcext:value-type="float">
            <text:p>0.3755444444</text:p>
          </table:table-cell>
          <table:table-cell/>
        </table:table-row>
        <table:table-row table:style-name="ro1">
          <table:table-cell office:value-type="float" office:value="1.52938149454381E+018" calcext:value-type="float">
            <text:p>1.52938149454381E+018</text:p>
          </table:table-cell>
          <table:table-cell office:value-type="float" office:value="551" calcext:value-type="float">
            <text:p>551</text:p>
          </table:table-cell>
          <table:table-cell office:value-type="float" office:value="1.52938149454381E+018" calcext:value-type="float">
            <text:p>1.52938149454381E+018</text:p>
          </table:table-cell>
          <table:table-cell office:value-type="string" calcext:value-type="string">
            <text:p>/gps</text:p>
          </table:table-cell>
          <table:table-cell office:value-type="float" office:value="-0.320629539857" calcext:value-type="float">
            <text:p>-0.3206295399</text:p>
          </table:table-cell>
          <table:table-cell office:value-type="float" office:value="-0.274133969948" calcext:value-type="float">
            <text:p>-0.27413396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0] ^ 2 + [.F10] ^ 2)" office:value-type="float" office:value="0.421844444444113" calcext:value-type="float">
            <text:p>0.4218444444</text:p>
          </table:table-cell>
          <table:table-cell/>
        </table:table-row>
        <table:table-row table:style-name="ro1">
          <table:table-cell office:value-type="float" office:value="1.52938149554403E+018" calcext:value-type="float">
            <text:p>1.52938149554403E+018</text:p>
          </table:table-cell>
          <table:table-cell office:value-type="float" office:value="552" calcext:value-type="float">
            <text:p>552</text:p>
          </table:table-cell>
          <table:table-cell office:value-type="float" office:value="1.52938149554403E+018" calcext:value-type="float">
            <text:p>1.52938149554403E+018</text:p>
          </table:table-cell>
          <table:table-cell office:value-type="string" calcext:value-type="string">
            <text:p>/gps</text:p>
          </table:table-cell>
          <table:table-cell office:value-type="float" office:value="-0.340180121556" calcext:value-type="float">
            <text:p>-0.3401801216</text:p>
          </table:table-cell>
          <table:table-cell office:value-type="float" office:value="-0.29084945592" calcext:value-type="float">
            <text:p>-0.290849455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1] ^ 2 + [.F11] ^ 2)" office:value-type="float" office:value="0.447566666666336" calcext:value-type="float">
            <text:p>0.4475666667</text:p>
          </table:table-cell>
          <table:table-cell/>
        </table:table-row>
        <table:table-row table:style-name="ro1">
          <table:table-cell office:value-type="float" office:value="1.52938149702555E+018" calcext:value-type="float">
            <text:p>1.52938149702555E+018</text:p>
          </table:table-cell>
          <table:table-cell office:value-type="float" office:value="553" calcext:value-type="float">
            <text:p>553</text:p>
          </table:table-cell>
          <table:table-cell office:value-type="float" office:value="1.52938149702555E+018" calcext:value-type="float">
            <text:p>1.52938149702555E+018</text:p>
          </table:table-cell>
          <table:table-cell office:value-type="string" calcext:value-type="string">
            <text:p>/gps</text:p>
          </table:table-cell>
          <table:table-cell office:value-type="float" office:value="-0.344090237896" calcext:value-type="float">
            <text:p>-0.3440902379</text:p>
          </table:table-cell>
          <table:table-cell office:value-type="float" office:value="-0.294192553115" calcext:value-type="float">
            <text:p>-0.29419255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2] ^ 2 + [.F12] ^ 2)" office:value-type="float" office:value="0.452711111111322" calcext:value-type="float">
            <text:p>0.4527111111</text:p>
          </table:table-cell>
          <table:table-cell/>
        </table:table-row>
        <table:table-row table:style-name="ro1">
          <table:table-cell office:value-type="float" office:value="1.52938149754442E+018" calcext:value-type="float">
            <text:p>1.52938149754442E+018</text:p>
          </table:table-cell>
          <table:table-cell office:value-type="float" office:value="554" calcext:value-type="float">
            <text:p>554</text:p>
          </table:table-cell>
          <table:table-cell office:value-type="float" office:value="1.52938149754442E+018" calcext:value-type="float">
            <text:p>1.52938149754442E+018</text:p>
          </table:table-cell>
          <table:table-cell office:value-type="string" calcext:value-type="string">
            <text:p>/gps</text:p>
          </table:table-cell>
          <table:table-cell office:value-type="float" office:value="-0.312809307178" calcext:value-type="float">
            <text:p>-0.3128093072</text:p>
          </table:table-cell>
          <table:table-cell office:value-type="float" office:value="-0.267447775559" calcext:value-type="float">
            <text:p>-0.26744777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3] ^ 2 + [.F13] ^ 2)" office:value-type="float" office:value="0.41155555555555" calcext:value-type="float">
            <text:p>0.4115555556</text:p>
          </table:table-cell>
          <table:table-cell/>
        </table:table-row>
        <table:table-row table:style-name="ro1">
          <table:table-cell office:value-type="float" office:value="1.52938149854333E+018" calcext:value-type="float">
            <text:p>1.52938149854333E+018</text:p>
          </table:table-cell>
          <table:table-cell office:value-type="float" office:value="555" calcext:value-type="float">
            <text:p>555</text:p>
          </table:table-cell>
          <table:table-cell office:value-type="float" office:value="1.52938149854333E+018" calcext:value-type="float">
            <text:p>1.52938149854333E+018</text:p>
          </table:table-cell>
          <table:table-cell office:value-type="string" calcext:value-type="string">
            <text:p>/gps</text:p>
          </table:table-cell>
          <table:table-cell office:value-type="float" office:value="-0.301078958159" calcext:value-type="float">
            <text:p>-0.3010789582</text:p>
          </table:table-cell>
          <table:table-cell office:value-type="float" office:value="-0.257418483975" calcext:value-type="float">
            <text:p>-0.2574184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4] ^ 2 + [.F14] ^ 2)" office:value-type="float" office:value="0.396122222222001" calcext:value-type="float">
            <text:p>0.3961222222</text:p>
          </table:table-cell>
          <table:table-cell/>
        </table:table-row>
        <table:table-row table:style-name="ro1">
          <table:table-cell office:value-type="float" office:value="1.52938149954225E+018" calcext:value-type="float">
            <text:p>1.52938149954225E+018</text:p>
          </table:table-cell>
          <table:table-cell office:value-type="float" office:value="556" calcext:value-type="float">
            <text:p>556</text:p>
          </table:table-cell>
          <table:table-cell office:value-type="float" office:value="1.52938149954225E+018" calcext:value-type="float">
            <text:p>1.52938149954225E+018</text:p>
          </table:table-cell>
          <table:table-cell office:value-type="string" calcext:value-type="string">
            <text:p>/gps</text:p>
          </table:table-cell>
          <table:table-cell office:value-type="float" office:value="-0.312809307178" calcext:value-type="float">
            <text:p>-0.3128093072</text:p>
          </table:table-cell>
          <table:table-cell office:value-type="float" office:value="-0.267447775559" calcext:value-type="float">
            <text:p>-0.26744777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5] ^ 2 + [.F15] ^ 2)" office:value-type="float" office:value="0.41155555555555" calcext:value-type="float">
            <text:p>0.4115555556</text:p>
          </table:table-cell>
          <table:table-cell/>
        </table:table-row>
        <table:table-row table:style-name="ro1">
          <table:table-cell office:value-type="float" office:value="1.52938150054427E+018" calcext:value-type="float">
            <text:p>1.52938150054427E+018</text:p>
          </table:table-cell>
          <table:table-cell office:value-type="float" office:value="557" calcext:value-type="float">
            <text:p>557</text:p>
          </table:table-cell>
          <table:table-cell office:value-type="float" office:value="1.52938150054427E+018" calcext:value-type="float">
            <text:p>1.52938150054427E+018</text:p>
          </table:table-cell>
          <table:table-cell office:value-type="string" calcext:value-type="string">
            <text:p>/gps</text:p>
          </table:table-cell>
          <table:table-cell office:value-type="float" office:value="-0.332359888876" calcext:value-type="float">
            <text:p>-0.3323598889</text:p>
          </table:table-cell>
          <table:table-cell office:value-type="float" office:value="-0.284163261531" calcext:value-type="float">
            <text:p>-0.28416326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6] ^ 2 + [.F16] ^ 2)" office:value-type="float" office:value="0.437277777777013" calcext:value-type="float">
            <text:p>0.4372777778</text:p>
          </table:table-cell>
          <table:table-cell/>
        </table:table-row>
        <table:table-row table:style-name="ro1">
          <table:table-cell office:value-type="float" office:value="1.5293815020193E+018" calcext:value-type="float">
            <text:p>1.5293815020193E+018</text:p>
          </table:table-cell>
          <table:table-cell office:value-type="float" office:value="558" calcext:value-type="float">
            <text:p>558</text:p>
          </table:table-cell>
          <table:table-cell office:value-type="float" office:value="1.5293815020193E+018" calcext:value-type="float">
            <text:p>1.5293815020193E+018</text:p>
          </table:table-cell>
          <table:table-cell office:value-type="string" calcext:value-type="string">
            <text:p>/gps</text:p>
          </table:table-cell>
          <table:table-cell office:value-type="float" office:value="-0.344090237896" calcext:value-type="float">
            <text:p>-0.3440902379</text:p>
          </table:table-cell>
          <table:table-cell office:value-type="float" office:value="-0.294192553115" calcext:value-type="float">
            <text:p>-0.29419255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7] ^ 2 + [.F17] ^ 2)" office:value-type="float" office:value="0.452711111111322" calcext:value-type="float">
            <text:p>0.4527111111</text:p>
          </table:table-cell>
          <table:table-cell/>
        </table:table-row>
        <table:table-row table:style-name="ro1">
          <table:table-cell office:value-type="float" office:value="1.52938150254226E+018" calcext:value-type="float">
            <text:p>1.52938150254226E+018</text:p>
          </table:table-cell>
          <table:table-cell office:value-type="float" office:value="559" calcext:value-type="float">
            <text:p>559</text:p>
          </table:table-cell>
          <table:table-cell office:value-type="float" office:value="1.52938150254226E+018" calcext:value-type="float">
            <text:p>1.52938150254226E+018</text:p>
          </table:table-cell>
          <table:table-cell office:value-type="string" calcext:value-type="string">
            <text:p>/gps</text:p>
          </table:table-cell>
          <table:table-cell office:value-type="float" office:value="-0.355820586915" calcext:value-type="float">
            <text:p>-0.3558205869</text:p>
          </table:table-cell>
          <table:table-cell office:value-type="float" office:value="-0.304221844698" calcext:value-type="float">
            <text:p>-0.304221844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8] ^ 2 + [.F18] ^ 2)" office:value-type="float" office:value="0.468144444444222" calcext:value-type="float">
            <text:p>0.4681444444</text:p>
          </table:table-cell>
          <table:table-cell/>
        </table:table-row>
        <table:table-row table:style-name="ro1">
          <table:table-cell office:value-type="float" office:value="1.52938150354374E+018" calcext:value-type="float">
            <text:p>1.52938150354374E+018</text:p>
          </table:table-cell>
          <table:table-cell office:value-type="float" office:value="560" calcext:value-type="float">
            <text:p>560</text:p>
          </table:table-cell>
          <table:table-cell office:value-type="float" office:value="1.52938150354374E+018" calcext:value-type="float">
            <text:p>1.52938150354374E+018</text:p>
          </table:table-cell>
          <table:table-cell office:value-type="string" calcext:value-type="string">
            <text:p>/gps</text:p>
          </table:table-cell>
          <table:table-cell office:value-type="float" office:value="-0.367550935934" calcext:value-type="float">
            <text:p>-0.3675509359</text:p>
          </table:table-cell>
          <table:table-cell office:value-type="float" office:value="-0.314251136281" calcext:value-type="float">
            <text:p>-0.314251136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9] ^ 2 + [.F19] ^ 2)" office:value-type="float" office:value="0.483577777777121" calcext:value-type="float">
            <text:p>0.4835777778</text:p>
          </table:table-cell>
          <table:table-cell/>
        </table:table-row>
        <table:table-row table:style-name="ro1">
          <table:table-cell office:value-type="float" office:value="1.52938150454356E+018" calcext:value-type="float">
            <text:p>1.52938150454356E+018</text:p>
          </table:table-cell>
          <table:table-cell office:value-type="float" office:value="561" calcext:value-type="float">
            <text:p>561</text:p>
          </table:table-cell>
          <table:table-cell office:value-type="float" office:value="1.52938150454356E+018" calcext:value-type="float">
            <text:p>1.52938150454356E+018</text:p>
          </table:table-cell>
          <table:table-cell office:value-type="string" calcext:value-type="string">
            <text:p>/gps</text:p>
          </table:table-cell>
          <table:table-cell office:value-type="float" office:value="-0.42620268103" calcext:value-type="float">
            <text:p>-0.426202681</text:p>
          </table:table-cell>
          <table:table-cell office:value-type="float" office:value="-0.364397594199" calcext:value-type="float">
            <text:p>-0.36439759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0] ^ 2 + [.F20] ^ 2)" office:value-type="float" office:value="0.560744444444329" calcext:value-type="float">
            <text:p>0.5607444444</text:p>
          </table:table-cell>
          <table:table-cell/>
        </table:table-row>
        <table:table-row table:style-name="ro1">
          <table:table-cell office:value-type="float" office:value="1.52938150554054E+018" calcext:value-type="float">
            <text:p>1.52938150554054E+018</text:p>
          </table:table-cell>
          <table:table-cell office:value-type="float" office:value="562" calcext:value-type="float">
            <text:p>562</text:p>
          </table:table-cell>
          <table:table-cell office:value-type="float" office:value="1.52938150554054E+018" calcext:value-type="float">
            <text:p>1.52938150554054E+018</text:p>
          </table:table-cell>
          <table:table-cell office:value-type="string" calcext:value-type="string">
            <text:p>/gps</text:p>
          </table:table-cell>
          <table:table-cell office:value-type="float" office:value="0.187152423946" calcext:value-type="float">
            <text:p>0.1871524239</text:p>
          </table:table-cell>
          <table:table-cell office:value-type="float" office:value="0.615218999821" calcext:value-type="float">
            <text:p>0.615218999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1] ^ 2 + [.F21] ^ 2)" office:value-type="float" office:value="0.643055555554584" calcext:value-type="float">
            <text:p>0.6430555556</text:p>
          </table:table-cell>
          <table:table-cell/>
        </table:table-row>
        <table:table-row table:style-name="ro1">
          <table:table-cell office:value-type="float" office:value="1.52938150702101E+018" calcext:value-type="float">
            <text:p>1.52938150702101E+018</text:p>
          </table:table-cell>
          <table:table-cell office:value-type="float" office:value="563" calcext:value-type="float">
            <text:p>563</text:p>
          </table:table-cell>
          <table:table-cell office:value-type="float" office:value="1.52938150702101E+018" calcext:value-type="float">
            <text:p>1.52938150702101E+018</text:p>
          </table:table-cell>
          <table:table-cell office:value-type="string" calcext:value-type="string">
            <text:p>/gps</text:p>
          </table:table-cell>
          <table:table-cell office:value-type="float" office:value="0.167688571856" calcext:value-type="float">
            <text:p>0.1676885719</text:p>
          </table:table-cell>
          <table:table-cell office:value-type="float" office:value="0.55123622384" calcext:value-type="float">
            <text:p>0.55123622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2] ^ 2 + [.F22] ^ 2)" office:value-type="float" office:value="0.576177777777387" calcext:value-type="float">
            <text:p>0.5761777778</text:p>
          </table:table-cell>
          <table:table-cell/>
        </table:table-row>
        <table:table-row table:style-name="ro1">
          <table:table-cell office:value-type="float" office:value="1.52938150753867E+018" calcext:value-type="float">
            <text:p>1.52938150753867E+018</text:p>
          </table:table-cell>
          <table:table-cell office:value-type="float" office:value="564" calcext:value-type="float">
            <text:p>564</text:p>
          </table:table-cell>
          <table:table-cell office:value-type="float" office:value="1.52938150753867E+018" calcext:value-type="float">
            <text:p>1.52938150753867E+018</text:p>
          </table:table-cell>
          <table:table-cell office:value-type="string" calcext:value-type="string">
            <text:p>/gps</text:p>
          </table:table-cell>
          <table:table-cell office:value-type="float" office:value="0.158705255507" calcext:value-type="float">
            <text:p>0.1587052555</text:p>
          </table:table-cell>
          <table:table-cell office:value-type="float" office:value="0.521705711848" calcext:value-type="float">
            <text:p>0.52170571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3] ^ 2 + [.F23] ^ 2)" office:value-type="float" office:value="0.545311111110319" calcext:value-type="float">
            <text:p>0.5453111111</text:p>
          </table:table-cell>
          <table:table-cell/>
        </table:table-row>
        <table:table-row table:style-name="ro1">
          <table:table-cell office:value-type="float" office:value="1.52938150854051E+018" calcext:value-type="float">
            <text:p>1.52938150854051E+018</text:p>
          </table:table-cell>
          <table:table-cell office:value-type="float" office:value="565" calcext:value-type="float">
            <text:p>565</text:p>
          </table:table-cell>
          <table:table-cell office:value-type="float" office:value="1.52938150854051E+018" calcext:value-type="float">
            <text:p>1.52938150854051E+018</text:p>
          </table:table-cell>
          <table:table-cell office:value-type="string" calcext:value-type="string">
            <text:p>/gps</text:p>
          </table:table-cell>
          <table:table-cell office:value-type="float" office:value="0.151219158549" calcext:value-type="float">
            <text:p>0.1512191585</text:p>
          </table:table-cell>
          <table:table-cell office:value-type="float" office:value="0.497096951856" calcext:value-type="float">
            <text:p>0.49709695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4] ^ 2 + [.F24] ^ 2)" office:value-type="float" office:value="0.519588888888893" calcext:value-type="float">
            <text:p>0.5195888889</text:p>
          </table:table-cell>
          <table:table-cell/>
        </table:table-row>
        <table:table-row table:style-name="ro1">
          <table:table-cell office:value-type="float" office:value="1.52938150954238E+018" calcext:value-type="float">
            <text:p>1.52938150954238E+018</text:p>
          </table:table-cell>
          <table:table-cell office:value-type="float" office:value="566" calcext:value-type="float">
            <text:p>566</text:p>
          </table:table-cell>
          <table:table-cell office:value-type="float" office:value="1.52938150954238E+018" calcext:value-type="float">
            <text:p>1.52938150954238E+018</text:p>
          </table:table-cell>
          <table:table-cell office:value-type="string" calcext:value-type="string">
            <text:p>/gps</text:p>
          </table:table-cell>
          <table:table-cell office:value-type="float" office:value="0.113788673759" calcext:value-type="float">
            <text:p>0.1137886738</text:p>
          </table:table-cell>
          <table:table-cell office:value-type="float" office:value="0.374053151891" calcext:value-type="float">
            <text:p>0.37405315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5] ^ 2 + [.F25] ^ 2)" office:value-type="float" office:value="0.390977777776978" calcext:value-type="float">
            <text:p>0.3909777778</text:p>
          </table:table-cell>
          <table:table-cell/>
        </table:table-row>
        <table:table-row table:style-name="ro1">
          <table:table-cell office:value-type="float" office:value="1.52938151055701E+018" calcext:value-type="float">
            <text:p>1.52938151055701E+018</text:p>
          </table:table-cell>
          <table:table-cell office:value-type="float" office:value="567" calcext:value-type="float">
            <text:p>567</text:p>
          </table:table-cell>
          <table:table-cell office:value-type="float" office:value="1.52938151055701E+018" calcext:value-type="float">
            <text:p>1.52938151055701E+018</text:p>
          </table:table-cell>
          <table:table-cell office:value-type="string" calcext:value-type="string">
            <text:p>/gps</text:p>
          </table:table-cell>
          <table:table-cell office:value-type="float" office:value="0.0763581889701" calcext:value-type="float">
            <text:p>0.076358189</text:p>
          </table:table-cell>
          <table:table-cell office:value-type="float" office:value="0.251009351927" calcext:value-type="float">
            <text:p>0.25100935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6] ^ 2 + [.F26] ^ 2)" office:value-type="float" office:value="0.262366666666339" calcext:value-type="float">
            <text:p>0.2623666667</text:p>
          </table:table-cell>
          <table:table-cell/>
        </table:table-row>
        <table:table-row table:style-name="ro1">
          <table:table-cell office:value-type="float" office:value="1.52938151202128E+018" calcext:value-type="float">
            <text:p>1.52938151202128E+018</text:p>
          </table:table-cell>
          <table:table-cell office:value-type="float" office:value="568" calcext:value-type="float">
            <text:p>568</text:p>
          </table:table-cell>
          <table:table-cell office:value-type="float" office:value="1.52938151202128E+018" calcext:value-type="float">
            <text:p>1.52938151202128E+018</text:p>
          </table:table-cell>
          <table:table-cell office:value-type="string" calcext:value-type="string">
            <text:p>/gps</text:p>
          </table:table-cell>
          <table:table-cell office:value-type="float" office:value="0.0583915562713" calcext:value-type="float">
            <text:p>0.0583915563</text:p>
          </table:table-cell>
          <table:table-cell office:value-type="float" office:value="0.191948327944" calcext:value-type="float">
            <text:p>0.19194832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7] ^ 2 + [.F27] ^ 2)" office:value-type="float" office:value="0.200633333332928" calcext:value-type="float">
            <text:p>0.2006333333</text:p>
          </table:table-cell>
          <table:table-cell/>
        </table:table-row>
        <table:table-row table:style-name="ro1">
          <table:table-cell office:value-type="float" office:value="1.52938151254085E+018" calcext:value-type="float">
            <text:p>1.52938151254085E+018</text:p>
          </table:table-cell>
          <table:table-cell office:value-type="float" office:value="569" calcext:value-type="float">
            <text:p>569</text:p>
          </table:table-cell>
          <table:table-cell office:value-type="float" office:value="1.52938151254085E+018" calcext:value-type="float">
            <text:p>1.52938151254085E+018</text:p>
          </table:table-cell>
          <table:table-cell office:value-type="string" calcext:value-type="string">
            <text:p>/gps</text:p>
          </table:table-cell>
          <table:table-cell office:value-type="float" office:value="0.0613859950544" calcext:value-type="float">
            <text:p>0.0613859951</text:p>
          </table:table-cell>
          <table:table-cell office:value-type="float" office:value="0.201791831941" calcext:value-type="float">
            <text:p>0.20179183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8] ^ 2 + [.F28] ^ 2)" office:value-type="float" office:value="0.210922222221661" calcext:value-type="float">
            <text:p>0.2109222222</text:p>
          </table:table-cell>
          <table:table-cell/>
        </table:table-row>
        <table:table-row table:style-name="ro1">
          <table:table-cell office:value-type="float" office:value="1.52938151354081E+018" calcext:value-type="float">
            <text:p>1.52938151354081E+018</text:p>
          </table:table-cell>
          <table:table-cell office:value-type="float" office:value="570" calcext:value-type="float">
            <text:p>570</text:p>
          </table:table-cell>
          <table:table-cell office:value-type="float" office:value="1.52938151354081E+018" calcext:value-type="float">
            <text:p>1.52938151354081E+018</text:p>
          </table:table-cell>
          <table:table-cell office:value-type="string" calcext:value-type="string">
            <text:p>/gps</text:p>
          </table:table-cell>
          <table:table-cell office:value-type="float" office:value="0.0479110205303" calcext:value-type="float">
            <text:p>0.0479110205</text:p>
          </table:table-cell>
          <table:table-cell office:value-type="float" office:value="0.157496063954" calcext:value-type="float">
            <text:p>0.15749606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9] ^ 2 + [.F29] ^ 2)" office:value-type="float" office:value="0.164622222221841" calcext:value-type="float">
            <text:p>0.1646222222</text:p>
          </table:table-cell>
          <table:table-cell/>
        </table:table-row>
        <table:table-row table:style-name="ro1">
          <table:table-cell office:value-type="float" office:value="1.52938151455744E+018" calcext:value-type="float">
            <text:p>1.52938151455744E+018</text:p>
          </table:table-cell>
          <table:table-cell office:value-type="float" office:value="571" calcext:value-type="float">
            <text:p>571</text:p>
          </table:table-cell>
          <table:table-cell office:value-type="float" office:value="1.52938151455744E+018" calcext:value-type="float">
            <text:p>1.52938151455744E+018</text:p>
          </table:table-cell>
          <table:table-cell office:value-type="string" calcext:value-type="string">
            <text:p>/gps</text:p>
          </table:table-cell>
          <table:table-cell office:value-type="float" office:value="0.031441607223" calcext:value-type="float">
            <text:p>0.0314416072</text:p>
          </table:table-cell>
          <table:table-cell office:value-type="float" office:value="0.10335679197" calcext:value-type="float">
            <text:p>0.1033567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0] ^ 2 + [.F30] ^ 2)" office:value-type="float" office:value="0.10803333333326" calcext:value-type="float">
            <text:p>0.1080333333</text:p>
          </table:table-cell>
          <table:table-cell/>
        </table:table-row>
        <table:table-row table:style-name="ro1">
          <table:table-cell office:value-type="float" office:value="1.5293815155411E+018" calcext:value-type="float">
            <text:p>1.5293815155411E+018</text:p>
          </table:table-cell>
          <table:table-cell office:value-type="float" office:value="572" calcext:value-type="float">
            <text:p>572</text:p>
          </table:table-cell>
          <table:table-cell office:value-type="float" office:value="1.5293815155411E+018" calcext:value-type="float">
            <text:p>1.5293815155411E+018</text:p>
          </table:table-cell>
          <table:table-cell office:value-type="string" calcext:value-type="string">
            <text:p>/gps</text:p>
          </table:table-cell>
          <table:table-cell office:value-type="float" office:value="0.031441607223" calcext:value-type="float">
            <text:p>0.0314416072</text:p>
          </table:table-cell>
          <table:table-cell office:value-type="float" office:value="0.10335679197" calcext:value-type="float">
            <text:p>0.1033567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1] ^ 2 + [.F31] ^ 2)" office:value-type="float" office:value="0.10803333333326" calcext:value-type="float">
            <text:p>0.1080333333</text:p>
          </table:table-cell>
          <table:table-cell/>
        </table:table-row>
        <table:table-row table:style-name="ro1">
          <table:table-cell office:value-type="float" office:value="1.52938151702279E+018" calcext:value-type="float">
            <text:p>1.52938151702279E+018</text:p>
          </table:table-cell>
          <table:table-cell office:value-type="float" office:value="573" calcext:value-type="float">
            <text:p>573</text:p>
          </table:table-cell>
          <table:table-cell office:value-type="float" office:value="1.52938151702279E+018" calcext:value-type="float">
            <text:p>1.52938151702279E+018</text:p>
          </table:table-cell>
          <table:table-cell office:value-type="string" calcext:value-type="string">
            <text:p>/gps</text:p>
          </table:table-cell>
          <table:table-cell office:value-type="float" office:value="0.031441607223" calcext:value-type="float">
            <text:p>0.0314416072</text:p>
          </table:table-cell>
          <table:table-cell office:value-type="float" office:value="0.10335679197" calcext:value-type="float">
            <text:p>0.1033567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2] ^ 2 + [.F32] ^ 2)" office:value-type="float" office:value="0.10803333333326" calcext:value-type="float">
            <text:p>0.1080333333</text:p>
          </table:table-cell>
          <table:table-cell/>
        </table:table-row>
        <table:table-row table:style-name="ro1">
          <table:table-cell office:value-type="float" office:value="1.52938151755819E+018" calcext:value-type="float">
            <text:p>1.52938151755819E+018</text:p>
          </table:table-cell>
          <table:table-cell office:value-type="float" office:value="574" calcext:value-type="float">
            <text:p>574</text:p>
          </table:table-cell>
          <table:table-cell office:value-type="float" office:value="1.52938151755819E+018" calcext:value-type="float">
            <text:p>1.52938151755819E+018</text:p>
          </table:table-cell>
          <table:table-cell office:value-type="string" calcext:value-type="string">
            <text:p>/gps</text:p>
          </table:table-cell>
          <table:table-cell office:value-type="float" office:value="0.0374304847893" calcext:value-type="float">
            <text:p>0.0374304848</text:p>
          </table:table-cell>
          <table:table-cell office:value-type="float" office:value="0.123043799964" calcext:value-type="float">
            <text:p>0.12304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3] ^ 2 + [.F33] ^ 2)" office:value-type="float" office:value="0.128611111110755" calcext:value-type="float">
            <text:p>0.1286111111</text:p>
          </table:table-cell>
          <table:table-cell/>
        </table:table-row>
        <table:table-row table:style-name="ro1">
          <table:table-cell office:value-type="float" office:value="1.52938151854085E+018" calcext:value-type="float">
            <text:p>1.52938151854085E+018</text:p>
          </table:table-cell>
          <table:table-cell office:value-type="float" office:value="575" calcext:value-type="float">
            <text:p>575</text:p>
          </table:table-cell>
          <table:table-cell office:value-type="float" office:value="1.52938151854085E+018" calcext:value-type="float">
            <text:p>1.52938151854085E+018</text:p>
          </table:table-cell>
          <table:table-cell office:value-type="string" calcext:value-type="string">
            <text:p>/gps</text:p>
          </table:table-cell>
          <table:table-cell office:value-type="float" office:value="0.0434193623556" calcext:value-type="float">
            <text:p>0.0434193624</text:p>
          </table:table-cell>
          <table:table-cell office:value-type="float" office:value="0.142730807959" calcext:value-type="float">
            <text:p>0.1427308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4] ^ 2 + [.F34] ^ 2)" office:value-type="float" office:value="0.149188888889206" calcext:value-type="float">
            <text:p>0.1491888889</text:p>
          </table:table-cell>
          <table:table-cell/>
        </table:table-row>
        <table:table-row table:style-name="ro1">
          <table:table-cell office:value-type="float" office:value="1.52938151953982E+018" calcext:value-type="float">
            <text:p>1.52938151953982E+018</text:p>
          </table:table-cell>
          <table:table-cell office:value-type="float" office:value="576" calcext:value-type="float">
            <text:p>576</text:p>
          </table:table-cell>
          <table:table-cell office:value-type="float" office:value="1.52938151953982E+018" calcext:value-type="float">
            <text:p>1.52938151953982E+018</text:p>
          </table:table-cell>
          <table:table-cell office:value-type="string" calcext:value-type="string">
            <text:p>/gps</text:p>
          </table:table-cell>
          <table:table-cell office:value-type="float" office:value="0.0823470665364" calcext:value-type="float">
            <text:p>0.0823470665</text:p>
          </table:table-cell>
          <table:table-cell office:value-type="float" office:value="0.270696359921" calcext:value-type="float">
            <text:p>0.27069635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5] ^ 2 + [.F35] ^ 2)" office:value-type="float" office:value="0.282944444443834" calcext:value-type="float">
            <text:p>0.2829444444</text:p>
          </table:table-cell>
          <table:table-cell/>
        </table:table-row>
        <table:table-row table:style-name="ro1">
          <table:table-cell office:value-type="float" office:value="1.52938152054137E+018" calcext:value-type="float">
            <text:p>1.52938152054137E+018</text:p>
          </table:table-cell>
          <table:table-cell office:value-type="float" office:value="577" calcext:value-type="float">
            <text:p>577</text:p>
          </table:table-cell>
          <table:table-cell office:value-type="float" office:value="1.52938152054137E+018" calcext:value-type="float">
            <text:p>1.52938152054137E+018</text:p>
          </table:table-cell>
          <table:table-cell office:value-type="string" calcext:value-type="string">
            <text:p>/gps</text:p>
          </table:table-cell>
          <table:table-cell office:value-type="float" office:value="0.106302576802" calcext:value-type="float">
            <text:p>0.1063025768</text:p>
          </table:table-cell>
          <table:table-cell office:value-type="float" office:value="0.349444391899" calcext:value-type="float">
            <text:p>0.34944439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6] ^ 2 + [.F36] ^ 2)" office:value-type="float" office:value="0.365255555555842" calcext:value-type="float">
            <text:p>0.3652555556</text:p>
          </table:table-cell>
          <table:table-cell/>
        </table:table-row>
        <table:table-row table:style-name="ro1">
          <table:table-cell office:value-type="float" office:value="1.52938152202396E+018" calcext:value-type="float">
            <text:p>1.52938152202396E+018</text:p>
          </table:table-cell>
          <table:table-cell office:value-type="float" office:value="578" calcext:value-type="float">
            <text:p>578</text:p>
          </table:table-cell>
          <table:table-cell office:value-type="float" office:value="1.52938152202396E+018" calcext:value-type="float">
            <text:p>1.52938152202396E+018</text:p>
          </table:table-cell>
          <table:table-cell office:value-type="string" calcext:value-type="string">
            <text:p>/gps</text:p>
          </table:table-cell>
          <table:table-cell office:value-type="float" office:value="0.136246964633" calcext:value-type="float">
            <text:p>0.1362469646</text:p>
          </table:table-cell>
          <table:table-cell office:value-type="float" office:value="0.44787943187" calcext:value-type="float">
            <text:p>0.44787943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7] ^ 2 + [.F37] ^ 2)" office:value-type="float" office:value="0.468144444444127" calcext:value-type="float">
            <text:p>0.4681444444</text:p>
          </table:table-cell>
          <table:table-cell/>
        </table:table-row>
        <table:table-row table:style-name="ro1">
          <table:table-cell office:value-type="float" office:value="1.52938152253935E+018" calcext:value-type="float">
            <text:p>1.52938152253935E+018</text:p>
          </table:table-cell>
          <table:table-cell office:value-type="float" office:value="579" calcext:value-type="float">
            <text:p>579</text:p>
          </table:table-cell>
          <table:table-cell office:value-type="float" office:value="1.52938152253935E+018" calcext:value-type="float">
            <text:p>1.52938152253935E+018</text:p>
          </table:table-cell>
          <table:table-cell office:value-type="string" calcext:value-type="string">
            <text:p>/gps</text:p>
          </table:table-cell>
          <table:table-cell office:value-type="float" office:value="0.134749745241" calcext:value-type="float">
            <text:p>0.1347497452</text:p>
          </table:table-cell>
          <table:table-cell office:value-type="float" office:value="0.442957679871" calcext:value-type="float">
            <text:p>0.44295767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8] ^ 2 + [.F38] ^ 2)" office:value-type="float" office:value="0.462999999999151" calcext:value-type="float">
            <text:p>0.463</text:p>
          </table:table-cell>
          <table:table-cell/>
        </table:table-row>
        <table:table-row table:style-name="ro1">
          <table:table-cell office:value-type="float" office:value="1.52938152354123E+018" calcext:value-type="float">
            <text:p>1.52938152354123E+018</text:p>
          </table:table-cell>
          <table:table-cell office:value-type="float" office:value="580" calcext:value-type="float">
            <text:p>580</text:p>
          </table:table-cell>
          <table:table-cell office:value-type="float" office:value="1.52938152354123E+018" calcext:value-type="float">
            <text:p>1.52938152354123E+018</text:p>
          </table:table-cell>
          <table:table-cell office:value-type="string" calcext:value-type="string">
            <text:p>/gps</text:p>
          </table:table-cell>
          <table:table-cell office:value-type="float" office:value="0.13325252585" calcext:value-type="float">
            <text:p>0.1332525259</text:p>
          </table:table-cell>
          <table:table-cell office:value-type="float" office:value="0.438035927873" calcext:value-type="float">
            <text:p>0.43803592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9] ^ 2 + [.F39] ^ 2)" office:value-type="float" office:value="0.457855555555423" calcext:value-type="float">
            <text:p>0.4578555556</text:p>
          </table:table-cell>
          <table:table-cell/>
        </table:table-row>
        <table:table-row table:style-name="ro1">
          <table:table-cell office:value-type="float" office:value="1.52938152454163E+018" calcext:value-type="float">
            <text:p>1.52938152454163E+018</text:p>
          </table:table-cell>
          <table:table-cell office:value-type="float" office:value="581" calcext:value-type="float">
            <text:p>581</text:p>
          </table:table-cell>
          <table:table-cell office:value-type="float" office:value="1.52938152454163E+018" calcext:value-type="float">
            <text:p>1.52938152454163E+018</text:p>
          </table:table-cell>
          <table:table-cell office:value-type="string" calcext:value-type="string">
            <text:p>/gps</text:p>
          </table:table-cell>
          <table:table-cell office:value-type="float" office:value="0.140738622808" calcext:value-type="float">
            <text:p>0.1407386228</text:p>
          </table:table-cell>
          <table:table-cell office:value-type="float" office:value="0.462644687866" calcext:value-type="float">
            <text:p>0.46264468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0] ^ 2 + [.F40] ^ 2)" office:value-type="float" office:value="0.483577777777806" calcext:value-type="float">
            <text:p>0.4835777778</text:p>
          </table:table-cell>
          <table:table-cell/>
        </table:table-row>
        <table:table-row table:style-name="ro1">
          <table:table-cell office:value-type="float" office:value="1.52938152552992E+018" calcext:value-type="float">
            <text:p>1.52938152552992E+018</text:p>
          </table:table-cell>
          <table:table-cell office:value-type="float" office:value="582" calcext:value-type="float">
            <text:p>582</text:p>
          </table:table-cell>
          <table:table-cell office:value-type="float" office:value="1.52938152552992E+018" calcext:value-type="float">
            <text:p>1.52938152552992E+018</text:p>
          </table:table-cell>
          <table:table-cell office:value-type="string" calcext:value-type="string">
            <text:p>/gps</text:p>
          </table:table-cell>
          <table:table-cell office:value-type="float" office:value="0.142235842199" calcext:value-type="float">
            <text:p>0.1422358422</text:p>
          </table:table-cell>
          <table:table-cell office:value-type="float" office:value="0.467566439864" calcext:value-type="float">
            <text:p>0.46756643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1] ^ 2 + [.F41] ^ 2)" office:value-type="float" office:value="0.488722222221534" calcext:value-type="float">
            <text:p>0.4887222222</text:p>
          </table:table-cell>
          <table:table-cell/>
        </table:table-row>
        <table:table-row table:style-name="ro1">
          <table:table-cell office:value-type="float" office:value="1.52938152701156E+018" calcext:value-type="float">
            <text:p>1.52938152701156E+018</text:p>
          </table:table-cell>
          <table:table-cell office:value-type="float" office:value="583" calcext:value-type="float">
            <text:p>583</text:p>
          </table:table-cell>
          <table:table-cell office:value-type="float" office:value="1.52938152701156E+018" calcext:value-type="float">
            <text:p>1.52938152701156E+018</text:p>
          </table:table-cell>
          <table:table-cell office:value-type="string" calcext:value-type="string">
            <text:p>/gps</text:p>
          </table:table-cell>
          <table:table-cell office:value-type="float" office:value="0.134749745241" calcext:value-type="float">
            <text:p>0.1347497452</text:p>
          </table:table-cell>
          <table:table-cell office:value-type="float" office:value="0.442957679871" calcext:value-type="float">
            <text:p>0.44295767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2] ^ 2 + [.F42] ^ 2)" office:value-type="float" office:value="0.462999999999151" calcext:value-type="float">
            <text:p>0.463</text:p>
          </table:table-cell>
          <table:table-cell/>
        </table:table-row>
        <table:table-row table:style-name="ro1">
          <table:table-cell office:value-type="float" office:value="1.52938152753034E+018" calcext:value-type="float">
            <text:p>1.52938152753034E+018</text:p>
          </table:table-cell>
          <table:table-cell office:value-type="float" office:value="584" calcext:value-type="float">
            <text:p>584</text:p>
          </table:table-cell>
          <table:table-cell office:value-type="float" office:value="1.52938152753034E+018" calcext:value-type="float">
            <text:p>1.52938152753034E+018</text:p>
          </table:table-cell>
          <table:table-cell office:value-type="string" calcext:value-type="string">
            <text:p>/gps</text:p>
          </table:table-cell>
          <table:table-cell office:value-type="float" office:value="0.148224719766" calcext:value-type="float">
            <text:p>0.1482247198</text:p>
          </table:table-cell>
          <table:table-cell office:value-type="float" office:value="0.487253447858" calcext:value-type="float">
            <text:p>0.48725344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3] ^ 2 + [.F43] ^ 2)" office:value-type="float" office:value="0.509299999999232" calcext:value-type="float">
            <text:p>0.5093</text:p>
          </table:table-cell>
          <table:table-cell/>
        </table:table-row>
        <table:table-row table:style-name="ro1">
          <table:table-cell office:value-type="float" office:value="1.52938152854205E+018" calcext:value-type="float">
            <text:p>1.52938152854205E+018</text:p>
          </table:table-cell>
          <table:table-cell office:value-type="float" office:value="585" calcext:value-type="float">
            <text:p>585</text:p>
          </table:table-cell>
          <table:table-cell office:value-type="float" office:value="1.52938152854205E+018" calcext:value-type="float">
            <text:p>1.52938152854205E+018</text:p>
          </table:table-cell>
          <table:table-cell office:value-type="string" calcext:value-type="string">
            <text:p>/gps</text:p>
          </table:table-cell>
          <table:table-cell office:value-type="float" office:value="0.140738622808" calcext:value-type="float">
            <text:p>0.1407386228</text:p>
          </table:table-cell>
          <table:table-cell office:value-type="float" office:value="0.462644687866" calcext:value-type="float">
            <text:p>0.46264468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4] ^ 2 + [.F44] ^ 2)" office:value-type="float" office:value="0.483577777777806" calcext:value-type="float">
            <text:p>0.4835777778</text:p>
          </table:table-cell>
          <table:table-cell/>
        </table:table-row>
        <table:table-row table:style-name="ro1">
          <table:table-cell office:value-type="float" office:value="1.52938152954163E+018" calcext:value-type="float">
            <text:p>1.52938152954163E+018</text:p>
          </table:table-cell>
          <table:table-cell office:value-type="float" office:value="586" calcext:value-type="float">
            <text:p>586</text:p>
          </table:table-cell>
          <table:table-cell office:value-type="float" office:value="1.52938152954163E+018" calcext:value-type="float">
            <text:p>1.52938152954163E+018</text:p>
          </table:table-cell>
          <table:table-cell office:value-type="string" calcext:value-type="string">
            <text:p>/gps</text:p>
          </table:table-cell>
          <table:table-cell office:value-type="float" office:value="0.139241403416" calcext:value-type="float">
            <text:p>0.1392414034</text:p>
          </table:table-cell>
          <table:table-cell office:value-type="float" office:value="0.457722935867" calcext:value-type="float">
            <text:p>0.457722935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5] ^ 2 + [.F45] ^ 2)" office:value-type="float" office:value="0.47843333333283" calcext:value-type="float">
            <text:p>0.4784333333</text:p>
          </table:table-cell>
          <table:table-cell/>
        </table:table-row>
        <table:table-row table:style-name="ro1">
          <table:table-cell office:value-type="float" office:value="1.52938153054158E+018" calcext:value-type="float">
            <text:p>1.52938153054158E+018</text:p>
          </table:table-cell>
          <table:table-cell office:value-type="float" office:value="587" calcext:value-type="float">
            <text:p>587</text:p>
          </table:table-cell>
          <table:table-cell office:value-type="float" office:value="1.52938153054158E+018" calcext:value-type="float">
            <text:p>1.52938153054158E+018</text:p>
          </table:table-cell>
          <table:table-cell office:value-type="string" calcext:value-type="string">
            <text:p>/gps</text:p>
          </table:table-cell>
          <table:table-cell office:value-type="float" office:value="0.145230280982" calcext:value-type="float">
            <text:p>0.145230281</text:p>
          </table:table-cell>
          <table:table-cell office:value-type="float" office:value="0.477409943861" calcext:value-type="float">
            <text:p>0.47740994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6] ^ 2 + [.F46] ^ 2)" office:value-type="float" office:value="0.499011111110238" calcext:value-type="float">
            <text:p>0.4990111111</text:p>
          </table:table-cell>
          <table:table-cell/>
        </table:table-row>
        <table:table-row table:style-name="ro1">
          <table:table-cell office:value-type="float" office:value="1.52938153202169E+018" calcext:value-type="float">
            <text:p>1.52938153202169E+018</text:p>
          </table:table-cell>
          <table:table-cell office:value-type="float" office:value="588" calcext:value-type="float">
            <text:p>588</text:p>
          </table:table-cell>
          <table:table-cell office:value-type="float" office:value="1.52938153202169E+018" calcext:value-type="float">
            <text:p>1.52938153202169E+018</text:p>
          </table:table-cell>
          <table:table-cell office:value-type="string" calcext:value-type="string">
            <text:p>/gps</text:p>
          </table:table-cell>
          <table:table-cell office:value-type="float" office:value="0.146727500374" calcext:value-type="float">
            <text:p>0.1467275004</text:p>
          </table:table-cell>
          <table:table-cell office:value-type="float" office:value="0.48233169586" calcext:value-type="float">
            <text:p>0.482331695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7] ^ 2 + [.F47] ^ 2)" office:value-type="float" office:value="0.504155555555213" calcext:value-type="float">
            <text:p>0.5041555556</text:p>
          </table:table-cell>
          <table:table-cell/>
        </table:table-row>
        <table:table-row table:style-name="ro1">
          <table:table-cell office:value-type="float" office:value="1.52938153254082E+018" calcext:value-type="float">
            <text:p>1.52938153254082E+018</text:p>
          </table:table-cell>
          <table:table-cell office:value-type="float" office:value="589" calcext:value-type="float">
            <text:p>589</text:p>
          </table:table-cell>
          <table:table-cell office:value-type="float" office:value="1.52938153254082E+018" calcext:value-type="float">
            <text:p>1.52938153254082E+018</text:p>
          </table:table-cell>
          <table:table-cell office:value-type="string" calcext:value-type="string">
            <text:p>/gps</text:p>
          </table:table-cell>
          <table:table-cell office:value-type="float" office:value="0.148224719766" calcext:value-type="float">
            <text:p>0.1482247198</text:p>
          </table:table-cell>
          <table:table-cell office:value-type="float" office:value="0.487253447858" calcext:value-type="float">
            <text:p>0.48725344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8] ^ 2 + [.F48] ^ 2)" office:value-type="float" office:value="0.509299999999232" calcext:value-type="float">
            <text:p>0.5093</text:p>
          </table:table-cell>
          <table:table-cell/>
        </table:table-row>
        <table:table-row table:style-name="ro1">
          <table:table-cell office:value-type="float" office:value="1.52938153354264E+018" calcext:value-type="float">
            <text:p>1.52938153354264E+018</text:p>
          </table:table-cell>
          <table:table-cell office:value-type="float" office:value="590" calcext:value-type="float">
            <text:p>590</text:p>
          </table:table-cell>
          <table:table-cell office:value-type="float" office:value="1.52938153354264E+018" calcext:value-type="float">
            <text:p>1.52938153354264E+018</text:p>
          </table:table-cell>
          <table:table-cell office:value-type="string" calcext:value-type="string">
            <text:p>/gps</text:p>
          </table:table-cell>
          <table:table-cell office:value-type="float" office:value="0.140738622808" calcext:value-type="float">
            <text:p>0.1407386228</text:p>
          </table:table-cell>
          <table:table-cell office:value-type="float" office:value="0.462644687866" calcext:value-type="float">
            <text:p>0.46264468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9] ^ 2 + [.F49] ^ 2)" office:value-type="float" office:value="0.483577777777806" calcext:value-type="float">
            <text:p>0.4835777778</text:p>
          </table:table-cell>
          <table:table-cell/>
        </table:table-row>
        <table:table-row table:style-name="ro1">
          <table:table-cell office:value-type="float" office:value="1.52938153454099E+018" calcext:value-type="float">
            <text:p>1.52938153454099E+018</text:p>
          </table:table-cell>
          <table:table-cell office:value-type="float" office:value="591" calcext:value-type="float">
            <text:p>591</text:p>
          </table:table-cell>
          <table:table-cell office:value-type="float" office:value="1.52938153454099E+018" calcext:value-type="float">
            <text:p>1.52938153454099E+018</text:p>
          </table:table-cell>
          <table:table-cell office:value-type="string" calcext:value-type="string">
            <text:p>/gps</text:p>
          </table:table-cell>
          <table:table-cell office:value-type="float" office:value="0.146727500374" calcext:value-type="float">
            <text:p>0.1467275004</text:p>
          </table:table-cell>
          <table:table-cell office:value-type="float" office:value="0.48233169586" calcext:value-type="float">
            <text:p>0.482331695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0] ^ 2 + [.F50] ^ 2)" office:value-type="float" office:value="0.504155555555213" calcext:value-type="float">
            <text:p>0.5041555556</text:p>
          </table:table-cell>
          <table:table-cell/>
        </table:table-row>
        <table:table-row table:style-name="ro1">
          <table:table-cell office:value-type="float" office:value="1.52938153554037E+018" calcext:value-type="float">
            <text:p>1.52938153554037E+018</text:p>
          </table:table-cell>
          <table:table-cell office:value-type="float" office:value="592" calcext:value-type="float">
            <text:p>592</text:p>
          </table:table-cell>
          <table:table-cell office:value-type="float" office:value="1.52938153554037E+018" calcext:value-type="float">
            <text:p>1.52938153554037E+018</text:p>
          </table:table-cell>
          <table:table-cell office:value-type="string" calcext:value-type="string">
            <text:p>/gps</text:p>
          </table:table-cell>
          <table:table-cell office:value-type="float" office:value="0.151219158549" calcext:value-type="float">
            <text:p>0.1512191585</text:p>
          </table:table-cell>
          <table:table-cell office:value-type="float" office:value="0.497096951856" calcext:value-type="float">
            <text:p>0.49709695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1] ^ 2 + [.F51] ^ 2)" office:value-type="float" office:value="0.519588888888893" calcext:value-type="float">
            <text:p>0.5195888889</text:p>
          </table:table-cell>
          <table:table-cell/>
        </table:table-row>
        <table:table-row table:style-name="ro1">
          <table:table-cell office:value-type="float" office:value="1.5293815370222E+018" calcext:value-type="float">
            <text:p>1.5293815370222E+018</text:p>
          </table:table-cell>
          <table:table-cell office:value-type="float" office:value="593" calcext:value-type="float">
            <text:p>593</text:p>
          </table:table-cell>
          <table:table-cell office:value-type="float" office:value="1.5293815370222E+018" calcext:value-type="float">
            <text:p>1.5293815370222E+018</text:p>
          </table:table-cell>
          <table:table-cell office:value-type="string" calcext:value-type="string">
            <text:p>/gps</text:p>
          </table:table-cell>
          <table:table-cell office:value-type="float" office:value="0.143733061591" calcext:value-type="float">
            <text:p>0.1437330616</text:p>
          </table:table-cell>
          <table:table-cell office:value-type="float" office:value="0.472488191863" calcext:value-type="float">
            <text:p>0.47248819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2] ^ 2 + [.F52] ^ 2)" office:value-type="float" office:value="0.49386666666651" calcext:value-type="float">
            <text:p>0.4938666667</text:p>
          </table:table-cell>
          <table:table-cell/>
        </table:table-row>
        <table:table-row table:style-name="ro1">
          <table:table-cell office:value-type="float" office:value="1.52938153754141E+018" calcext:value-type="float">
            <text:p>1.52938153754141E+018</text:p>
          </table:table-cell>
          <table:table-cell office:value-type="float" office:value="594" calcext:value-type="float">
            <text:p>594</text:p>
          </table:table-cell>
          <table:table-cell office:value-type="float" office:value="1.52938153754141E+018" calcext:value-type="float">
            <text:p>1.52938153754141E+018</text:p>
          </table:table-cell>
          <table:table-cell office:value-type="string" calcext:value-type="string">
            <text:p>/gps</text:p>
          </table:table-cell>
          <table:table-cell office:value-type="float" office:value="0.155710816723" calcext:value-type="float">
            <text:p>0.1557108167</text:p>
          </table:table-cell>
          <table:table-cell office:value-type="float" office:value="0.511862207851" calcext:value-type="float">
            <text:p>0.51186220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3] ^ 2 + [.F53] ^ 2)" office:value-type="float" office:value="0.535022222221324" calcext:value-type="float">
            <text:p>0.5350222222</text:p>
          </table:table-cell>
          <table:table-cell/>
        </table:table-row>
        <table:table-row table:style-name="ro1">
          <table:table-cell office:value-type="float" office:value="1.52938153854128E+018" calcext:value-type="float">
            <text:p>1.52938153854128E+018</text:p>
          </table:table-cell>
          <table:table-cell office:value-type="float" office:value="595" calcext:value-type="float">
            <text:p>595</text:p>
          </table:table-cell>
          <table:table-cell office:value-type="float" office:value="1.52938153854128E+018" calcext:value-type="float">
            <text:p>1.52938153854128E+018</text:p>
          </table:table-cell>
          <table:table-cell office:value-type="string" calcext:value-type="string">
            <text:p>/gps</text:p>
          </table:table-cell>
          <table:table-cell office:value-type="float" office:value="0.148224719766" calcext:value-type="float">
            <text:p>0.1482247198</text:p>
          </table:table-cell>
          <table:table-cell office:value-type="float" office:value="0.487253447858" calcext:value-type="float">
            <text:p>0.48725344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4] ^ 2 + [.F54] ^ 2)" office:value-type="float" office:value="0.509299999999232" calcext:value-type="float">
            <text:p>0.5093</text:p>
          </table:table-cell>
          <table:table-cell/>
        </table:table-row>
        <table:table-row table:style-name="ro1">
          <table:table-cell office:value-type="float" office:value="1.52938153954481E+018" calcext:value-type="float">
            <text:p>1.52938153954481E+018</text:p>
          </table:table-cell>
          <table:table-cell office:value-type="float" office:value="596" calcext:value-type="float">
            <text:p>596</text:p>
          </table:table-cell>
          <table:table-cell office:value-type="float" office:value="1.52938153954481E+018" calcext:value-type="float">
            <text:p>1.52938153954481E+018</text:p>
          </table:table-cell>
          <table:table-cell office:value-type="string" calcext:value-type="string">
            <text:p>/gps</text:p>
          </table:table-cell>
          <table:table-cell office:value-type="float" office:value="0.155710816723" calcext:value-type="float">
            <text:p>0.1557108167</text:p>
          </table:table-cell>
          <table:table-cell office:value-type="float" office:value="0.511862207851" calcext:value-type="float">
            <text:p>0.51186220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5] ^ 2 + [.F55] ^ 2)" office:value-type="float" office:value="0.535022222221324" calcext:value-type="float">
            <text:p>0.5350222222</text:p>
          </table:table-cell>
          <table:table-cell/>
        </table:table-row>
        <table:table-row table:style-name="ro1">
          <table:table-cell office:value-type="float" office:value="1.52938154054258E+018" calcext:value-type="float">
            <text:p>1.52938154054258E+018</text:p>
          </table:table-cell>
          <table:table-cell office:value-type="float" office:value="597" calcext:value-type="float">
            <text:p>597</text:p>
          </table:table-cell>
          <table:table-cell office:value-type="float" office:value="1.52938154054258E+018" calcext:value-type="float">
            <text:p>1.52938154054258E+018</text:p>
          </table:table-cell>
          <table:table-cell office:value-type="string" calcext:value-type="string">
            <text:p>/gps</text:p>
          </table:table-cell>
          <table:table-cell office:value-type="float" office:value="0.157208036115" calcext:value-type="float">
            <text:p>0.1572080361</text:p>
          </table:table-cell>
          <table:table-cell office:value-type="float" office:value="0.51678395985" calcext:value-type="float">
            <text:p>0.51678395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6] ^ 2 + [.F56] ^ 2)" office:value-type="float" office:value="0.5401666666663" calcext:value-type="float">
            <text:p>0.5401666667</text:p>
          </table:table-cell>
          <table:table-cell/>
        </table:table-row>
        <table:table-row table:style-name="ro1">
          <table:table-cell office:value-type="float" office:value="1.52938154202324E+018" calcext:value-type="float">
            <text:p>1.52938154202324E+018</text:p>
          </table:table-cell>
          <table:table-cell office:value-type="float" office:value="598" calcext:value-type="float">
            <text:p>598</text:p>
          </table:table-cell>
          <table:table-cell office:value-type="float" office:value="1.52938154202324E+018" calcext:value-type="float">
            <text:p>1.52938154202324E+018</text:p>
          </table:table-cell>
          <table:table-cell office:value-type="string" calcext:value-type="string">
            <text:p>/gps</text:p>
          </table:table-cell>
          <table:table-cell office:value-type="float" office:value="0.140738622808" calcext:value-type="float">
            <text:p>0.1407386228</text:p>
          </table:table-cell>
          <table:table-cell office:value-type="float" office:value="0.462644687866" calcext:value-type="float">
            <text:p>0.46264468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7] ^ 2 + [.F57] ^ 2)" office:value-type="float" office:value="0.483577777777806" calcext:value-type="float">
            <text:p>0.4835777778</text:p>
          </table:table-cell>
          <table:table-cell/>
        </table:table-row>
        <table:table-row table:style-name="ro1">
          <table:table-cell office:value-type="float" office:value="1.52938154254195E+018" calcext:value-type="float">
            <text:p>1.52938154254195E+018</text:p>
          </table:table-cell>
          <table:table-cell office:value-type="float" office:value="599" calcext:value-type="float">
            <text:p>599</text:p>
          </table:table-cell>
          <table:table-cell office:value-type="float" office:value="1.52938154254195E+018" calcext:value-type="float">
            <text:p>1.52938154254195E+018</text:p>
          </table:table-cell>
          <table:table-cell office:value-type="string" calcext:value-type="string">
            <text:p>/gps</text:p>
          </table:table-cell>
          <table:table-cell office:value-type="float" office:value="0.145230280982" calcext:value-type="float">
            <text:p>0.145230281</text:p>
          </table:table-cell>
          <table:table-cell office:value-type="float" office:value="0.477409943861" calcext:value-type="float">
            <text:p>0.47740994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8] ^ 2 + [.F58] ^ 2)" office:value-type="float" office:value="0.499011111110238" calcext:value-type="float">
            <text:p>0.4990111111</text:p>
          </table:table-cell>
          <table:table-cell/>
        </table:table-row>
        <table:table-row table:style-name="ro1">
          <table:table-cell office:value-type="float" office:value="1.52938154354208E+018" calcext:value-type="float">
            <text:p>1.52938154354208E+018</text:p>
          </table:table-cell>
          <table:table-cell office:value-type="float" office:value="600" calcext:value-type="float">
            <text:p>600</text:p>
          </table:table-cell>
          <table:table-cell office:value-type="float" office:value="1.52938154354208E+018" calcext:value-type="float">
            <text:p>1.52938154354208E+018</text:p>
          </table:table-cell>
          <table:table-cell office:value-type="string" calcext:value-type="string">
            <text:p>/gps</text:p>
          </table:table-cell>
          <table:table-cell office:value-type="float" office:value="0.145230280982" calcext:value-type="float">
            <text:p>0.145230281</text:p>
          </table:table-cell>
          <table:table-cell office:value-type="float" office:value="0.477409943861" calcext:value-type="float">
            <text:p>0.47740994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9] ^ 2 + [.F59] ^ 2)" office:value-type="float" office:value="0.499011111110238" calcext:value-type="float">
            <text:p>0.4990111111</text:p>
          </table:table-cell>
          <table:table-cell/>
        </table:table-row>
        <table:table-row table:style-name="ro1">
          <table:table-cell office:value-type="float" office:value="1.52938154454415E+018" calcext:value-type="float">
            <text:p>1.52938154454415E+018</text:p>
          </table:table-cell>
          <table:table-cell office:value-type="float" office:value="601" calcext:value-type="float">
            <text:p>601</text:p>
          </table:table-cell>
          <table:table-cell office:value-type="float" office:value="1.52938154454415E+018" calcext:value-type="float">
            <text:p>1.52938154454415E+018</text:p>
          </table:table-cell>
          <table:table-cell office:value-type="string" calcext:value-type="string">
            <text:p>/gps</text:p>
          </table:table-cell>
          <table:table-cell office:value-type="float" office:value="0.15271637794" calcext:value-type="float">
            <text:p>0.1527163779</text:p>
          </table:table-cell>
          <table:table-cell office:value-type="float" office:value="0.502018703854" calcext:value-type="float">
            <text:p>0.50201870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0] ^ 2 + [.F60] ^ 2)" office:value-type="float" office:value="0.524733333332621" calcext:value-type="float">
            <text:p>0.5247333333</text:p>
          </table:table-cell>
          <table:table-cell/>
        </table:table-row>
        <table:table-row table:style-name="ro1">
          <table:table-cell office:value-type="float" office:value="1.52938154554476E+018" calcext:value-type="float">
            <text:p>1.52938154554476E+018</text:p>
          </table:table-cell>
          <table:table-cell office:value-type="float" office:value="602" calcext:value-type="float">
            <text:p>602</text:p>
          </table:table-cell>
          <table:table-cell office:value-type="float" office:value="1.52938154554476E+018" calcext:value-type="float">
            <text:p>1.52938154554476E+018</text:p>
          </table:table-cell>
          <table:table-cell office:value-type="string" calcext:value-type="string">
            <text:p>/gps</text:p>
          </table:table-cell>
          <table:table-cell office:value-type="float" office:value="0.16169969429" calcext:value-type="float">
            <text:p>0.1616996943</text:p>
          </table:table-cell>
          <table:table-cell office:value-type="float" office:value="0.531549215846" calcext:value-type="float">
            <text:p>0.531549215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1] ^ 2 + [.F61] ^ 2)" office:value-type="float" office:value="0.555599999999979" calcext:value-type="float">
            <text:p>0.5556</text:p>
          </table:table-cell>
          <table:table-cell/>
        </table:table-row>
        <table:table-row table:style-name="ro1">
          <table:table-cell office:value-type="float" office:value="1.52938154702372E+018" calcext:value-type="float">
            <text:p>1.52938154702372E+018</text:p>
          </table:table-cell>
          <table:table-cell office:value-type="float" office:value="603" calcext:value-type="float">
            <text:p>603</text:p>
          </table:table-cell>
          <table:table-cell office:value-type="float" office:value="1.52938154702372E+018" calcext:value-type="float">
            <text:p>1.52938154702372E+018</text:p>
          </table:table-cell>
          <table:table-cell office:value-type="string" calcext:value-type="string">
            <text:p>/gps</text:p>
          </table:table-cell>
          <table:table-cell office:value-type="float" office:value="0.15271637794" calcext:value-type="float">
            <text:p>0.1527163779</text:p>
          </table:table-cell>
          <table:table-cell office:value-type="float" office:value="0.502018703854" calcext:value-type="float">
            <text:p>0.50201870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2] ^ 2 + [.F62] ^ 2)" office:value-type="float" office:value="0.524733333332621" calcext:value-type="float">
            <text:p>0.5247333333</text:p>
          </table:table-cell>
          <table:table-cell/>
        </table:table-row>
        <table:table-row table:style-name="ro1">
          <table:table-cell office:value-type="float" office:value="1.52938154754136E+018" calcext:value-type="float">
            <text:p>1.52938154754136E+018</text:p>
          </table:table-cell>
          <table:table-cell office:value-type="float" office:value="604" calcext:value-type="float">
            <text:p>604</text:p>
          </table:table-cell>
          <table:table-cell office:value-type="float" office:value="1.52938154754136E+018" calcext:value-type="float">
            <text:p>1.52938154754136E+018</text:p>
          </table:table-cell>
          <table:table-cell office:value-type="string" calcext:value-type="string">
            <text:p>/gps</text:p>
          </table:table-cell>
          <table:table-cell office:value-type="float" office:value="0.15271637794" calcext:value-type="float">
            <text:p>0.1527163779</text:p>
          </table:table-cell>
          <table:table-cell office:value-type="float" office:value="0.502018703854" calcext:value-type="float">
            <text:p>0.50201870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3] ^ 2 + [.F63] ^ 2)" office:value-type="float" office:value="0.524733333332621" calcext:value-type="float">
            <text:p>0.5247333333</text:p>
          </table:table-cell>
          <table:table-cell/>
        </table:table-row>
        <table:table-row table:style-name="ro1">
          <table:table-cell office:value-type="float" office:value="1.52938154854264E+018" calcext:value-type="float">
            <text:p>1.52938154854264E+018</text:p>
          </table:table-cell>
          <table:table-cell office:value-type="float" office:value="605" calcext:value-type="float">
            <text:p>605</text:p>
          </table:table-cell>
          <table:table-cell office:value-type="float" office:value="1.52938154854264E+018" calcext:value-type="float">
            <text:p>1.52938154854264E+018</text:p>
          </table:table-cell>
          <table:table-cell office:value-type="string" calcext:value-type="string">
            <text:p>/gps</text:p>
          </table:table-cell>
          <table:table-cell office:value-type="float" office:value="0.151219158549" calcext:value-type="float">
            <text:p>0.1512191585</text:p>
          </table:table-cell>
          <table:table-cell office:value-type="float" office:value="0.497096951856" calcext:value-type="float">
            <text:p>0.49709695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4] ^ 2 + [.F64] ^ 2)" office:value-type="float" office:value="0.519588888888893" calcext:value-type="float">
            <text:p>0.5195888889</text:p>
          </table:table-cell>
          <table:table-cell/>
        </table:table-row>
        <table:table-row table:style-name="ro1">
          <table:table-cell office:value-type="float" office:value="1.52938154954287E+018" calcext:value-type="float">
            <text:p>1.52938154954287E+018</text:p>
          </table:table-cell>
          <table:table-cell office:value-type="float" office:value="606" calcext:value-type="float">
            <text:p>606</text:p>
          </table:table-cell>
          <table:table-cell office:value-type="float" office:value="1.52938154954287E+018" calcext:value-type="float">
            <text:p>1.52938154954287E+018</text:p>
          </table:table-cell>
          <table:table-cell office:value-type="string" calcext:value-type="string">
            <text:p>/gps</text:p>
          </table:table-cell>
          <table:table-cell office:value-type="float" office:value="0.154213597332" calcext:value-type="float">
            <text:p>0.1542135973</text:p>
          </table:table-cell>
          <table:table-cell office:value-type="float" office:value="0.506940455853" calcext:value-type="float">
            <text:p>0.506940455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5] ^ 2 + [.F65] ^ 2)" office:value-type="float" office:value="0.529877777777596" calcext:value-type="float">
            <text:p>0.5298777778</text:p>
          </table:table-cell>
          <table:table-cell/>
        </table:table-row>
        <table:table-row table:style-name="ro1">
          <table:table-cell office:value-type="float" office:value="1.52938155058729E+018" calcext:value-type="float">
            <text:p>1.52938155058729E+018</text:p>
          </table:table-cell>
          <table:table-cell office:value-type="float" office:value="607" calcext:value-type="float">
            <text:p>607</text:p>
          </table:table-cell>
          <table:table-cell office:value-type="float" office:value="1.52938155058729E+018" calcext:value-type="float">
            <text:p>1.52938155058729E+018</text:p>
          </table:table-cell>
          <table:table-cell office:value-type="string" calcext:value-type="string">
            <text:p>/gps</text:p>
          </table:table-cell>
          <table:table-cell office:value-type="float" office:value="0.143733061591" calcext:value-type="float">
            <text:p>0.1437330616</text:p>
          </table:table-cell>
          <table:table-cell office:value-type="float" office:value="0.472488191863" calcext:value-type="float">
            <text:p>0.47248819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6] ^ 2 + [.F66] ^ 2)" office:value-type="float" office:value="0.49386666666651" calcext:value-type="float">
            <text:p>0.4938666667</text:p>
          </table:table-cell>
          <table:table-cell/>
        </table:table-row>
        <table:table-row table:style-name="ro1">
          <table:table-cell office:value-type="float" office:value="1.52938155202404E+018" calcext:value-type="float">
            <text:p>1.52938155202404E+018</text:p>
          </table:table-cell>
          <table:table-cell office:value-type="float" office:value="608" calcext:value-type="float">
            <text:p>608</text:p>
          </table:table-cell>
          <table:table-cell office:value-type="float" office:value="1.52938155202404E+018" calcext:value-type="float">
            <text:p>1.52938155202404E+018</text:p>
          </table:table-cell>
          <table:table-cell office:value-type="string" calcext:value-type="string">
            <text:p>/gps</text:p>
          </table:table-cell>
          <table:table-cell office:value-type="float" office:value="0.148224719766" calcext:value-type="float">
            <text:p>0.1482247198</text:p>
          </table:table-cell>
          <table:table-cell office:value-type="float" office:value="0.487253447858" calcext:value-type="float">
            <text:p>0.48725344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7] ^ 2 + [.F67] ^ 2)" office:value-type="float" office:value="0.509299999999232" calcext:value-type="float">
            <text:p>0.5093</text:p>
          </table:table-cell>
          <table:table-cell/>
        </table:table-row>
        <table:table-row table:style-name="ro1">
          <table:table-cell office:value-type="float" office:value="1.52938155253094E+018" calcext:value-type="float">
            <text:p>1.52938155253094E+018</text:p>
          </table:table-cell>
          <table:table-cell office:value-type="float" office:value="609" calcext:value-type="float">
            <text:p>609</text:p>
          </table:table-cell>
          <table:table-cell office:value-type="float" office:value="1.52938155253094E+018" calcext:value-type="float">
            <text:p>1.52938155253094E+018</text:p>
          </table:table-cell>
          <table:table-cell office:value-type="string" calcext:value-type="string">
            <text:p>/gps</text:p>
          </table:table-cell>
          <table:table-cell office:value-type="float" office:value="0.112291454368" calcext:value-type="float">
            <text:p>0.1122914544</text:p>
          </table:table-cell>
          <table:table-cell office:value-type="float" office:value="0.369131399893" calcext:value-type="float">
            <text:p>0.3691313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8] ^ 2 + [.F68] ^ 2)" office:value-type="float" office:value="0.38583333333325" calcext:value-type="float">
            <text:p>0.3858333333</text:p>
          </table:table-cell>
          <table:table-cell/>
        </table:table-row>
        <table:table-row table:style-name="ro1">
          <table:table-cell office:value-type="float" office:value="1.52938155354172E+018" calcext:value-type="float">
            <text:p>1.52938155354172E+018</text:p>
          </table:table-cell>
          <table:table-cell office:value-type="float" office:value="610" calcext:value-type="float">
            <text:p>610</text:p>
          </table:table-cell>
          <table:table-cell office:value-type="float" office:value="1.52938155354172E+018" calcext:value-type="float">
            <text:p>1.52938155354172E+018</text:p>
          </table:table-cell>
          <table:table-cell office:value-type="string" calcext:value-type="string">
            <text:p>/gps</text:p>
          </table:table-cell>
          <table:table-cell office:value-type="float" office:value="0.0763581889701" calcext:value-type="float">
            <text:p>0.076358189</text:p>
          </table:table-cell>
          <table:table-cell office:value-type="float" office:value="0.251009351927" calcext:value-type="float">
            <text:p>0.25100935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9] ^ 2 + [.F69] ^ 2)" office:value-type="float" office:value="0.262366666666339" calcext:value-type="float">
            <text:p>0.2623666667</text:p>
          </table:table-cell>
          <table:table-cell/>
        </table:table-row>
        <table:table-row table:style-name="ro1">
          <table:table-cell office:value-type="float" office:value="1.5293815545413E+018" calcext:value-type="float">
            <text:p>1.5293815545413E+018</text:p>
          </table:table-cell>
          <table:table-cell office:value-type="float" office:value="611" calcext:value-type="float">
            <text:p>611</text:p>
          </table:table-cell>
          <table:table-cell office:value-type="float" office:value="1.5293815545413E+018" calcext:value-type="float">
            <text:p>1.5293815545413E+018</text:p>
          </table:table-cell>
          <table:table-cell office:value-type="string" calcext:value-type="string">
            <text:p>/gps</text:p>
          </table:table-cell>
          <table:table-cell office:value-type="float" office:value="0.0613859950544" calcext:value-type="float">
            <text:p>0.0613859951</text:p>
          </table:table-cell>
          <table:table-cell office:value-type="float" office:value="0.201791831941" calcext:value-type="float">
            <text:p>0.20179183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70] ^ 2 + [.F70] ^ 2)" office:value-type="float" office:value="0.210922222221661" calcext:value-type="float">
            <text:p>0.2109222222</text:p>
          </table:table-cell>
          <table:table-cell/>
        </table:table-row>
        <table:table-row table:style-name="ro1">
          <table:table-cell office:value-type="float" office:value="1.52938155554059E+018" calcext:value-type="float">
            <text:p>1.52938155554059E+018</text:p>
          </table:table-cell>
          <table:table-cell office:value-type="float" office:value="612" calcext:value-type="float">
            <text:p>612</text:p>
          </table:table-cell>
          <table:table-cell office:value-type="float" office:value="1.52938155554059E+018" calcext:value-type="float">
            <text:p>1.52938155554059E+018</text:p>
          </table:table-cell>
          <table:table-cell office:value-type="string" calcext:value-type="string">
            <text:p>/gps</text:p>
          </table:table-cell>
          <table:table-cell office:value-type="float" office:value="0.0658776532291" calcext:value-type="float">
            <text:p>0.0658776532</text:p>
          </table:table-cell>
          <table:table-cell office:value-type="float" office:value="0.216557087937" calcext:value-type="float">
            <text:p>0.21655708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71] ^ 2 + [.F71] ^ 2)" office:value-type="float" office:value="0.226355555555253" calcext:value-type="float">
            <text:p>0.2263555556</text:p>
          </table:table-cell>
          <table:table-cell/>
        </table:table-row>
        <table:table-row table:style-name="ro1">
          <table:table-cell office:value-type="float" office:value="1.52938155702928E+018" calcext:value-type="float">
            <text:p>1.52938155702928E+018</text:p>
          </table:table-cell>
          <table:table-cell office:value-type="float" office:value="613" calcext:value-type="float">
            <text:p>613</text:p>
          </table:table-cell>
          <table:table-cell office:value-type="float" office:value="1.52938155702928E+018" calcext:value-type="float">
            <text:p>1.52938155702928E+018</text:p>
          </table:table-cell>
          <table:table-cell office:value-type="string" calcext:value-type="string">
            <text:p>/gps</text:p>
          </table:table-cell>
          <table:table-cell office:value-type="float" office:value="0.0479110205303" calcext:value-type="float">
            <text:p>0.0479110205</text:p>
          </table:table-cell>
          <table:table-cell office:value-type="float" office:value="0.157496063954" calcext:value-type="float">
            <text:p>0.15749606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72] ^ 2 + [.F72] ^ 2)" office:value-type="float" office:value="0.164622222221841" calcext:value-type="float">
            <text:p>0.1646222222</text:p>
          </table:table-cell>
          <table:table-cell/>
        </table:table-row>
        <table:table-row table:style-name="ro1">
          <table:table-cell office:value-type="float" office:value="1.52938155754343E+018" calcext:value-type="float">
            <text:p>1.52938155754343E+018</text:p>
          </table:table-cell>
          <table:table-cell office:value-type="float" office:value="614" calcext:value-type="float">
            <text:p>614</text:p>
          </table:table-cell>
          <table:table-cell office:value-type="float" office:value="1.52938155754343E+018" calcext:value-type="float">
            <text:p>1.52938155754343E+018</text:p>
          </table:table-cell>
          <table:table-cell office:value-type="string" calcext:value-type="string">
            <text:p>/gps</text:p>
          </table:table-cell>
          <table:table-cell office:value-type="float" office:value="0.0494082399218" calcext:value-type="float">
            <text:p>0.0494082399</text:p>
          </table:table-cell>
          <table:table-cell office:value-type="float" office:value="0.162417815953" calcext:value-type="float">
            <text:p>0.1624178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73] ^ 2 + [.F73] ^ 2)" office:value-type="float" office:value="0.169766666666671" calcext:value-type="float">
            <text:p>0.1697666667</text:p>
          </table:table-cell>
          <table:table-cell/>
        </table:table-row>
        <table:table-row table:style-name="ro1">
          <table:table-cell office:value-type="float" office:value="1.5293815585424E+018" calcext:value-type="float">
            <text:p>1.5293815585424E+018</text:p>
          </table:table-cell>
          <table:table-cell office:value-type="float" office:value="615" calcext:value-type="float">
            <text:p>615</text:p>
          </table:table-cell>
          <table:table-cell office:value-type="float" office:value="1.5293815585424E+018" calcext:value-type="float">
            <text:p>1.5293815585424E+018</text:p>
          </table:table-cell>
          <table:table-cell office:value-type="string" calcext:value-type="string">
            <text:p>/gps</text:p>
          </table:table-cell>
          <table:table-cell office:value-type="float" office:value="0.0703693114038" calcext:value-type="float">
            <text:p>0.0703693114</text:p>
          </table:table-cell>
          <table:table-cell office:value-type="float" office:value="0.231322343933" calcext:value-type="float">
            <text:p>0.23132234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74] ^ 2 + [.F74] ^ 2)" office:value-type="float" office:value="0.241788888888845" calcext:value-type="float">
            <text:p>0.2417888889</text:p>
          </table:table-cell>
          <table:table-cell/>
        </table:table-row>
      </table:table>
      <table:table table:name="speed1_95" table:style-name="ta1">
        <table:shapes>
          <draw:frame draw:z-index="0" draw:style-name="gr1" draw:text-style-name="P1" svg:width="453.51pt" svg:height="255.09pt" svg:x="1149.68pt" svg:y="9.61pt">
            <loext:p draw:notify-on-update-of-ranges="speed1_95.B2:speed1_95.B45 speed1_95.K1:speed1_95.K1 speed1_95.K2:speed1_95.K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twist.linear.x</text:p>
          </table:table-cell>
          <table:table-cell office:value-type="string" calcext:value-type="string">
            <text:p>field.twist.linear.y</text:p>
          </table:table-cell>
          <table:table-cell office:value-type="string" calcext:value-type="string">
            <text:p>field.twist.linear.z</text:p>
          </table:table-cell>
          <table:table-cell office:value-type="string" calcext:value-type="string">
            <text:p>field.twist.angular.x</text:p>
          </table:table-cell>
          <table:table-cell office:value-type="string" calcext:value-type="string">
            <text:p>field.twist.angular.y</text:p>
          </table:table-cell>
          <table:table-cell office:value-type="string" calcext:value-type="string">
            <text:p>field.twist.angular.z</text:p>
          </table:table-cell>
          <table:table-cell office:value-type="string" calcext:value-type="string">
            <text:p>absolute_vel</text:p>
          </table:table-cell>
          <table:table-cell office:value-type="string" calcext:value-type="string">
            <text:p>average_vel</text:p>
          </table:table-cell>
        </table:table-row>
        <table:table-row table:style-name="ro1">
          <table:table-cell office:value-type="float" office:value="1.52938140953969E+018" calcext:value-type="float">
            <text:p>1.52938140953969E+018</text:p>
          </table:table-cell>
          <table:table-cell office:value-type="float" office:value="466" calcext:value-type="float">
            <text:p>466</text:p>
          </table:table-cell>
          <table:table-cell office:value-type="float" office:value="1.52938140953969E+018" calcext:value-type="float">
            <text:p>1.52938140953969E+018</text:p>
          </table:table-cell>
          <table:table-cell office:value-type="string" calcext:value-type="string">
            <text:p>/gps</text:p>
          </table:table-cell>
          <table:table-cell office:value-type="float" office:value="0.0198207428261" calcext:value-type="float">
            <text:p>0.0198207428</text:p>
          </table:table-cell>
          <table:table-cell office:value-type="float" office:value="-0.178961284193" calcext:value-type="float">
            <text:p>-0.17896128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] ^ 2 + [.F2] ^ 2)" office:value-type="float" office:value="0.180055555554907" calcext:value-type="float">
            <text:p>0.1800555556</text:p>
          </table:table-cell>
          <table:table-cell table:formula="of:=AVERAGE([.K30:.K41])" office:value-type="float" office:value="0.708647222221611" calcext:value-type="float">
            <text:p>0.7086472222</text:p>
          </table:table-cell>
        </table:table-row>
        <table:table-row table:style-name="ro1">
          <table:table-cell office:value-type="float" office:value="1.52938141053842E+018" calcext:value-type="float">
            <text:p>1.52938141053842E+018</text:p>
          </table:table-cell>
          <table:table-cell office:value-type="float" office:value="467" calcext:value-type="float">
            <text:p>467</text:p>
          </table:table-cell>
          <table:table-cell office:value-type="float" office:value="1.52938141053842E+018" calcext:value-type="float">
            <text:p>1.52938141053842E+018</text:p>
          </table:table-cell>
          <table:table-cell office:value-type="string" calcext:value-type="string">
            <text:p>/gps</text:p>
          </table:table-cell>
          <table:table-cell office:value-type="float" office:value="0.0175555150746" calcext:value-type="float">
            <text:p>0.0175555151</text:p>
          </table:table-cell>
          <table:table-cell office:value-type="float" office:value="-0.158508566" calcext:value-type="float">
            <text:p>-0.15850856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] ^ 2 + [.F3] ^ 2)" office:value-type="float" office:value="0.159477777777692" calcext:value-type="float">
            <text:p>0.1594777778</text:p>
          </table:table-cell>
          <table:table-cell/>
        </table:table-row>
        <table:table-row table:style-name="ro1">
          <table:table-cell office:value-type="float" office:value="1.52938141201825E+018" calcext:value-type="float">
            <text:p>1.52938141201825E+018</text:p>
          </table:table-cell>
          <table:table-cell office:value-type="float" office:value="468" calcext:value-type="float">
            <text:p>468</text:p>
          </table:table-cell>
          <table:table-cell office:value-type="float" office:value="1.52938141201825E+018" calcext:value-type="float">
            <text:p>1.52938141201825E+018</text:p>
          </table:table-cell>
          <table:table-cell office:value-type="string" calcext:value-type="string">
            <text:p>/gps</text:p>
          </table:table-cell>
          <table:table-cell office:value-type="float" office:value="0.0169892081367" calcext:value-type="float">
            <text:p>0.0169892081</text:p>
          </table:table-cell>
          <table:table-cell office:value-type="float" office:value="-0.153395386452" calcext:value-type="float">
            <text:p>-0.153395386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] ^ 2 + [.F4] ^ 2)" office:value-type="float" office:value="0.154333333333634" calcext:value-type="float">
            <text:p>0.1543333333</text:p>
          </table:table-cell>
          <table:table-cell/>
        </table:table-row>
        <table:table-row table:style-name="ro1">
          <table:table-cell office:value-type="float" office:value="1.52938141253908E+018" calcext:value-type="float">
            <text:p>1.52938141253908E+018</text:p>
          </table:table-cell>
          <table:table-cell office:value-type="float" office:value="469" calcext:value-type="float">
            <text:p>469</text:p>
          </table:table-cell>
          <table:table-cell office:value-type="float" office:value="1.52938141253908E+018" calcext:value-type="float">
            <text:p>1.52938141253908E+018</text:p>
          </table:table-cell>
          <table:table-cell office:value-type="string" calcext:value-type="string">
            <text:p>/gps</text:p>
          </table:table-cell>
          <table:table-cell office:value-type="float" office:value="0.0147239803851" calcext:value-type="float">
            <text:p>0.0147239804</text:p>
          </table:table-cell>
          <table:table-cell office:value-type="float" office:value="-0.132942668258" calcext:value-type="float">
            <text:p>-0.132942668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] ^ 2 + [.F5] ^ 2)" office:value-type="float" office:value="0.133755555555414" calcext:value-type="float">
            <text:p>0.1337555556</text:p>
          </table:table-cell>
          <table:table-cell/>
        </table:table-row>
        <table:table-row table:style-name="ro1">
          <table:table-cell office:value-type="float" office:value="1.52938141355785E+018" calcext:value-type="float">
            <text:p>1.52938141355785E+018</text:p>
          </table:table-cell>
          <table:table-cell office:value-type="float" office:value="470" calcext:value-type="float">
            <text:p>470</text:p>
          </table:table-cell>
          <table:table-cell office:value-type="float" office:value="1.52938141355785E+018" calcext:value-type="float">
            <text:p>1.52938141355785E+018</text:p>
          </table:table-cell>
          <table:table-cell office:value-type="string" calcext:value-type="string">
            <text:p>/gps</text:p>
          </table:table-cell>
          <table:table-cell office:value-type="float" office:value="0.0141576734472" calcext:value-type="float">
            <text:p>0.0141576734</text:p>
          </table:table-cell>
          <table:table-cell office:value-type="float" office:value="-0.12782948871" calcext:value-type="float">
            <text:p>-0.127829488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] ^ 2 + [.F6] ^ 2)" office:value-type="float" office:value="0.128611111111356" calcext:value-type="float">
            <text:p>0.1286111111</text:p>
          </table:table-cell>
          <table:table-cell/>
        </table:table-row>
        <table:table-row table:style-name="ro1">
          <table:table-cell office:value-type="float" office:value="1.5293814145408E+018" calcext:value-type="float">
            <text:p>1.5293814145408E+018</text:p>
          </table:table-cell>
          <table:table-cell office:value-type="float" office:value="471" calcext:value-type="float">
            <text:p>471</text:p>
          </table:table-cell>
          <table:table-cell office:value-type="float" office:value="1.5293814145408E+018" calcext:value-type="float">
            <text:p>1.5293814145408E+018</text:p>
          </table:table-cell>
          <table:table-cell office:value-type="string" calcext:value-type="string">
            <text:p>/gps</text:p>
          </table:table-cell>
          <table:table-cell office:value-type="float" office:value="0.00962721794412" calcext:value-type="float">
            <text:p>0.0096272179</text:p>
          </table:table-cell>
          <table:table-cell office:value-type="float" office:value="-0.0869240523226" calcext:value-type="float">
            <text:p>-0.08692405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7] ^ 2 + [.F7] ^ 2)" office:value-type="float" office:value="0.087455555555526" calcext:value-type="float">
            <text:p>0.0874555556</text:p>
          </table:table-cell>
          <table:table-cell/>
        </table:table-row>
        <table:table-row table:style-name="ro1">
          <table:table-cell office:value-type="float" office:value="1.52938141554374E+018" calcext:value-type="float">
            <text:p>1.52938141554374E+018</text:p>
          </table:table-cell>
          <table:table-cell office:value-type="float" office:value="472" calcext:value-type="float">
            <text:p>472</text:p>
          </table:table-cell>
          <table:table-cell office:value-type="float" office:value="1.52938141554374E+018" calcext:value-type="float">
            <text:p>1.52938141554374E+018</text:p>
          </table:table-cell>
          <table:table-cell office:value-type="string" calcext:value-type="string">
            <text:p>/gps</text:p>
          </table:table-cell>
          <table:table-cell office:value-type="float" office:value="0.00396414856522" calcext:value-type="float">
            <text:p>0.0039641486</text:p>
          </table:table-cell>
          <table:table-cell office:value-type="float" office:value="-0.0357922568387" calcext:value-type="float">
            <text:p>-0.035792256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8] ^ 2 + [.F8] ^ 2)" office:value-type="float" office:value="0.0360111111110807" calcext:value-type="float">
            <text:p>0.0360111111</text:p>
          </table:table-cell>
          <table:table-cell/>
        </table:table-row>
        <table:table-row table:style-name="ro1">
          <table:table-cell office:value-type="float" office:value="1.52938141704157E+018" calcext:value-type="float">
            <text:p>1.52938141704157E+018</text:p>
          </table:table-cell>
          <table:table-cell office:value-type="float" office:value="473" calcext:value-type="float">
            <text:p>473</text:p>
          </table:table-cell>
          <table:table-cell office:value-type="float" office:value="1.52938141704157E+018" calcext:value-type="float">
            <text:p>1.52938141704157E+018</text:p>
          </table:table-cell>
          <table:table-cell office:value-type="string" calcext:value-type="string">
            <text:p>/gps</text:p>
          </table:table-cell>
          <table:table-cell office:value-type="float" office:value="0.00226522775156" calcext:value-type="float">
            <text:p>0.0022652278</text:p>
          </table:table-cell>
          <table:table-cell office:value-type="float" office:value="-0.0204527181935" calcext:value-type="float">
            <text:p>-0.020452718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9] ^ 2 + [.F9] ^ 2)" office:value-type="float" office:value="0.0205777777777185" calcext:value-type="float">
            <text:p>0.0205777778</text:p>
          </table:table-cell>
          <table:table-cell/>
        </table:table-row>
        <table:table-row table:style-name="ro1">
          <table:table-cell office:value-type="float" office:value="1.52938141754272E+018" calcext:value-type="float">
            <text:p>1.52938141754272E+018</text:p>
          </table:table-cell>
          <table:table-cell office:value-type="float" office:value="474" calcext:value-type="float">
            <text:p>474</text:p>
          </table:table-cell>
          <table:table-cell office:value-type="float" office:value="1.52938141754272E+018" calcext:value-type="float">
            <text:p>1.52938141754272E+018</text:p>
          </table:table-cell>
          <table:table-cell office:value-type="string" calcext:value-type="string">
            <text:p>/gps</text:p>
          </table:table-cell>
          <table:table-cell office:value-type="float" office:value="0.00113261387578" calcext:value-type="float">
            <text:p>0.0011326139</text:p>
          </table:table-cell>
          <table:table-cell office:value-type="float" office:value="-0.0102263590968" calcext:value-type="float">
            <text:p>-0.010226359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0] ^ 2 + [.F10] ^ 2)" office:value-type="float" office:value="0.0102888888889089" calcext:value-type="float">
            <text:p>0.0102888889</text:p>
          </table:table-cell>
          <table:table-cell/>
        </table:table-row>
        <table:table-row table:style-name="ro1">
          <table:table-cell office:value-type="float" office:value="1.52938141854194E+018" calcext:value-type="float">
            <text:p>1.52938141854194E+018</text:p>
          </table:table-cell>
          <table:table-cell office:value-type="float" office:value="475" calcext:value-type="float">
            <text:p>475</text:p>
          </table:table-cell>
          <table:table-cell office:value-type="float" office:value="1.52938141854194E+018" calcext:value-type="float">
            <text:p>1.52938141854194E+018</text:p>
          </table:table-cell>
          <table:table-cell office:value-type="string" calcext:value-type="string">
            <text:p>/gps</text:p>
          </table:table-cell>
          <table:table-cell office:value-type="float" office:value="0.000566306937889" calcext:value-type="float">
            <text:p>0.0005663069</text:p>
          </table:table-cell>
          <table:table-cell office:value-type="float" office:value="-0.00511317954839" calcext:value-type="float">
            <text:p>-0.005113179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1] ^ 2 + [.F11] ^ 2)" office:value-type="float" office:value="0.00514444444444441" calcext:value-type="float">
            <text:p>0.0051444444</text:p>
          </table:table-cell>
          <table:table-cell/>
        </table:table-row>
        <table:table-row table:style-name="ro1">
          <table:table-cell office:value-type="float" office:value="1.52938141954262E+018" calcext:value-type="float">
            <text:p>1.52938141954262E+018</text:p>
          </table:table-cell>
          <table:table-cell office:value-type="float" office:value="476" calcext:value-type="float">
            <text:p>476</text:p>
          </table:table-cell>
          <table:table-cell office:value-type="float" office:value="1.52938141954262E+018" calcext:value-type="float">
            <text:p>1.52938141954262E+018</text:p>
          </table:table-cell>
          <table:table-cell office:value-type="string" calcext:value-type="string">
            <text:p>/gps</text:p>
          </table:table-cell>
          <table:table-cell office:value-type="float" office:value="0.00906091100623" calcext:value-type="float">
            <text:p>0.009060911</text:p>
          </table:table-cell>
          <table:table-cell office:value-type="float" office:value="-0.0818108727742" calcext:value-type="float">
            <text:p>-0.08181087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2] ^ 2 + [.F12] ^ 2)" office:value-type="float" office:value="0.0823111111110715" calcext:value-type="float">
            <text:p>0.0823111111</text:p>
          </table:table-cell>
          <table:table-cell/>
        </table:table-row>
        <table:table-row table:style-name="ro1">
          <table:table-cell office:value-type="float" office:value="1.5293814205439E+018" calcext:value-type="float">
            <text:p>1.5293814205439E+018</text:p>
          </table:table-cell>
          <table:table-cell office:value-type="float" office:value="477" calcext:value-type="float">
            <text:p>477</text:p>
          </table:table-cell>
          <table:table-cell office:value-type="float" office:value="1.5293814205439E+018" calcext:value-type="float">
            <text:p>1.5293814205439E+018</text:p>
          </table:table-cell>
          <table:table-cell office:value-type="string" calcext:value-type="string">
            <text:p>/gps</text:p>
          </table:table-cell>
          <table:table-cell office:value-type="float" office:value="0.00962721794412" calcext:value-type="float">
            <text:p>0.0096272179</text:p>
          </table:table-cell>
          <table:table-cell office:value-type="float" office:value="-0.0869240523226" calcext:value-type="float">
            <text:p>-0.08692405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3] ^ 2 + [.F13] ^ 2)" office:value-type="float" office:value="0.087455555555526" calcext:value-type="float">
            <text:p>0.0874555556</text:p>
          </table:table-cell>
          <table:table-cell/>
        </table:table-row>
        <table:table-row table:style-name="ro1">
          <table:table-cell office:value-type="float" office:value="1.52938142202444E+018" calcext:value-type="float">
            <text:p>1.52938142202444E+018</text:p>
          </table:table-cell>
          <table:table-cell office:value-type="float" office:value="478" calcext:value-type="float">
            <text:p>478</text:p>
          </table:table-cell>
          <table:table-cell office:value-type="float" office:value="1.52938142202444E+018" calcext:value-type="float">
            <text:p>1.52938142202444E+018</text:p>
          </table:table-cell>
          <table:table-cell office:value-type="string" calcext:value-type="string">
            <text:p>/gps</text:p>
          </table:table-cell>
          <table:table-cell office:value-type="float" office:value="0.00396414856522" calcext:value-type="float">
            <text:p>0.0039641486</text:p>
          </table:table-cell>
          <table:table-cell office:value-type="float" office:value="-0.0357922568387" calcext:value-type="float">
            <text:p>-0.035792256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4] ^ 2 + [.F14] ^ 2)" office:value-type="float" office:value="0.0360111111110807" calcext:value-type="float">
            <text:p>0.0360111111</text:p>
          </table:table-cell>
          <table:table-cell/>
        </table:table-row>
        <table:table-row table:style-name="ro1">
          <table:table-cell office:value-type="float" office:value="1.52938142254248E+018" calcext:value-type="float">
            <text:p>1.52938142254248E+018</text:p>
          </table:table-cell>
          <table:table-cell office:value-type="float" office:value="479" calcext:value-type="float">
            <text:p>479</text:p>
          </table:table-cell>
          <table:table-cell office:value-type="float" office:value="1.52938142254248E+018" calcext:value-type="float">
            <text:p>1.52938142254248E+018</text:p>
          </table:table-cell>
          <table:table-cell office:value-type="string" calcext:value-type="string">
            <text:p>/gps</text:p>
          </table:table-cell>
          <table:table-cell office:value-type="float" office:value="0.0113261387578" calcext:value-type="float">
            <text:p>0.0113261388</text:p>
          </table:table-cell>
          <table:table-cell office:value-type="float" office:value="-0.102263590968" calcext:value-type="float">
            <text:p>-0.10226359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5] ^ 2 + [.F15] ^ 2)" office:value-type="float" office:value="0.102888888889089" calcext:value-type="float">
            <text:p>0.1028888889</text:p>
          </table:table-cell>
          <table:table-cell/>
        </table:table-row>
        <table:table-row table:style-name="ro1">
          <table:table-cell office:value-type="float" office:value="1.52938142354351E+018" calcext:value-type="float">
            <text:p>1.52938142354351E+018</text:p>
          </table:table-cell>
          <table:table-cell office:value-type="float" office:value="480" calcext:value-type="float">
            <text:p>480</text:p>
          </table:table-cell>
          <table:table-cell office:value-type="float" office:value="1.52938142354351E+018" calcext:value-type="float">
            <text:p>1.52938142354351E+018</text:p>
          </table:table-cell>
          <table:table-cell office:value-type="string" calcext:value-type="string">
            <text:p>/gps</text:p>
          </table:table-cell>
          <table:table-cell office:value-type="float" office:value="0.00566306937889" calcext:value-type="float">
            <text:p>0.0056630694</text:p>
          </table:table-cell>
          <table:table-cell office:value-type="float" office:value="-0.0511317954839" calcext:value-type="float">
            <text:p>-0.05113179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6] ^ 2 + [.F16] ^ 2)" office:value-type="float" office:value="0.0514444444444441" calcext:value-type="float">
            <text:p>0.0514444444</text:p>
          </table:table-cell>
          <table:table-cell/>
        </table:table-row>
        <table:table-row table:style-name="ro1">
          <table:table-cell office:value-type="float" office:value="1.52938142454292E+018" calcext:value-type="float">
            <text:p>1.52938142454292E+018</text:p>
          </table:table-cell>
          <table:table-cell office:value-type="float" office:value="481" calcext:value-type="float">
            <text:p>481</text:p>
          </table:table-cell>
          <table:table-cell office:value-type="float" office:value="1.52938142454292E+018" calcext:value-type="float">
            <text:p>1.52938142454292E+018</text:p>
          </table:table-cell>
          <table:table-cell office:value-type="string" calcext:value-type="string">
            <text:p>/gps</text:p>
          </table:table-cell>
          <table:table-cell office:value-type="float" office:value="0.00283153468945" calcext:value-type="float">
            <text:p>0.0028315347</text:p>
          </table:table-cell>
          <table:table-cell office:value-type="float" office:value="-0.0255658977419" calcext:value-type="float">
            <text:p>-0.025565897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7] ^ 2 + [.F17] ^ 2)" office:value-type="float" office:value="0.0257222222221729" calcext:value-type="float">
            <text:p>0.0257222222</text:p>
          </table:table-cell>
          <table:table-cell/>
        </table:table-row>
        <table:table-row table:style-name="ro1">
          <table:table-cell office:value-type="float" office:value="1.52938142554538E+018" calcext:value-type="float">
            <text:p>1.52938142554538E+018</text:p>
          </table:table-cell>
          <table:table-cell office:value-type="float" office:value="482" calcext:value-type="float">
            <text:p>482</text:p>
          </table:table-cell>
          <table:table-cell office:value-type="float" office:value="1.52938142554538E+018" calcext:value-type="float">
            <text:p>1.52938142554538E+018</text:p>
          </table:table-cell>
          <table:table-cell office:value-type="string" calcext:value-type="string">
            <text:p>/gps</text:p>
          </table:table-cell>
          <table:table-cell office:value-type="float" office:value="0.00169892081367" calcext:value-type="float">
            <text:p>0.0016989208</text:p>
          </table:table-cell>
          <table:table-cell office:value-type="float" office:value="-0.0153395386452" calcext:value-type="float">
            <text:p>-0.015339538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8] ^ 2 + [.F18] ^ 2)" office:value-type="float" office:value="0.0154333333333634" calcext:value-type="float">
            <text:p>0.0154333333</text:p>
          </table:table-cell>
          <table:table-cell/>
        </table:table-row>
        <table:table-row table:style-name="ro1">
          <table:table-cell office:value-type="float" office:value="1.5293814270237E+018" calcext:value-type="float">
            <text:p>1.5293814270237E+018</text:p>
          </table:table-cell>
          <table:table-cell office:value-type="float" office:value="483" calcext:value-type="float">
            <text:p>483</text:p>
          </table:table-cell>
          <table:table-cell office:value-type="float" office:value="1.5293814270237E+018" calcext:value-type="float">
            <text:p>1.5293814270237E+018</text:p>
          </table:table-cell>
          <table:table-cell office:value-type="string" calcext:value-type="string">
            <text:p>/gps</text:p>
          </table:table-cell>
          <table:table-cell office:value-type="float" office:value="0.010193524882" calcext:value-type="float">
            <text:p>0.0101935249</text:p>
          </table:table-cell>
          <table:table-cell office:value-type="float" office:value="-0.0920372318709" calcext:value-type="float">
            <text:p>-0.09203723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9] ^ 2 + [.F19] ^ 2)" office:value-type="float" office:value="0.0925999999998799" calcext:value-type="float">
            <text:p>0.0926</text:p>
          </table:table-cell>
          <table:table-cell/>
        </table:table-row>
        <table:table-row table:style-name="ro1">
          <table:table-cell office:value-type="float" office:value="1.52938142754245E+018" calcext:value-type="float">
            <text:p>1.52938142754245E+018</text:p>
          </table:table-cell>
          <table:table-cell office:value-type="float" office:value="484" calcext:value-type="float">
            <text:p>484</text:p>
          </table:table-cell>
          <table:table-cell office:value-type="float" office:value="1.52938142754245E+018" calcext:value-type="float">
            <text:p>1.52938142754245E+018</text:p>
          </table:table-cell>
          <table:table-cell office:value-type="string" calcext:value-type="string">
            <text:p>/gps</text:p>
          </table:table-cell>
          <table:table-cell office:value-type="float" office:value="0.0130250595715" calcext:value-type="float">
            <text:p>0.0130250596</text:p>
          </table:table-cell>
          <table:table-cell office:value-type="float" office:value="-0.117603129613" calcext:value-type="float">
            <text:p>-0.11760312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0] ^ 2 + [.F20] ^ 2)" office:value-type="float" office:value="0.118322222222257" calcext:value-type="float">
            <text:p>0.1183222222</text:p>
          </table:table-cell>
          <table:table-cell/>
        </table:table-row>
        <table:table-row table:style-name="ro1">
          <table:table-cell office:value-type="float" office:value="1.52938142854355E+018" calcext:value-type="float">
            <text:p>1.52938142854355E+018</text:p>
          </table:table-cell>
          <table:table-cell office:value-type="float" office:value="485" calcext:value-type="float">
            <text:p>485</text:p>
          </table:table-cell>
          <table:table-cell office:value-type="float" office:value="1.52938142854355E+018" calcext:value-type="float">
            <text:p>1.52938142854355E+018</text:p>
          </table:table-cell>
          <table:table-cell office:value-type="string" calcext:value-type="string">
            <text:p>/gps</text:p>
          </table:table-cell>
          <table:table-cell office:value-type="float" office:value="0.0158565942609" calcext:value-type="float">
            <text:p>0.0158565943</text:p>
          </table:table-cell>
          <table:table-cell office:value-type="float" office:value="-0.143169027355" calcext:value-type="float">
            <text:p>-0.14316902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1] ^ 2 + [.F21] ^ 2)" office:value-type="float" office:value="0.144044444444524" calcext:value-type="float">
            <text:p>0.1440444444</text:p>
          </table:table-cell>
          <table:table-cell/>
        </table:table-row>
        <table:table-row table:style-name="ro1">
          <table:table-cell office:value-type="float" office:value="1.52938142954376E+018" calcext:value-type="float">
            <text:p>1.52938142954376E+018</text:p>
          </table:table-cell>
          <table:table-cell office:value-type="float" office:value="486" calcext:value-type="float">
            <text:p>486</text:p>
          </table:table-cell>
          <table:table-cell office:value-type="float" office:value="1.52938142954376E+018" calcext:value-type="float">
            <text:p>1.52938142954376E+018</text:p>
          </table:table-cell>
          <table:table-cell office:value-type="string" calcext:value-type="string">
            <text:p>/gps</text:p>
          </table:table-cell>
          <table:table-cell office:value-type="float" office:value="0.0130250595715" calcext:value-type="float">
            <text:p>0.0130250596</text:p>
          </table:table-cell>
          <table:table-cell office:value-type="float" office:value="-0.117603129613" calcext:value-type="float">
            <text:p>-0.11760312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2] ^ 2 + [.F22] ^ 2)" office:value-type="float" office:value="0.118322222222257" calcext:value-type="float">
            <text:p>0.1183222222</text:p>
          </table:table-cell>
          <table:table-cell/>
        </table:table-row>
        <table:table-row table:style-name="ro1">
          <table:table-cell office:value-type="float" office:value="1.52938143053156E+018" calcext:value-type="float">
            <text:p>1.52938143053156E+018</text:p>
          </table:table-cell>
          <table:table-cell office:value-type="float" office:value="487" calcext:value-type="float">
            <text:p>487</text:p>
          </table:table-cell>
          <table:table-cell office:value-type="float" office:value="1.52938143053156E+018" calcext:value-type="float">
            <text:p>1.52938143053156E+018</text:p>
          </table:table-cell>
          <table:table-cell office:value-type="string" calcext:value-type="string">
            <text:p>/gps</text:p>
          </table:table-cell>
          <table:table-cell office:value-type="float" office:value="0.0107598318199" calcext:value-type="float">
            <text:p>0.0107598318</text:p>
          </table:table-cell>
          <table:table-cell office:value-type="float" office:value="-0.0971504114193" calcext:value-type="float">
            <text:p>-0.09715041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3] ^ 2 + [.F23] ^ 2)" office:value-type="float" office:value="0.0977444444443355" calcext:value-type="float">
            <text:p>0.0977444444</text:p>
          </table:table-cell>
          <table:table-cell/>
        </table:table-row>
        <table:table-row table:style-name="ro1">
          <table:table-cell office:value-type="float" office:value="1.52938143202442E+018" calcext:value-type="float">
            <text:p>1.52938143202442E+018</text:p>
          </table:table-cell>
          <table:table-cell office:value-type="float" office:value="488" calcext:value-type="float">
            <text:p>488</text:p>
          </table:table-cell>
          <table:table-cell office:value-type="float" office:value="1.52938143202442E+018" calcext:value-type="float">
            <text:p>1.52938143202442E+018</text:p>
          </table:table-cell>
          <table:table-cell office:value-type="string" calcext:value-type="string">
            <text:p>/gps</text:p>
          </table:table-cell>
          <table:table-cell office:value-type="float" office:value="0.00566306937889" calcext:value-type="float">
            <text:p>0.0056630694</text:p>
          </table:table-cell>
          <table:table-cell office:value-type="float" office:value="-0.0511317954839" calcext:value-type="float">
            <text:p>-0.05113179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4] ^ 2 + [.F24] ^ 2)" office:value-type="float" office:value="0.0514444444444441" calcext:value-type="float">
            <text:p>0.0514444444</text:p>
          </table:table-cell>
          <table:table-cell/>
        </table:table-row>
        <table:table-row table:style-name="ro1">
          <table:table-cell office:value-type="float" office:value="1.5293814325421E+018" calcext:value-type="float">
            <text:p>1.5293814325421E+018</text:p>
          </table:table-cell>
          <table:table-cell office:value-type="float" office:value="489" calcext:value-type="float">
            <text:p>489</text:p>
          </table:table-cell>
          <table:table-cell office:value-type="float" office:value="1.5293814325421E+018" calcext:value-type="float">
            <text:p>1.5293814325421E+018</text:p>
          </table:table-cell>
          <table:table-cell office:value-type="string" calcext:value-type="string">
            <text:p>/gps</text:p>
          </table:table-cell>
          <table:table-cell office:value-type="float" office:value="0.0107598318199" calcext:value-type="float">
            <text:p>0.0107598318</text:p>
          </table:table-cell>
          <table:table-cell office:value-type="float" office:value="-0.0971504114193" calcext:value-type="float">
            <text:p>-0.09715041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5] ^ 2 + [.F25] ^ 2)" office:value-type="float" office:value="0.0977444444443355" calcext:value-type="float">
            <text:p>0.0977444444</text:p>
          </table:table-cell>
          <table:table-cell/>
        </table:table-row>
        <table:table-row table:style-name="ro1">
          <table:table-cell office:value-type="float" office:value="1.52938143354185E+018" calcext:value-type="float">
            <text:p>1.52938143354185E+018</text:p>
          </table:table-cell>
          <table:table-cell office:value-type="float" office:value="490" calcext:value-type="float">
            <text:p>490</text:p>
          </table:table-cell>
          <table:table-cell office:value-type="float" office:value="1.52938143354185E+018" calcext:value-type="float">
            <text:p>1.52938143354185E+018</text:p>
          </table:table-cell>
          <table:table-cell office:value-type="string" calcext:value-type="string">
            <text:p>/gps</text:p>
          </table:table-cell>
          <table:table-cell office:value-type="float" office:value="0.0107598318199" calcext:value-type="float">
            <text:p>0.0107598318</text:p>
          </table:table-cell>
          <table:table-cell office:value-type="float" office:value="-0.0971504114193" calcext:value-type="float">
            <text:p>-0.09715041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6] ^ 2 + [.F26] ^ 2)" office:value-type="float" office:value="0.0977444444443355" calcext:value-type="float">
            <text:p>0.0977444444</text:p>
          </table:table-cell>
          <table:table-cell/>
        </table:table-row>
        <table:table-row table:style-name="ro1">
          <table:table-cell office:value-type="float" office:value="1.52938143454184E+018" calcext:value-type="float">
            <text:p>1.52938143454184E+018</text:p>
          </table:table-cell>
          <table:table-cell office:value-type="float" office:value="491" calcext:value-type="float">
            <text:p>491</text:p>
          </table:table-cell>
          <table:table-cell office:value-type="float" office:value="1.52938143454184E+018" calcext:value-type="float">
            <text:p>1.52938143454184E+018</text:p>
          </table:table-cell>
          <table:table-cell office:value-type="string" calcext:value-type="string">
            <text:p>/gps</text:p>
          </table:table-cell>
          <table:table-cell office:value-type="float" office:value="0.0164229011988" calcext:value-type="float">
            <text:p>0.0164229012</text:p>
          </table:table-cell>
          <table:table-cell office:value-type="float" office:value="-0.148282206903" calcext:value-type="float">
            <text:p>-0.148282206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7] ^ 2 + [.F27] ^ 2)" office:value-type="float" office:value="0.149188888888582" calcext:value-type="float">
            <text:p>0.1491888889</text:p>
          </table:table-cell>
          <table:table-cell/>
        </table:table-row>
        <table:table-row table:style-name="ro1">
          <table:table-cell office:value-type="float" office:value="1.52938143554046E+018" calcext:value-type="float">
            <text:p>1.52938143554046E+018</text:p>
          </table:table-cell>
          <table:table-cell office:value-type="float" office:value="492" calcext:value-type="float">
            <text:p>492</text:p>
          </table:table-cell>
          <table:table-cell office:value-type="float" office:value="1.52938143554046E+018" calcext:value-type="float">
            <text:p>1.52938143554046E+018</text:p>
          </table:table-cell>
          <table:table-cell office:value-type="string" calcext:value-type="string">
            <text:p>/gps</text:p>
          </table:table-cell>
          <table:table-cell office:value-type="float" office:value="0.0526665452237" calcext:value-type="float">
            <text:p>0.0526665452</text:p>
          </table:table-cell>
          <table:table-cell office:value-type="float" office:value="-0.475525698" calcext:value-type="float">
            <text:p>-0.47552569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8] ^ 2 + [.F28] ^ 2)" office:value-type="float" office:value="0.478433333333065" calcext:value-type="float">
            <text:p>0.4784333333</text:p>
          </table:table-cell>
          <table:table-cell/>
        </table:table-row>
        <table:table-row table:style-name="ro1">
          <table:table-cell office:value-type="float" office:value="1.52938143702293E+018" calcext:value-type="float">
            <text:p>1.52938143702293E+018</text:p>
          </table:table-cell>
          <table:table-cell office:value-type="float" office:value="493" calcext:value-type="float">
            <text:p>493</text:p>
          </table:table-cell>
          <table:table-cell office:value-type="float" office:value="1.52938143702293E+018" calcext:value-type="float">
            <text:p>1.52938143702293E+018</text:p>
          </table:table-cell>
          <table:table-cell office:value-type="string" calcext:value-type="string">
            <text:p>/gps</text:p>
          </table:table-cell>
          <table:table-cell office:value-type="float" office:value="0.547544350565" calcext:value-type="float">
            <text:p>0.5475443506</text:p>
          </table:table-cell>
          <table:table-cell office:value-type="float" office:value="0.306765118602" calcext:value-type="float">
            <text:p>0.306765118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9] ^ 2 + [.F29] ^ 2)" office:value-type="float" office:value="0.627622222221733" calcext:value-type="float">
            <text:p>0.6276222222</text:p>
          </table:table-cell>
          <table:table-cell/>
        </table:table-row>
        <table:table-row table:style-name="ro1">
          <table:table-cell office:value-type="float" office:value="1.52938143754196E+018" calcext:value-type="float">
            <text:p>1.52938143754196E+018</text:p>
          </table:table-cell>
          <table:table-cell office:value-type="float" office:value="494" calcext:value-type="float">
            <text:p>494</text:p>
          </table:table-cell>
          <table:table-cell office:value-type="float" office:value="1.52938143754196E+018" calcext:value-type="float">
            <text:p>1.52938143754196E+018</text:p>
          </table:table-cell>
          <table:table-cell office:value-type="string" calcext:value-type="string">
            <text:p>/gps</text:p>
          </table:table-cell>
          <table:table-cell office:value-type="float" office:value="0.598450852597" calcext:value-type="float">
            <text:p>0.5984508526</text:p>
          </table:table-cell>
          <table:table-cell office:value-type="float" office:value="0.36243471918" calcext:value-type="float">
            <text:p>0.36243471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0] ^ 2 + [.F30] ^ 2)" office:value-type="float" office:value="0.699644444443863" calcext:value-type="float">
            <text:p>0.6996444444</text:p>
          </table:table-cell>
          <table:table-cell/>
        </table:table-row>
        <table:table-row table:style-name="ro1">
          <table:table-cell office:value-type="float" office:value="1.52938143854038E+018" calcext:value-type="float">
            <text:p>1.52938143854038E+018</text:p>
          </table:table-cell>
          <table:table-cell office:value-type="float" office:value="495" calcext:value-type="float">
            <text:p>495</text:p>
          </table:table-cell>
          <table:table-cell office:value-type="float" office:value="1.52938143854038E+018" calcext:value-type="float">
            <text:p>1.52938143854038E+018</text:p>
          </table:table-cell>
          <table:table-cell office:value-type="string" calcext:value-type="string">
            <text:p>/gps</text:p>
          </table:table-cell>
          <table:table-cell office:value-type="float" office:value="0.593175068579" calcext:value-type="float">
            <text:p>0.5931750686</text:p>
          </table:table-cell>
          <table:table-cell office:value-type="float" office:value="0.39934892799" calcext:value-type="float">
            <text:p>0.3993489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1] ^ 2 + [.F31] ^ 2)" office:value-type="float" office:value="0.71507777777698" calcext:value-type="float">
            <text:p>0.7150777778</text:p>
          </table:table-cell>
          <table:table-cell/>
        </table:table-row>
        <table:table-row table:style-name="ro1">
          <table:table-cell office:value-type="float" office:value="1.52938143953923E+018" calcext:value-type="float">
            <text:p>1.52938143953923E+018</text:p>
          </table:table-cell>
          <table:table-cell office:value-type="float" office:value="496" calcext:value-type="float">
            <text:p>496</text:p>
          </table:table-cell>
          <table:table-cell office:value-type="float" office:value="1.52938143953923E+018" calcext:value-type="float">
            <text:p>1.52938143953923E+018</text:p>
          </table:table-cell>
          <table:table-cell office:value-type="string" calcext:value-type="string">
            <text:p>/gps</text:p>
          </table:table-cell>
          <table:table-cell office:value-type="float" office:value="0.573930107118" calcext:value-type="float">
            <text:p>0.5739301071</text:p>
          </table:table-cell>
          <table:table-cell office:value-type="float" office:value="0.391068385506" calcext:value-type="float">
            <text:p>0.39106838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2] ^ 2 + [.F32] ^ 2)" office:value-type="float" office:value="0.694499999999099" calcext:value-type="float">
            <text:p>0.6945</text:p>
          </table:table-cell>
          <table:table-cell/>
        </table:table-row>
        <table:table-row table:style-name="ro1">
          <table:table-cell office:value-type="float" office:value="1.52938144054105E+018" calcext:value-type="float">
            <text:p>1.52938144054105E+018</text:p>
          </table:table-cell>
          <table:table-cell office:value-type="float" office:value="497" calcext:value-type="float">
            <text:p>497</text:p>
          </table:table-cell>
          <table:table-cell office:value-type="float" office:value="1.52938144054105E+018" calcext:value-type="float">
            <text:p>1.52938144054105E+018</text:p>
          </table:table-cell>
          <table:table-cell office:value-type="string" calcext:value-type="string">
            <text:p>/gps</text:p>
          </table:table-cell>
          <table:table-cell office:value-type="float" office:value="0.61788530362" calcext:value-type="float">
            <text:p>0.6178853036</text:p>
          </table:table-cell>
          <table:table-cell office:value-type="float" office:value="0.408659260961" calcext:value-type="float">
            <text:p>0.40865926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3] ^ 2 + [.F33] ^ 2)" office:value-type="float" office:value="0.74079999999917" calcext:value-type="float">
            <text:p>0.7408</text:p>
          </table:table-cell>
          <table:table-cell/>
        </table:table-row>
        <table:table-row table:style-name="ro1">
          <table:table-cell office:value-type="float" office:value="1.52938144201731E+018" calcext:value-type="float">
            <text:p>1.52938144201731E+018</text:p>
          </table:table-cell>
          <table:table-cell office:value-type="float" office:value="498" calcext:value-type="float">
            <text:p>498</text:p>
          </table:table-cell>
          <table:table-cell office:value-type="float" office:value="1.52938144201731E+018" calcext:value-type="float">
            <text:p>1.52938144201731E+018</text:p>
          </table:table-cell>
          <table:table-cell office:value-type="string" calcext:value-type="string">
            <text:p>/gps</text:p>
          </table:table-cell>
          <table:table-cell office:value-type="float" office:value="0.615614977284" calcext:value-type="float">
            <text:p>0.6156149773</text:p>
          </table:table-cell>
          <table:table-cell office:value-type="float" office:value="0.383633941217" calcext:value-type="float">
            <text:p>0.38363394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4] ^ 2 + [.F34] ^ 2)" office:value-type="float" office:value="0.725366666665948" calcext:value-type="float">
            <text:p>0.7253666667</text:p>
          </table:table-cell>
          <table:table-cell/>
        </table:table-row>
        <table:table-row table:style-name="ro1">
          <table:table-cell office:value-type="float" office:value="1.52938144254117E+018" calcext:value-type="float">
            <text:p>1.52938144254117E+018</text:p>
          </table:table-cell>
          <table:table-cell office:value-type="float" office:value="499" calcext:value-type="float">
            <text:p>499</text:p>
          </table:table-cell>
          <table:table-cell office:value-type="float" office:value="1.52938144254117E+018" calcext:value-type="float">
            <text:p>1.52938144254117E+018</text:p>
          </table:table-cell>
          <table:table-cell office:value-type="string" calcext:value-type="string">
            <text:p>/gps</text:p>
          </table:table-cell>
          <table:table-cell office:value-type="float" office:value="0.597118443266" calcext:value-type="float">
            <text:p>0.5971184433</text:p>
          </table:table-cell>
          <table:table-cell office:value-type="float" office:value="0.364625716801" calcext:value-type="float">
            <text:p>0.364625716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5] ^ 2 + [.F35] ^ 2)" office:value-type="float" office:value="0.699644444443786" calcext:value-type="float">
            <text:p>0.6996444444</text:p>
          </table:table-cell>
          <table:table-cell/>
        </table:table-row>
        <table:table-row table:style-name="ro1">
          <table:table-cell office:value-type="float" office:value="1.52938144354255E+018" calcext:value-type="float">
            <text:p>1.52938144354255E+018</text:p>
          </table:table-cell>
          <table:table-cell office:value-type="float" office:value="500" calcext:value-type="float">
            <text:p>500</text:p>
          </table:table-cell>
          <table:table-cell office:value-type="float" office:value="1.52938144354255E+018" calcext:value-type="float">
            <text:p>1.52938144354255E+018</text:p>
          </table:table-cell>
          <table:table-cell office:value-type="string" calcext:value-type="string">
            <text:p>/gps</text:p>
          </table:table-cell>
          <table:table-cell office:value-type="float" office:value="0.586837701057" calcext:value-type="float">
            <text:p>0.5868377011</text:p>
          </table:table-cell>
          <table:table-cell office:value-type="float" office:value="0.380951258378" calcext:value-type="float">
            <text:p>0.38095125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6] ^ 2 + [.F36] ^ 2)" office:value-type="float" office:value="0.699644444444209" calcext:value-type="float">
            <text:p>0.6996444444</text:p>
          </table:table-cell>
          <table:table-cell/>
        </table:table-row>
        <table:table-row table:style-name="ro1">
          <table:table-cell office:value-type="float" office:value="1.52938144454144E+018" calcext:value-type="float">
            <text:p>1.52938144454144E+018</text:p>
          </table:table-cell>
          <table:table-cell office:value-type="float" office:value="501" calcext:value-type="float">
            <text:p>501</text:p>
          </table:table-cell>
          <table:table-cell office:value-type="float" office:value="1.52938144454144E+018" calcext:value-type="float">
            <text:p>1.52938144454144E+018</text:p>
          </table:table-cell>
          <table:table-cell office:value-type="string" calcext:value-type="string">
            <text:p>/gps</text:p>
          </table:table-cell>
          <table:table-cell office:value-type="float" office:value="0.574558407701" calcext:value-type="float">
            <text:p>0.5745584077</text:p>
          </table:table-cell>
          <table:table-cell office:value-type="float" office:value="0.361958801409" calcext:value-type="float">
            <text:p>0.3619588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7] ^ 2 + [.F37] ^ 2)" office:value-type="float" office:value="0.679066666666351" calcext:value-type="float">
            <text:p>0.6790666667</text:p>
          </table:table-cell>
          <table:table-cell/>
        </table:table-row>
        <table:table-row table:style-name="ro1">
          <table:table-cell office:value-type="float" office:value="1.52938144554012E+018" calcext:value-type="float">
            <text:p>1.52938144554012E+018</text:p>
          </table:table-cell>
          <table:table-cell office:value-type="float" office:value="502" calcext:value-type="float">
            <text:p>502</text:p>
          </table:table-cell>
          <table:table-cell office:value-type="float" office:value="1.52938144554012E+018" calcext:value-type="float">
            <text:p>1.52938144554012E+018</text:p>
          </table:table-cell>
          <table:table-cell office:value-type="string" calcext:value-type="string">
            <text:p>/gps</text:p>
          </table:table-cell>
          <table:table-cell office:value-type="float" office:value="0.608136736417" calcext:value-type="float">
            <text:p>0.6081367364</text:p>
          </table:table-cell>
          <table:table-cell office:value-type="float" office:value="0.395381475199" calcext:value-type="float">
            <text:p>0.395381475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8] ^ 2 + [.F38] ^ 2)" office:value-type="float" office:value="0.725366666666216" calcext:value-type="float">
            <text:p>0.7253666667</text:p>
          </table:table-cell>
          <table:table-cell/>
        </table:table-row>
        <table:table-row table:style-name="ro1">
          <table:table-cell office:value-type="float" office:value="1.5293814470209E+018" calcext:value-type="float">
            <text:p>1.5293814470209E+018</text:p>
          </table:table-cell>
          <table:table-cell office:value-type="float" office:value="503" calcext:value-type="float">
            <text:p>503</text:p>
          </table:table-cell>
          <table:table-cell office:value-type="float" office:value="1.5293814470209E+018" calcext:value-type="float">
            <text:p>1.5293814470209E+018</text:p>
          </table:table-cell>
          <table:table-cell office:value-type="string" calcext:value-type="string">
            <text:p>/gps</text:p>
          </table:table-cell>
          <table:table-cell office:value-type="float" office:value="0.616272427874" calcext:value-type="float">
            <text:p>0.6162724279</text:p>
          </table:table-cell>
          <table:table-cell office:value-type="float" office:value="0.40174294152" calcext:value-type="float">
            <text:p>0.40174294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9] ^ 2 + [.F39] ^ 2)" office:value-type="float" office:value="0.735655555554946" calcext:value-type="float">
            <text:p>0.7356555556</text:p>
          </table:table-cell>
          <table:table-cell/>
        </table:table-row>
        <table:table-row table:style-name="ro1">
          <table:table-cell office:value-type="float" office:value="1.52938144753955E+018" calcext:value-type="float">
            <text:p>1.52938144753955E+018</text:p>
          </table:table-cell>
          <table:table-cell office:value-type="float" office:value="504" calcext:value-type="float">
            <text:p>504</text:p>
          </table:table-cell>
          <table:table-cell office:value-type="float" office:value="1.52938144753955E+018" calcext:value-type="float">
            <text:p>1.52938144753955E+018</text:p>
          </table:table-cell>
          <table:table-cell office:value-type="string" calcext:value-type="string">
            <text:p>/gps</text:p>
          </table:table-cell>
          <table:table-cell office:value-type="float" office:value="0.602254510901" calcext:value-type="float">
            <text:p>0.6022545109</text:p>
          </table:table-cell>
          <table:table-cell office:value-type="float" office:value="0.375892061471" calcext:value-type="float">
            <text:p>0.37589206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0] ^ 2 + [.F40] ^ 2)" office:value-type="float" office:value="0.709933333333152" calcext:value-type="float">
            <text:p>0.7099333333</text:p>
          </table:table-cell>
          <table:table-cell/>
        </table:table-row>
        <table:table-row table:style-name="ro1">
          <table:table-cell office:value-type="float" office:value="1.52938144854097E+018" calcext:value-type="float">
            <text:p>1.52938144854097E+018</text:p>
          </table:table-cell>
          <table:table-cell office:value-type="float" office:value="505" calcext:value-type="float">
            <text:p>505</text:p>
          </table:table-cell>
          <table:table-cell office:value-type="float" office:value="1.52938144854097E+018" calcext:value-type="float">
            <text:p>1.52938144854097E+018</text:p>
          </table:table-cell>
          <table:table-cell office:value-type="string" calcext:value-type="string">
            <text:p>/gps</text:p>
          </table:table-cell>
          <table:table-cell office:value-type="float" office:value="0.571505941963" calcext:value-type="float">
            <text:p>0.571505942</text:p>
          </table:table-cell>
          <table:table-cell office:value-type="float" office:value="0.366759452608" calcext:value-type="float">
            <text:p>0.36675945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1] ^ 2 + [.F41] ^ 2)" office:value-type="float" office:value="0.679066666665605" calcext:value-type="float">
            <text:p>0.6790666667</text:p>
          </table:table-cell>
          <table:table-cell/>
        </table:table-row>
        <table:table-row table:style-name="ro1">
          <table:table-cell office:value-type="float" office:value="1.52938144954119E+018" calcext:value-type="float">
            <text:p>1.52938144954119E+018</text:p>
          </table:table-cell>
          <table:table-cell office:value-type="float" office:value="506" calcext:value-type="float">
            <text:p>506</text:p>
          </table:table-cell>
          <table:table-cell office:value-type="float" office:value="1.52938144954119E+018" calcext:value-type="float">
            <text:p>1.52938144954119E+018</text:p>
          </table:table-cell>
          <table:table-cell office:value-type="string" calcext:value-type="string">
            <text:p>/gps</text:p>
          </table:table-cell>
          <table:table-cell office:value-type="float" office:value="0.415640685064" calcext:value-type="float">
            <text:p>0.4156406851</text:p>
          </table:table-cell>
          <table:table-cell office:value-type="float" office:value="0.266734147351" calcext:value-type="float">
            <text:p>0.26673414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2] ^ 2 + [.F42] ^ 2)" office:value-type="float" office:value="0.493866666665747" calcext:value-type="float">
            <text:p>0.4938666667</text:p>
          </table:table-cell>
          <table:table-cell/>
        </table:table-row>
        <table:table-row table:style-name="ro1">
          <table:table-cell office:value-type="float" office:value="1.52938145054157E+018" calcext:value-type="float">
            <text:p>1.52938145054157E+018</text:p>
          </table:table-cell>
          <table:table-cell office:value-type="float" office:value="507" calcext:value-type="float">
            <text:p>507</text:p>
          </table:table-cell>
          <table:table-cell office:value-type="float" office:value="1.52938145054157E+018" calcext:value-type="float">
            <text:p>1.52938145054157E+018</text:p>
          </table:table-cell>
          <table:table-cell office:value-type="string" calcext:value-type="string">
            <text:p>/gps</text:p>
          </table:table-cell>
          <table:table-cell office:value-type="float" office:value="0.238127475818" calcext:value-type="float">
            <text:p>0.2381274758</text:p>
          </table:table-cell>
          <table:table-cell office:value-type="float" office:value="0.152816438587" calcext:value-type="float">
            <text:p>0.152816438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3] ^ 2 + [.F43] ^ 2)" office:value-type="float" office:value="0.282944444444252" calcext:value-type="float">
            <text:p>0.2829444444</text:p>
          </table:table-cell>
          <table:table-cell/>
        </table:table-row>
        <table:table-row table:style-name="ro1">
          <table:table-cell office:value-type="float" office:value="1.52938145202049E+018" calcext:value-type="float">
            <text:p>1.52938145202049E+018</text:p>
          </table:table-cell>
          <table:table-cell office:value-type="float" office:value="508" calcext:value-type="float">
            <text:p>508</text:p>
          </table:table-cell>
          <table:table-cell office:value-type="float" office:value="1.52938145202049E+018" calcext:value-type="float">
            <text:p>1.52938145202049E+018</text:p>
          </table:table-cell>
          <table:table-cell office:value-type="string" calcext:value-type="string">
            <text:p>/gps</text:p>
          </table:table-cell>
          <table:table-cell office:value-type="float" office:value="0.238127475818" calcext:value-type="float">
            <text:p>0.2381274758</text:p>
          </table:table-cell>
          <table:table-cell office:value-type="float" office:value="0.152816438587" calcext:value-type="float">
            <text:p>0.152816438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4] ^ 2 + [.F44] ^ 2)" office:value-type="float" office:value="0.282944444444252" calcext:value-type="float">
            <text:p>0.2829444444</text:p>
          </table:table-cell>
          <table:table-cell/>
        </table:table-row>
        <table:table-row table:style-name="ro1">
          <table:table-cell office:value-type="float" office:value="1.52938145254005E+018" calcext:value-type="float">
            <text:p>1.52938145254005E+018</text:p>
          </table:table-cell>
          <table:table-cell office:value-type="float" office:value="509" calcext:value-type="float">
            <text:p>509</text:p>
          </table:table-cell>
          <table:table-cell office:value-type="float" office:value="1.52938145254005E+018" calcext:value-type="float">
            <text:p>1.52938145254005E+018</text:p>
          </table:table-cell>
          <table:table-cell office:value-type="string" calcext:value-type="string">
            <text:p>/gps</text:p>
          </table:table-cell>
          <table:table-cell office:value-type="float" office:value="0.402651913656" calcext:value-type="float">
            <text:p>0.4026519137</text:p>
          </table:table-cell>
          <table:table-cell office:value-type="float" office:value="0.258398705247" calcext:value-type="float">
            <text:p>0.258398705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5] ^ 2 + [.F45] ^ 2)" office:value-type="float" office:value="0.478433333333041" calcext:value-type="float">
            <text:p>0.4784333333</text:p>
          </table:table-cell>
          <table:table-cell/>
        </table:table-row>
      </table:table>
      <table:table table:name="speed1_8" table:style-name="ta1">
        <table:shapes>
          <draw:frame draw:z-index="0" draw:style-name="gr1" draw:text-style-name="P1" svg:width="453.51pt" svg:height="255.09pt" svg:x="1172.44pt" svg:y="29.93pt">
            <loext:p draw:notify-on-update-of-ranges="speed1_8.B2:speed1_8.B77 speed1_8.K1:speed1_8.K1 speed1_8.K2:speed1_8.K7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twist.linear.x</text:p>
          </table:table-cell>
          <table:table-cell office:value-type="string" calcext:value-type="string">
            <text:p>field.twist.linear.y</text:p>
          </table:table-cell>
          <table:table-cell office:value-type="string" calcext:value-type="string">
            <text:p>field.twist.linear.z</text:p>
          </table:table-cell>
          <table:table-cell office:value-type="string" calcext:value-type="string">
            <text:p>field.twist.angular.x</text:p>
          </table:table-cell>
          <table:table-cell office:value-type="string" calcext:value-type="string">
            <text:p>field.twist.angular.y</text:p>
          </table:table-cell>
          <table:table-cell office:value-type="string" calcext:value-type="string">
            <text:p>field.twist.angular.z</text:p>
          </table:table-cell>
          <table:table-cell table:style-name="ce1" office:value-type="string" calcext:value-type="string">
            <text:p>absolute_vel</text:p>
          </table:table-cell>
          <table:table-cell office:value-type="string" calcext:value-type="string">
            <text:p>average_vel</text:p>
          </table:table-cell>
        </table:table-row>
        <table:table-row table:style-name="ro1">
          <table:table-cell office:value-type="float" office:value="1.52938155954163E+018" calcext:value-type="float">
            <text:p>1.52938155954163E+018</text:p>
          </table:table-cell>
          <table:table-cell office:value-type="float" office:value="616" calcext:value-type="float">
            <text:p>616</text:p>
          </table:table-cell>
          <table:table-cell office:value-type="float" office:value="1.52938155954163E+018" calcext:value-type="float">
            <text:p>1.52938155954163E+018</text:p>
          </table:table-cell>
          <table:table-cell office:value-type="string" calcext:value-type="string">
            <text:p>/gps</text:p>
          </table:table-cell>
          <table:table-cell office:value-type="float" office:value="0.0194638520904" calcext:value-type="float">
            <text:p>0.0194638521</text:p>
          </table:table-cell>
          <table:table-cell office:value-type="float" office:value="0.0639827759814" calcext:value-type="float">
            <text:p>0.06398277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] ^ 2 + [.F2] ^ 2)" office:value-type="float" office:value="0.0668777777776967" calcext:value-type="float">
            <text:p>0.0668777778</text:p>
          </table:table-cell>
          <table:table-cell table:formula="of:=AVERAGE([.K31:.K61])" office:value-type="float" office:value="0.459349103942283" calcext:value-type="float">
            <text:p>0.4593491039</text:p>
          </table:table-cell>
        </table:table-row>
        <table:table-row table:style-name="ro1">
          <table:table-cell office:value-type="float" office:value="1.52938156055917E+018" calcext:value-type="float">
            <text:p>1.52938156055917E+018</text:p>
          </table:table-cell>
          <table:table-cell office:value-type="float" office:value="617" calcext:value-type="float">
            <text:p>617</text:p>
          </table:table-cell>
          <table:table-cell office:value-type="float" office:value="1.52938156055917E+018" calcext:value-type="float">
            <text:p>1.52938156055917E+018</text:p>
          </table:table-cell>
          <table:table-cell office:value-type="string" calcext:value-type="string">
            <text:p>/gps</text:p>
          </table:table-cell>
          <table:table-cell office:value-type="float" office:value="0.0164694133073" calcext:value-type="float">
            <text:p>0.0164694133</text:p>
          </table:table-cell>
          <table:table-cell office:value-type="float" office:value="0.0541392719843" calcext:value-type="float">
            <text:p>0.05413927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] ^ 2 + [.F3] ^ 2)" office:value-type="float" office:value="0.0565888888888683" calcext:value-type="float">
            <text:p>0.0565888889</text:p>
          </table:table-cell>
          <table:table-cell/>
        </table:table-row>
        <table:table-row table:style-name="ro1">
          <table:table-cell office:value-type="float" office:value="1.52938156202232E+018" calcext:value-type="float">
            <text:p>1.52938156202232E+018</text:p>
          </table:table-cell>
          <table:table-cell office:value-type="float" office:value="618" calcext:value-type="float">
            <text:p>618</text:p>
          </table:table-cell>
          <table:table-cell office:value-type="float" office:value="1.52938156202232E+018" calcext:value-type="float">
            <text:p>1.52938156202232E+018</text:p>
          </table:table-cell>
          <table:table-cell office:value-type="string" calcext:value-type="string">
            <text:p>/gps</text:p>
          </table:table-cell>
          <table:table-cell office:value-type="float" office:value="0.0164694133073" calcext:value-type="float">
            <text:p>0.0164694133</text:p>
          </table:table-cell>
          <table:table-cell office:value-type="float" office:value="0.0541392719843" calcext:value-type="float">
            <text:p>0.05413927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] ^ 2 + [.F4] ^ 2)" office:value-type="float" office:value="0.0565888888888683" calcext:value-type="float">
            <text:p>0.0565888889</text:p>
          </table:table-cell>
          <table:table-cell/>
        </table:table-row>
        <table:table-row table:style-name="ro1">
          <table:table-cell office:value-type="float" office:value="1.52938156254166E+018" calcext:value-type="float">
            <text:p>1.52938156254166E+018</text:p>
          </table:table-cell>
          <table:table-cell office:value-type="float" office:value="619" calcext:value-type="float">
            <text:p>619</text:p>
          </table:table-cell>
          <table:table-cell office:value-type="float" office:value="1.52938156254166E+018" calcext:value-type="float">
            <text:p>1.52938156254166E+018</text:p>
          </table:table-cell>
          <table:table-cell office:value-type="string" calcext:value-type="string">
            <text:p>/gps</text:p>
          </table:table-cell>
          <table:table-cell office:value-type="float" office:value="0.0179666326988" calcext:value-type="float">
            <text:p>0.0179666327</text:p>
          </table:table-cell>
          <table:table-cell office:value-type="float" office:value="0.0590610239828" calcext:value-type="float">
            <text:p>0.0590610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] ^ 2 + [.F5] ^ 2)" office:value-type="float" office:value="0.0617333333332201" calcext:value-type="float">
            <text:p>0.0617333333</text:p>
          </table:table-cell>
          <table:table-cell/>
        </table:table-row>
        <table:table-row table:style-name="ro1">
          <table:table-cell office:value-type="float" office:value="1.52938156354448E+018" calcext:value-type="float">
            <text:p>1.52938156354448E+018</text:p>
          </table:table-cell>
          <table:table-cell office:value-type="float" office:value="620" calcext:value-type="float">
            <text:p>620</text:p>
          </table:table-cell>
          <table:table-cell office:value-type="float" office:value="1.52938156354448E+018" calcext:value-type="float">
            <text:p>1.52938156354448E+018</text:p>
          </table:table-cell>
          <table:table-cell office:value-type="string" calcext:value-type="string">
            <text:p>/gps</text:p>
          </table:table-cell>
          <table:table-cell office:value-type="float" office:value="0.00748609695785" calcext:value-type="float">
            <text:p>0.007486097</text:p>
          </table:table-cell>
          <table:table-cell office:value-type="float" office:value="0.0246087599929" calcext:value-type="float">
            <text:p>0.0246087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] ^ 2 + [.F6] ^ 2)" office:value-type="float" office:value="0.0257222222222437" calcext:value-type="float">
            <text:p>0.0257222222</text:p>
          </table:table-cell>
          <table:table-cell/>
        </table:table-row>
        <table:table-row table:style-name="ro1">
          <table:table-cell office:value-type="float" office:value="1.52938156456154E+018" calcext:value-type="float">
            <text:p>1.52938156456154E+018</text:p>
          </table:table-cell>
          <table:table-cell office:value-type="float" office:value="621" calcext:value-type="float">
            <text:p>621</text:p>
          </table:table-cell>
          <table:table-cell office:value-type="float" office:value="1.52938156456154E+018" calcext:value-type="float">
            <text:p>1.52938156456154E+018</text:p>
          </table:table-cell>
          <table:table-cell office:value-type="string" calcext:value-type="string">
            <text:p>/gps</text:p>
          </table:table-cell>
          <table:table-cell office:value-type="float" office:value="0.00299443878314" calcext:value-type="float">
            <text:p>0.0029944388</text:p>
          </table:table-cell>
          <table:table-cell office:value-type="float" office:value="0.00984350399714" calcext:value-type="float">
            <text:p>0.0098435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7] ^ 2 + [.F7] ^ 2)" office:value-type="float" office:value="0.0102888888888783" calcext:value-type="float">
            <text:p>0.0102888889</text:p>
          </table:table-cell>
          <table:table-cell/>
        </table:table-row>
        <table:table-row table:style-name="ro1">
          <table:table-cell office:value-type="float" office:value="1.52938156554431E+018" calcext:value-type="float">
            <text:p>1.52938156554431E+018</text:p>
          </table:table-cell>
          <table:table-cell office:value-type="float" office:value="622" calcext:value-type="float">
            <text:p>622</text:p>
          </table:table-cell>
          <table:table-cell office:value-type="float" office:value="1.52938156554431E+018" calcext:value-type="float">
            <text:p>1.52938156554431E+018</text:p>
          </table:table-cell>
          <table:table-cell office:value-type="string" calcext:value-type="string">
            <text:p>/gps</text:p>
          </table:table-cell>
          <table:table-cell office:value-type="float" office:value="0.00149721939157" calcext:value-type="float">
            <text:p>0.0014972194</text:p>
          </table:table-cell>
          <table:table-cell office:value-type="float" office:value="0.00492175199857" calcext:value-type="float">
            <text:p>0.00492175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8] ^ 2 + [.F8] ^ 2)" office:value-type="float" office:value="0.00514444444443917" calcext:value-type="float">
            <text:p>0.0051444444</text:p>
          </table:table-cell>
          <table:table-cell/>
        </table:table-row>
        <table:table-row table:style-name="ro1">
          <table:table-cell office:value-type="float" office:value="1.52938156702744E+018" calcext:value-type="float">
            <text:p>1.52938156702744E+018</text:p>
          </table:table-cell>
          <table:table-cell office:value-type="float" office:value="623" calcext:value-type="float">
            <text:p>623</text:p>
          </table:table-cell>
          <table:table-cell office:value-type="float" office:value="1.52938156702744E+018" calcext:value-type="float">
            <text:p>1.52938156702744E+018</text:p>
          </table:table-cell>
          <table:table-cell office:value-type="string" calcext:value-type="string">
            <text:p>/gps</text:p>
          </table:table-cell>
          <table:table-cell office:value-type="float" office:value="0.00149721939157" calcext:value-type="float">
            <text:p>0.0014972194</text:p>
          </table:table-cell>
          <table:table-cell office:value-type="float" office:value="0.00492175199857" calcext:value-type="float">
            <text:p>0.00492175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9] ^ 2 + [.F9] ^ 2)" office:value-type="float" office:value="0.00514444444443917" calcext:value-type="float">
            <text:p>0.0051444444</text:p>
          </table:table-cell>
          <table:table-cell/>
        </table:table-row>
        <table:table-row table:style-name="ro1">
          <table:table-cell office:value-type="float" office:value="1.52938156756018E+018" calcext:value-type="float">
            <text:p>1.52938156756018E+018</text:p>
          </table:table-cell>
          <table:table-cell office:value-type="float" office:value="624" calcext:value-type="float">
            <text:p>624</text:p>
          </table:table-cell>
          <table:table-cell office:value-type="float" office:value="1.52938156756018E+018" calcext:value-type="float">
            <text:p>1.52938156756018E+018</text:p>
          </table:table-cell>
          <table:table-cell office:value-type="string" calcext:value-type="string">
            <text:p>/gp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QRT([.E10] ^ 2 + [.F10] ^ 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52938156854414E+018" calcext:value-type="float">
            <text:p>1.52938156854414E+018</text:p>
          </table:table-cell>
          <table:table-cell office:value-type="float" office:value="625" calcext:value-type="float">
            <text:p>625</text:p>
          </table:table-cell>
          <table:table-cell office:value-type="float" office:value="1.52938156854414E+018" calcext:value-type="float">
            <text:p>1.52938156854414E+018</text:p>
          </table:table-cell>
          <table:table-cell office:value-type="string" calcext:value-type="string">
            <text:p>/gp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QRT([.E11] ^ 2 + [.F11] ^ 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5293815695443E+018" calcext:value-type="float">
            <text:p>1.5293815695443E+018</text:p>
          </table:table-cell>
          <table:table-cell office:value-type="float" office:value="626" calcext:value-type="float">
            <text:p>626</text:p>
          </table:table-cell>
          <table:table-cell office:value-type="float" office:value="1.5293815695443E+018" calcext:value-type="float">
            <text:p>1.5293815695443E+018</text:p>
          </table:table-cell>
          <table:table-cell office:value-type="string" calcext:value-type="string">
            <text:p>/gps</text:p>
          </table:table-cell>
          <table:table-cell office:value-type="float" office:value="0.020961071482" calcext:value-type="float">
            <text:p>0.0209610715</text:p>
          </table:table-cell>
          <table:table-cell office:value-type="float" office:value="0.06890452798" calcext:value-type="float">
            <text:p>0.0689045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2] ^ 2 + [.F12] ^ 2)" office:value-type="float" office:value="0.0720222222221733" calcext:value-type="float">
            <text:p>0.0720222222</text:p>
          </table:table-cell>
          <table:table-cell/>
        </table:table-row>
        <table:table-row table:style-name="ro1">
          <table:table-cell office:value-type="float" office:value="1.52938157054285E+018" calcext:value-type="float">
            <text:p>1.52938157054285E+018</text:p>
          </table:table-cell>
          <table:table-cell office:value-type="float" office:value="627" calcext:value-type="float">
            <text:p>627</text:p>
          </table:table-cell>
          <table:table-cell office:value-type="float" office:value="1.52938157054285E+018" calcext:value-type="float">
            <text:p>1.52938157054285E+018</text:p>
          </table:table-cell>
          <table:table-cell office:value-type="string" calcext:value-type="string">
            <text:p>/gps</text:p>
          </table:table-cell>
          <table:table-cell office:value-type="float" office:value="0.010480535741" calcext:value-type="float">
            <text:p>0.0104805357</text:p>
          </table:table-cell>
          <table:table-cell office:value-type="float" office:value="0.03445226399" calcext:value-type="float">
            <text:p>0.03445226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3] ^ 2 + [.F13] ^ 2)" office:value-type="float" office:value="0.0360111111110867" calcext:value-type="float">
            <text:p>0.0360111111</text:p>
          </table:table-cell>
          <table:table-cell/>
        </table:table-row>
        <table:table-row table:style-name="ro1">
          <table:table-cell office:value-type="float" office:value="1.52938157202626E+018" calcext:value-type="float">
            <text:p>1.52938157202626E+018</text:p>
          </table:table-cell>
          <table:table-cell office:value-type="float" office:value="628" calcext:value-type="float">
            <text:p>628</text:p>
          </table:table-cell>
          <table:table-cell office:value-type="float" office:value="1.52938157202626E+018" calcext:value-type="float">
            <text:p>1.52938157202626E+018</text:p>
          </table:table-cell>
          <table:table-cell office:value-type="string" calcext:value-type="string">
            <text:p>/gps</text:p>
          </table:table-cell>
          <table:table-cell office:value-type="float" office:value="0.00598887756628" calcext:value-type="float">
            <text:p>0.0059888776</text:p>
          </table:table-cell>
          <table:table-cell office:value-type="float" office:value="0.0196870079943" calcext:value-type="float">
            <text:p>0.019687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4] ^ 2 + [.F14] ^ 2)" office:value-type="float" office:value="0.0205777777777758" calcext:value-type="float">
            <text:p>0.0205777778</text:p>
          </table:table-cell>
          <table:table-cell/>
        </table:table-row>
        <table:table-row table:style-name="ro1">
          <table:table-cell office:value-type="float" office:value="1.52938157254134E+018" calcext:value-type="float">
            <text:p>1.52938157254134E+018</text:p>
          </table:table-cell>
          <table:table-cell office:value-type="float" office:value="629" calcext:value-type="float">
            <text:p>629</text:p>
          </table:table-cell>
          <table:table-cell office:value-type="float" office:value="1.52938157254134E+018" calcext:value-type="float">
            <text:p>1.52938157254134E+018</text:p>
          </table:table-cell>
          <table:table-cell office:value-type="string" calcext:value-type="string">
            <text:p>/gps</text:p>
          </table:table-cell>
          <table:table-cell office:value-type="float" office:value="0.0224582908736" calcext:value-type="float">
            <text:p>0.0224582909</text:p>
          </table:table-cell>
          <table:table-cell office:value-type="float" office:value="0.0738262799786" calcext:value-type="float">
            <text:p>0.073826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5] ^ 2 + [.F15] ^ 2)" office:value-type="float" office:value="0.0771666666666499" calcext:value-type="float">
            <text:p>0.0771666667</text:p>
          </table:table-cell>
          <table:table-cell/>
        </table:table-row>
        <table:table-row table:style-name="ro1">
          <table:table-cell office:value-type="float" office:value="1.52938157354271E+018" calcext:value-type="float">
            <text:p>1.52938157354271E+018</text:p>
          </table:table-cell>
          <table:table-cell office:value-type="float" office:value="630" calcext:value-type="float">
            <text:p>630</text:p>
          </table:table-cell>
          <table:table-cell office:value-type="float" office:value="1.52938157354271E+018" calcext:value-type="float">
            <text:p>1.52938157354271E+018</text:p>
          </table:table-cell>
          <table:table-cell office:value-type="string" calcext:value-type="string">
            <text:p>/gps</text:p>
          </table:table-cell>
          <table:table-cell office:value-type="float" office:value="0.020961071482" calcext:value-type="float">
            <text:p>0.0209610715</text:p>
          </table:table-cell>
          <table:table-cell office:value-type="float" office:value="0.06890452798" calcext:value-type="float">
            <text:p>0.0689045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6] ^ 2 + [.F16] ^ 2)" office:value-type="float" office:value="0.0720222222221733" calcext:value-type="float">
            <text:p>0.0720222222</text:p>
          </table:table-cell>
          <table:table-cell/>
        </table:table-row>
        <table:table-row table:style-name="ro1">
          <table:table-cell office:value-type="float" office:value="1.52938157454219E+018" calcext:value-type="float">
            <text:p>1.52938157454219E+018</text:p>
          </table:table-cell>
          <table:table-cell office:value-type="float" office:value="631" calcext:value-type="float">
            <text:p>631</text:p>
          </table:table-cell>
          <table:table-cell office:value-type="float" office:value="1.52938157454219E+018" calcext:value-type="float">
            <text:p>1.52938157454219E+018</text:p>
          </table:table-cell>
          <table:table-cell office:value-type="string" calcext:value-type="string">
            <text:p>/gps</text:p>
          </table:table-cell>
          <table:table-cell office:value-type="float" office:value="0.0299443878314" calcext:value-type="float">
            <text:p>0.0299443878</text:p>
          </table:table-cell>
          <table:table-cell office:value-type="float" office:value="0.0984350399714" calcext:value-type="float">
            <text:p>0.098435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7] ^ 2 + [.F17] ^ 2)" office:value-type="float" office:value="0.102888888888783" calcext:value-type="float">
            <text:p>0.1028888889</text:p>
          </table:table-cell>
          <table:table-cell/>
        </table:table-row>
        <table:table-row table:style-name="ro1">
          <table:table-cell office:value-type="float" office:value="1.52938157554387E+018" calcext:value-type="float">
            <text:p>1.52938157554387E+018</text:p>
          </table:table-cell>
          <table:table-cell office:value-type="float" office:value="632" calcext:value-type="float">
            <text:p>632</text:p>
          </table:table-cell>
          <table:table-cell office:value-type="float" office:value="1.52938157554387E+018" calcext:value-type="float">
            <text:p>1.52938157554387E+018</text:p>
          </table:table-cell>
          <table:table-cell office:value-type="string" calcext:value-type="string">
            <text:p>/gps</text:p>
          </table:table-cell>
          <table:table-cell office:value-type="float" office:value="0.0254527296567" calcext:value-type="float">
            <text:p>0.0254527297</text:p>
          </table:table-cell>
          <table:table-cell office:value-type="float" office:value="0.0836697839757" calcext:value-type="float">
            <text:p>0.0836697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8] ^ 2 + [.F18] ^ 2)" office:value-type="float" office:value="0.0874555555554784" calcext:value-type="float">
            <text:p>0.0874555556</text:p>
          </table:table-cell>
          <table:table-cell/>
        </table:table-row>
        <table:table-row table:style-name="ro1">
          <table:table-cell office:value-type="float" office:value="1.5293815770242E+018" calcext:value-type="float">
            <text:p>1.5293815770242E+018</text:p>
          </table:table-cell>
          <table:table-cell office:value-type="float" office:value="633" calcext:value-type="float">
            <text:p>633</text:p>
          </table:table-cell>
          <table:table-cell office:value-type="float" office:value="1.5293815770242E+018" calcext:value-type="float">
            <text:p>1.5293815770242E+018</text:p>
          </table:table-cell>
          <table:table-cell office:value-type="string" calcext:value-type="string">
            <text:p>/gps</text:p>
          </table:table-cell>
          <table:table-cell office:value-type="float" office:value="0.0269499490483" calcext:value-type="float">
            <text:p>0.026949949</text:p>
          </table:table-cell>
          <table:table-cell office:value-type="float" office:value="0.0885915359743" calcext:value-type="float">
            <text:p>0.0885915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9] ^ 2 + [.F19] ^ 2)" office:value-type="float" office:value="0.092599999999955" calcext:value-type="float">
            <text:p>0.0926</text:p>
          </table:table-cell>
          <table:table-cell/>
        </table:table-row>
        <table:table-row table:style-name="ro1">
          <table:table-cell office:value-type="float" office:value="1.52938157754247E+018" calcext:value-type="float">
            <text:p>1.52938157754247E+018</text:p>
          </table:table-cell>
          <table:table-cell office:value-type="float" office:value="634" calcext:value-type="float">
            <text:p>634</text:p>
          </table:table-cell>
          <table:table-cell office:value-type="float" office:value="1.52938157754247E+018" calcext:value-type="float">
            <text:p>1.52938157754247E+018</text:p>
          </table:table-cell>
          <table:table-cell office:value-type="string" calcext:value-type="string">
            <text:p>/gps</text:p>
          </table:table-cell>
          <table:table-cell office:value-type="float" office:value="0.031441607223" calcext:value-type="float">
            <text:p>0.0314416072</text:p>
          </table:table-cell>
          <table:table-cell office:value-type="float" office:value="0.10335679197" calcext:value-type="float">
            <text:p>0.1033567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0] ^ 2 + [.F20] ^ 2)" office:value-type="float" office:value="0.10803333333326" calcext:value-type="float">
            <text:p>0.1080333333</text:p>
          </table:table-cell>
          <table:table-cell/>
        </table:table-row>
        <table:table-row table:style-name="ro1">
          <table:table-cell office:value-type="float" office:value="1.52938157854159E+018" calcext:value-type="float">
            <text:p>1.52938157854159E+018</text:p>
          </table:table-cell>
          <table:table-cell office:value-type="float" office:value="635" calcext:value-type="float">
            <text:p>635</text:p>
          </table:table-cell>
          <table:table-cell office:value-type="float" office:value="1.52938157854159E+018" calcext:value-type="float">
            <text:p>1.52938157854159E+018</text:p>
          </table:table-cell>
          <table:table-cell office:value-type="string" calcext:value-type="string">
            <text:p>/gps</text:p>
          </table:table-cell>
          <table:table-cell office:value-type="float" office:value="0.0389277041808" calcext:value-type="float">
            <text:p>0.0389277042</text:p>
          </table:table-cell>
          <table:table-cell office:value-type="float" office:value="0.127965551963" calcext:value-type="float">
            <text:p>0.12796555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1] ^ 2 + [.F21] ^ 2)" office:value-type="float" office:value="0.133755555555585" calcext:value-type="float">
            <text:p>0.1337555556</text:p>
          </table:table-cell>
          <table:table-cell/>
        </table:table-row>
        <table:table-row table:style-name="ro1">
          <table:table-cell office:value-type="float" office:value="1.52938157953525E+018" calcext:value-type="float">
            <text:p>1.52938157953525E+018</text:p>
          </table:table-cell>
          <table:table-cell office:value-type="float" office:value="636" calcext:value-type="float">
            <text:p>636</text:p>
          </table:table-cell>
          <table:table-cell office:value-type="float" office:value="1.52938157953525E+018" calcext:value-type="float">
            <text:p>1.52938157953525E+018</text:p>
          </table:table-cell>
          <table:table-cell office:value-type="string" calcext:value-type="string">
            <text:p>/gps</text:p>
          </table:table-cell>
          <table:table-cell office:value-type="float" office:value="0.0404249235724" calcext:value-type="float">
            <text:p>0.0404249236</text:p>
          </table:table-cell>
          <table:table-cell office:value-type="float" office:value="0.132887303961" calcext:value-type="float">
            <text:p>0.1328873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2] ^ 2 + [.F22] ^ 2)" office:value-type="float" office:value="0.138899999999487" calcext:value-type="float">
            <text:p>0.1389</text:p>
          </table:table-cell>
          <table:table-cell/>
        </table:table-row>
        <table:table-row table:style-name="ro1">
          <table:table-cell office:value-type="float" office:value="1.52938158054188E+018" calcext:value-type="float">
            <text:p>1.52938158054188E+018</text:p>
          </table:table-cell>
          <table:table-cell office:value-type="float" office:value="637" calcext:value-type="float">
            <text:p>637</text:p>
          </table:table-cell>
          <table:table-cell office:value-type="float" office:value="1.52938158054188E+018" calcext:value-type="float">
            <text:p>1.52938158054188E+018</text:p>
          </table:table-cell>
          <table:table-cell office:value-type="string" calcext:value-type="string">
            <text:p>/gps</text:p>
          </table:table-cell>
          <table:table-cell office:value-type="float" office:value="0.0509054593134" calcext:value-type="float">
            <text:p>0.0509054593</text:p>
          </table:table-cell>
          <table:table-cell office:value-type="float" office:value="0.167339567951" calcext:value-type="float">
            <text:p>0.16733956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3] ^ 2 + [.F23] ^ 2)" office:value-type="float" office:value="0.174911111110574" calcext:value-type="float">
            <text:p>0.1749111111</text:p>
          </table:table-cell>
          <table:table-cell/>
        </table:table-row>
        <table:table-row table:style-name="ro1">
          <table:table-cell office:value-type="float" office:value="1.52938158202774E+018" calcext:value-type="float">
            <text:p>1.52938158202774E+018</text:p>
          </table:table-cell>
          <table:table-cell office:value-type="float" office:value="638" calcext:value-type="float">
            <text:p>638</text:p>
          </table:table-cell>
          <table:table-cell office:value-type="float" office:value="1.52938158202774E+018" calcext:value-type="float">
            <text:p>1.52938158202774E+018</text:p>
          </table:table-cell>
          <table:table-cell office:value-type="string" calcext:value-type="string">
            <text:p>/gps</text:p>
          </table:table-cell>
          <table:table-cell office:value-type="float" office:value="0.00748609695785" calcext:value-type="float">
            <text:p>0.007486097</text:p>
          </table:table-cell>
          <table:table-cell office:value-type="float" office:value="0.0246087599929" calcext:value-type="float">
            <text:p>0.0246087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4] ^ 2 + [.F24] ^ 2)" office:value-type="float" office:value="0.0257222222222437" calcext:value-type="float">
            <text:p>0.0257222222</text:p>
          </table:table-cell>
          <table:table-cell/>
        </table:table-row>
        <table:table-row table:style-name="ro1">
          <table:table-cell office:value-type="float" office:value="1.52938158254286E+018" calcext:value-type="float">
            <text:p>1.52938158254286E+018</text:p>
          </table:table-cell>
          <table:table-cell office:value-type="float" office:value="639" calcext:value-type="float">
            <text:p>639</text:p>
          </table:table-cell>
          <table:table-cell office:value-type="float" office:value="1.52938158254286E+018" calcext:value-type="float">
            <text:p>1.52938158254286E+018</text:p>
          </table:table-cell>
          <table:table-cell office:value-type="string" calcext:value-type="string">
            <text:p>/gps</text:p>
          </table:table-cell>
          <table:table-cell office:value-type="float" office:value="0.00299443878314" calcext:value-type="float">
            <text:p>0.0029944388</text:p>
          </table:table-cell>
          <table:table-cell office:value-type="float" office:value="0.00984350399714" calcext:value-type="float">
            <text:p>0.0098435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5] ^ 2 + [.F25] ^ 2)" office:value-type="float" office:value="0.0102888888888783" calcext:value-type="float">
            <text:p>0.0102888889</text:p>
          </table:table-cell>
          <table:table-cell/>
        </table:table-row>
        <table:table-row table:style-name="ro1">
          <table:table-cell office:value-type="float" office:value="1.52938158354725E+018" calcext:value-type="float">
            <text:p>1.52938158354725E+018</text:p>
          </table:table-cell>
          <table:table-cell office:value-type="float" office:value="640" calcext:value-type="float">
            <text:p>640</text:p>
          </table:table-cell>
          <table:table-cell office:value-type="float" office:value="1.52938158354725E+018" calcext:value-type="float">
            <text:p>1.52938158354725E+018</text:p>
          </table:table-cell>
          <table:table-cell office:value-type="string" calcext:value-type="string">
            <text:p>/gps</text:p>
          </table:table-cell>
          <table:table-cell office:value-type="float" office:value="0.0434193623556" calcext:value-type="float">
            <text:p>0.0434193624</text:p>
          </table:table-cell>
          <table:table-cell office:value-type="float" office:value="0.142730807959" calcext:value-type="float">
            <text:p>0.1427308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6] ^ 2 + [.F26] ^ 2)" office:value-type="float" office:value="0.149188888889206" calcext:value-type="float">
            <text:p>0.1491888889</text:p>
          </table:table-cell>
          <table:table-cell/>
        </table:table-row>
        <table:table-row table:style-name="ro1">
          <table:table-cell office:value-type="float" office:value="1.52938158454217E+018" calcext:value-type="float">
            <text:p>1.52938158454217E+018</text:p>
          </table:table-cell>
          <table:table-cell office:value-type="float" office:value="641" calcext:value-type="float">
            <text:p>641</text:p>
          </table:table-cell>
          <table:table-cell office:value-type="float" office:value="1.52938158454217E+018" calcext:value-type="float">
            <text:p>1.52938158454217E+018</text:p>
          </table:table-cell>
          <table:table-cell office:value-type="string" calcext:value-type="string">
            <text:p>/gps</text:p>
          </table:table-cell>
          <table:table-cell office:value-type="float" office:value="0.122771990109" calcext:value-type="float">
            <text:p>0.1227719901</text:p>
          </table:table-cell>
          <table:table-cell office:value-type="float" office:value="0.403583663883" calcext:value-type="float">
            <text:p>0.40358366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7] ^ 2 + [.F27] ^ 2)" office:value-type="float" office:value="0.421844444444336" calcext:value-type="float">
            <text:p>0.4218444444</text:p>
          </table:table-cell>
          <table:table-cell/>
        </table:table-row>
        <table:table-row table:style-name="ro1">
          <table:table-cell office:value-type="float" office:value="1.52938158554253E+018" calcext:value-type="float">
            <text:p>1.52938158554253E+018</text:p>
          </table:table-cell>
          <table:table-cell office:value-type="float" office:value="642" calcext:value-type="float">
            <text:p>642</text:p>
          </table:table-cell>
          <table:table-cell office:value-type="float" office:value="1.52938158554253E+018" calcext:value-type="float">
            <text:p>1.52938158554253E+018</text:p>
          </table:table-cell>
          <table:table-cell office:value-type="string" calcext:value-type="string">
            <text:p>/gps</text:p>
          </table:table-cell>
          <table:table-cell office:value-type="float" office:value="0.137744184025" calcext:value-type="float">
            <text:p>0.137744184</text:p>
          </table:table-cell>
          <table:table-cell office:value-type="float" office:value="0.452801183868" calcext:value-type="float">
            <text:p>0.45280118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8] ^ 2 + [.F28] ^ 2)" office:value-type="float" office:value="0.473288888888146" calcext:value-type="float">
            <text:p>0.4732888889</text:p>
          </table:table-cell>
          <table:table-cell/>
        </table:table-row>
        <table:table-row table:style-name="ro1">
          <table:table-cell office:value-type="float" office:value="1.52938158702727E+018" calcext:value-type="float">
            <text:p>1.52938158702727E+018</text:p>
          </table:table-cell>
          <table:table-cell office:value-type="float" office:value="643" calcext:value-type="float">
            <text:p>643</text:p>
          </table:table-cell>
          <table:table-cell office:value-type="float" office:value="1.52938158702727E+018" calcext:value-type="float">
            <text:p>1.52938158702727E+018</text:p>
          </table:table-cell>
          <table:table-cell office:value-type="string" calcext:value-type="string">
            <text:p>/gps</text:p>
          </table:table-cell>
          <table:table-cell office:value-type="float" office:value="-0.624179552966" calcext:value-type="float">
            <text:p>-0.624179553</text:p>
          </table:table-cell>
          <table:table-cell office:value-type="float" office:value="-0.103891963614" calcext:value-type="float">
            <text:p>-0.10389196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9] ^ 2 + [.F29] ^ 2)" office:value-type="float" office:value="0.632766666666638" calcext:value-type="float">
            <text:p>0.6327666667</text:p>
          </table:table-cell>
          <table:table-cell/>
        </table:table-row>
        <table:table-row table:style-name="ro1">
          <table:table-cell office:value-type="float" office:value="1.52938158754518E+018" calcext:value-type="float">
            <text:p>1.52938158754518E+018</text:p>
          </table:table-cell>
          <table:table-cell office:value-type="float" office:value="644" calcext:value-type="float">
            <text:p>644</text:p>
          </table:table-cell>
          <table:table-cell office:value-type="float" office:value="1.52938158754518E+018" calcext:value-type="float">
            <text:p>1.52938158754518E+018</text:p>
          </table:table-cell>
          <table:table-cell office:value-type="string" calcext:value-type="string">
            <text:p>/gps</text:p>
          </table:table-cell>
          <table:table-cell office:value-type="float" office:value="-0.652615513789" calcext:value-type="float">
            <text:p>-0.6526155138</text:p>
          </table:table-cell>
          <table:table-cell office:value-type="float" office:value="-0.205518455932" calcext:value-type="float">
            <text:p>-0.205518455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0] ^ 2 + [.F30] ^ 2)" office:value-type="float" office:value="0.684211111110273" calcext:value-type="float">
            <text:p>0.6842111111</text:p>
          </table:table-cell>
          <table:table-cell/>
        </table:table-row>
        <table:table-row table:style-name="ro1">
          <table:table-cell office:value-type="float" office:value="1.52938158854699E+018" calcext:value-type="float">
            <text:p>1.52938158854699E+018</text:p>
          </table:table-cell>
          <table:table-cell office:value-type="float" office:value="645" calcext:value-type="float">
            <text:p>645</text:p>
          </table:table-cell>
          <table:table-cell office:value-type="float" office:value="1.52938158854699E+018" calcext:value-type="float">
            <text:p>1.52938158854699E+018</text:p>
          </table:table-cell>
          <table:table-cell office:value-type="string" calcext:value-type="string">
            <text:p>/gps</text:p>
          </table:table-cell>
          <table:table-cell office:value-type="float" office:value="-0.515222774044" calcext:value-type="float">
            <text:p>-0.515222774</text:p>
          </table:table-cell>
          <table:table-cell office:value-type="float" office:value="-0.162251412578" calcext:value-type="float">
            <text:p>-0.16225141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1] ^ 2 + [.F31] ^ 2)" office:value-type="float" office:value="0.540166666666087" calcext:value-type="float">
            <text:p>0.5401666667</text:p>
          </table:table-cell>
          <table:table-cell/>
        </table:table-row>
        <table:table-row table:style-name="ro1">
          <table:table-cell office:value-type="float" office:value="1.5293815895446E+018" calcext:value-type="float">
            <text:p>1.5293815895446E+018</text:p>
          </table:table-cell>
          <table:table-cell office:value-type="float" office:value="646" calcext:value-type="float">
            <text:p>646</text:p>
          </table:table-cell>
          <table:table-cell office:value-type="float" office:value="1.5293815895446E+018" calcext:value-type="float">
            <text:p>1.5293815895446E+018</text:p>
          </table:table-cell>
          <table:table-cell office:value-type="string" calcext:value-type="string">
            <text:p>/gps</text:p>
          </table:table-cell>
          <table:table-cell office:value-type="float" office:value="-0.377830034299" calcext:value-type="float">
            <text:p>-0.3778300343</text:p>
          </table:table-cell>
          <table:table-cell office:value-type="float" office:value="-0.118984369224" calcext:value-type="float">
            <text:p>-0.11898436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2] ^ 2 + [.F32] ^ 2)" office:value-type="float" office:value="0.3961222222219" calcext:value-type="float">
            <text:p>0.3961222222</text:p>
          </table:table-cell>
          <table:table-cell/>
        </table:table-row>
        <table:table-row table:style-name="ro1">
          <table:table-cell office:value-type="float" office:value="1.52938159056525E+018" calcext:value-type="float">
            <text:p>1.52938159056525E+018</text:p>
          </table:table-cell>
          <table:table-cell office:value-type="float" office:value="647" calcext:value-type="float">
            <text:p>647</text:p>
          </table:table-cell>
          <table:table-cell office:value-type="float" office:value="1.52938159056525E+018" calcext:value-type="float">
            <text:p>1.52938159056525E+018</text:p>
          </table:table-cell>
          <table:table-cell office:value-type="string" calcext:value-type="string">
            <text:p>/gps</text:p>
          </table:table-cell>
          <table:table-cell office:value-type="float" office:value="-0.392550684986" calcext:value-type="float">
            <text:p>-0.392550685</text:p>
          </table:table-cell>
          <table:table-cell office:value-type="float" office:value="-0.123620123869" calcext:value-type="float">
            <text:p>-0.12362012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3] ^ 2 + [.F33] ^ 2)" office:value-type="float" office:value="0.411555555555219" calcext:value-type="float">
            <text:p>0.4115555556</text:p>
          </table:table-cell>
          <table:table-cell/>
        </table:table-row>
        <table:table-row table:style-name="ro1">
          <table:table-cell office:value-type="float" office:value="1.52938159202736E+018" calcext:value-type="float">
            <text:p>1.52938159202736E+018</text:p>
          </table:table-cell>
          <table:table-cell office:value-type="float" office:value="648" calcext:value-type="float">
            <text:p>648</text:p>
          </table:table-cell>
          <table:table-cell office:value-type="float" office:value="1.52938159202736E+018" calcext:value-type="float">
            <text:p>1.52938159202736E+018</text:p>
          </table:table-cell>
          <table:table-cell office:value-type="string" calcext:value-type="string">
            <text:p>/gps</text:p>
          </table:table-cell>
          <table:table-cell office:value-type="float" office:value="-0.446526404172" calcext:value-type="float">
            <text:p>-0.4465264042</text:p>
          </table:table-cell>
          <table:table-cell office:value-type="float" office:value="-0.140617890901" calcext:value-type="float">
            <text:p>-0.14061789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4] ^ 2 + [.F34] ^ 2)" office:value-type="float" office:value="0.46814444444447" calcext:value-type="float">
            <text:p>0.4681444444</text:p>
          </table:table-cell>
          <table:table-cell/>
        </table:table-row>
        <table:table-row table:style-name="ro1">
          <table:table-cell office:value-type="float" office:value="1.52938159254763E+018" calcext:value-type="float">
            <text:p>1.52938159254763E+018</text:p>
          </table:table-cell>
          <table:table-cell office:value-type="float" office:value="649" calcext:value-type="float">
            <text:p>649</text:p>
          </table:table-cell>
          <table:table-cell office:value-type="float" office:value="1.52938159254763E+018" calcext:value-type="float">
            <text:p>1.52938159254763E+018</text:p>
          </table:table-cell>
          <table:table-cell office:value-type="string" calcext:value-type="string">
            <text:p>/gps</text:p>
          </table:table-cell>
          <table:table-cell office:value-type="float" office:value="-0.451433287734" calcext:value-type="float">
            <text:p>-0.4514332877</text:p>
          </table:table-cell>
          <table:table-cell office:value-type="float" office:value="-0.142163142449" calcext:value-type="float">
            <text:p>-0.14216314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5] ^ 2 + [.F35] ^ 2)" office:value-type="float" office:value="0.473288888888492" calcext:value-type="float">
            <text:p>0.4732888889</text:p>
          </table:table-cell>
          <table:table-cell/>
        </table:table-row>
        <table:table-row table:style-name="ro1">
          <table:table-cell office:value-type="float" office:value="1.52938159354805E+018" calcext:value-type="float">
            <text:p>1.52938159354805E+018</text:p>
          </table:table-cell>
          <table:table-cell office:value-type="float" office:value="650" calcext:value-type="float">
            <text:p>650</text:p>
          </table:table-cell>
          <table:table-cell office:value-type="float" office:value="1.52938159354805E+018" calcext:value-type="float">
            <text:p>1.52938159354805E+018</text:p>
          </table:table-cell>
          <table:table-cell office:value-type="string" calcext:value-type="string">
            <text:p>/gps</text:p>
          </table:table-cell>
          <table:table-cell office:value-type="float" office:value="-0.397457568548" calcext:value-type="float">
            <text:p>-0.3974575685</text:p>
          </table:table-cell>
          <table:table-cell office:value-type="float" office:value="-0.125165375417" calcext:value-type="float">
            <text:p>-0.125165375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6] ^ 2 + [.F36] ^ 2)" office:value-type="float" office:value="0.41669999999924" calcext:value-type="float">
            <text:p>0.4167</text:p>
          </table:table-cell>
          <table:table-cell/>
        </table:table-row>
        <table:table-row table:style-name="ro1">
          <table:table-cell office:value-type="float" office:value="1.52938159454445E+018" calcext:value-type="float">
            <text:p>1.52938159454445E+018</text:p>
          </table:table-cell>
          <table:table-cell office:value-type="float" office:value="651" calcext:value-type="float">
            <text:p>651</text:p>
          </table:table-cell>
          <table:table-cell office:value-type="float" office:value="1.52938159454445E+018" calcext:value-type="float">
            <text:p>1.52938159454445E+018</text:p>
          </table:table-cell>
          <table:table-cell office:value-type="string" calcext:value-type="string">
            <text:p>/gps</text:p>
          </table:table-cell>
          <table:table-cell office:value-type="float" office:value="-0.480874589108" calcext:value-type="float">
            <text:p>-0.4808745891</text:p>
          </table:table-cell>
          <table:table-cell office:value-type="float" office:value="-0.15143465174" calcext:value-type="float">
            <text:p>-0.15143465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7] ^ 2 + [.F37] ^ 2)" office:value-type="float" office:value="0.504155555555429" calcext:value-type="float">
            <text:p>0.5041555556</text:p>
          </table:table-cell>
          <table:table-cell/>
        </table:table-row>
        <table:table-row table:style-name="ro1">
          <table:table-cell office:value-type="float" office:value="1.52938159553831E+018" calcext:value-type="float">
            <text:p>1.52938159553831E+018</text:p>
          </table:table-cell>
          <table:table-cell office:value-type="float" office:value="652" calcext:value-type="float">
            <text:p>652</text:p>
          </table:table-cell>
          <table:table-cell office:value-type="float" office:value="1.52938159553831E+018" calcext:value-type="float">
            <text:p>1.52938159553831E+018</text:p>
          </table:table-cell>
          <table:table-cell office:value-type="string" calcext:value-type="string">
            <text:p>/gps</text:p>
          </table:table-cell>
          <table:table-cell office:value-type="float" office:value="-0.529943424731" calcext:value-type="float">
            <text:p>-0.5299434247</text:p>
          </table:table-cell>
          <table:table-cell office:value-type="float" office:value="-0.166887167223" calcext:value-type="float">
            <text:p>-0.166887167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8] ^ 2 + [.F38] ^ 2)" office:value-type="float" office:value="0.555599999999405" calcext:value-type="float">
            <text:p>0.5556</text:p>
          </table:table-cell>
          <table:table-cell/>
        </table:table-row>
        <table:table-row table:style-name="ro1">
          <table:table-cell office:value-type="float" office:value="1.52938159702582E+018" calcext:value-type="float">
            <text:p>1.52938159702582E+018</text:p>
          </table:table-cell>
          <table:table-cell office:value-type="float" office:value="653" calcext:value-type="float">
            <text:p>653</text:p>
          </table:table-cell>
          <table:table-cell office:value-type="float" office:value="1.52938159702582E+018" calcext:value-type="float">
            <text:p>1.52938159702582E+018</text:p>
          </table:table-cell>
          <table:table-cell office:value-type="string" calcext:value-type="string">
            <text:p>/gps</text:p>
          </table:table-cell>
          <table:table-cell office:value-type="float" office:value="-0.436712637047" calcext:value-type="float">
            <text:p>-0.436712637</text:p>
          </table:table-cell>
          <table:table-cell office:value-type="float" office:value="-0.137527387804" calcext:value-type="float">
            <text:p>-0.137527387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9] ^ 2 + [.F39] ^ 2)" office:value-type="float" office:value="0.457855555555174" calcext:value-type="float">
            <text:p>0.4578555556</text:p>
          </table:table-cell>
          <table:table-cell/>
        </table:table-row>
        <table:table-row table:style-name="ro1">
          <table:table-cell office:value-type="float" office:value="1.52938159755037E+018" calcext:value-type="float">
            <text:p>1.52938159755037E+018</text:p>
          </table:table-cell>
          <table:table-cell office:value-type="float" office:value="654" calcext:value-type="float">
            <text:p>654</text:p>
          </table:table-cell>
          <table:table-cell office:value-type="float" office:value="1.52938159755037E+018" calcext:value-type="float">
            <text:p>1.52938159755037E+018</text:p>
          </table:table-cell>
          <table:table-cell office:value-type="string" calcext:value-type="string">
            <text:p>/gps</text:p>
          </table:table-cell>
          <table:table-cell office:value-type="float" office:value="-0.436712637047" calcext:value-type="float">
            <text:p>-0.436712637</text:p>
          </table:table-cell>
          <table:table-cell office:value-type="float" office:value="-0.137527387804" calcext:value-type="float">
            <text:p>-0.137527387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0] ^ 2 + [.F40] ^ 2)" office:value-type="float" office:value="0.457855555555174" calcext:value-type="float">
            <text:p>0.4578555556</text:p>
          </table:table-cell>
          <table:table-cell/>
        </table:table-row>
        <table:table-row table:style-name="ro1">
          <table:table-cell office:value-type="float" office:value="1.52938159854709E+018" calcext:value-type="float">
            <text:p>1.52938159854709E+018</text:p>
          </table:table-cell>
          <table:table-cell office:value-type="float" office:value="655" calcext:value-type="float">
            <text:p>655</text:p>
          </table:table-cell>
          <table:table-cell office:value-type="float" office:value="1.52938159854709E+018" calcext:value-type="float">
            <text:p>1.52938159854709E+018</text:p>
          </table:table-cell>
          <table:table-cell office:value-type="string" calcext:value-type="string">
            <text:p>/gps</text:p>
          </table:table-cell>
          <table:table-cell office:value-type="float" office:value="-0.466153938421" calcext:value-type="float">
            <text:p>-0.4661539384</text:p>
          </table:table-cell>
          <table:table-cell office:value-type="float" office:value="-0.146798897095" calcext:value-type="float">
            <text:p>-0.146798897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1] ^ 2 + [.F41] ^ 2)" office:value-type="float" office:value="0.48872222222211" calcext:value-type="float">
            <text:p>0.4887222222</text:p>
          </table:table-cell>
          <table:table-cell/>
        </table:table-row>
        <table:table-row table:style-name="ro1">
          <table:table-cell office:value-type="float" office:value="1.52938159954757E+018" calcext:value-type="float">
            <text:p>1.52938159954757E+018</text:p>
          </table:table-cell>
          <table:table-cell office:value-type="float" office:value="656" calcext:value-type="float">
            <text:p>656</text:p>
          </table:table-cell>
          <table:table-cell office:value-type="float" office:value="1.52938159954757E+018" calcext:value-type="float">
            <text:p>1.52938159954757E+018</text:p>
          </table:table-cell>
          <table:table-cell office:value-type="string" calcext:value-type="string">
            <text:p>/gps</text:p>
          </table:table-cell>
          <table:table-cell office:value-type="float" office:value="-0.461247054858" calcext:value-type="float">
            <text:p>-0.4612470549</text:p>
          </table:table-cell>
          <table:table-cell office:value-type="float" office:value="-0.145253645546" calcext:value-type="float">
            <text:p>-0.14525364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2] ^ 2 + [.F42] ^ 2)" office:value-type="float" office:value="0.483577777776835" calcext:value-type="float">
            <text:p>0.4835777778</text:p>
          </table:table-cell>
          <table:table-cell/>
        </table:table-row>
        <table:table-row table:style-name="ro1">
          <table:table-cell office:value-type="float" office:value="1.52938160054625E+018" calcext:value-type="float">
            <text:p>1.52938160054625E+018</text:p>
          </table:table-cell>
          <table:table-cell office:value-type="float" office:value="657" calcext:value-type="float">
            <text:p>657</text:p>
          </table:table-cell>
          <table:table-cell office:value-type="float" office:value="1.52938160054625E+018" calcext:value-type="float">
            <text:p>1.52938160054625E+018</text:p>
          </table:table-cell>
          <table:table-cell office:value-type="string" calcext:value-type="string">
            <text:p>/gps</text:p>
          </table:table-cell>
          <table:table-cell office:value-type="float" office:value="-0.480874589108" calcext:value-type="float">
            <text:p>-0.4808745891</text:p>
          </table:table-cell>
          <table:table-cell office:value-type="float" office:value="-0.15143465174" calcext:value-type="float">
            <text:p>-0.15143465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3] ^ 2 + [.F43] ^ 2)" office:value-type="float" office:value="0.504155555555429" calcext:value-type="float">
            <text:p>0.5041555556</text:p>
          </table:table-cell>
          <table:table-cell/>
        </table:table-row>
        <table:table-row table:style-name="ro1">
          <table:table-cell office:value-type="float" office:value="1.52938160202796E+018" calcext:value-type="float">
            <text:p>1.52938160202796E+018</text:p>
          </table:table-cell>
          <table:table-cell office:value-type="float" office:value="658" calcext:value-type="float">
            <text:p>658</text:p>
          </table:table-cell>
          <table:table-cell office:value-type="float" office:value="1.52938160202796E+018" calcext:value-type="float">
            <text:p>1.52938160202796E+018</text:p>
          </table:table-cell>
          <table:table-cell office:value-type="string" calcext:value-type="string">
            <text:p>/gps</text:p>
          </table:table-cell>
          <table:table-cell office:value-type="float" office:value="-0.480874589108" calcext:value-type="float">
            <text:p>-0.4808745891</text:p>
          </table:table-cell>
          <table:table-cell office:value-type="float" office:value="-0.15143465174" calcext:value-type="float">
            <text:p>-0.15143465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4] ^ 2 + [.F44] ^ 2)" office:value-type="float" office:value="0.504155555555429" calcext:value-type="float">
            <text:p>0.5041555556</text:p>
          </table:table-cell>
          <table:table-cell/>
        </table:table-row>
        <table:table-row table:style-name="ro1">
          <table:table-cell office:value-type="float" office:value="1.52938160253475E+018" calcext:value-type="float">
            <text:p>1.52938160253475E+018</text:p>
          </table:table-cell>
          <table:table-cell office:value-type="float" office:value="659" calcext:value-type="float">
            <text:p>659</text:p>
          </table:table-cell>
          <table:table-cell office:value-type="float" office:value="1.52938160253475E+018" calcext:value-type="float">
            <text:p>1.52938160253475E+018</text:p>
          </table:table-cell>
          <table:table-cell office:value-type="string" calcext:value-type="string">
            <text:p>/gps</text:p>
          </table:table-cell>
          <table:table-cell office:value-type="float" office:value="-0.500502123357" calcext:value-type="float">
            <text:p>-0.5005021234</text:p>
          </table:table-cell>
          <table:table-cell office:value-type="float" office:value="-0.157615657933" calcext:value-type="float">
            <text:p>-0.15761565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5] ^ 2 + [.F45] ^ 2)" office:value-type="float" office:value="0.524733333332768" calcext:value-type="float">
            <text:p>0.5247333333</text:p>
          </table:table-cell>
          <table:table-cell/>
        </table:table-row>
        <table:table-row table:style-name="ro1">
          <table:table-cell office:value-type="float" office:value="1.52938160352978E+018" calcext:value-type="float">
            <text:p>1.52938160352978E+018</text:p>
          </table:table-cell>
          <table:table-cell office:value-type="float" office:value="660" calcext:value-type="float">
            <text:p>660</text:p>
          </table:table-cell>
          <table:table-cell office:value-type="float" office:value="1.52938160352978E+018" calcext:value-type="float">
            <text:p>1.52938160352978E+018</text:p>
          </table:table-cell>
          <table:table-cell office:value-type="string" calcext:value-type="string">
            <text:p>/gps</text:p>
          </table:table-cell>
          <table:table-cell office:value-type="float" office:value="-0.436712637047" calcext:value-type="float">
            <text:p>-0.436712637</text:p>
          </table:table-cell>
          <table:table-cell office:value-type="float" office:value="-0.137527387804" calcext:value-type="float">
            <text:p>-0.137527387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6] ^ 2 + [.F46] ^ 2)" office:value-type="float" office:value="0.457855555555174" calcext:value-type="float">
            <text:p>0.4578555556</text:p>
          </table:table-cell>
          <table:table-cell/>
        </table:table-row>
        <table:table-row table:style-name="ro1">
          <table:table-cell office:value-type="float" office:value="1.52938160453436E+018" calcext:value-type="float">
            <text:p>1.52938160453436E+018</text:p>
          </table:table-cell>
          <table:table-cell office:value-type="float" office:value="661" calcext:value-type="float">
            <text:p>661</text:p>
          </table:table-cell>
          <table:table-cell office:value-type="float" office:value="1.52938160453436E+018" calcext:value-type="float">
            <text:p>1.52938160453436E+018</text:p>
          </table:table-cell>
          <table:table-cell office:value-type="string" calcext:value-type="string">
            <text:p>/gps</text:p>
          </table:table-cell>
          <table:table-cell office:value-type="float" office:value="-0.402364452111" calcext:value-type="float">
            <text:p>-0.4023644521</text:p>
          </table:table-cell>
          <table:table-cell office:value-type="float" office:value="-0.126710626966" calcext:value-type="float">
            <text:p>-0.1267106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7] ^ 2 + [.F47] ^ 2)" office:value-type="float" office:value="0.421844444444516" calcext:value-type="float">
            <text:p>0.4218444444</text:p>
          </table:table-cell>
          <table:table-cell/>
        </table:table-row>
        <table:table-row table:style-name="ro1">
          <table:table-cell office:value-type="float" office:value="1.52938160553518E+018" calcext:value-type="float">
            <text:p>1.52938160553518E+018</text:p>
          </table:table-cell>
          <table:table-cell office:value-type="float" office:value="662" calcext:value-type="float">
            <text:p>662</text:p>
          </table:table-cell>
          <table:table-cell office:value-type="float" office:value="1.52938160553518E+018" calcext:value-type="float">
            <text:p>1.52938160553518E+018</text:p>
          </table:table-cell>
          <table:table-cell office:value-type="string" calcext:value-type="string">
            <text:p>/gps</text:p>
          </table:table-cell>
          <table:table-cell office:value-type="float" office:value="-0.495595239795" calcext:value-type="float">
            <text:p>-0.4955952398</text:p>
          </table:table-cell>
          <table:table-cell office:value-type="float" office:value="-0.156070406385" calcext:value-type="float">
            <text:p>-0.156070406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8] ^ 2 + [.F48] ^ 2)" office:value-type="float" office:value="0.519588888888747" calcext:value-type="float">
            <text:p>0.5195888889</text:p>
          </table:table-cell>
          <table:table-cell/>
        </table:table-row>
        <table:table-row table:style-name="ro1">
          <table:table-cell office:value-type="float" office:value="1.52938160701353E+018" calcext:value-type="float">
            <text:p>1.52938160701353E+018</text:p>
          </table:table-cell>
          <table:table-cell office:value-type="float" office:value="663" calcext:value-type="float">
            <text:p>663</text:p>
          </table:table-cell>
          <table:table-cell office:value-type="float" office:value="1.52938160701353E+018" calcext:value-type="float">
            <text:p>1.52938160701353E+018</text:p>
          </table:table-cell>
          <table:table-cell office:value-type="string" calcext:value-type="string">
            <text:p>/gps</text:p>
          </table:table-cell>
          <table:table-cell office:value-type="float" office:value="-0.402364452111" calcext:value-type="float">
            <text:p>-0.4023644521</text:p>
          </table:table-cell>
          <table:table-cell office:value-type="float" office:value="-0.126710626966" calcext:value-type="float">
            <text:p>-0.1267106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9] ^ 2 + [.F49] ^ 2)" office:value-type="float" office:value="0.421844444444516" calcext:value-type="float">
            <text:p>0.4218444444</text:p>
          </table:table-cell>
          <table:table-cell/>
        </table:table-row>
        <table:table-row table:style-name="ro1">
          <table:table-cell office:value-type="float" office:value="1.52938160753476E+018" calcext:value-type="float">
            <text:p>1.52938160753476E+018</text:p>
          </table:table-cell>
          <table:table-cell office:value-type="float" office:value="664" calcext:value-type="float">
            <text:p>664</text:p>
          </table:table-cell>
          <table:table-cell office:value-type="float" office:value="1.52938160753476E+018" calcext:value-type="float">
            <text:p>1.52938160753476E+018</text:p>
          </table:table-cell>
          <table:table-cell office:value-type="string" calcext:value-type="string">
            <text:p>/gps</text:p>
          </table:table-cell>
          <table:table-cell office:value-type="float" office:value="-0.42199198636" calcext:value-type="float">
            <text:p>-0.4219919864</text:p>
          </table:table-cell>
          <table:table-cell office:value-type="float" office:value="-0.132891633159" calcext:value-type="float">
            <text:p>-0.13289163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0] ^ 2 + [.F50] ^ 2)" office:value-type="float" office:value="0.442422222221855" calcext:value-type="float">
            <text:p>0.4424222222</text:p>
          </table:table-cell>
          <table:table-cell/>
        </table:table-row>
        <table:table-row table:style-name="ro1">
          <table:table-cell office:value-type="float" office:value="1.52938160853568E+018" calcext:value-type="float">
            <text:p>1.52938160853568E+018</text:p>
          </table:table-cell>
          <table:table-cell office:value-type="float" office:value="665" calcext:value-type="float">
            <text:p>665</text:p>
          </table:table-cell>
          <table:table-cell office:value-type="float" office:value="1.52938160853568E+018" calcext:value-type="float">
            <text:p>1.52938160853568E+018</text:p>
          </table:table-cell>
          <table:table-cell office:value-type="string" calcext:value-type="string">
            <text:p>/gps</text:p>
          </table:table-cell>
          <table:table-cell office:value-type="float" office:value="-0.412178219235" calcext:value-type="float">
            <text:p>-0.4121782192</text:p>
          </table:table-cell>
          <table:table-cell office:value-type="float" office:value="-0.129801130063" calcext:value-type="float">
            <text:p>-0.12980113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1] ^ 2 + [.F51] ^ 2)" office:value-type="float" office:value="0.432133333332859" calcext:value-type="float">
            <text:p>0.4321333333</text:p>
          </table:table-cell>
          <table:table-cell/>
        </table:table-row>
        <table:table-row table:style-name="ro1">
          <table:table-cell office:value-type="float" office:value="1.5293816095479E+018" calcext:value-type="float">
            <text:p>1.5293816095479E+018</text:p>
          </table:table-cell>
          <table:table-cell office:value-type="float" office:value="666" calcext:value-type="float">
            <text:p>666</text:p>
          </table:table-cell>
          <table:table-cell office:value-type="float" office:value="1.5293816095479E+018" calcext:value-type="float">
            <text:p>1.5293816095479E+018</text:p>
          </table:table-cell>
          <table:table-cell office:value-type="string" calcext:value-type="string">
            <text:p>/gps</text:p>
          </table:table-cell>
          <table:table-cell office:value-type="float" office:value="-0.368016267174" calcext:value-type="float">
            <text:p>-0.3680162672</text:p>
          </table:table-cell>
          <table:table-cell office:value-type="float" office:value="-0.115893866127" calcext:value-type="float">
            <text:p>-0.115893866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2] ^ 2 + [.F52] ^ 2)" office:value-type="float" office:value="0.385833333332603" calcext:value-type="float">
            <text:p>0.3858333333</text:p>
          </table:table-cell>
          <table:table-cell/>
        </table:table-row>
        <table:table-row table:style-name="ro1">
          <table:table-cell office:value-type="float" office:value="1.52938161054528E+018" calcext:value-type="float">
            <text:p>1.52938161054528E+018</text:p>
          </table:table-cell>
          <table:table-cell office:value-type="float" office:value="667" calcext:value-type="float">
            <text:p>667</text:p>
          </table:table-cell>
          <table:table-cell office:value-type="float" office:value="1.52938161054528E+018" calcext:value-type="float">
            <text:p>1.52938161054528E+018</text:p>
          </table:table-cell>
          <table:table-cell office:value-type="string" calcext:value-type="string">
            <text:p>/gps</text:p>
          </table:table-cell>
          <table:table-cell office:value-type="float" office:value="-0.348388732925" calcext:value-type="float">
            <text:p>-0.3483887329</text:p>
          </table:table-cell>
          <table:table-cell office:value-type="float" office:value="-0.109712859934" calcext:value-type="float">
            <text:p>-0.10971285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3] ^ 2 + [.F53] ^ 2)" office:value-type="float" office:value="0.365255555555264" calcext:value-type="float">
            <text:p>0.3652555556</text:p>
          </table:table-cell>
          <table:table-cell/>
        </table:table-row>
        <table:table-row table:style-name="ro1">
          <table:table-cell office:value-type="float" office:value="1.52938161204349E+018" calcext:value-type="float">
            <text:p>1.52938161204349E+018</text:p>
          </table:table-cell>
          <table:table-cell office:value-type="float" office:value="668" calcext:value-type="float">
            <text:p>668</text:p>
          </table:table-cell>
          <table:table-cell office:value-type="float" office:value="1.52938161204349E+018" calcext:value-type="float">
            <text:p>1.52938161204349E+018</text:p>
          </table:table-cell>
          <table:table-cell office:value-type="string" calcext:value-type="string">
            <text:p>/gps</text:p>
          </table:table-cell>
          <table:table-cell office:value-type="float" office:value="-0.451433287734" calcext:value-type="float">
            <text:p>-0.4514332877</text:p>
          </table:table-cell>
          <table:table-cell office:value-type="float" office:value="-0.142163142449" calcext:value-type="float">
            <text:p>-0.14216314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4] ^ 2 + [.F54] ^ 2)" office:value-type="float" office:value="0.473288888888492" calcext:value-type="float">
            <text:p>0.4732888889</text:p>
          </table:table-cell>
          <table:table-cell/>
        </table:table-row>
        <table:table-row table:style-name="ro1">
          <table:table-cell office:value-type="float" office:value="1.52938161254583E+018" calcext:value-type="float">
            <text:p>1.52938161254583E+018</text:p>
          </table:table-cell>
          <table:table-cell office:value-type="float" office:value="669" calcext:value-type="float">
            <text:p>669</text:p>
          </table:table-cell>
          <table:table-cell office:value-type="float" office:value="1.52938161254583E+018" calcext:value-type="float">
            <text:p>1.52938161254583E+018</text:p>
          </table:table-cell>
          <table:table-cell office:value-type="string" calcext:value-type="string">
            <text:p>/gps</text:p>
          </table:table-cell>
          <table:table-cell office:value-type="float" office:value="-0.412178219235" calcext:value-type="float">
            <text:p>-0.4121782192</text:p>
          </table:table-cell>
          <table:table-cell office:value-type="float" office:value="-0.129801130063" calcext:value-type="float">
            <text:p>-0.12980113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5] ^ 2 + [.F55] ^ 2)" office:value-type="float" office:value="0.432133333332859" calcext:value-type="float">
            <text:p>0.4321333333</text:p>
          </table:table-cell>
          <table:table-cell/>
        </table:table-row>
        <table:table-row table:style-name="ro1">
          <table:table-cell office:value-type="float" office:value="1.52938161354683E+018" calcext:value-type="float">
            <text:p>1.52938161354683E+018</text:p>
          </table:table-cell>
          <table:table-cell office:value-type="float" office:value="670" calcext:value-type="float">
            <text:p>670</text:p>
          </table:table-cell>
          <table:table-cell office:value-type="float" office:value="1.52938161354683E+018" calcext:value-type="float">
            <text:p>1.52938161354683E+018</text:p>
          </table:table-cell>
          <table:table-cell office:value-type="string" calcext:value-type="string">
            <text:p>/gps</text:p>
          </table:table-cell>
          <table:table-cell office:value-type="float" office:value="-0.446526404172" calcext:value-type="float">
            <text:p>-0.4465264042</text:p>
          </table:table-cell>
          <table:table-cell office:value-type="float" office:value="-0.140617890901" calcext:value-type="float">
            <text:p>-0.14061789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6] ^ 2 + [.F56] ^ 2)" office:value-type="float" office:value="0.46814444444447" calcext:value-type="float">
            <text:p>0.4681444444</text:p>
          </table:table-cell>
          <table:table-cell/>
        </table:table-row>
        <table:table-row table:style-name="ro1">
          <table:table-cell office:value-type="float" office:value="1.52938161456288E+018" calcext:value-type="float">
            <text:p>1.52938161456288E+018</text:p>
          </table:table-cell>
          <table:table-cell office:value-type="float" office:value="671" calcext:value-type="float">
            <text:p>671</text:p>
          </table:table-cell>
          <table:table-cell office:value-type="float" office:value="1.52938161456288E+018" calcext:value-type="float">
            <text:p>1.52938161456288E+018</text:p>
          </table:table-cell>
          <table:table-cell office:value-type="string" calcext:value-type="string">
            <text:p>/gps</text:p>
          </table:table-cell>
          <table:table-cell office:value-type="float" office:value="-0.382736917861" calcext:value-type="float">
            <text:p>-0.3827369179</text:p>
          </table:table-cell>
          <table:table-cell office:value-type="float" office:value="-0.120529620772" calcext:value-type="float">
            <text:p>-0.12052962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7] ^ 2 + [.F57] ^ 2)" office:value-type="float" office:value="0.401266666665922" calcext:value-type="float">
            <text:p>0.4012666667</text:p>
          </table:table-cell>
          <table:table-cell/>
        </table:table-row>
        <table:table-row table:style-name="ro1">
          <table:table-cell office:value-type="float" office:value="1.52938161554511E+018" calcext:value-type="float">
            <text:p>1.52938161554511E+018</text:p>
          </table:table-cell>
          <table:table-cell office:value-type="float" office:value="672" calcext:value-type="float">
            <text:p>672</text:p>
          </table:table-cell>
          <table:table-cell office:value-type="float" office:value="1.52938161554511E+018" calcext:value-type="float">
            <text:p>1.52938161554511E+018</text:p>
          </table:table-cell>
          <table:table-cell office:value-type="string" calcext:value-type="string">
            <text:p>/gps</text:p>
          </table:table-cell>
          <table:table-cell office:value-type="float" office:value="-0.353295616487" calcext:value-type="float">
            <text:p>-0.3532956165</text:p>
          </table:table-cell>
          <table:table-cell office:value-type="float" office:value="-0.111258111482" calcext:value-type="float">
            <text:p>-0.11125811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8] ^ 2 + [.F58] ^ 2)" office:value-type="float" office:value="0.370399999999285" calcext:value-type="float">
            <text:p>0.3704</text:p>
          </table:table-cell>
          <table:table-cell/>
        </table:table-row>
        <table:table-row table:style-name="ro1">
          <table:table-cell office:value-type="float" office:value="1.52938161702785E+018" calcext:value-type="float">
            <text:p>1.52938161702785E+018</text:p>
          </table:table-cell>
          <table:table-cell office:value-type="float" office:value="673" calcext:value-type="float">
            <text:p>673</text:p>
          </table:table-cell>
          <table:table-cell office:value-type="float" office:value="1.52938161702785E+018" calcext:value-type="float">
            <text:p>1.52938161702785E+018</text:p>
          </table:table-cell>
          <table:table-cell office:value-type="string" calcext:value-type="string">
            <text:p>/gps</text:p>
          </table:table-cell>
          <table:table-cell office:value-type="float" office:value="-0.466153938421" calcext:value-type="float">
            <text:p>-0.4661539384</text:p>
          </table:table-cell>
          <table:table-cell office:value-type="float" office:value="-0.146798897095" calcext:value-type="float">
            <text:p>-0.146798897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9] ^ 2 + [.F59] ^ 2)" office:value-type="float" office:value="0.48872222222211" calcext:value-type="float">
            <text:p>0.4887222222</text:p>
          </table:table-cell>
          <table:table-cell/>
        </table:table-row>
        <table:table-row table:style-name="ro1">
          <table:table-cell office:value-type="float" office:value="1.52938161755595E+018" calcext:value-type="float">
            <text:p>1.52938161755595E+018</text:p>
          </table:table-cell>
          <table:table-cell office:value-type="float" office:value="674" calcext:value-type="float">
            <text:p>674</text:p>
          </table:table-cell>
          <table:table-cell office:value-type="float" office:value="1.52938161755595E+018" calcext:value-type="float">
            <text:p>1.52938161755595E+018</text:p>
          </table:table-cell>
          <table:table-cell office:value-type="string" calcext:value-type="string">
            <text:p>/gps</text:p>
          </table:table-cell>
          <table:table-cell office:value-type="float" office:value="-0.471060821983" calcext:value-type="float">
            <text:p>-0.471060822</text:p>
          </table:table-cell>
          <table:table-cell office:value-type="float" office:value="-0.148344148643" calcext:value-type="float">
            <text:p>-0.148344148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0] ^ 2 + [.F60] ^ 2)" office:value-type="float" office:value="0.493866666666132" calcext:value-type="float">
            <text:p>0.4938666667</text:p>
          </table:table-cell>
          <table:table-cell/>
        </table:table-row>
        <table:table-row table:style-name="ro1">
          <table:table-cell office:value-type="float" office:value="1.52938161854802E+018" calcext:value-type="float">
            <text:p>1.52938161854802E+018</text:p>
          </table:table-cell>
          <table:table-cell office:value-type="float" office:value="675" calcext:value-type="float">
            <text:p>675</text:p>
          </table:table-cell>
          <table:table-cell office:value-type="float" office:value="1.52938161854802E+018" calcext:value-type="float">
            <text:p>1.52938161854802E+018</text:p>
          </table:table-cell>
          <table:table-cell office:value-type="string" calcext:value-type="string">
            <text:p>/gps</text:p>
          </table:table-cell>
          <table:table-cell office:value-type="float" office:value="-0.456340171296" calcext:value-type="float">
            <text:p>-0.4563401713</text:p>
          </table:table-cell>
          <table:table-cell office:value-type="float" office:value="-0.143708393998" calcext:value-type="float">
            <text:p>-0.14370839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1] ^ 2 + [.F61] ^ 2)" office:value-type="float" office:value="0.478433333332813" calcext:value-type="float">
            <text:p>0.4784333333</text:p>
          </table:table-cell>
          <table:table-cell/>
        </table:table-row>
        <table:table-row table:style-name="ro1">
          <table:table-cell office:value-type="float" office:value="1.52938161954744E+018" calcext:value-type="float">
            <text:p>1.52938161954744E+018</text:p>
          </table:table-cell>
          <table:table-cell office:value-type="float" office:value="676" calcext:value-type="float">
            <text:p>676</text:p>
          </table:table-cell>
          <table:table-cell office:value-type="float" office:value="1.52938161954744E+018" calcext:value-type="float">
            <text:p>1.52938161954744E+018</text:p>
          </table:table-cell>
          <table:table-cell office:value-type="string" calcext:value-type="string">
            <text:p>/gps</text:p>
          </table:table-cell>
          <table:table-cell office:value-type="float" office:value="-0.466153938421" calcext:value-type="float">
            <text:p>-0.4661539384</text:p>
          </table:table-cell>
          <table:table-cell office:value-type="float" office:value="-0.146798897095" calcext:value-type="float">
            <text:p>-0.146798897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2] ^ 2 + [.F62] ^ 2)" office:value-type="float" office:value="0.48872222222211" calcext:value-type="float">
            <text:p>0.4887222222</text:p>
          </table:table-cell>
          <table:table-cell/>
        </table:table-row>
        <table:table-row table:style-name="ro1">
          <table:table-cell office:value-type="float" office:value="1.52938162054768E+018" calcext:value-type="float">
            <text:p>1.52938162054768E+018</text:p>
          </table:table-cell>
          <table:table-cell office:value-type="float" office:value="677" calcext:value-type="float">
            <text:p>677</text:p>
          </table:table-cell>
          <table:table-cell office:value-type="float" office:value="1.52938162054768E+018" calcext:value-type="float">
            <text:p>1.52938162054768E+018</text:p>
          </table:table-cell>
          <table:table-cell office:value-type="string" calcext:value-type="string">
            <text:p>/gps</text:p>
          </table:table-cell>
          <table:table-cell office:value-type="float" office:value="-0.475967705545" calcext:value-type="float">
            <text:p>-0.4759677055</text:p>
          </table:table-cell>
          <table:table-cell office:value-type="float" office:value="-0.149889400191" calcext:value-type="float">
            <text:p>-0.1498894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3] ^ 2 + [.F63] ^ 2)" office:value-type="float" office:value="0.499011111110153" calcext:value-type="float">
            <text:p>0.4990111111</text:p>
          </table:table-cell>
          <table:table-cell/>
        </table:table-row>
        <table:table-row table:style-name="ro1">
          <table:table-cell office:value-type="float" office:value="1.52938162202905E+018" calcext:value-type="float">
            <text:p>1.52938162202905E+018</text:p>
          </table:table-cell>
          <table:table-cell office:value-type="float" office:value="678" calcext:value-type="float">
            <text:p>678</text:p>
          </table:table-cell>
          <table:table-cell office:value-type="float" office:value="1.52938162202905E+018" calcext:value-type="float">
            <text:p>1.52938162202905E+018</text:p>
          </table:table-cell>
          <table:table-cell office:value-type="string" calcext:value-type="string">
            <text:p>/gps</text:p>
          </table:table-cell>
          <table:table-cell office:value-type="float" office:value="-0.431805753485" calcext:value-type="float">
            <text:p>-0.4318057535</text:p>
          </table:table-cell>
          <table:table-cell office:value-type="float" office:value="-0.135982136256" calcext:value-type="float">
            <text:p>-0.135982136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4] ^ 2 + [.F64] ^ 2)" office:value-type="float" office:value="0.452711111111152" calcext:value-type="float">
            <text:p>0.4527111111</text:p>
          </table:table-cell>
          <table:table-cell/>
        </table:table-row>
        <table:table-row table:style-name="ro1">
          <table:table-cell office:value-type="float" office:value="1.5293816225474E+018" calcext:value-type="float">
            <text:p>1.5293816225474E+018</text:p>
          </table:table-cell>
          <table:table-cell office:value-type="float" office:value="679" calcext:value-type="float">
            <text:p>679</text:p>
          </table:table-cell>
          <table:table-cell office:value-type="float" office:value="1.5293816225474E+018" calcext:value-type="float">
            <text:p>1.5293816225474E+018</text:p>
          </table:table-cell>
          <table:table-cell office:value-type="string" calcext:value-type="string">
            <text:p>/gps</text:p>
          </table:table-cell>
          <table:table-cell office:value-type="float" office:value="-0.490688356232" calcext:value-type="float">
            <text:p>-0.4906883562</text:p>
          </table:table-cell>
          <table:table-cell office:value-type="float" office:value="-0.154525154836" calcext:value-type="float">
            <text:p>-0.154525154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5] ^ 2 + [.F65] ^ 2)" office:value-type="float" office:value="0.514444444443471" calcext:value-type="float">
            <text:p>0.5144444444</text:p>
          </table:table-cell>
          <table:table-cell/>
        </table:table-row>
        <table:table-row table:style-name="ro1">
          <table:table-cell office:value-type="float" office:value="1.52938162354511E+018" calcext:value-type="float">
            <text:p>1.52938162354511E+018</text:p>
          </table:table-cell>
          <table:table-cell office:value-type="float" office:value="680" calcext:value-type="float">
            <text:p>680</text:p>
          </table:table-cell>
          <table:table-cell office:value-type="float" office:value="1.52938162354511E+018" calcext:value-type="float">
            <text:p>1.52938162354511E+018</text:p>
          </table:table-cell>
          <table:table-cell office:value-type="string" calcext:value-type="string">
            <text:p>/gps</text:p>
          </table:table-cell>
          <table:table-cell office:value-type="float" office:value="-0.505409006919" calcext:value-type="float">
            <text:p>-0.5054090069</text:p>
          </table:table-cell>
          <table:table-cell office:value-type="float" office:value="-0.159160909481" calcext:value-type="float">
            <text:p>-0.159160909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6] ^ 2 + [.F66] ^ 2)" office:value-type="float" office:value="0.52987777777679" calcext:value-type="float">
            <text:p>0.5298777778</text:p>
          </table:table-cell>
          <table:table-cell/>
        </table:table-row>
        <table:table-row table:style-name="ro1">
          <table:table-cell office:value-type="float" office:value="1.52938162454677E+018" calcext:value-type="float">
            <text:p>1.52938162454677E+018</text:p>
          </table:table-cell>
          <table:table-cell office:value-type="float" office:value="681" calcext:value-type="float">
            <text:p>681</text:p>
          </table:table-cell>
          <table:table-cell office:value-type="float" office:value="1.52938162454677E+018" calcext:value-type="float">
            <text:p>1.52938162454677E+018</text:p>
          </table:table-cell>
          <table:table-cell office:value-type="string" calcext:value-type="string">
            <text:p>/gps</text:p>
          </table:table-cell>
          <table:table-cell office:value-type="float" office:value="-0.397457568548" calcext:value-type="float">
            <text:p>-0.3974575685</text:p>
          </table:table-cell>
          <table:table-cell office:value-type="float" office:value="-0.125165375417" calcext:value-type="float">
            <text:p>-0.125165375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7] ^ 2 + [.F67] ^ 2)" office:value-type="float" office:value="0.41669999999924" calcext:value-type="float">
            <text:p>0.4167</text:p>
          </table:table-cell>
          <table:table-cell/>
        </table:table-row>
        <table:table-row table:style-name="ro1">
          <table:table-cell office:value-type="float" office:value="1.52938162554524E+018" calcext:value-type="float">
            <text:p>1.52938162554524E+018</text:p>
          </table:table-cell>
          <table:table-cell office:value-type="float" office:value="682" calcext:value-type="float">
            <text:p>682</text:p>
          </table:table-cell>
          <table:table-cell office:value-type="float" office:value="1.52938162554524E+018" calcext:value-type="float">
            <text:p>1.52938162554524E+018</text:p>
          </table:table-cell>
          <table:table-cell office:value-type="string" calcext:value-type="string">
            <text:p>/gps</text:p>
          </table:table-cell>
          <table:table-cell office:value-type="float" office:value="-0.250251061679" calcext:value-type="float">
            <text:p>-0.2502510617</text:p>
          </table:table-cell>
          <table:table-cell office:value-type="float" office:value="-0.0788078289666" calcext:value-type="float">
            <text:p>-0.0788078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8] ^ 2 + [.F68] ^ 2)" office:value-type="float" office:value="0.262366666666891" calcext:value-type="float">
            <text:p>0.2623666667</text:p>
          </table:table-cell>
          <table:table-cell/>
        </table:table-row>
        <table:table-row table:style-name="ro1">
          <table:table-cell office:value-type="float" office:value="1.52938162702711E+018" calcext:value-type="float">
            <text:p>1.52938162702711E+018</text:p>
          </table:table-cell>
          <table:table-cell office:value-type="float" office:value="683" calcext:value-type="float">
            <text:p>683</text:p>
          </table:table-cell>
          <table:table-cell office:value-type="float" office:value="1.52938162702711E+018" calcext:value-type="float">
            <text:p>1.52938162702711E+018</text:p>
          </table:table-cell>
          <table:table-cell office:value-type="string" calcext:value-type="string">
            <text:p>/gps</text:p>
          </table:table-cell>
          <table:table-cell office:value-type="float" office:value="-0.117765205496" calcext:value-type="float">
            <text:p>-0.1177652055</text:p>
          </table:table-cell>
          <table:table-cell office:value-type="float" office:value="-0.0370860371607" calcext:value-type="float">
            <text:p>-0.037086037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9] ^ 2 + [.F69] ^ 2)" office:value-type="float" office:value="0.123466666666756" calcext:value-type="float">
            <text:p>0.1234666667</text:p>
          </table:table-cell>
          <table:table-cell/>
        </table:table-row>
        <table:table-row table:style-name="ro1">
          <table:table-cell office:value-type="float" office:value="1.52938162754795E+018" calcext:value-type="float">
            <text:p>1.52938162754795E+018</text:p>
          </table:table-cell>
          <table:table-cell office:value-type="float" office:value="684" calcext:value-type="float">
            <text:p>684</text:p>
          </table:table-cell>
          <table:table-cell office:value-type="float" office:value="1.52938162754795E+018" calcext:value-type="float">
            <text:p>1.52938162754795E+018</text:p>
          </table:table-cell>
          <table:table-cell office:value-type="string" calcext:value-type="string">
            <text:p>/gps</text:p>
          </table:table-cell>
          <table:table-cell office:value-type="float" office:value="-0.0834170205595" calcext:value-type="float">
            <text:p>-0.0834170206</text:p>
          </table:table-cell>
          <table:table-cell office:value-type="float" office:value="-0.0262692763222" calcext:value-type="float">
            <text:p>-0.026269276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70] ^ 2 + [.F70] ^ 2)" office:value-type="float" office:value="0.0874555555554714" calcext:value-type="float">
            <text:p>0.0874555556</text:p>
          </table:table-cell>
          <table:table-cell/>
        </table:table-row>
        <table:table-row table:style-name="ro1">
          <table:table-cell office:value-type="float" office:value="1.52938162854399E+018" calcext:value-type="float">
            <text:p>1.52938162854399E+018</text:p>
          </table:table-cell>
          <table:table-cell office:value-type="float" office:value="685" calcext:value-type="float">
            <text:p>685</text:p>
          </table:table-cell>
          <table:table-cell office:value-type="float" office:value="1.52938162854399E+018" calcext:value-type="float">
            <text:p>1.52938162854399E+018</text:p>
          </table:table-cell>
          <table:table-cell office:value-type="string" calcext:value-type="string">
            <text:p>/gps</text:p>
          </table:table-cell>
          <table:table-cell office:value-type="float" office:value="-0.107951438371" calcext:value-type="float">
            <text:p>-0.1079514384</text:p>
          </table:table-cell>
          <table:table-cell office:value-type="float" office:value="-0.033995534064" calcext:value-type="float">
            <text:p>-0.033995534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71] ^ 2 + [.F71] ^ 2)" office:value-type="float" office:value="0.11317777777755" calcext:value-type="float">
            <text:p>0.1131777778</text:p>
          </table:table-cell>
          <table:table-cell/>
        </table:table-row>
        <table:table-row table:style-name="ro1">
          <table:table-cell office:value-type="float" office:value="1.52938162953571E+018" calcext:value-type="float">
            <text:p>1.52938162953571E+018</text:p>
          </table:table-cell>
          <table:table-cell office:value-type="float" office:value="686" calcext:value-type="float">
            <text:p>686</text:p>
          </table:table-cell>
          <table:table-cell office:value-type="float" office:value="1.52938162953571E+018" calcext:value-type="float">
            <text:p>1.52938162953571E+018</text:p>
          </table:table-cell>
          <table:table-cell office:value-type="string" calcext:value-type="string">
            <text:p>/gps</text:p>
          </table:table-cell>
          <table:table-cell office:value-type="float" office:value="-0.299319897302" calcext:value-type="float">
            <text:p>-0.2993198973</text:p>
          </table:table-cell>
          <table:table-cell office:value-type="float" office:value="-0.0942603444502" calcext:value-type="float">
            <text:p>-0.09426034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72] ^ 2 + [.F72] ^ 2)" office:value-type="float" office:value="0.313811111111047" calcext:value-type="float">
            <text:p>0.3138111111</text:p>
          </table:table-cell>
          <table:table-cell/>
        </table:table-row>
        <table:table-row table:style-name="ro1">
          <table:table-cell office:value-type="float" office:value="1.52938163054283E+018" calcext:value-type="float">
            <text:p>1.52938163054283E+018</text:p>
          </table:table-cell>
          <table:table-cell office:value-type="float" office:value="687" calcext:value-type="float">
            <text:p>687</text:p>
          </table:table-cell>
          <table:table-cell office:value-type="float" office:value="1.52938163054283E+018" calcext:value-type="float">
            <text:p>1.52938163054283E+018</text:p>
          </table:table-cell>
          <table:table-cell office:value-type="string" calcext:value-type="string">
            <text:p>/gps</text:p>
          </table:table-cell>
          <table:table-cell office:value-type="float" office:value="-0.412178219235" calcext:value-type="float">
            <text:p>-0.4121782192</text:p>
          </table:table-cell>
          <table:table-cell office:value-type="float" office:value="-0.129801130063" calcext:value-type="float">
            <text:p>-0.12980113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73] ^ 2 + [.F73] ^ 2)" office:value-type="float" office:value="0.432133333332859" calcext:value-type="float">
            <text:p>0.4321333333</text:p>
          </table:table-cell>
          <table:table-cell/>
        </table:table-row>
        <table:table-row table:style-name="ro1">
          <table:table-cell office:value-type="float" office:value="1.52938163202442E+018" calcext:value-type="float">
            <text:p>1.52938163202442E+018</text:p>
          </table:table-cell>
          <table:table-cell office:value-type="float" office:value="688" calcext:value-type="float">
            <text:p>688</text:p>
          </table:table-cell>
          <table:table-cell office:value-type="float" office:value="1.52938163202442E+018" calcext:value-type="float">
            <text:p>1.52938163202442E+018</text:p>
          </table:table-cell>
          <table:table-cell office:value-type="string" calcext:value-type="string">
            <text:p>/gps</text:p>
          </table:table-cell>
          <table:table-cell office:value-type="float" office:value="-0.412178219235" calcext:value-type="float">
            <text:p>-0.4121782192</text:p>
          </table:table-cell>
          <table:table-cell office:value-type="float" office:value="-0.129801130063" calcext:value-type="float">
            <text:p>-0.12980113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74] ^ 2 + [.F74] ^ 2)" office:value-type="float" office:value="0.432133333332859" calcext:value-type="float">
            <text:p>0.4321333333</text:p>
          </table:table-cell>
          <table:table-cell/>
        </table:table-row>
        <table:table-row table:style-name="ro1">
          <table:table-cell office:value-type="float" office:value="1.5293816325443E+018" calcext:value-type="float">
            <text:p>1.5293816325443E+018</text:p>
          </table:table-cell>
          <table:table-cell office:value-type="float" office:value="689" calcext:value-type="float">
            <text:p>689</text:p>
          </table:table-cell>
          <table:table-cell office:value-type="float" office:value="1.5293816325443E+018" calcext:value-type="float">
            <text:p>1.5293816325443E+018</text:p>
          </table:table-cell>
          <table:table-cell office:value-type="string" calcext:value-type="string">
            <text:p>/gps</text:p>
          </table:table-cell>
          <table:table-cell office:value-type="float" office:value="-0.368016267174" calcext:value-type="float">
            <text:p>-0.3680162672</text:p>
          </table:table-cell>
          <table:table-cell office:value-type="float" office:value="-0.115893866127" calcext:value-type="float">
            <text:p>-0.115893866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75] ^ 2 + [.F75] ^ 2)" office:value-type="float" office:value="0.385833333332603" calcext:value-type="float">
            <text:p>0.3858333333</text:p>
          </table:table-cell>
          <table:table-cell/>
        </table:table-row>
        <table:table-row table:style-name="ro1">
          <table:table-cell office:value-type="float" office:value="1.52938163354436E+018" calcext:value-type="float">
            <text:p>1.52938163354436E+018</text:p>
          </table:table-cell>
          <table:table-cell office:value-type="float" office:value="690" calcext:value-type="float">
            <text:p>690</text:p>
          </table:table-cell>
          <table:table-cell office:value-type="float" office:value="1.52938163354436E+018" calcext:value-type="float">
            <text:p>1.52938163354436E+018</text:p>
          </table:table-cell>
          <table:table-cell office:value-type="string" calcext:value-type="string">
            <text:p>/gps</text:p>
          </table:table-cell>
          <table:table-cell office:value-type="float" office:value="-0.363109383612" calcext:value-type="float">
            <text:p>-0.3631093836</text:p>
          </table:table-cell>
          <table:table-cell office:value-type="float" office:value="-0.114348614579" calcext:value-type="float">
            <text:p>-0.114348614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76] ^ 2 + [.F76] ^ 2)" office:value-type="float" office:value="0.380688888888582" calcext:value-type="float">
            <text:p>0.3806888889</text:p>
          </table:table-cell>
          <table:table-cell/>
        </table:table-row>
        <table:table-row table:style-name="ro1">
          <table:table-cell office:value-type="float" office:value="1.52938163454402E+018" calcext:value-type="float">
            <text:p>1.52938163454402E+018</text:p>
          </table:table-cell>
          <table:table-cell office:value-type="float" office:value="691" calcext:value-type="float">
            <text:p>691</text:p>
          </table:table-cell>
          <table:table-cell office:value-type="float" office:value="1.52938163454402E+018" calcext:value-type="float">
            <text:p>1.52938163454402E+018</text:p>
          </table:table-cell>
          <table:table-cell office:value-type="string" calcext:value-type="string">
            <text:p>/gps</text:p>
          </table:table-cell>
          <table:table-cell office:value-type="float" office:value="-0.348388732925" calcext:value-type="float">
            <text:p>-0.3483887329</text:p>
          </table:table-cell>
          <table:table-cell office:value-type="float" office:value="-0.109712859934" calcext:value-type="float">
            <text:p>-0.10971285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77] ^ 2 + [.F77] ^ 2)" office:value-type="float" office:value="0.365255555555264" calcext:value-type="float">
            <text:p>0.3652555556</text:p>
          </table:table-cell>
          <table:table-cell/>
        </table:table-row>
      </table:table>
      <table:table table:name="speed1_7" table:style-name="ta1">
        <table:shapes>
          <draw:frame draw:z-index="0" draw:style-name="gr1" draw:text-style-name="P1" svg:width="453.86pt" svg:height="255.23pt" svg:x="1326.64pt" svg:y="3.77pt">
            <loext:p draw:notify-on-update-of-ranges="speed1_7.B2:speed1_7.B75 speed1_7.K1:speed1_7.K1 speed1_7.K2:speed1_7.K7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twist.linear.x</text:p>
          </table:table-cell>
          <table:table-cell office:value-type="string" calcext:value-type="string">
            <text:p>field.twist.linear.y</text:p>
          </table:table-cell>
          <table:table-cell office:value-type="string" calcext:value-type="string">
            <text:p>field.twist.linear.z</text:p>
          </table:table-cell>
          <table:table-cell office:value-type="string" calcext:value-type="string">
            <text:p>field.twist.angular.x</text:p>
          </table:table-cell>
          <table:table-cell office:value-type="string" calcext:value-type="string">
            <text:p>field.twist.angular.y</text:p>
          </table:table-cell>
          <table:table-cell office:value-type="string" calcext:value-type="string">
            <text:p>field.twist.angular.z</text:p>
          </table:table-cell>
          <table:table-cell table:style-name="Default" office:value-type="string" calcext:value-type="string">
            <text:p>absolute_vel</text:p>
          </table:table-cell>
          <table:table-cell office:value-type="string" calcext:value-type="string">
            <text:p>average_vel</text:p>
          </table:table-cell>
        </table:table-row>
        <table:table-row table:style-name="ro1">
          <table:table-cell office:value-type="float" office:value="1.52938133554622E+018" calcext:value-type="float">
            <text:p>1.52938133554622E+018</text:p>
          </table:table-cell>
          <table:table-cell office:value-type="float" office:value="392" calcext:value-type="float">
            <text:p>392</text:p>
          </table:table-cell>
          <table:table-cell office:value-type="float" office:value="1.52938133554622E+018" calcext:value-type="float">
            <text:p>1.52938133554622E+018</text:p>
          </table:table-cell>
          <table:table-cell office:value-type="string" calcext:value-type="string">
            <text:p>/gps</text:p>
          </table:table-cell>
          <table:table-cell office:value-type="float" office:value="0.431107116561" calcext:value-type="float">
            <text:p>0.4311071166</text:p>
          </table:table-cell>
          <table:table-cell office:value-type="float" office:value="0.24093762366" calcext:value-type="float">
            <text:p>0.24093762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] ^ 2 + [.F2] ^ 2)" office:value-type="float" office:value="0.49386666666669" calcext:value-type="float">
            <text:p>0.4938666667</text:p>
          </table:table-cell>
          <table:table-cell table:formula="of:=AVERAGE([.K30:.K71])" office:value-type="float" office:value="0.456875661375238" calcext:value-type="float">
            <text:p>0.4568756614</text:p>
          </table:table-cell>
        </table:table-row>
        <table:table-row table:style-name="ro1">
          <table:table-cell office:value-type="float" office:value="1.52938133701718E+018" calcext:value-type="float">
            <text:p>1.52938133701718E+018</text:p>
          </table:table-cell>
          <table:table-cell office:value-type="float" office:value="393" calcext:value-type="float">
            <text:p>393</text:p>
          </table:table-cell>
          <table:table-cell office:value-type="float" office:value="1.52938133701718E+018" calcext:value-type="float">
            <text:p>1.52938133701718E+018</text:p>
          </table:table-cell>
          <table:table-cell office:value-type="string" calcext:value-type="string">
            <text:p>/gps</text:p>
          </table:table-cell>
          <table:table-cell office:value-type="float" office:value="0.404162921776" calcext:value-type="float">
            <text:p>0.4041629218</text:p>
          </table:table-cell>
          <table:table-cell office:value-type="float" office:value="0.225879022181" calcext:value-type="float">
            <text:p>0.22587902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] ^ 2 + [.F3] ^ 2)" office:value-type="float" office:value="0.462999999999954" calcext:value-type="float">
            <text:p>0.463</text:p>
          </table:table-cell>
          <table:table-cell/>
        </table:table-row>
        <table:table-row table:style-name="ro1">
          <table:table-cell office:value-type="float" office:value="1.52938133754183E+018" calcext:value-type="float">
            <text:p>1.52938133754183E+018</text:p>
          </table:table-cell>
          <table:table-cell office:value-type="float" office:value="394" calcext:value-type="float">
            <text:p>394</text:p>
          </table:table-cell>
          <table:table-cell office:value-type="float" office:value="1.52938133754183E+018" calcext:value-type="float">
            <text:p>1.52938133754183E+018</text:p>
          </table:table-cell>
          <table:table-cell office:value-type="string" calcext:value-type="string">
            <text:p>/gps</text:p>
          </table:table-cell>
          <table:table-cell office:value-type="float" office:value="0.26944194785" calcext:value-type="float">
            <text:p>0.2694419479</text:p>
          </table:table-cell>
          <table:table-cell office:value-type="float" office:value="0.150586014787" calcext:value-type="float">
            <text:p>0.150586014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] ^ 2 + [.F4] ^ 2)" office:value-type="float" office:value="0.308666666665892" calcext:value-type="float">
            <text:p>0.3086666667</text:p>
          </table:table-cell>
          <table:table-cell/>
        </table:table-row>
        <table:table-row table:style-name="ro1">
          <table:table-cell office:value-type="float" office:value="1.52938133854164E+018" calcext:value-type="float">
            <text:p>1.52938133854164E+018</text:p>
          </table:table-cell>
          <table:table-cell office:value-type="float" office:value="395" calcext:value-type="float">
            <text:p>395</text:p>
          </table:table-cell>
          <table:table-cell office:value-type="float" office:value="1.52938133854164E+018" calcext:value-type="float">
            <text:p>1.52938133854164E+018</text:p>
          </table:table-cell>
          <table:table-cell office:value-type="string" calcext:value-type="string">
            <text:p>/gps</text:p>
          </table:table-cell>
          <table:table-cell office:value-type="float" office:value="0.193100062626" calcext:value-type="float">
            <text:p>0.1931000626</text:p>
          </table:table-cell>
          <table:table-cell office:value-type="float" office:value="0.107919977264" calcext:value-type="float">
            <text:p>0.107919977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] ^ 2 + [.F5] ^ 2)" office:value-type="float" office:value="0.221211111110693" calcext:value-type="float">
            <text:p>0.2212111111</text:p>
          </table:table-cell>
          <table:table-cell/>
        </table:table-row>
        <table:table-row table:style-name="ro1">
          <table:table-cell office:value-type="float" office:value="1.52938133954174E+018" calcext:value-type="float">
            <text:p>1.52938133954174E+018</text:p>
          </table:table-cell>
          <table:table-cell office:value-type="float" office:value="396" calcext:value-type="float">
            <text:p>396</text:p>
          </table:table-cell>
          <table:table-cell office:value-type="float" office:value="1.52938133954174E+018" calcext:value-type="float">
            <text:p>1.52938133954174E+018</text:p>
          </table:table-cell>
          <table:table-cell office:value-type="string" calcext:value-type="string">
            <text:p>/gps</text:p>
          </table:table-cell>
          <table:table-cell office:value-type="float" office:value="0.175137266103" calcext:value-type="float">
            <text:p>0.1751372661</text:p>
          </table:table-cell>
          <table:table-cell office:value-type="float" office:value="0.0978809096118" calcext:value-type="float">
            <text:p>0.09788090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] ^ 2 + [.F6] ^ 2)" office:value-type="float" office:value="0.200633333333388" calcext:value-type="float">
            <text:p>0.2006333333</text:p>
          </table:table-cell>
          <table:table-cell/>
        </table:table-row>
        <table:table-row table:style-name="ro1">
          <table:table-cell office:value-type="float" office:value="1.52938134054231E+018" calcext:value-type="float">
            <text:p>1.52938134054231E+018</text:p>
          </table:table-cell>
          <table:table-cell office:value-type="float" office:value="397" calcext:value-type="float">
            <text:p>397</text:p>
          </table:table-cell>
          <table:table-cell office:value-type="float" office:value="1.52938134054231E+018" calcext:value-type="float">
            <text:p>1.52938134054231E+018</text:p>
          </table:table-cell>
          <table:table-cell office:value-type="string" calcext:value-type="string">
            <text:p>/gps</text:p>
          </table:table-cell>
          <table:table-cell office:value-type="float" office:value="0.143702372187" calcext:value-type="float">
            <text:p>0.1437023722</text:p>
          </table:table-cell>
          <table:table-cell office:value-type="float" office:value="0.0803125412199" calcext:value-type="float">
            <text:p>0.08031254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7] ^ 2 + [.F7] ^ 2)" office:value-type="float" office:value="0.164622222222181" calcext:value-type="float">
            <text:p>0.1646222222</text:p>
          </table:table-cell>
          <table:table-cell/>
        </table:table-row>
        <table:table-row table:style-name="ro1">
          <table:table-cell office:value-type="float" office:value="1.52938134202593E+018" calcext:value-type="float">
            <text:p>1.52938134202593E+018</text:p>
          </table:table-cell>
          <table:table-cell office:value-type="float" office:value="398" calcext:value-type="float">
            <text:p>398</text:p>
          </table:table-cell>
          <table:table-cell office:value-type="float" office:value="1.52938134202593E+018" calcext:value-type="float">
            <text:p>1.52938134202593E+018</text:p>
          </table:table-cell>
          <table:table-cell office:value-type="string" calcext:value-type="string">
            <text:p>/gps</text:p>
          </table:table-cell>
          <table:table-cell office:value-type="float" office:value="0.0763418852243" calcext:value-type="float">
            <text:p>0.0763418852</text:p>
          </table:table-cell>
          <table:table-cell office:value-type="float" office:value="0.0426660375231" calcext:value-type="float">
            <text:p>0.042666037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8] ^ 2 + [.F8] ^ 2)" office:value-type="float" office:value="0.0874555555555093" calcext:value-type="float">
            <text:p>0.0874555556</text:p>
          </table:table-cell>
          <table:table-cell/>
        </table:table-row>
        <table:table-row table:style-name="ro1">
          <table:table-cell office:value-type="float" office:value="1.52938134254429E+018" calcext:value-type="float">
            <text:p>1.52938134254429E+018</text:p>
          </table:table-cell>
          <table:table-cell office:value-type="float" office:value="399" calcext:value-type="float">
            <text:p>399</text:p>
          </table:table-cell>
          <table:table-cell office:value-type="float" office:value="1.52938134254429E+018" calcext:value-type="float">
            <text:p>1.52938134254429E+018</text:p>
          </table:table-cell>
          <table:table-cell office:value-type="string" calcext:value-type="string">
            <text:p>/gps</text:p>
          </table:table-cell>
          <table:table-cell office:value-type="float" office:value="0.0538883895701" calcext:value-type="float">
            <text:p>0.0538883896</text:p>
          </table:table-cell>
          <table:table-cell office:value-type="float" office:value="0.0301172029575" calcext:value-type="float">
            <text:p>0.0301172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9] ^ 2 + [.F9] ^ 2)" office:value-type="float" office:value="0.0617333333333144" calcext:value-type="float">
            <text:p>0.0617333333</text:p>
          </table:table-cell>
          <table:table-cell/>
        </table:table-row>
        <table:table-row table:style-name="ro1">
          <table:table-cell office:value-type="float" office:value="1.52938134354233E+018" calcext:value-type="float">
            <text:p>1.52938134354233E+018</text:p>
          </table:table-cell>
          <table:table-cell office:value-type="float" office:value="400" calcext:value-type="float">
            <text:p>400</text:p>
          </table:table-cell>
          <table:table-cell office:value-type="float" office:value="1.52938134354233E+018" calcext:value-type="float">
            <text:p>1.52938134354233E+018</text:p>
          </table:table-cell>
          <table:table-cell office:value-type="string" calcext:value-type="string">
            <text:p>/gps</text:p>
          </table:table-cell>
          <table:table-cell office:value-type="float" office:value="0.0404162921776" calcext:value-type="float">
            <text:p>0.0404162922</text:p>
          </table:table-cell>
          <table:table-cell office:value-type="float" office:value="0.0225879022181" calcext:value-type="float">
            <text:p>0.0225879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0] ^ 2 + [.F10] ^ 2)" office:value-type="float" office:value="0.0462999999999954" calcext:value-type="float">
            <text:p>0.0463</text:p>
          </table:table-cell>
          <table:table-cell/>
        </table:table-row>
        <table:table-row table:style-name="ro1">
          <table:table-cell office:value-type="float" office:value="1.52938134454261E+018" calcext:value-type="float">
            <text:p>1.52938134454261E+018</text:p>
          </table:table-cell>
          <table:table-cell office:value-type="float" office:value="401" calcext:value-type="float">
            <text:p>401</text:p>
          </table:table-cell>
          <table:table-cell office:value-type="float" office:value="1.52938134454261E+018" calcext:value-type="float">
            <text:p>1.52938134454261E+018</text:p>
          </table:table-cell>
          <table:table-cell office:value-type="string" calcext:value-type="string">
            <text:p>/gps</text:p>
          </table:table-cell>
          <table:table-cell office:value-type="float" office:value="0.0359255930467" calcext:value-type="float">
            <text:p>0.035925593</text:p>
          </table:table-cell>
          <table:table-cell office:value-type="float" office:value="0.020078135305" calcext:value-type="float">
            <text:p>0.020078135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1] ^ 2 + [.F11] ^ 2)" office:value-type="float" office:value="0.0411555555555139" calcext:value-type="float">
            <text:p>0.0411555556</text:p>
          </table:table-cell>
          <table:table-cell/>
        </table:table-row>
        <table:table-row table:style-name="ro1">
          <table:table-cell office:value-type="float" office:value="1.52938134554387E+018" calcext:value-type="float">
            <text:p>1.52938134554387E+018</text:p>
          </table:table-cell>
          <table:table-cell office:value-type="float" office:value="402" calcext:value-type="float">
            <text:p>402</text:p>
          </table:table-cell>
          <table:table-cell office:value-type="float" office:value="1.52938134554387E+018" calcext:value-type="float">
            <text:p>1.52938134554387E+018</text:p>
          </table:table-cell>
          <table:table-cell office:value-type="string" calcext:value-type="string">
            <text:p>/gps</text:p>
          </table:table-cell>
          <table:table-cell office:value-type="float" office:value="0.116758177402" calcext:value-type="float">
            <text:p>0.1167581774</text:p>
          </table:table-cell>
          <table:table-cell office:value-type="float" office:value="0.0652539397412" calcext:value-type="float">
            <text:p>0.065253939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2] ^ 2 + [.F12] ^ 2)" office:value-type="float" office:value="0.133755555555592" calcext:value-type="float">
            <text:p>0.1337555556</text:p>
          </table:table-cell>
          <table:table-cell/>
        </table:table-row>
        <table:table-row table:style-name="ro1">
          <table:table-cell office:value-type="float" office:value="1.52938134702525E+018" calcext:value-type="float">
            <text:p>1.52938134702525E+018</text:p>
          </table:table-cell>
          <table:table-cell office:value-type="float" office:value="403" calcext:value-type="float">
            <text:p>403</text:p>
          </table:table-cell>
          <table:table-cell office:value-type="float" office:value="1.52938134702525E+018" calcext:value-type="float">
            <text:p>1.52938134702525E+018</text:p>
          </table:table-cell>
          <table:table-cell office:value-type="string" calcext:value-type="string">
            <text:p>/gps</text:p>
          </table:table-cell>
          <table:table-cell office:value-type="float" office:value="0.0763418852243" calcext:value-type="float">
            <text:p>0.0763418852</text:p>
          </table:table-cell>
          <table:table-cell office:value-type="float" office:value="0.0426660375231" calcext:value-type="float">
            <text:p>0.042666037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3] ^ 2 + [.F13] ^ 2)" office:value-type="float" office:value="0.0874555555555093" calcext:value-type="float">
            <text:p>0.0874555556</text:p>
          </table:table-cell>
          <table:table-cell/>
        </table:table-row>
        <table:table-row table:style-name="ro1">
          <table:table-cell office:value-type="float" office:value="1.52938134754412E+018" calcext:value-type="float">
            <text:p>1.52938134754412E+018</text:p>
          </table:table-cell>
          <table:table-cell office:value-type="float" office:value="404" calcext:value-type="float">
            <text:p>404</text:p>
          </table:table-cell>
          <table:table-cell office:value-type="float" office:value="1.52938134754412E+018" calcext:value-type="float">
            <text:p>1.52938134754412E+018</text:p>
          </table:table-cell>
          <table:table-cell office:value-type="string" calcext:value-type="string">
            <text:p>/gps</text:p>
          </table:table-cell>
          <table:table-cell office:value-type="float" office:value="0.0763418852243" calcext:value-type="float">
            <text:p>0.0763418852</text:p>
          </table:table-cell>
          <table:table-cell office:value-type="float" office:value="0.0426660375231" calcext:value-type="float">
            <text:p>0.042666037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4] ^ 2 + [.F14] ^ 2)" office:value-type="float" office:value="0.0874555555555093" calcext:value-type="float">
            <text:p>0.0874555556</text:p>
          </table:table-cell>
          <table:table-cell/>
        </table:table-row>
        <table:table-row table:style-name="ro1">
          <table:table-cell office:value-type="float" office:value="1.52938134854392E+018" calcext:value-type="float">
            <text:p>1.52938134854392E+018</text:p>
          </table:table-cell>
          <table:table-cell office:value-type="float" office:value="405" calcext:value-type="float">
            <text:p>405</text:p>
          </table:table-cell>
          <table:table-cell office:value-type="float" office:value="1.52938134854392E+018" calcext:value-type="float">
            <text:p>1.52938134854392E+018</text:p>
          </table:table-cell>
          <table:table-cell office:value-type="string" calcext:value-type="string">
            <text:p>/gps</text:p>
          </table:table-cell>
          <table:table-cell office:value-type="float" office:value="0.0673604869626" calcext:value-type="float">
            <text:p>0.067360487</text:p>
          </table:table-cell>
          <table:table-cell office:value-type="float" office:value="0.0376465036968" calcext:value-type="float">
            <text:p>0.03764650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5] ^ 2 + [.F15] ^ 2)" office:value-type="float" office:value="0.0771666666665846" calcext:value-type="float">
            <text:p>0.0771666667</text:p>
          </table:table-cell>
          <table:table-cell/>
        </table:table-row>
        <table:table-row table:style-name="ro1">
          <table:table-cell office:value-type="float" office:value="1.52938134954331E+018" calcext:value-type="float">
            <text:p>1.52938134954331E+018</text:p>
          </table:table-cell>
          <table:table-cell office:value-type="float" office:value="406" calcext:value-type="float">
            <text:p>406</text:p>
          </table:table-cell>
          <table:table-cell office:value-type="float" office:value="1.52938134954331E+018" calcext:value-type="float">
            <text:p>1.52938134954331E+018</text:p>
          </table:table-cell>
          <table:table-cell office:value-type="string" calcext:value-type="string">
            <text:p>/gps</text:p>
          </table:table-cell>
          <table:table-cell office:value-type="float" office:value="0.0987953808785" calcext:value-type="float">
            <text:p>0.0987953809</text:p>
          </table:table-cell>
          <table:table-cell office:value-type="float" office:value="0.0552148720887" calcext:value-type="float">
            <text:p>0.05521487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6] ^ 2 + [.F16] ^ 2)" office:value-type="float" office:value="0.113177777777704" calcext:value-type="float">
            <text:p>0.1131777778</text:p>
          </table:table-cell>
          <table:table-cell/>
        </table:table-row>
        <table:table-row table:style-name="ro1">
          <table:table-cell office:value-type="float" office:value="1.52938135054296E+018" calcext:value-type="float">
            <text:p>1.52938135054296E+018</text:p>
          </table:table-cell>
          <table:table-cell office:value-type="float" office:value="407" calcext:value-type="float">
            <text:p>407</text:p>
          </table:table-cell>
          <table:table-cell office:value-type="float" office:value="1.52938135054296E+018" calcext:value-type="float">
            <text:p>1.52938135054296E+018</text:p>
          </table:table-cell>
          <table:table-cell office:value-type="string" calcext:value-type="string">
            <text:p>/gps</text:p>
          </table:table-cell>
          <table:table-cell office:value-type="float" office:value="0.0538883895701" calcext:value-type="float">
            <text:p>0.0538883896</text:p>
          </table:table-cell>
          <table:table-cell office:value-type="float" office:value="0.0301172029575" calcext:value-type="float">
            <text:p>0.0301172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7] ^ 2 + [.F17] ^ 2)" office:value-type="float" office:value="0.0617333333333144" calcext:value-type="float">
            <text:p>0.0617333333</text:p>
          </table:table-cell>
          <table:table-cell/>
        </table:table-row>
        <table:table-row table:style-name="ro1">
          <table:table-cell office:value-type="float" office:value="1.52938135202393E+018" calcext:value-type="float">
            <text:p>1.52938135202393E+018</text:p>
          </table:table-cell>
          <table:table-cell office:value-type="float" office:value="408" calcext:value-type="float">
            <text:p>408</text:p>
          </table:table-cell>
          <table:table-cell office:value-type="float" office:value="1.52938135202393E+018" calcext:value-type="float">
            <text:p>1.52938135202393E+018</text:p>
          </table:table-cell>
          <table:table-cell office:value-type="string" calcext:value-type="string">
            <text:p>/gps</text:p>
          </table:table-cell>
          <table:table-cell office:value-type="float" office:value="0.0763418852243" calcext:value-type="float">
            <text:p>0.0763418852</text:p>
          </table:table-cell>
          <table:table-cell office:value-type="float" office:value="0.0426660375231" calcext:value-type="float">
            <text:p>0.042666037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8] ^ 2 + [.F18] ^ 2)" office:value-type="float" office:value="0.0874555555555093" calcext:value-type="float">
            <text:p>0.0874555556</text:p>
          </table:table-cell>
          <table:table-cell/>
        </table:table-row>
        <table:table-row table:style-name="ro1">
          <table:table-cell office:value-type="float" office:value="1.52938135254446E+018" calcext:value-type="float">
            <text:p>1.52938135254446E+018</text:p>
          </table:table-cell>
          <table:table-cell office:value-type="float" office:value="409" calcext:value-type="float">
            <text:p>409</text:p>
          </table:table-cell>
          <table:table-cell office:value-type="float" office:value="1.52938135254446E+018" calcext:value-type="float">
            <text:p>1.52938135254446E+018</text:p>
          </table:table-cell>
          <table:table-cell office:value-type="string" calcext:value-type="string">
            <text:p>/gps</text:p>
          </table:table-cell>
          <table:table-cell office:value-type="float" office:value="0.0359255930467" calcext:value-type="float">
            <text:p>0.035925593</text:p>
          </table:table-cell>
          <table:table-cell office:value-type="float" office:value="0.020078135305" calcext:value-type="float">
            <text:p>0.020078135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9] ^ 2 + [.F19] ^ 2)" office:value-type="float" office:value="0.0411555555555139" calcext:value-type="float">
            <text:p>0.0411555556</text:p>
          </table:table-cell>
          <table:table-cell/>
        </table:table-row>
        <table:table-row table:style-name="ro1">
          <table:table-cell office:value-type="float" office:value="1.52938135354482E+018" calcext:value-type="float">
            <text:p>1.52938135354482E+018</text:p>
          </table:table-cell>
          <table:table-cell office:value-type="float" office:value="410" calcext:value-type="float">
            <text:p>410</text:p>
          </table:table-cell>
          <table:table-cell office:value-type="float" office:value="1.52938135354482E+018" calcext:value-type="float">
            <text:p>1.52938135354482E+018</text:p>
          </table:table-cell>
          <table:table-cell office:value-type="string" calcext:value-type="string">
            <text:p>/gps</text:p>
          </table:table-cell>
          <table:table-cell office:value-type="float" office:value="0.0179627965234" calcext:value-type="float">
            <text:p>0.0179627965</text:p>
          </table:table-cell>
          <table:table-cell office:value-type="float" office:value="0.0100390676525" calcext:value-type="float">
            <text:p>0.010039067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0] ^ 2 + [.F20] ^ 2)" office:value-type="float" office:value="0.0205777777778006" calcext:value-type="float">
            <text:p>0.0205777778</text:p>
          </table:table-cell>
          <table:table-cell/>
        </table:table-row>
        <table:table-row table:style-name="ro1">
          <table:table-cell office:value-type="float" office:value="1.52938135454377E+018" calcext:value-type="float">
            <text:p>1.52938135454377E+018</text:p>
          </table:table-cell>
          <table:table-cell office:value-type="float" office:value="411" calcext:value-type="float">
            <text:p>411</text:p>
          </table:table-cell>
          <table:table-cell office:value-type="float" office:value="1.52938135454377E+018" calcext:value-type="float">
            <text:p>1.52938135454377E+018</text:p>
          </table:table-cell>
          <table:table-cell office:value-type="string" calcext:value-type="string">
            <text:p>/gps</text:p>
          </table:table-cell>
          <table:table-cell office:value-type="float" office:value="0.0134720973925" calcext:value-type="float">
            <text:p>0.0134720974</text:p>
          </table:table-cell>
          <table:table-cell office:value-type="float" office:value="0.00752930073937" calcext:value-type="float">
            <text:p>0.0075293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1] ^ 2 + [.F21] ^ 2)" office:value-type="float" office:value="0.0154333333333043" calcext:value-type="float">
            <text:p>0.0154333333</text:p>
          </table:table-cell>
          <table:table-cell/>
        </table:table-row>
        <table:table-row table:style-name="ro1">
          <table:table-cell office:value-type="float" office:value="1.52938135554222E+018" calcext:value-type="float">
            <text:p>1.52938135554222E+018</text:p>
          </table:table-cell>
          <table:table-cell office:value-type="float" office:value="412" calcext:value-type="float">
            <text:p>412</text:p>
          </table:table-cell>
          <table:table-cell office:value-type="float" office:value="1.52938135554222E+018" calcext:value-type="float">
            <text:p>1.52938135554222E+018</text:p>
          </table:table-cell>
          <table:table-cell office:value-type="string" calcext:value-type="string">
            <text:p>/gps</text:p>
          </table:table-cell>
          <table:table-cell office:value-type="float" office:value="0.0808325843551" calcext:value-type="float">
            <text:p>0.0808325844</text:p>
          </table:table-cell>
          <table:table-cell office:value-type="float" office:value="0.0451758044362" calcext:value-type="float">
            <text:p>0.04517580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2] ^ 2 + [.F22] ^ 2)" office:value-type="float" office:value="0.0925999999999036" calcext:value-type="float">
            <text:p>0.0926</text:p>
          </table:table-cell>
          <table:table-cell/>
        </table:table-row>
        <table:table-row table:style-name="ro1">
          <table:table-cell office:value-type="float" office:value="1.52938135702503E+018" calcext:value-type="float">
            <text:p>1.52938135702503E+018</text:p>
          </table:table-cell>
          <table:table-cell office:value-type="float" office:value="413" calcext:value-type="float">
            <text:p>413</text:p>
          </table:table-cell>
          <table:table-cell office:value-type="float" office:value="1.52938135702503E+018" calcext:value-type="float">
            <text:p>1.52938135702503E+018</text:p>
          </table:table-cell>
          <table:table-cell office:value-type="string" calcext:value-type="string">
            <text:p>/gps</text:p>
          </table:table-cell>
          <table:table-cell office:value-type="float" office:value="0.0628697878318" calcext:value-type="float">
            <text:p>0.0628697878</text:p>
          </table:table-cell>
          <table:table-cell office:value-type="float" office:value="0.0351367367837" calcext:value-type="float">
            <text:p>0.035136736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3] ^ 2 + [.F23] ^ 2)" office:value-type="float" office:value="0.0720222222221903" calcext:value-type="float">
            <text:p>0.0720222222</text:p>
          </table:table-cell>
          <table:table-cell/>
        </table:table-row>
        <table:table-row table:style-name="ro1">
          <table:table-cell office:value-type="float" office:value="1.52938135754416E+018" calcext:value-type="float">
            <text:p>1.52938135754416E+018</text:p>
          </table:table-cell>
          <table:table-cell office:value-type="float" office:value="414" calcext:value-type="float">
            <text:p>414</text:p>
          </table:table-cell>
          <table:table-cell office:value-type="float" office:value="1.52938135754416E+018" calcext:value-type="float">
            <text:p>1.52938135754416E+018</text:p>
          </table:table-cell>
          <table:table-cell office:value-type="string" calcext:value-type="string">
            <text:p>/gps</text:p>
          </table:table-cell>
          <table:table-cell office:value-type="float" office:value="0.121248876533" calcext:value-type="float">
            <text:p>0.1212488765</text:p>
          </table:table-cell>
          <table:table-cell office:value-type="float" office:value="0.0677637066543" calcext:value-type="float">
            <text:p>0.06776370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4] ^ 2 + [.F24] ^ 2)" office:value-type="float" office:value="0.138900000000161" calcext:value-type="float">
            <text:p>0.1389</text:p>
          </table:table-cell>
          <table:table-cell/>
        </table:table-row>
        <table:table-row table:style-name="ro1">
          <table:table-cell office:value-type="float" office:value="1.52938135855993E+018" calcext:value-type="float">
            <text:p>1.52938135855993E+018</text:p>
          </table:table-cell>
          <table:table-cell office:value-type="float" office:value="415" calcext:value-type="float">
            <text:p>415</text:p>
          </table:table-cell>
          <table:table-cell office:value-type="float" office:value="1.52938135855993E+018" calcext:value-type="float">
            <text:p>1.52938135855993E+018</text:p>
          </table:table-cell>
          <table:table-cell office:value-type="string" calcext:value-type="string">
            <text:p>/gps</text:p>
          </table:table-cell>
          <table:table-cell office:value-type="float" office:value="0.103286080009" calcext:value-type="float">
            <text:p>0.10328608</text:p>
          </table:table-cell>
          <table:table-cell office:value-type="float" office:value="0.0577246390018" calcext:value-type="float">
            <text:p>0.0577246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5] ^ 2 + [.F25] ^ 2)" office:value-type="float" office:value="0.118322222221837" calcext:value-type="float">
            <text:p>0.1183222222</text:p>
          </table:table-cell>
          <table:table-cell/>
        </table:table-row>
        <table:table-row table:style-name="ro1">
          <table:table-cell office:value-type="float" office:value="1.52938135954434E+018" calcext:value-type="float">
            <text:p>1.52938135954434E+018</text:p>
          </table:table-cell>
          <table:table-cell office:value-type="float" office:value="416" calcext:value-type="float">
            <text:p>416</text:p>
          </table:table-cell>
          <table:table-cell office:value-type="float" office:value="1.52938135954434E+018" calcext:value-type="float">
            <text:p>1.52938135954434E+018</text:p>
          </table:table-cell>
          <table:table-cell office:value-type="string" calcext:value-type="string">
            <text:p>/gps</text:p>
          </table:table-cell>
          <table:table-cell office:value-type="float" office:value="0.0493976904392" calcext:value-type="float">
            <text:p>0.0493976904</text:p>
          </table:table-cell>
          <table:table-cell office:value-type="float" office:value="0.0276074360443" calcext:value-type="float">
            <text:p>0.0276074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6] ^ 2 + [.F26] ^ 2)" office:value-type="float" office:value="0.056588888888784" calcext:value-type="float">
            <text:p>0.0565888889</text:p>
          </table:table-cell>
          <table:table-cell/>
        </table:table-row>
        <table:table-row table:style-name="ro1">
          <table:table-cell office:value-type="float" office:value="1.52938136054467E+018" calcext:value-type="float">
            <text:p>1.52938136054467E+018</text:p>
          </table:table-cell>
          <table:table-cell office:value-type="float" office:value="417" calcext:value-type="float">
            <text:p>417</text:p>
          </table:table-cell>
          <table:table-cell office:value-type="float" office:value="1.52938136054467E+018" calcext:value-type="float">
            <text:p>1.52938136054467E+018</text:p>
          </table:table-cell>
          <table:table-cell office:value-type="string" calcext:value-type="string">
            <text:p>/gps</text:p>
          </table:table-cell>
          <table:table-cell office:value-type="float" office:value="0.026944194785" calcext:value-type="float">
            <text:p>0.0269441948</text:p>
          </table:table-cell>
          <table:table-cell office:value-type="float" office:value="0.0150586014787" calcext:value-type="float">
            <text:p>0.0150586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7] ^ 2 + [.F27] ^ 2)" office:value-type="float" office:value="0.0308666666665892" calcext:value-type="float">
            <text:p>0.0308666667</text:p>
          </table:table-cell>
          <table:table-cell/>
        </table:table-row>
        <table:table-row table:style-name="ro1">
          <table:table-cell office:value-type="float" office:value="1.52938136202423E+018" calcext:value-type="float">
            <text:p>1.52938136202423E+018</text:p>
          </table:table-cell>
          <table:table-cell office:value-type="float" office:value="418" calcext:value-type="float">
            <text:p>418</text:p>
          </table:table-cell>
          <table:table-cell office:value-type="float" office:value="1.52938136202423E+018" calcext:value-type="float">
            <text:p>1.52938136202423E+018</text:p>
          </table:table-cell>
          <table:table-cell office:value-type="string" calcext:value-type="string">
            <text:p>/gps</text:p>
          </table:table-cell>
          <table:table-cell office:value-type="float" office:value="0.273932646981" calcext:value-type="float">
            <text:p>0.273932647</text:p>
          </table:table-cell>
          <table:table-cell office:value-type="float" office:value="0.1530957817" calcext:value-type="float">
            <text:p>0.15309578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8] ^ 2 + [.F28] ^ 2)" office:value-type="float" office:value="0.313811111110412" calcext:value-type="float">
            <text:p>0.3138111111</text:p>
          </table:table-cell>
          <table:table-cell/>
        </table:table-row>
        <table:table-row table:style-name="ro1">
          <table:table-cell office:value-type="float" office:value="1.52938136255897E+018" calcext:value-type="float">
            <text:p>1.52938136255897E+018</text:p>
          </table:table-cell>
          <table:table-cell office:value-type="float" office:value="419" calcext:value-type="float">
            <text:p>419</text:p>
          </table:table-cell>
          <table:table-cell office:value-type="float" office:value="1.52938136255897E+018" calcext:value-type="float">
            <text:p>1.52938136255897E+018</text:p>
          </table:table-cell>
          <table:table-cell office:value-type="string" calcext:value-type="string">
            <text:p>/gps</text:p>
          </table:table-cell>
          <table:table-cell office:value-type="float" office:value="0.386200125252" calcext:value-type="float">
            <text:p>0.3862001253</text:p>
          </table:table-cell>
          <table:table-cell office:value-type="float" office:value="0.215839954529" calcext:value-type="float">
            <text:p>0.21583995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9] ^ 2 + [.F29] ^ 2)" office:value-type="float" office:value="0.442422222221874" calcext:value-type="float">
            <text:p>0.4424222222</text:p>
          </table:table-cell>
          <table:table-cell/>
        </table:table-row>
        <table:table-row table:style-name="ro1">
          <table:table-cell office:value-type="float" office:value="1.52938136354228E+018" calcext:value-type="float">
            <text:p>1.52938136354228E+018</text:p>
          </table:table-cell>
          <table:table-cell office:value-type="float" office:value="420" calcext:value-type="float">
            <text:p>420</text:p>
          </table:table-cell>
          <table:table-cell office:value-type="float" office:value="1.52938136354228E+018" calcext:value-type="float">
            <text:p>1.52938136354228E+018</text:p>
          </table:table-cell>
          <table:table-cell office:value-type="string" calcext:value-type="string">
            <text:p>/gps</text:p>
          </table:table-cell>
          <table:table-cell office:value-type="float" office:value="0.440088514822" calcext:value-type="float">
            <text:p>0.4400885148</text:p>
          </table:table-cell>
          <table:table-cell office:value-type="float" office:value="0.245957157486" calcext:value-type="float">
            <text:p>0.245957157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0] ^ 2 + [.F30] ^ 2)" office:value-type="float" office:value="0.504155555554857" calcext:value-type="float">
            <text:p>0.5041555556</text:p>
          </table:table-cell>
          <table:table-cell/>
        </table:table-row>
        <table:table-row table:style-name="ro1">
          <table:table-cell office:value-type="float" office:value="1.52938136454245E+018" calcext:value-type="float">
            <text:p>1.52938136454245E+018</text:p>
          </table:table-cell>
          <table:table-cell office:value-type="float" office:value="421" calcext:value-type="float">
            <text:p>421</text:p>
          </table:table-cell>
          <table:table-cell office:value-type="float" office:value="1.52938136454245E+018" calcext:value-type="float">
            <text:p>1.52938136454245E+018</text:p>
          </table:table-cell>
          <table:table-cell office:value-type="string" calcext:value-type="string">
            <text:p>/gps</text:p>
          </table:table-cell>
          <table:table-cell office:value-type="float" office:value="0.354765231336" calcext:value-type="float">
            <text:p>0.3547652313</text:p>
          </table:table-cell>
          <table:table-cell office:value-type="float" office:value="0.198271586137" calcext:value-type="float">
            <text:p>0.198271586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1] ^ 2 + [.F31] ^ 2)" office:value-type="float" office:value="0.406411111110618" calcext:value-type="float">
            <text:p>0.4064111111</text:p>
          </table:table-cell>
          <table:table-cell/>
        </table:table-row>
        <table:table-row table:style-name="ro1">
          <table:table-cell office:value-type="float" office:value="1.52938136555346E+018" calcext:value-type="float">
            <text:p>1.52938136555346E+018</text:p>
          </table:table-cell>
          <table:table-cell office:value-type="float" office:value="422" calcext:value-type="float">
            <text:p>422</text:p>
          </table:table-cell>
          <table:table-cell office:value-type="float" office:value="1.52938136555346E+018" calcext:value-type="float">
            <text:p>1.52938136555346E+018</text:p>
          </table:table-cell>
          <table:table-cell office:value-type="string" calcext:value-type="string">
            <text:p>/gps</text:p>
          </table:table-cell>
          <table:table-cell office:value-type="float" office:value="0.408653620906" calcext:value-type="float">
            <text:p>0.4086536209</text:p>
          </table:table-cell>
          <table:table-cell office:value-type="float" office:value="0.228388789094" calcext:value-type="float">
            <text:p>0.228388789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2] ^ 2 + [.F32] ^ 2)" office:value-type="float" office:value="0.468144444443602" calcext:value-type="float">
            <text:p>0.4681444444</text:p>
          </table:table-cell>
          <table:table-cell/>
        </table:table-row>
        <table:table-row table:style-name="ro1">
          <table:table-cell office:value-type="float" office:value="1.52938136702428E+018" calcext:value-type="float">
            <text:p>1.52938136702428E+018</text:p>
          </table:table-cell>
          <table:table-cell office:value-type="float" office:value="423" calcext:value-type="float">
            <text:p>423</text:p>
          </table:table-cell>
          <table:table-cell office:value-type="float" office:value="1.52938136702428E+018" calcext:value-type="float">
            <text:p>1.52938136702428E+018</text:p>
          </table:table-cell>
          <table:table-cell office:value-type="string" calcext:value-type="string">
            <text:p>/gps</text:p>
          </table:table-cell>
          <table:table-cell office:value-type="float" office:value="0.449069913084" calcext:value-type="float">
            <text:p>0.4490699131</text:p>
          </table:table-cell>
          <table:table-cell office:value-type="float" office:value="0.250976691312" calcext:value-type="float">
            <text:p>0.25097669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3] ^ 2 + [.F33] ^ 2)" office:value-type="float" office:value="0.514444444443897" calcext:value-type="float">
            <text:p>0.5144444444</text:p>
          </table:table-cell>
          <table:table-cell/>
        </table:table-row>
        <table:table-row table:style-name="ro1">
          <table:table-cell office:value-type="float" office:value="1.52938136754281E+018" calcext:value-type="float">
            <text:p>1.52938136754281E+018</text:p>
          </table:table-cell>
          <table:table-cell office:value-type="float" office:value="424" calcext:value-type="float">
            <text:p>424</text:p>
          </table:table-cell>
          <table:table-cell office:value-type="float" office:value="1.52938136754281E+018" calcext:value-type="float">
            <text:p>1.52938136754281E+018</text:p>
          </table:table-cell>
          <table:table-cell office:value-type="string" calcext:value-type="string">
            <text:p>/gps</text:p>
          </table:table-cell>
          <table:table-cell office:value-type="float" office:value="0.37272802786" calcext:value-type="float">
            <text:p>0.3727280279</text:p>
          </table:table-cell>
          <table:table-cell office:value-type="float" office:value="0.208310653789" calcext:value-type="float">
            <text:p>0.20831065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4] ^ 2 + [.F34] ^ 2)" office:value-type="float" office:value="0.426988888888699" calcext:value-type="float">
            <text:p>0.4269888889</text:p>
          </table:table-cell>
          <table:table-cell/>
        </table:table-row>
        <table:table-row table:style-name="ro1">
          <table:table-cell office:value-type="float" office:value="1.52938136853143E+018" calcext:value-type="float">
            <text:p>1.52938136853143E+018</text:p>
          </table:table-cell>
          <table:table-cell office:value-type="float" office:value="425" calcext:value-type="float">
            <text:p>425</text:p>
          </table:table-cell>
          <table:table-cell office:value-type="float" office:value="1.52938136853143E+018" calcext:value-type="float">
            <text:p>1.52938136853143E+018</text:p>
          </table:table-cell>
          <table:table-cell office:value-type="string" calcext:value-type="string">
            <text:p>/gps</text:p>
          </table:table-cell>
          <table:table-cell office:value-type="float" office:value="0.417635019168" calcext:value-type="float">
            <text:p>0.4176350192</text:p>
          </table:table-cell>
          <table:table-cell office:value-type="float" office:value="0.23340832292" calcext:value-type="float">
            <text:p>0.23340832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5] ^ 2 + [.F35] ^ 2)" office:value-type="float" office:value="0.478433333332642" calcext:value-type="float">
            <text:p>0.4784333333</text:p>
          </table:table-cell>
          <table:table-cell/>
        </table:table-row>
        <table:table-row table:style-name="ro1">
          <table:table-cell office:value-type="float" office:value="1.52938136953787E+018" calcext:value-type="float">
            <text:p>1.52938136953787E+018</text:p>
          </table:table-cell>
          <table:table-cell office:value-type="float" office:value="426" calcext:value-type="float">
            <text:p>426</text:p>
          </table:table-cell>
          <table:table-cell office:value-type="float" office:value="1.52938136953787E+018" calcext:value-type="float">
            <text:p>1.52938136953787E+018</text:p>
          </table:table-cell>
          <table:table-cell office:value-type="string" calcext:value-type="string">
            <text:p>/gps</text:p>
          </table:table-cell>
          <table:table-cell office:value-type="float" office:value="0.440088514822" calcext:value-type="float">
            <text:p>0.4400885148</text:p>
          </table:table-cell>
          <table:table-cell office:value-type="float" office:value="0.245957157486" calcext:value-type="float">
            <text:p>0.245957157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6] ^ 2 + [.F36] ^ 2)" office:value-type="float" office:value="0.504155555554857" calcext:value-type="float">
            <text:p>0.5041555556</text:p>
          </table:table-cell>
          <table:table-cell/>
        </table:table-row>
        <table:table-row table:style-name="ro1">
          <table:table-cell office:value-type="float" office:value="1.52938137053124E+018" calcext:value-type="float">
            <text:p>1.52938137053124E+018</text:p>
          </table:table-cell>
          <table:table-cell office:value-type="float" office:value="427" calcext:value-type="float">
            <text:p>427</text:p>
          </table:table-cell>
          <table:table-cell office:value-type="float" office:value="1.52938137053124E+018" calcext:value-type="float">
            <text:p>1.52938137053124E+018</text:p>
          </table:table-cell>
          <table:table-cell office:value-type="string" calcext:value-type="string">
            <text:p>/gps</text:p>
          </table:table-cell>
          <table:table-cell office:value-type="float" office:value="0.435597815691" calcext:value-type="float">
            <text:p>0.4355978157</text:p>
          </table:table-cell>
          <table:table-cell office:value-type="float" office:value="0.243447390573" calcext:value-type="float">
            <text:p>0.24344739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7] ^ 2 + [.F37] ^ 2)" office:value-type="float" office:value="0.499011111110337" calcext:value-type="float">
            <text:p>0.4990111111</text:p>
          </table:table-cell>
          <table:table-cell/>
        </table:table-row>
        <table:table-row table:style-name="ro1">
          <table:table-cell office:value-type="float" office:value="1.52938137202358E+018" calcext:value-type="float">
            <text:p>1.52938137202358E+018</text:p>
          </table:table-cell>
          <table:table-cell office:value-type="float" office:value="428" calcext:value-type="float">
            <text:p>428</text:p>
          </table:table-cell>
          <table:table-cell office:value-type="float" office:value="1.52938137202358E+018" calcext:value-type="float">
            <text:p>1.52938137202358E+018</text:p>
          </table:table-cell>
          <table:table-cell office:value-type="string" calcext:value-type="string">
            <text:p>/gps</text:p>
          </table:table-cell>
          <table:table-cell office:value-type="float" office:value="0.422125718299" calcext:value-type="float">
            <text:p>0.4221257183</text:p>
          </table:table-cell>
          <table:table-cell office:value-type="float" office:value="0.235918089834" calcext:value-type="float">
            <text:p>0.235918089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8] ^ 2 + [.F38] ^ 2)" office:value-type="float" office:value="0.48357777777765" calcext:value-type="float">
            <text:p>0.4835777778</text:p>
          </table:table-cell>
          <table:table-cell/>
        </table:table-row>
        <table:table-row table:style-name="ro1">
          <table:table-cell office:value-type="float" office:value="1.52938137254507E+018" calcext:value-type="float">
            <text:p>1.52938137254507E+018</text:p>
          </table:table-cell>
          <table:table-cell office:value-type="float" office:value="429" calcext:value-type="float">
            <text:p>429</text:p>
          </table:table-cell>
          <table:table-cell office:value-type="float" office:value="1.52938137254507E+018" calcext:value-type="float">
            <text:p>1.52938137254507E+018</text:p>
          </table:table-cell>
          <table:table-cell office:value-type="string" calcext:value-type="string">
            <text:p>/gps</text:p>
          </table:table-cell>
          <table:table-cell office:value-type="float" office:value="0.368237328729" calcext:value-type="float">
            <text:p>0.3682373287</text:p>
          </table:table-cell>
          <table:table-cell office:value-type="float" office:value="0.205800886876" calcext:value-type="float">
            <text:p>0.205800886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9] ^ 2 + [.F39] ^ 2)" office:value-type="float" office:value="0.421844444444179" calcext:value-type="float">
            <text:p>0.4218444444</text:p>
          </table:table-cell>
          <table:table-cell/>
        </table:table-row>
        <table:table-row table:style-name="ro1">
          <table:table-cell office:value-type="float" office:value="1.52938137354432E+018" calcext:value-type="float">
            <text:p>1.52938137354432E+018</text:p>
          </table:table-cell>
          <table:table-cell office:value-type="float" office:value="430" calcext:value-type="float">
            <text:p>430</text:p>
          </table:table-cell>
          <table:table-cell office:value-type="float" office:value="1.52938137354432E+018" calcext:value-type="float">
            <text:p>1.52938137354432E+018</text:p>
          </table:table-cell>
          <table:table-cell office:value-type="string" calcext:value-type="string">
            <text:p>/gps</text:p>
          </table:table-cell>
          <table:table-cell office:value-type="float" office:value="0.431107116561" calcext:value-type="float">
            <text:p>0.4311071166</text:p>
          </table:table-cell>
          <table:table-cell office:value-type="float" office:value="0.24093762366" calcext:value-type="float">
            <text:p>0.24093762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0] ^ 2 + [.F40] ^ 2)" office:value-type="float" office:value="0.49386666666669" calcext:value-type="float">
            <text:p>0.4938666667</text:p>
          </table:table-cell>
          <table:table-cell/>
        </table:table-row>
        <table:table-row table:style-name="ro1">
          <table:table-cell office:value-type="float" office:value="1.52938137454414E+018" calcext:value-type="float">
            <text:p>1.52938137454414E+018</text:p>
          </table:table-cell>
          <table:table-cell office:value-type="float" office:value="431" calcext:value-type="float">
            <text:p>431</text:p>
          </table:table-cell>
          <table:table-cell office:value-type="float" office:value="1.52938137454414E+018" calcext:value-type="float">
            <text:p>1.52938137454414E+018</text:p>
          </table:table-cell>
          <table:table-cell office:value-type="string" calcext:value-type="string">
            <text:p>/gps</text:p>
          </table:table-cell>
          <table:table-cell office:value-type="float" office:value="0.399672222645" calcext:value-type="float">
            <text:p>0.3996722226</text:p>
          </table:table-cell>
          <table:table-cell office:value-type="float" office:value="0.223369255268" calcext:value-type="float">
            <text:p>0.223369255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1] ^ 2 + [.F41] ^ 2)" office:value-type="float" office:value="0.457855555555434" calcext:value-type="float">
            <text:p>0.4578555556</text:p>
          </table:table-cell>
          <table:table-cell/>
        </table:table-row>
        <table:table-row table:style-name="ro1">
          <table:table-cell office:value-type="float" office:value="1.52938137554236E+018" calcext:value-type="float">
            <text:p>1.52938137554236E+018</text:p>
          </table:table-cell>
          <table:table-cell office:value-type="float" office:value="432" calcext:value-type="float">
            <text:p>432</text:p>
          </table:table-cell>
          <table:table-cell office:value-type="float" office:value="1.52938137554236E+018" calcext:value-type="float">
            <text:p>1.52938137554236E+018</text:p>
          </table:table-cell>
          <table:table-cell office:value-type="string" calcext:value-type="string">
            <text:p>/gps</text:p>
          </table:table-cell>
          <table:table-cell office:value-type="float" office:value="0.37272802786" calcext:value-type="float">
            <text:p>0.3727280279</text:p>
          </table:table-cell>
          <table:table-cell office:value-type="float" office:value="0.208310653789" calcext:value-type="float">
            <text:p>0.20831065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2] ^ 2 + [.F42] ^ 2)" office:value-type="float" office:value="0.426988888888699" calcext:value-type="float">
            <text:p>0.4269888889</text:p>
          </table:table-cell>
          <table:table-cell/>
        </table:table-row>
        <table:table-row table:style-name="ro1">
          <table:table-cell office:value-type="float" office:value="1.5293813770252E+018" calcext:value-type="float">
            <text:p>1.5293813770252E+018</text:p>
          </table:table-cell>
          <table:table-cell office:value-type="float" office:value="433" calcext:value-type="float">
            <text:p>433</text:p>
          </table:table-cell>
          <table:table-cell office:value-type="float" office:value="1.5293813770252E+018" calcext:value-type="float">
            <text:p>1.5293813770252E+018</text:p>
          </table:table-cell>
          <table:table-cell office:value-type="string" calcext:value-type="string">
            <text:p>/gps</text:p>
          </table:table-cell>
          <table:table-cell office:value-type="float" office:value="0.327821036551" calcext:value-type="float">
            <text:p>0.3278210366</text:p>
          </table:table-cell>
          <table:table-cell office:value-type="float" office:value="0.183212984658" calcext:value-type="float">
            <text:p>0.183212984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3] ^ 2 + [.F43] ^ 2)" office:value-type="float" office:value="0.375544444443883" calcext:value-type="float">
            <text:p>0.3755444444</text:p>
          </table:table-cell>
          <table:table-cell/>
        </table:table-row>
        <table:table-row table:style-name="ro1">
          <table:table-cell office:value-type="float" office:value="1.52938137754416E+018" calcext:value-type="float">
            <text:p>1.52938137754416E+018</text:p>
          </table:table-cell>
          <table:table-cell office:value-type="float" office:value="434" calcext:value-type="float">
            <text:p>434</text:p>
          </table:table-cell>
          <table:table-cell office:value-type="float" office:value="1.52938137754416E+018" calcext:value-type="float">
            <text:p>1.52938137754416E+018</text:p>
          </table:table-cell>
          <table:table-cell office:value-type="string" calcext:value-type="string">
            <text:p>/gps</text:p>
          </table:table-cell>
          <table:table-cell office:value-type="float" office:value="0.327821036551" calcext:value-type="float">
            <text:p>0.3278210366</text:p>
          </table:table-cell>
          <table:table-cell office:value-type="float" office:value="0.183212984658" calcext:value-type="float">
            <text:p>0.183212984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4] ^ 2 + [.F44] ^ 2)" office:value-type="float" office:value="0.375544444443883" calcext:value-type="float">
            <text:p>0.3755444444</text:p>
          </table:table-cell>
          <table:table-cell/>
        </table:table-row>
        <table:table-row table:style-name="ro1">
          <table:table-cell office:value-type="float" office:value="1.52938137854261E+018" calcext:value-type="float">
            <text:p>1.52938137854261E+018</text:p>
          </table:table-cell>
          <table:table-cell office:value-type="float" office:value="435" calcext:value-type="float">
            <text:p>435</text:p>
          </table:table-cell>
          <table:table-cell office:value-type="float" office:value="1.52938137854261E+018" calcext:value-type="float">
            <text:p>1.52938137854261E+018</text:p>
          </table:table-cell>
          <table:table-cell office:value-type="string" calcext:value-type="string">
            <text:p>/gps</text:p>
          </table:table-cell>
          <table:table-cell office:value-type="float" office:value="0.480504807" calcext:value-type="float">
            <text:p>0.480504807</text:p>
          </table:table-cell>
          <table:table-cell office:value-type="float" office:value="0.268545059704" calcext:value-type="float">
            <text:p>0.268545059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5] ^ 2 + [.F45] ^ 2)" office:value-type="float" office:value="0.550455555555153" calcext:value-type="float">
            <text:p>0.5504555556</text:p>
          </table:table-cell>
          <table:table-cell/>
        </table:table-row>
        <table:table-row table:style-name="ro1">
          <table:table-cell office:value-type="float" office:value="1.52938137954238E+018" calcext:value-type="float">
            <text:p>1.52938137954238E+018</text:p>
          </table:table-cell>
          <table:table-cell office:value-type="float" office:value="436" calcext:value-type="float">
            <text:p>436</text:p>
          </table:table-cell>
          <table:table-cell office:value-type="float" office:value="1.52938137954238E+018" calcext:value-type="float">
            <text:p>1.52938137954238E+018</text:p>
          </table:table-cell>
          <table:table-cell office:value-type="string" calcext:value-type="string">
            <text:p>/gps</text:p>
          </table:table-cell>
          <table:table-cell office:value-type="float" office:value="0.476014107869" calcext:value-type="float">
            <text:p>0.4760141079</text:p>
          </table:table-cell>
          <table:table-cell office:value-type="float" office:value="0.266035292791" calcext:value-type="float">
            <text:p>0.26603529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6] ^ 2 + [.F46] ^ 2)" office:value-type="float" office:value="0.545311111110633" calcext:value-type="float">
            <text:p>0.5453111111</text:p>
          </table:table-cell>
          <table:table-cell/>
        </table:table-row>
        <table:table-row table:style-name="ro1">
          <table:table-cell office:value-type="float" office:value="1.5293813805442E+018" calcext:value-type="float">
            <text:p>1.5293813805442E+018</text:p>
          </table:table-cell>
          <table:table-cell office:value-type="float" office:value="437" calcext:value-type="float">
            <text:p>437</text:p>
          </table:table-cell>
          <table:table-cell office:value-type="float" office:value="1.5293813805442E+018" calcext:value-type="float">
            <text:p>1.5293813805442E+018</text:p>
          </table:table-cell>
          <table:table-cell office:value-type="string" calcext:value-type="string">
            <text:p>/gps</text:p>
          </table:table-cell>
          <table:table-cell office:value-type="float" office:value="0.413144320037" calcext:value-type="float">
            <text:p>0.41314432</text:p>
          </table:table-cell>
          <table:table-cell office:value-type="float" office:value="0.230898556007" calcext:value-type="float">
            <text:p>0.2308985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7] ^ 2 + [.F47] ^ 2)" office:value-type="float" office:value="0.473288888888122" calcext:value-type="float">
            <text:p>0.4732888889</text:p>
          </table:table-cell>
          <table:table-cell/>
        </table:table-row>
        <table:table-row table:style-name="ro1">
          <table:table-cell office:value-type="float" office:value="1.52938138202347E+018" calcext:value-type="float">
            <text:p>1.52938138202347E+018</text:p>
          </table:table-cell>
          <table:table-cell office:value-type="float" office:value="438" calcext:value-type="float">
            <text:p>438</text:p>
          </table:table-cell>
          <table:table-cell office:value-type="float" office:value="1.52938138202347E+018" calcext:value-type="float">
            <text:p>1.52938138202347E+018</text:p>
          </table:table-cell>
          <table:table-cell office:value-type="string" calcext:value-type="string">
            <text:p>/gps</text:p>
          </table:table-cell>
          <table:table-cell office:value-type="float" office:value="0.31883963829" calcext:value-type="float">
            <text:p>0.3188396383</text:p>
          </table:table-cell>
          <table:table-cell office:value-type="float" office:value="0.178193450832" calcext:value-type="float">
            <text:p>0.17819345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8] ^ 2 + [.F48] ^ 2)" office:value-type="float" office:value="0.365255555555716" calcext:value-type="float">
            <text:p>0.3652555556</text:p>
          </table:table-cell>
          <table:table-cell/>
        </table:table-row>
        <table:table-row table:style-name="ro1">
          <table:table-cell office:value-type="float" office:value="1.52938138254262E+018" calcext:value-type="float">
            <text:p>1.52938138254262E+018</text:p>
          </table:table-cell>
          <table:table-cell office:value-type="float" office:value="439" calcext:value-type="float">
            <text:p>439</text:p>
          </table:table-cell>
          <table:table-cell office:value-type="float" office:value="1.52938138254262E+018" calcext:value-type="float">
            <text:p>1.52938138254262E+018</text:p>
          </table:table-cell>
          <table:table-cell office:value-type="string" calcext:value-type="string">
            <text:p>/gps</text:p>
          </table:table-cell>
          <table:table-cell office:value-type="float" office:value="0.345783833075" calcext:value-type="float">
            <text:p>0.3457838331</text:p>
          </table:table-cell>
          <table:table-cell office:value-type="float" office:value="0.19325205231" calcext:value-type="float">
            <text:p>0.19325205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9] ^ 2 + [.F49] ^ 2)" office:value-type="float" office:value="0.396122222221963" calcext:value-type="float">
            <text:p>0.3961222222</text:p>
          </table:table-cell>
          <table:table-cell/>
        </table:table-row>
        <table:table-row table:style-name="ro1">
          <table:table-cell office:value-type="float" office:value="1.52938138354376E+018" calcext:value-type="float">
            <text:p>1.52938138354376E+018</text:p>
          </table:table-cell>
          <table:table-cell office:value-type="float" office:value="440" calcext:value-type="float">
            <text:p>440</text:p>
          </table:table-cell>
          <table:table-cell office:value-type="float" office:value="1.52938138354376E+018" calcext:value-type="float">
            <text:p>1.52938138354376E+018</text:p>
          </table:table-cell>
          <table:table-cell office:value-type="string" calcext:value-type="string">
            <text:p>/gps</text:p>
          </table:table-cell>
          <table:table-cell office:value-type="float" office:value="0.399672222645" calcext:value-type="float">
            <text:p>0.3996722226</text:p>
          </table:table-cell>
          <table:table-cell office:value-type="float" office:value="0.223369255268" calcext:value-type="float">
            <text:p>0.223369255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0] ^ 2 + [.F50] ^ 2)" office:value-type="float" office:value="0.457855555555434" calcext:value-type="float">
            <text:p>0.4578555556</text:p>
          </table:table-cell>
          <table:table-cell/>
        </table:table-row>
        <table:table-row table:style-name="ro1">
          <table:table-cell office:value-type="float" office:value="1.52938138454336E+018" calcext:value-type="float">
            <text:p>1.52938138454336E+018</text:p>
          </table:table-cell>
          <table:table-cell office:value-type="float" office:value="441" calcext:value-type="float">
            <text:p>441</text:p>
          </table:table-cell>
          <table:table-cell office:value-type="float" office:value="1.52938138454336E+018" calcext:value-type="float">
            <text:p>1.52938138454336E+018</text:p>
          </table:table-cell>
          <table:table-cell office:value-type="string" calcext:value-type="string">
            <text:p>/gps</text:p>
          </table:table-cell>
          <table:table-cell office:value-type="float" office:value="0.345783833075" calcext:value-type="float">
            <text:p>0.3457838331</text:p>
          </table:table-cell>
          <table:table-cell office:value-type="float" office:value="0.19325205231" calcext:value-type="float">
            <text:p>0.19325205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1] ^ 2 + [.F51] ^ 2)" office:value-type="float" office:value="0.396122222221963" calcext:value-type="float">
            <text:p>0.3961222222</text:p>
          </table:table-cell>
          <table:table-cell/>
        </table:table-row>
        <table:table-row table:style-name="ro1">
          <table:table-cell office:value-type="float" office:value="1.52938138554433E+018" calcext:value-type="float">
            <text:p>1.52938138554433E+018</text:p>
          </table:table-cell>
          <table:table-cell office:value-type="float" office:value="442" calcext:value-type="float">
            <text:p>442</text:p>
          </table:table-cell>
          <table:table-cell office:value-type="float" office:value="1.52938138554433E+018" calcext:value-type="float">
            <text:p>1.52938138554433E+018</text:p>
          </table:table-cell>
          <table:table-cell office:value-type="string" calcext:value-type="string">
            <text:p>/gps</text:p>
          </table:table-cell>
          <table:table-cell office:value-type="float" office:value="0.386200125252" calcext:value-type="float">
            <text:p>0.3862001253</text:p>
          </table:table-cell>
          <table:table-cell office:value-type="float" office:value="0.215839954529" calcext:value-type="float">
            <text:p>0.21583995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2] ^ 2 + [.F52] ^ 2)" office:value-type="float" office:value="0.442422222221874" calcext:value-type="float">
            <text:p>0.4424222222</text:p>
          </table:table-cell>
          <table:table-cell/>
        </table:table-row>
        <table:table-row table:style-name="ro1">
          <table:table-cell office:value-type="float" office:value="1.52938138702412E+018" calcext:value-type="float">
            <text:p>1.52938138702412E+018</text:p>
          </table:table-cell>
          <table:table-cell office:value-type="float" office:value="443" calcext:value-type="float">
            <text:p>443</text:p>
          </table:table-cell>
          <table:table-cell office:value-type="float" office:value="1.52938138702412E+018" calcext:value-type="float">
            <text:p>1.52938138702412E+018</text:p>
          </table:table-cell>
          <table:table-cell office:value-type="string" calcext:value-type="string">
            <text:p>/gps</text:p>
          </table:table-cell>
          <table:table-cell office:value-type="float" office:value="0.42661641743" calcext:value-type="float">
            <text:p>0.4266164174</text:p>
          </table:table-cell>
          <table:table-cell office:value-type="float" office:value="0.238427856747" calcext:value-type="float">
            <text:p>0.23842785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3] ^ 2 + [.F53] ^ 2)" office:value-type="float" office:value="0.48872222222217" calcext:value-type="float">
            <text:p>0.4887222222</text:p>
          </table:table-cell>
          <table:table-cell/>
        </table:table-row>
        <table:table-row table:style-name="ro1">
          <table:table-cell office:value-type="float" office:value="1.52938138754364E+018" calcext:value-type="float">
            <text:p>1.52938138754364E+018</text:p>
          </table:table-cell>
          <table:table-cell office:value-type="float" office:value="444" calcext:value-type="float">
            <text:p>444</text:p>
          </table:table-cell>
          <table:table-cell office:value-type="float" office:value="1.52938138754364E+018" calcext:value-type="float">
            <text:p>1.52938138754364E+018</text:p>
          </table:table-cell>
          <table:table-cell office:value-type="string" calcext:value-type="string">
            <text:p>/gps</text:p>
          </table:table-cell>
          <table:table-cell office:value-type="float" office:value="0.417635019168" calcext:value-type="float">
            <text:p>0.4176350192</text:p>
          </table:table-cell>
          <table:table-cell office:value-type="float" office:value="0.23340832292" calcext:value-type="float">
            <text:p>0.23340832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4] ^ 2 + [.F54] ^ 2)" office:value-type="float" office:value="0.478433333332642" calcext:value-type="float">
            <text:p>0.4784333333</text:p>
          </table:table-cell>
          <table:table-cell/>
        </table:table-row>
        <table:table-row table:style-name="ro1">
          <table:table-cell office:value-type="float" office:value="1.52938138854301E+018" calcext:value-type="float">
            <text:p>1.52938138854301E+018</text:p>
          </table:table-cell>
          <table:table-cell office:value-type="float" office:value="445" calcext:value-type="float">
            <text:p>445</text:p>
          </table:table-cell>
          <table:table-cell office:value-type="float" office:value="1.52938138854301E+018" calcext:value-type="float">
            <text:p>1.52938138854301E+018</text:p>
          </table:table-cell>
          <table:table-cell office:value-type="string" calcext:value-type="string">
            <text:p>/gps</text:p>
          </table:table-cell>
          <table:table-cell office:value-type="float" office:value="0.336802434813" calcext:value-type="float">
            <text:p>0.3368024348</text:p>
          </table:table-cell>
          <table:table-cell office:value-type="float" office:value="0.188232518484" calcext:value-type="float">
            <text:p>0.188232518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5] ^ 2 + [.F55] ^ 2)" office:value-type="float" office:value="0.385833333332923" calcext:value-type="float">
            <text:p>0.3858333333</text:p>
          </table:table-cell>
          <table:table-cell/>
        </table:table-row>
        <table:table-row table:style-name="ro1">
          <table:table-cell office:value-type="float" office:value="1.52938138954389E+018" calcext:value-type="float">
            <text:p>1.52938138954389E+018</text:p>
          </table:table-cell>
          <table:table-cell office:value-type="float" office:value="446" calcext:value-type="float">
            <text:p>446</text:p>
          </table:table-cell>
          <table:table-cell office:value-type="float" office:value="1.52938138954389E+018" calcext:value-type="float">
            <text:p>1.52938138954389E+018</text:p>
          </table:table-cell>
          <table:table-cell office:value-type="string" calcext:value-type="string">
            <text:p>/gps</text:p>
          </table:table-cell>
          <table:table-cell office:value-type="float" office:value="0.37272802786" calcext:value-type="float">
            <text:p>0.3727280279</text:p>
          </table:table-cell>
          <table:table-cell office:value-type="float" office:value="0.208310653789" calcext:value-type="float">
            <text:p>0.20831065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6] ^ 2 + [.F56] ^ 2)" office:value-type="float" office:value="0.426988888888699" calcext:value-type="float">
            <text:p>0.4269888889</text:p>
          </table:table-cell>
          <table:table-cell/>
        </table:table-row>
        <table:table-row table:style-name="ro1">
          <table:table-cell office:value-type="float" office:value="1.52938139054268E+018" calcext:value-type="float">
            <text:p>1.52938139054268E+018</text:p>
          </table:table-cell>
          <table:table-cell office:value-type="float" office:value="447" calcext:value-type="float">
            <text:p>447</text:p>
          </table:table-cell>
          <table:table-cell office:value-type="float" office:value="1.52938139054268E+018" calcext:value-type="float">
            <text:p>1.52938139054268E+018</text:p>
          </table:table-cell>
          <table:table-cell office:value-type="string" calcext:value-type="string">
            <text:p>/gps</text:p>
          </table:table-cell>
          <table:table-cell office:value-type="float" office:value="0.42661641743" calcext:value-type="float">
            <text:p>0.4266164174</text:p>
          </table:table-cell>
          <table:table-cell office:value-type="float" office:value="0.238427856747" calcext:value-type="float">
            <text:p>0.23842785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7] ^ 2 + [.F57] ^ 2)" office:value-type="float" office:value="0.48872222222217" calcext:value-type="float">
            <text:p>0.4887222222</text:p>
          </table:table-cell>
          <table:table-cell/>
        </table:table-row>
        <table:table-row table:style-name="ro1">
          <table:table-cell office:value-type="float" office:value="1.52938139201743E+018" calcext:value-type="float">
            <text:p>1.52938139201743E+018</text:p>
          </table:table-cell>
          <table:table-cell office:value-type="float" office:value="448" calcext:value-type="float">
            <text:p>448</text:p>
          </table:table-cell>
          <table:table-cell office:value-type="float" office:value="1.52938139201743E+018" calcext:value-type="float">
            <text:p>1.52938139201743E+018</text:p>
          </table:table-cell>
          <table:table-cell office:value-type="string" calcext:value-type="string">
            <text:p>/gps</text:p>
          </table:table-cell>
          <table:table-cell office:value-type="float" office:value="0.417635019168" calcext:value-type="float">
            <text:p>0.4176350192</text:p>
          </table:table-cell>
          <table:table-cell office:value-type="float" office:value="0.23340832292" calcext:value-type="float">
            <text:p>0.23340832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8] ^ 2 + [.F58] ^ 2)" office:value-type="float" office:value="0.478433333332642" calcext:value-type="float">
            <text:p>0.4784333333</text:p>
          </table:table-cell>
          <table:table-cell/>
        </table:table-row>
        <table:table-row table:style-name="ro1">
          <table:table-cell office:value-type="float" office:value="1.52938139254475E+018" calcext:value-type="float">
            <text:p>1.52938139254475E+018</text:p>
          </table:table-cell>
          <table:table-cell office:value-type="float" office:value="449" calcext:value-type="float">
            <text:p>449</text:p>
          </table:table-cell>
          <table:table-cell office:value-type="float" office:value="1.52938139254475E+018" calcext:value-type="float">
            <text:p>1.52938139254475E+018</text:p>
          </table:table-cell>
          <table:table-cell office:value-type="string" calcext:value-type="string">
            <text:p>/gps</text:p>
          </table:table-cell>
          <table:table-cell office:value-type="float" office:value="0.42661641743" calcext:value-type="float">
            <text:p>0.4266164174</text:p>
          </table:table-cell>
          <table:table-cell office:value-type="float" office:value="0.238427856747" calcext:value-type="float">
            <text:p>0.23842785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9] ^ 2 + [.F59] ^ 2)" office:value-type="float" office:value="0.48872222222217" calcext:value-type="float">
            <text:p>0.4887222222</text:p>
          </table:table-cell>
          <table:table-cell/>
        </table:table-row>
        <table:table-row table:style-name="ro1">
          <table:table-cell office:value-type="float" office:value="1.52938139354446E+018" calcext:value-type="float">
            <text:p>1.52938139354446E+018</text:p>
          </table:table-cell>
          <table:table-cell office:value-type="float" office:value="450" calcext:value-type="float">
            <text:p>450</text:p>
          </table:table-cell>
          <table:table-cell office:value-type="float" office:value="1.52938139354446E+018" calcext:value-type="float">
            <text:p>1.52938139354446E+018</text:p>
          </table:table-cell>
          <table:table-cell office:value-type="string" calcext:value-type="string">
            <text:p>/gps</text:p>
          </table:table-cell>
          <table:table-cell office:value-type="float" office:value="0.390690824383" calcext:value-type="float">
            <text:p>0.3906908244</text:p>
          </table:table-cell>
          <table:table-cell office:value-type="float" office:value="0.218349721442" calcext:value-type="float">
            <text:p>0.21834972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0] ^ 2 + [.F60] ^ 2)" office:value-type="float" office:value="0.447566666666394" calcext:value-type="float">
            <text:p>0.4475666667</text:p>
          </table:table-cell>
          <table:table-cell/>
        </table:table-row>
        <table:table-row table:style-name="ro1">
          <table:table-cell office:value-type="float" office:value="1.52938139454561E+018" calcext:value-type="float">
            <text:p>1.52938139454561E+018</text:p>
          </table:table-cell>
          <table:table-cell office:value-type="float" office:value="451" calcext:value-type="float">
            <text:p>451</text:p>
          </table:table-cell>
          <table:table-cell office:value-type="float" office:value="1.52938139454561E+018" calcext:value-type="float">
            <text:p>1.52938139454561E+018</text:p>
          </table:table-cell>
          <table:table-cell office:value-type="string" calcext:value-type="string">
            <text:p>/gps</text:p>
          </table:table-cell>
          <table:table-cell office:value-type="float" office:value="0.0679568325467" calcext:value-type="float">
            <text:p>0.0679568325</text:p>
          </table:table-cell>
          <table:table-cell office:value-type="float" office:value="-0.613581545806" calcext:value-type="float">
            <text:p>-0.613581545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1] ^ 2 + [.F61] ^ 2)" office:value-type="float" office:value="0.617333333332537" calcext:value-type="float">
            <text:p>0.6173333333</text:p>
          </table:table-cell>
          <table:table-cell/>
        </table:table-row>
        <table:table-row table:style-name="ro1">
          <table:table-cell office:value-type="float" office:value="1.52938139554569E+018" calcext:value-type="float">
            <text:p>1.52938139554569E+018</text:p>
          </table:table-cell>
          <table:table-cell office:value-type="float" office:value="452" calcext:value-type="float">
            <text:p>452</text:p>
          </table:table-cell>
          <table:table-cell office:value-type="float" office:value="1.52938139554569E+018" calcext:value-type="float">
            <text:p>1.52938139554569E+018</text:p>
          </table:table-cell>
          <table:table-cell office:value-type="string" calcext:value-type="string">
            <text:p>/gps</text:p>
          </table:table-cell>
          <table:table-cell office:value-type="float" office:value="0.0526665452237" calcext:value-type="float">
            <text:p>0.0526665452</text:p>
          </table:table-cell>
          <table:table-cell office:value-type="float" office:value="-0.475525698" calcext:value-type="float">
            <text:p>-0.47552569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2] ^ 2 + [.F62] ^ 2)" office:value-type="float" office:value="0.478433333333065" calcext:value-type="float">
            <text:p>0.4784333333</text:p>
          </table:table-cell>
          <table:table-cell/>
        </table:table-row>
        <table:table-row table:style-name="ro1">
          <table:table-cell office:value-type="float" office:value="1.52938139702563E+018" calcext:value-type="float">
            <text:p>1.52938139702563E+018</text:p>
          </table:table-cell>
          <table:table-cell office:value-type="float" office:value="453" calcext:value-type="float">
            <text:p>453</text:p>
          </table:table-cell>
          <table:table-cell office:value-type="float" office:value="1.52938139702563E+018" calcext:value-type="float">
            <text:p>1.52938139702563E+018</text:p>
          </table:table-cell>
          <table:table-cell office:value-type="string" calcext:value-type="string">
            <text:p>/gps</text:p>
          </table:table-cell>
          <table:table-cell office:value-type="float" office:value="0.056064386851" calcext:value-type="float">
            <text:p>0.0560643869</text:p>
          </table:table-cell>
          <table:table-cell office:value-type="float" office:value="-0.50620477529" calcext:value-type="float">
            <text:p>-0.506204775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3] ^ 2 + [.F63] ^ 2)" office:value-type="float" office:value="0.509299999999389" calcext:value-type="float">
            <text:p>0.5093</text:p>
          </table:table-cell>
          <table:table-cell/>
        </table:table-row>
        <table:table-row table:style-name="ro1">
          <table:table-cell office:value-type="float" office:value="1.52938139754455E+018" calcext:value-type="float">
            <text:p>1.52938139754455E+018</text:p>
          </table:table-cell>
          <table:table-cell office:value-type="float" office:value="454" calcext:value-type="float">
            <text:p>454</text:p>
          </table:table-cell>
          <table:table-cell office:value-type="float" office:value="1.52938139754455E+018" calcext:value-type="float">
            <text:p>1.52938139754455E+018</text:p>
          </table:table-cell>
          <table:table-cell office:value-type="string" calcext:value-type="string">
            <text:p>/gps</text:p>
          </table:table-cell>
          <table:table-cell office:value-type="float" office:value="0.0549317729753" calcext:value-type="float">
            <text:p>0.054931773</text:p>
          </table:table-cell>
          <table:table-cell office:value-type="float" office:value="-0.495978416193" calcext:value-type="float">
            <text:p>-0.495978416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4] ^ 2 + [.F64] ^ 2)" office:value-type="float" office:value="0.49901111111029" calcext:value-type="float">
            <text:p>0.4990111111</text:p>
          </table:table-cell>
          <table:table-cell/>
        </table:table-row>
        <table:table-row table:style-name="ro1">
          <table:table-cell office:value-type="float" office:value="1.52938139854539E+018" calcext:value-type="float">
            <text:p>1.52938139854539E+018</text:p>
          </table:table-cell>
          <table:table-cell office:value-type="float" office:value="455" calcext:value-type="float">
            <text:p>455</text:p>
          </table:table-cell>
          <table:table-cell office:value-type="float" office:value="1.52938139854539E+018" calcext:value-type="float">
            <text:p>1.52938139854539E+018</text:p>
          </table:table-cell>
          <table:table-cell office:value-type="string" calcext:value-type="string">
            <text:p>/gps</text:p>
          </table:table-cell>
          <table:table-cell office:value-type="float" office:value="0.0430393272796" calcext:value-type="float">
            <text:p>0.0430393273</text:p>
          </table:table-cell>
          <table:table-cell office:value-type="float" office:value="-0.388601645677" calcext:value-type="float">
            <text:p>-0.388601645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5] ^ 2 + [.F65] ^ 2)" office:value-type="float" office:value="0.390977777777143" calcext:value-type="float">
            <text:p>0.3909777778</text:p>
          </table:table-cell>
          <table:table-cell/>
        </table:table-row>
        <table:table-row table:style-name="ro1">
          <table:table-cell office:value-type="float" office:value="1.52938139954466E+018" calcext:value-type="float">
            <text:p>1.52938139954466E+018</text:p>
          </table:table-cell>
          <table:table-cell office:value-type="float" office:value="456" calcext:value-type="float">
            <text:p>456</text:p>
          </table:table-cell>
          <table:table-cell office:value-type="float" office:value="1.52938139954466E+018" calcext:value-type="float">
            <text:p>1.52938139954466E+018</text:p>
          </table:table-cell>
          <table:table-cell office:value-type="string" calcext:value-type="string">
            <text:p>/gps</text:p>
          </table:table-cell>
          <table:table-cell office:value-type="float" office:value="0.045870861969" calcext:value-type="float">
            <text:p>0.045870862</text:p>
          </table:table-cell>
          <table:table-cell office:value-type="float" office:value="-0.414167543419" calcext:value-type="float">
            <text:p>-0.414167543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6] ^ 2 + [.F66] ^ 2)" office:value-type="float" office:value="0.41669999999941" calcext:value-type="float">
            <text:p>0.4167</text:p>
          </table:table-cell>
          <table:table-cell/>
        </table:table-row>
        <table:table-row table:style-name="ro1">
          <table:table-cell office:value-type="float" office:value="1.52938140053115E+018" calcext:value-type="float">
            <text:p>1.52938140053115E+018</text:p>
          </table:table-cell>
          <table:table-cell office:value-type="float" office:value="457" calcext:value-type="float">
            <text:p>457</text:p>
          </table:table-cell>
          <table:table-cell office:value-type="float" office:value="1.52938140053115E+018" calcext:value-type="float">
            <text:p>1.52938140053115E+018</text:p>
          </table:table-cell>
          <table:table-cell office:value-type="string" calcext:value-type="string">
            <text:p>/gps</text:p>
          </table:table-cell>
          <table:table-cell office:value-type="float" office:value="0.0464371689069" calcext:value-type="float">
            <text:p>0.0464371689</text:p>
          </table:table-cell>
          <table:table-cell office:value-type="float" office:value="-0.419280722968" calcext:value-type="float">
            <text:p>-0.4192807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7] ^ 2 + [.F67] ^ 2)" office:value-type="float" office:value="0.421844444444462" calcext:value-type="float">
            <text:p>0.4218444444</text:p>
          </table:table-cell>
          <table:table-cell/>
        </table:table-row>
        <table:table-row table:style-name="ro1">
          <table:table-cell office:value-type="float" office:value="1.52938140202644E+018" calcext:value-type="float">
            <text:p>1.52938140202644E+018</text:p>
          </table:table-cell>
          <table:table-cell office:value-type="float" office:value="458" calcext:value-type="float">
            <text:p>458</text:p>
          </table:table-cell>
          <table:table-cell office:value-type="float" office:value="1.52938140202644E+018" calcext:value-type="float">
            <text:p>1.52938140202644E+018</text:p>
          </table:table-cell>
          <table:table-cell office:value-type="string" calcext:value-type="string">
            <text:p>/gps</text:p>
          </table:table-cell>
          <table:table-cell office:value-type="float" office:value="0.0328458023976" calcext:value-type="float">
            <text:p>0.0328458024</text:p>
          </table:table-cell>
          <table:table-cell office:value-type="float" office:value="-0.296564413806" calcext:value-type="float">
            <text:p>-0.29656441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8] ^ 2 + [.F68] ^ 2)" office:value-type="float" office:value="0.298377777777164" calcext:value-type="float">
            <text:p>0.2983777778</text:p>
          </table:table-cell>
          <table:table-cell/>
        </table:table-row>
        <table:table-row table:style-name="ro1">
          <table:table-cell office:value-type="float" office:value="1.52938140254431E+018" calcext:value-type="float">
            <text:p>1.52938140254431E+018</text:p>
          </table:table-cell>
          <table:table-cell office:value-type="float" office:value="459" calcext:value-type="float">
            <text:p>459</text:p>
          </table:table-cell>
          <table:table-cell office:value-type="float" office:value="1.52938140254431E+018" calcext:value-type="float">
            <text:p>1.52938140254431E+018</text:p>
          </table:table-cell>
          <table:table-cell office:value-type="string" calcext:value-type="string">
            <text:p>/gps</text:p>
          </table:table-cell>
          <table:table-cell office:value-type="float" office:value="0.0504013174721" calcext:value-type="float">
            <text:p>0.0504013175</text:p>
          </table:table-cell>
          <table:table-cell office:value-type="float" office:value="-0.455072979806" calcext:value-type="float">
            <text:p>-0.455072979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9] ^ 2 + [.F69] ^ 2)" office:value-type="float" office:value="0.457855555554845" calcext:value-type="float">
            <text:p>0.4578555556</text:p>
          </table:table-cell>
          <table:table-cell/>
        </table:table-row>
        <table:table-row table:style-name="ro1">
          <table:table-cell office:value-type="float" office:value="1.5293814035401E+018" calcext:value-type="float">
            <text:p>1.5293814035401E+018</text:p>
          </table:table-cell>
          <table:table-cell office:value-type="float" office:value="460" calcext:value-type="float">
            <text:p>460</text:p>
          </table:table-cell>
          <table:table-cell office:value-type="float" office:value="1.5293814035401E+018" calcext:value-type="float">
            <text:p>1.5293814035401E+018</text:p>
          </table:table-cell>
          <table:table-cell office:value-type="string" calcext:value-type="string">
            <text:p>/gps</text:p>
          </table:table-cell>
          <table:table-cell office:value-type="float" office:value="0.0526665452237" calcext:value-type="float">
            <text:p>0.0526665452</text:p>
          </table:table-cell>
          <table:table-cell office:value-type="float" office:value="-0.475525698" calcext:value-type="float">
            <text:p>-0.47552569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70] ^ 2 + [.F70] ^ 2)" office:value-type="float" office:value="0.478433333333065" calcext:value-type="float">
            <text:p>0.4784333333</text:p>
          </table:table-cell>
          <table:table-cell/>
        </table:table-row>
        <table:table-row table:style-name="ro1">
          <table:table-cell office:value-type="float" office:value="1.52938140454567E+018" calcext:value-type="float">
            <text:p>1.52938140454567E+018</text:p>
          </table:table-cell>
          <table:table-cell office:value-type="float" office:value="461" calcext:value-type="float">
            <text:p>461</text:p>
          </table:table-cell>
          <table:table-cell office:value-type="float" office:value="1.52938140454567E+018" calcext:value-type="float">
            <text:p>1.52938140454567E+018</text:p>
          </table:table-cell>
          <table:table-cell office:value-type="string" calcext:value-type="string">
            <text:p>/gps</text:p>
          </table:table-cell>
          <table:table-cell office:value-type="float" office:value="0.0521002382858" calcext:value-type="float">
            <text:p>0.0521002383</text:p>
          </table:table-cell>
          <table:table-cell office:value-type="float" office:value="-0.470412518451" calcext:value-type="float">
            <text:p>-0.470412518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71] ^ 2 + [.F71] ^ 2)" office:value-type="float" office:value="0.473288888888013" calcext:value-type="float">
            <text:p>0.4732888889</text:p>
          </table:table-cell>
          <table:table-cell/>
        </table:table-row>
        <table:table-row table:style-name="ro1">
          <table:table-cell office:value-type="float" office:value="1.52938140554562E+018" calcext:value-type="float">
            <text:p>1.52938140554562E+018</text:p>
          </table:table-cell>
          <table:table-cell office:value-type="float" office:value="462" calcext:value-type="float">
            <text:p>462</text:p>
          </table:table-cell>
          <table:table-cell office:value-type="float" office:value="1.52938140554562E+018" calcext:value-type="float">
            <text:p>1.52938140554562E+018</text:p>
          </table:table-cell>
          <table:table-cell office:value-type="string" calcext:value-type="string">
            <text:p>/gps</text:p>
          </table:table-cell>
          <table:table-cell office:value-type="float" office:value="0.0543654660374" calcext:value-type="float">
            <text:p>0.054365466</text:p>
          </table:table-cell>
          <table:table-cell office:value-type="float" office:value="-0.490865236645" calcext:value-type="float">
            <text:p>-0.490865236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72] ^ 2 + [.F72] ^ 2)" office:value-type="float" office:value="0.493866666666232" calcext:value-type="float">
            <text:p>0.4938666667</text:p>
          </table:table-cell>
          <table:table-cell/>
        </table:table-row>
        <table:table-row table:style-name="ro1">
          <table:table-cell office:value-type="float" office:value="1.52938140702633E+018" calcext:value-type="float">
            <text:p>1.52938140702633E+018</text:p>
          </table:table-cell>
          <table:table-cell office:value-type="float" office:value="463" calcext:value-type="float">
            <text:p>463</text:p>
          </table:table-cell>
          <table:table-cell office:value-type="float" office:value="1.52938140702633E+018" calcext:value-type="float">
            <text:p>1.52938140702633E+018</text:p>
          </table:table-cell>
          <table:table-cell office:value-type="string" calcext:value-type="string">
            <text:p>/gps</text:p>
          </table:table-cell>
          <table:table-cell office:value-type="float" office:value="0.0554980799131" calcext:value-type="float">
            <text:p>0.0554980799</text:p>
          </table:table-cell>
          <table:table-cell office:value-type="float" office:value="-0.501091595742" calcext:value-type="float">
            <text:p>-0.501091595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73] ^ 2 + [.F73] ^ 2)" office:value-type="float" office:value="0.504155555555331" calcext:value-type="float">
            <text:p>0.5041555556</text:p>
          </table:table-cell>
          <table:table-cell/>
        </table:table-row>
        <table:table-row table:style-name="ro1">
          <table:table-cell office:value-type="float" office:value="1.52938140754549E+018" calcext:value-type="float">
            <text:p>1.52938140754549E+018</text:p>
          </table:table-cell>
          <table:table-cell office:value-type="float" office:value="464" calcext:value-type="float">
            <text:p>464</text:p>
          </table:table-cell>
          <table:table-cell office:value-type="float" office:value="1.52938140754549E+018" calcext:value-type="float">
            <text:p>1.52938140754549E+018</text:p>
          </table:table-cell>
          <table:table-cell office:value-type="string" calcext:value-type="string">
            <text:p>/gps</text:p>
          </table:table-cell>
          <table:table-cell office:value-type="float" office:value="0.0379425648386" calcext:value-type="float">
            <text:p>0.0379425648</text:p>
          </table:table-cell>
          <table:table-cell office:value-type="float" office:value="-0.342583029742" calcext:value-type="float">
            <text:p>-0.342583029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74] ^ 2 + [.F74] ^ 2)" office:value-type="float" office:value="0.34467777777765" calcext:value-type="float">
            <text:p>0.3446777778</text:p>
          </table:table-cell>
          <table:table-cell/>
        </table:table-row>
        <table:table-row table:style-name="ro1">
          <table:table-cell office:value-type="float" office:value="1.5293814085614E+018" calcext:value-type="float">
            <text:p>1.5293814085614E+018</text:p>
          </table:table-cell>
          <table:table-cell office:value-type="float" office:value="465" calcext:value-type="float">
            <text:p>465</text:p>
          </table:table-cell>
          <table:table-cell office:value-type="float" office:value="1.5293814085614E+018" calcext:value-type="float">
            <text:p>1.5293814085614E+018</text:p>
          </table:table-cell>
          <table:table-cell office:value-type="string" calcext:value-type="string">
            <text:p>/gps</text:p>
          </table:table-cell>
          <table:table-cell office:value-type="float" office:value="0.0368099509628" calcext:value-type="float">
            <text:p>0.036809951</text:p>
          </table:table-cell>
          <table:table-cell office:value-type="float" office:value="-0.332356670645" calcext:value-type="float">
            <text:p>-0.33235667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75] ^ 2 + [.F75] ^ 2)" office:value-type="float" office:value="0.334388888888541" calcext:value-type="float">
            <text:p>0.3343888889</text:p>
          </table:table-cell>
          <table:table-cell/>
        </table:table-row>
        <table:table-row table:style-name="ro1" table:number-rows-repeated="5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peed1_9" table:style-name="ta1">
        <table:shapes>
          <draw:frame draw:z-index="0" draw:style-name="gr1" draw:text-style-name="P1" svg:width="453.29pt" svg:height="255.26pt" svg:x="1186.75pt" svg:y="6.01pt">
            <loext:p draw:notify-on-update-of-ranges="speed1_9.B2:speed1_9.B33 speed1_9.K1:speed1_9.K1 speed1_9.K2:speed1_9.K3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twist.linear.x</text:p>
          </table:table-cell>
          <table:table-cell office:value-type="string" calcext:value-type="string">
            <text:p>field.twist.linear.y</text:p>
          </table:table-cell>
          <table:table-cell office:value-type="string" calcext:value-type="string">
            <text:p>field.twist.linear.z</text:p>
          </table:table-cell>
          <table:table-cell office:value-type="string" calcext:value-type="string">
            <text:p>field.twist.angular.x</text:p>
          </table:table-cell>
          <table:table-cell office:value-type="string" calcext:value-type="string">
            <text:p>field.twist.angular.y</text:p>
          </table:table-cell>
          <table:table-cell office:value-type="string" calcext:value-type="string">
            <text:p>field.twist.angular.z</text:p>
          </table:table-cell>
          <table:table-cell table:style-name="Default" office:value-type="string" calcext:value-type="string">
            <text:p>absolute_vel</text:p>
          </table:table-cell>
          <table:table-cell office:value-type="string" calcext:value-type="string">
            <text:p>average_vel</text:p>
          </table:table-cell>
        </table:table-row>
        <table:table-row table:style-name="ro1">
          <table:table-cell office:value-type="float" office:value="1.52938145354245E+018" calcext:value-type="float">
            <text:p>1.52938145354245E+018</text:p>
          </table:table-cell>
          <table:table-cell office:value-type="float" office:value="510" calcext:value-type="float">
            <text:p>510</text:p>
          </table:table-cell>
          <table:table-cell office:value-type="float" office:value="1.52938145354245E+018" calcext:value-type="float">
            <text:p>1.52938145354245E+018</text:p>
          </table:table-cell>
          <table:table-cell office:value-type="string" calcext:value-type="string">
            <text:p>/gps</text:p>
          </table:table-cell>
          <table:table-cell office:value-type="float" office:value="-0.329782439269" calcext:value-type="float">
            <text:p>-0.3297824393</text:p>
          </table:table-cell>
          <table:table-cell office:value-type="float" office:value="0.521865870884" calcext:value-type="float">
            <text:p>0.52186587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] ^ 2 + [.F2] ^ 2)" office:value-type="float" office:value="0.617333333332753" calcext:value-type="float">
            <text:p>0.6173333333</text:p>
          </table:table-cell>
          <table:table-cell table:formula="of:=AVERAGE([.K16:.K27])" office:value-type="float" office:value="0.691070370369695" calcext:value-type="float">
            <text:p>0.6910703704</text:p>
          </table:table-cell>
        </table:table-row>
        <table:table-row table:style-name="ro1">
          <table:table-cell office:value-type="float" office:value="1.52938145454256E+018" calcext:value-type="float">
            <text:p>1.52938145454256E+018</text:p>
          </table:table-cell>
          <table:table-cell office:value-type="float" office:value="511" calcext:value-type="float">
            <text:p>511</text:p>
          </table:table-cell>
          <table:table-cell office:value-type="float" office:value="1.52938145454256E+018" calcext:value-type="float">
            <text:p>1.52938145454256E+018</text:p>
          </table:table-cell>
          <table:table-cell office:value-type="string" calcext:value-type="string">
            <text:p>/gps</text:p>
          </table:table-cell>
          <table:table-cell office:value-type="float" office:value="-0.502896453241" calcext:value-type="float">
            <text:p>-0.5028964532</text:p>
          </table:table-cell>
          <table:table-cell office:value-type="float" office:value="0.456318633298" calcext:value-type="float">
            <text:p>0.45631863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] ^ 2 + [.F3] ^ 2)" office:value-type="float" office:value="0.679066666666338" calcext:value-type="float">
            <text:p>0.6790666667</text:p>
          </table:table-cell>
          <table:table-cell/>
        </table:table-row>
        <table:table-row table:style-name="ro1">
          <table:table-cell office:value-type="float" office:value="1.52938145553851E+018" calcext:value-type="float">
            <text:p>1.52938145553851E+018</text:p>
          </table:table-cell>
          <table:table-cell office:value-type="float" office:value="512" calcext:value-type="float">
            <text:p>512</text:p>
          </table:table-cell>
          <table:table-cell office:value-type="float" office:value="1.52938145553851E+018" calcext:value-type="float">
            <text:p>1.52938145553851E+018</text:p>
          </table:table-cell>
          <table:table-cell office:value-type="string" calcext:value-type="string">
            <text:p>/gps</text:p>
          </table:table-cell>
          <table:table-cell office:value-type="float" office:value="-0.554214750544" calcext:value-type="float">
            <text:p>-0.5542147505</text:p>
          </table:table-cell>
          <table:table-cell office:value-type="float" office:value="0.40994767014" calcext:value-type="float">
            <text:p>0.40994767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] ^ 2 + [.F4] ^ 2)" office:value-type="float" office:value="0.689355555554434" calcext:value-type="float">
            <text:p>0.6893555556</text:p>
          </table:table-cell>
          <table:table-cell/>
        </table:table-row>
        <table:table-row table:style-name="ro1">
          <table:table-cell office:value-type="float" office:value="1.52938145702408E+018" calcext:value-type="float">
            <text:p>1.52938145702408E+018</text:p>
          </table:table-cell>
          <table:table-cell office:value-type="float" office:value="513" calcext:value-type="float">
            <text:p>513</text:p>
          </table:table-cell>
          <table:table-cell office:value-type="float" office:value="1.52938145702408E+018" calcext:value-type="float">
            <text:p>1.52938145702408E+018</text:p>
          </table:table-cell>
          <table:table-cell office:value-type="string" calcext:value-type="string">
            <text:p>/gps</text:p>
          </table:table-cell>
          <table:table-cell office:value-type="float" office:value="-0.599750484093" calcext:value-type="float">
            <text:p>-0.5997504841</text:p>
          </table:table-cell>
          <table:table-cell office:value-type="float" office:value="0.350185103665" calcext:value-type="float">
            <text:p>0.35018510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] ^ 2 + [.F5] ^ 2)" office:value-type="float" office:value="0.694499999999031" calcext:value-type="float">
            <text:p>0.6945</text:p>
          </table:table-cell>
          <table:table-cell/>
        </table:table-row>
        <table:table-row table:style-name="ro1">
          <table:table-cell office:value-type="float" office:value="1.5293814575425E+018" calcext:value-type="float">
            <text:p>1.5293814575425E+018</text:p>
          </table:table-cell>
          <table:table-cell office:value-type="float" office:value="514" calcext:value-type="float">
            <text:p>514</text:p>
          </table:table-cell>
          <table:table-cell office:value-type="float" office:value="1.5293814575425E+018" calcext:value-type="float">
            <text:p>1.5293814575425E+018</text:p>
          </table:table-cell>
          <table:table-cell office:value-type="string" calcext:value-type="string">
            <text:p>/gps</text:p>
          </table:table-cell>
          <table:table-cell office:value-type="float" office:value="-0.648449287544" calcext:value-type="float">
            <text:p>-0.6484492875</text:p>
          </table:table-cell>
          <table:table-cell office:value-type="float" office:value="0.301412922342" calcext:value-type="float">
            <text:p>0.30141292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] ^ 2 + [.F6] ^ 2)" office:value-type="float" office:value="0.715077777777401" calcext:value-type="float">
            <text:p>0.7150777778</text:p>
          </table:table-cell>
          <table:table-cell/>
        </table:table-row>
        <table:table-row table:style-name="ro1">
          <table:table-cell office:value-type="float" office:value="1.52938145854433E+018" calcext:value-type="float">
            <text:p>1.52938145854433E+018</text:p>
          </table:table-cell>
          <table:table-cell office:value-type="float" office:value="515" calcext:value-type="float">
            <text:p>515</text:p>
          </table:table-cell>
          <table:table-cell office:value-type="float" office:value="1.52938145854433E+018" calcext:value-type="float">
            <text:p>1.52938145854433E+018</text:p>
          </table:table-cell>
          <table:table-cell office:value-type="string" calcext:value-type="string">
            <text:p>/gps</text:p>
          </table:table-cell>
          <table:table-cell office:value-type="float" office:value="-0.596906220634" calcext:value-type="float">
            <text:p>-0.5969062206</text:p>
          </table:table-cell>
          <table:table-cell office:value-type="float" office:value="0.265634950363" calcext:value-type="float">
            <text:p>0.26563495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7] ^ 2 + [.F7] ^ 2)" office:value-type="float" office:value="0.653344444444061" calcext:value-type="float">
            <text:p>0.6533444444</text:p>
          </table:table-cell>
          <table:table-cell/>
        </table:table-row>
        <table:table-row table:style-name="ro1">
          <table:table-cell office:value-type="float" office:value="1.52938145956196E+018" calcext:value-type="float">
            <text:p>1.52938145956196E+018</text:p>
          </table:table-cell>
          <table:table-cell office:value-type="float" office:value="516" calcext:value-type="float">
            <text:p>516</text:p>
          </table:table-cell>
          <table:table-cell office:value-type="float" office:value="1.52938145956196E+018" calcext:value-type="float">
            <text:p>1.52938145956196E+018</text:p>
          </table:table-cell>
          <table:table-cell office:value-type="string" calcext:value-type="string">
            <text:p>/gps</text:p>
          </table:table-cell>
          <table:table-cell office:value-type="float" office:value="-0.547181718962" calcext:value-type="float">
            <text:p>-0.547181719</text:p>
          </table:table-cell>
          <table:table-cell office:value-type="float" office:value="0.250750426586" calcext:value-type="float">
            <text:p>0.250750426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8] ^ 2 + [.F8] ^ 2)" office:value-type="float" office:value="0.601899999999394" calcext:value-type="float">
            <text:p>0.6019</text:p>
          </table:table-cell>
          <table:table-cell/>
        </table:table-row>
        <table:table-row table:style-name="ro1">
          <table:table-cell office:value-type="float" office:value="1.52938146054608E+018" calcext:value-type="float">
            <text:p>1.52938146054608E+018</text:p>
          </table:table-cell>
          <table:table-cell office:value-type="float" office:value="517" calcext:value-type="float">
            <text:p>517</text:p>
          </table:table-cell>
          <table:table-cell office:value-type="float" office:value="1.52938146054608E+018" calcext:value-type="float">
            <text:p>1.52938146054608E+018</text:p>
          </table:table-cell>
          <table:table-cell office:value-type="string" calcext:value-type="string">
            <text:p>/gps</text:p>
          </table:table-cell>
          <table:table-cell office:value-type="float" office:value="-0.67233934725" calcext:value-type="float">
            <text:p>-0.6723393473</text:p>
          </table:table-cell>
          <table:table-cell office:value-type="float" office:value="0.285668138923" calcext:value-type="float">
            <text:p>0.285668138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9] ^ 2 + [.F9] ^ 2)" office:value-type="float" office:value="0.730511111110766" calcext:value-type="float">
            <text:p>0.7305111111</text:p>
          </table:table-cell>
          <table:table-cell/>
        </table:table-row>
        <table:table-row table:style-name="ro1">
          <table:table-cell office:value-type="float" office:value="1.5293814620272E+018" calcext:value-type="float">
            <text:p>1.5293814620272E+018</text:p>
          </table:table-cell>
          <table:table-cell office:value-type="float" office:value="518" calcext:value-type="float">
            <text:p>518</text:p>
          </table:table-cell>
          <table:table-cell office:value-type="float" office:value="1.5293814620272E+018" calcext:value-type="float">
            <text:p>1.5293814620272E+018</text:p>
          </table:table-cell>
          <table:table-cell office:value-type="string" calcext:value-type="string">
            <text:p>/gps</text:p>
          </table:table-cell>
          <table:table-cell office:value-type="float" office:value="-0.497152334234" calcext:value-type="float">
            <text:p>-0.4971523342</text:p>
          </table:table-cell>
          <table:table-cell office:value-type="float" office:value="0.211233483007" calcext:value-type="float">
            <text:p>0.21123348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0] ^ 2 + [.F10] ^ 2)" office:value-type="float" office:value="0.540166666666487" calcext:value-type="float">
            <text:p>0.5401666667</text:p>
          </table:table-cell>
          <table:table-cell/>
        </table:table-row>
        <table:table-row table:style-name="ro1">
          <table:table-cell office:value-type="float" office:value="1.52938146254389E+018" calcext:value-type="float">
            <text:p>1.52938146254389E+018</text:p>
          </table:table-cell>
          <table:table-cell office:value-type="float" office:value="519" calcext:value-type="float">
            <text:p>519</text:p>
          </table:table-cell>
          <table:table-cell office:value-type="float" office:value="1.52938146254389E+018" calcext:value-type="float">
            <text:p>1.52938146254389E+018</text:p>
          </table:table-cell>
          <table:table-cell office:value-type="string" calcext:value-type="string">
            <text:p>/gps</text:p>
          </table:table-cell>
          <table:table-cell office:value-type="float" office:value="-0.539765391454" calcext:value-type="float">
            <text:p>-0.5397653915</text:p>
          </table:table-cell>
          <table:table-cell office:value-type="float" office:value="0.229339210122" calcext:value-type="float">
            <text:p>0.22933921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1] ^ 2 + [.F11] ^ 2)" office:value-type="float" office:value="0.586466666666464" calcext:value-type="float">
            <text:p>0.5864666667</text:p>
          </table:table-cell>
          <table:table-cell/>
        </table:table-row>
        <table:table-row table:style-name="ro1">
          <table:table-cell office:value-type="float" office:value="1.5293814645453E+018" calcext:value-type="float">
            <text:p>1.5293814645453E+018</text:p>
          </table:table-cell>
          <table:table-cell office:value-type="float" office:value="521" calcext:value-type="float">
            <text:p>521</text:p>
          </table:table-cell>
          <table:table-cell office:value-type="float" office:value="1.5293814645453E+018" calcext:value-type="float">
            <text:p>1.5293814645453E+018</text:p>
          </table:table-cell>
          <table:table-cell office:value-type="string" calcext:value-type="string">
            <text:p>/gps</text:p>
          </table:table-cell>
          <table:table-cell office:value-type="float" office:value="-0.288821832269" calcext:value-type="float">
            <text:p>-0.2888218323</text:p>
          </table:table-cell>
          <table:table-cell office:value-type="float" office:value="0.12271659489" calcext:value-type="float">
            <text:p>0.122716594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2] ^ 2 + [.F12] ^ 2)" office:value-type="float" office:value="0.313811111110838" calcext:value-type="float">
            <text:p>0.3138111111</text:p>
          </table:table-cell>
          <table:table-cell/>
        </table:table-row>
        <table:table-row table:style-name="ro1">
          <table:table-cell office:value-type="float" office:value="1.52938146554579E+018" calcext:value-type="float">
            <text:p>1.52938146554579E+018</text:p>
          </table:table-cell>
          <table:table-cell office:value-type="float" office:value="522" calcext:value-type="float">
            <text:p>522</text:p>
          </table:table-cell>
          <table:table-cell office:value-type="float" office:value="1.52938146554579E+018" calcext:value-type="float">
            <text:p>1.52938146554579E+018</text:p>
          </table:table-cell>
          <table:table-cell office:value-type="string" calcext:value-type="string">
            <text:p>/gps</text:p>
          </table:table-cell>
          <table:table-cell office:value-type="float" office:value="-0.530295823183" calcext:value-type="float">
            <text:p>-0.5302958232</text:p>
          </table:table-cell>
          <table:table-cell office:value-type="float" office:value="0.225315715207" calcext:value-type="float">
            <text:p>0.225315715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3] ^ 2 + [.F13] ^ 2)" office:value-type="float" office:value="0.576177777777465" calcext:value-type="float">
            <text:p>0.5761777778</text:p>
          </table:table-cell>
          <table:table-cell/>
        </table:table-row>
        <table:table-row table:style-name="ro1">
          <table:table-cell office:value-type="float" office:value="1.52938146704426E+018" calcext:value-type="float">
            <text:p>1.52938146704426E+018</text:p>
          </table:table-cell>
          <table:table-cell office:value-type="float" office:value="523" calcext:value-type="float">
            <text:p>523</text:p>
          </table:table-cell>
          <table:table-cell office:value-type="float" office:value="1.52938146704426E+018" calcext:value-type="float">
            <text:p>1.52938146704426E+018</text:p>
          </table:table-cell>
          <table:table-cell office:value-type="string" calcext:value-type="string">
            <text:p>/gps</text:p>
          </table:table-cell>
          <table:table-cell office:value-type="float" office:value="-0.699625061865" calcext:value-type="float">
            <text:p>-0.6996250619</text:p>
          </table:table-cell>
          <table:table-cell office:value-type="float" office:value="-0.0851595603044" calcext:value-type="float">
            <text:p>-0.08515956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4] ^ 2 + [.F14] ^ 2)" office:value-type="float" office:value="0.704788888888612" calcext:value-type="float">
            <text:p>0.7047888889</text:p>
          </table:table-cell>
          <table:table-cell/>
        </table:table-row>
        <table:table-row table:style-name="ro1">
          <table:table-cell office:value-type="float" office:value="1.52938146754556E+018" calcext:value-type="float">
            <text:p>1.52938146754556E+018</text:p>
          </table:table-cell>
          <table:table-cell office:value-type="float" office:value="524" calcext:value-type="float">
            <text:p>524</text:p>
          </table:table-cell>
          <table:table-cell office:value-type="float" office:value="1.52938146754556E+018" calcext:value-type="float">
            <text:p>1.52938146754556E+018</text:p>
          </table:table-cell>
          <table:table-cell office:value-type="string" calcext:value-type="string">
            <text:p>/gps</text:p>
          </table:table-cell>
          <table:table-cell office:value-type="float" office:value="-0.674388983607" calcext:value-type="float">
            <text:p>-0.6743889836</text:p>
          </table:table-cell>
          <table:table-cell office:value-type="float" office:value="-0.1155177188" calcext:value-type="float">
            <text:p>-0.115517718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5] ^ 2 + [.F15] ^ 2)" office:value-type="float" office:value="0.684211111110627" calcext:value-type="float">
            <text:p>0.6842111111</text:p>
          </table:table-cell>
          <table:table-cell/>
        </table:table-row>
        <table:table-row table:style-name="ro1">
          <table:table-cell office:value-type="float" office:value="1.52938146854547E+018" calcext:value-type="float">
            <text:p>1.52938146854547E+018</text:p>
          </table:table-cell>
          <table:table-cell office:value-type="float" office:value="525" calcext:value-type="float">
            <text:p>525</text:p>
          </table:table-cell>
          <table:table-cell office:value-type="float" office:value="1.52938146854547E+018" calcext:value-type="float">
            <text:p>1.52938146854547E+018</text:p>
          </table:table-cell>
          <table:table-cell office:value-type="string" calcext:value-type="string">
            <text:p>/gps</text:p>
          </table:table-cell>
          <table:table-cell office:value-type="float" office:value="-0.723330673608" calcext:value-type="float">
            <text:p>-0.7233306736</text:p>
          </table:table-cell>
          <table:table-cell office:value-type="float" office:value="-0.10217250155" calcext:value-type="float">
            <text:p>-0.1021725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6] ^ 2 + [.F16] ^ 2)" office:value-type="float" office:value="0.730511111110014" calcext:value-type="float">
            <text:p>0.7305111111</text:p>
          </table:table-cell>
          <table:table-cell/>
        </table:table-row>
        <table:table-row table:style-name="ro1">
          <table:table-cell office:value-type="float" office:value="1.52938146954461E+018" calcext:value-type="float">
            <text:p>1.52938146954461E+018</text:p>
          </table:table-cell>
          <table:table-cell office:value-type="float" office:value="526" calcext:value-type="float">
            <text:p>526</text:p>
          </table:table-cell>
          <table:table-cell office:value-type="float" office:value="1.52938146954461E+018" calcext:value-type="float">
            <text:p>1.52938146954461E+018</text:p>
          </table:table-cell>
          <table:table-cell office:value-type="string" calcext:value-type="string">
            <text:p>/gps</text:p>
          </table:table-cell>
          <table:table-cell office:value-type="float" office:value="-0.71478538438" calcext:value-type="float">
            <text:p>-0.7147853844</text:p>
          </table:table-cell>
          <table:table-cell office:value-type="float" office:value="-0.150759204469" calcext:value-type="float">
            <text:p>-0.15075920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7] ^ 2 + [.F17] ^ 2)" office:value-type="float" office:value="0.730511111110153" calcext:value-type="float">
            <text:p>0.7305111111</text:p>
          </table:table-cell>
          <table:table-cell/>
        </table:table-row>
        <table:table-row table:style-name="ro1">
          <table:table-cell office:value-type="float" office:value="1.52938147053935E+018" calcext:value-type="float">
            <text:p>1.52938147053935E+018</text:p>
          </table:table-cell>
          <table:table-cell office:value-type="float" office:value="527" calcext:value-type="float">
            <text:p>527</text:p>
          </table:table-cell>
          <table:table-cell office:value-type="float" office:value="1.52938147053935E+018" calcext:value-type="float">
            <text:p>1.52938147053935E+018</text:p>
          </table:table-cell>
          <table:table-cell office:value-type="string" calcext:value-type="string">
            <text:p>/gps</text:p>
          </table:table-cell>
          <table:table-cell office:value-type="float" office:value="-0.698294206639" calcext:value-type="float">
            <text:p>-0.6982942066</text:p>
          </table:table-cell>
          <table:table-cell office:value-type="float" office:value="-0.262332451617" calcext:value-type="float">
            <text:p>-0.26233245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8] ^ 2 + [.F18] ^ 2)" office:value-type="float" office:value="0.745944444444073" calcext:value-type="float">
            <text:p>0.7459444444</text:p>
          </table:table-cell>
          <table:table-cell/>
        </table:table-row>
        <table:table-row table:style-name="ro1">
          <table:table-cell office:value-type="float" office:value="1.52938147201921E+018" calcext:value-type="float">
            <text:p>1.52938147201921E+018</text:p>
          </table:table-cell>
          <table:table-cell office:value-type="float" office:value="528" calcext:value-type="float">
            <text:p>528</text:p>
          </table:table-cell>
          <table:table-cell office:value-type="float" office:value="1.52938147201921E+018" calcext:value-type="float">
            <text:p>1.52938147201921E+018</text:p>
          </table:table-cell>
          <table:table-cell office:value-type="string" calcext:value-type="string">
            <text:p>/gps</text:p>
          </table:table-cell>
          <table:table-cell office:value-type="float" office:value="-0.615368027937" calcext:value-type="float">
            <text:p>-0.6153680279</text:p>
          </table:table-cell>
          <table:table-cell office:value-type="float" office:value="-0.234371088196" calcext:value-type="float">
            <text:p>-0.234371088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9] ^ 2 + [.F19] ^ 2)" office:value-type="float" office:value="0.658488888888225" calcext:value-type="float">
            <text:p>0.6584888889</text:p>
          </table:table-cell>
          <table:table-cell/>
        </table:table-row>
        <table:table-row table:style-name="ro1">
          <table:table-cell office:value-type="float" office:value="1.52938147254462E+018" calcext:value-type="float">
            <text:p>1.52938147254462E+018</text:p>
          </table:table-cell>
          <table:table-cell office:value-type="float" office:value="529" calcext:value-type="float">
            <text:p>529</text:p>
          </table:table-cell>
          <table:table-cell office:value-type="float" office:value="1.52938147254462E+018" calcext:value-type="float">
            <text:p>1.52938147254462E+018</text:p>
          </table:table-cell>
          <table:table-cell office:value-type="string" calcext:value-type="string">
            <text:p>/gps</text:p>
          </table:table-cell>
          <table:table-cell office:value-type="float" office:value="-0.623094388759" calcext:value-type="float">
            <text:p>-0.6230943888</text:p>
          </table:table-cell>
          <table:table-cell office:value-type="float" office:value="-0.242934350691" calcext:value-type="float">
            <text:p>-0.24293435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0] ^ 2 + [.F20] ^ 2)" office:value-type="float" office:value="0.6687777777772" calcext:value-type="float">
            <text:p>0.6687777778</text:p>
          </table:table-cell>
          <table:table-cell/>
        </table:table-row>
        <table:table-row table:style-name="ro1">
          <table:table-cell office:value-type="float" office:value="1.5293814735457E+018" calcext:value-type="float">
            <text:p>1.5293814735457E+018</text:p>
          </table:table-cell>
          <table:table-cell office:value-type="float" office:value="530" calcext:value-type="float">
            <text:p>530</text:p>
          </table:table-cell>
          <table:table-cell office:value-type="float" office:value="1.5293814735457E+018" calcext:value-type="float">
            <text:p>1.5293814735457E+018</text:p>
          </table:table-cell>
          <table:table-cell office:value-type="string" calcext:value-type="string">
            <text:p>/gps</text:p>
          </table:table-cell>
          <table:table-cell office:value-type="float" office:value="-0.69285750969" calcext:value-type="float">
            <text:p>-0.6928575097</text:p>
          </table:table-cell>
          <table:table-cell office:value-type="float" office:value="-0.289970671408" calcext:value-type="float">
            <text:p>-0.28997067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1] ^ 2 + [.F21] ^ 2)" office:value-type="float" office:value="0.75108888888775" calcext:value-type="float">
            <text:p>0.7510888889</text:p>
          </table:table-cell>
          <table:table-cell/>
        </table:table-row>
        <table:table-row table:style-name="ro1">
          <table:table-cell office:value-type="float" office:value="1.52938147454543E+018" calcext:value-type="float">
            <text:p>1.52938147454543E+018</text:p>
          </table:table-cell>
          <table:table-cell office:value-type="float" office:value="531" calcext:value-type="float">
            <text:p>531</text:p>
          </table:table-cell>
          <table:table-cell office:value-type="float" office:value="1.52938147454543E+018" calcext:value-type="float">
            <text:p>1.52938147454543E+018</text:p>
          </table:table-cell>
          <table:table-cell office:value-type="string" calcext:value-type="string">
            <text:p>/gps</text:p>
          </table:table-cell>
          <table:table-cell office:value-type="float" office:value="-0.677974561692" calcext:value-type="float">
            <text:p>-0.6779745617</text:p>
          </table:table-cell>
          <table:table-cell office:value-type="float" office:value="-0.28555137912" calcext:value-type="float">
            <text:p>-0.285551379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2] ^ 2 + [.F22] ^ 2)" office:value-type="float" office:value="0.735655555554903" calcext:value-type="float">
            <text:p>0.7356555556</text:p>
          </table:table-cell>
          <table:table-cell/>
        </table:table-row>
        <table:table-row table:style-name="ro1">
          <table:table-cell office:value-type="float" office:value="1.52938147554429E+018" calcext:value-type="float">
            <text:p>1.52938147554429E+018</text:p>
          </table:table-cell>
          <table:table-cell office:value-type="float" office:value="532" calcext:value-type="float">
            <text:p>532</text:p>
          </table:table-cell>
          <table:table-cell office:value-type="float" office:value="1.52938147554429E+018" calcext:value-type="float">
            <text:p>1.52938147554429E+018</text:p>
          </table:table-cell>
          <table:table-cell office:value-type="string" calcext:value-type="string">
            <text:p>/gps</text:p>
          </table:table-cell>
          <table:table-cell office:value-type="float" office:value="-0.60671397719" calcext:value-type="float">
            <text:p>-0.6067139772</text:p>
          </table:table-cell>
          <table:table-cell office:value-type="float" office:value="-0.228169651536" calcext:value-type="float">
            <text:p>-0.22816965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3] ^ 2 + [.F23] ^ 2)" office:value-type="float" office:value="0.648199999999821" calcext:value-type="float">
            <text:p>0.6482</text:p>
          </table:table-cell>
          <table:table-cell/>
        </table:table-row>
        <table:table-row table:style-name="ro1">
          <table:table-cell office:value-type="float" office:value="1.52938147701431E+018" calcext:value-type="float">
            <text:p>1.52938147701431E+018</text:p>
          </table:table-cell>
          <table:table-cell office:value-type="float" office:value="533" calcext:value-type="float">
            <text:p>533</text:p>
          </table:table-cell>
          <table:table-cell office:value-type="float" office:value="1.52938147701431E+018" calcext:value-type="float">
            <text:p>1.52938147701431E+018</text:p>
          </table:table-cell>
          <table:table-cell office:value-type="string" calcext:value-type="string">
            <text:p>/gps</text:p>
          </table:table-cell>
          <table:table-cell office:value-type="float" office:value="-0.601284306918" calcext:value-type="float">
            <text:p>-0.6012843069</text:p>
          </table:table-cell>
          <table:table-cell office:value-type="float" office:value="-0.213044051623" calcext:value-type="float">
            <text:p>-0.21304405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4] ^ 2 + [.F24] ^ 2)" office:value-type="float" office:value="0.637911111110163" calcext:value-type="float">
            <text:p>0.6379111111</text:p>
          </table:table-cell>
          <table:table-cell/>
        </table:table-row>
        <table:table-row table:style-name="ro1">
          <table:table-cell office:value-type="float" office:value="1.52938147754612E+018" calcext:value-type="float">
            <text:p>1.52938147754612E+018</text:p>
          </table:table-cell>
          <table:table-cell office:value-type="float" office:value="534" calcext:value-type="float">
            <text:p>534</text:p>
          </table:table-cell>
          <table:table-cell office:value-type="float" office:value="1.52938147754612E+018" calcext:value-type="float">
            <text:p>1.52938147754612E+018</text:p>
          </table:table-cell>
          <table:table-cell office:value-type="string" calcext:value-type="string">
            <text:p>/gps</text:p>
          </table:table-cell>
          <table:table-cell office:value-type="float" office:value="-0.611969571111" calcext:value-type="float">
            <text:p>-0.6119695711</text:p>
          </table:table-cell>
          <table:table-cell office:value-type="float" office:value="-0.228806046949" calcext:value-type="float">
            <text:p>-0.228806046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5] ^ 2 + [.F25] ^ 2)" office:value-type="float" office:value="0.653344444444283" calcext:value-type="float">
            <text:p>0.6533444444</text:p>
          </table:table-cell>
          <table:table-cell/>
        </table:table-row>
        <table:table-row table:style-name="ro1">
          <table:table-cell office:value-type="float" office:value="1.52938147854566E+018" calcext:value-type="float">
            <text:p>1.52938147854566E+018</text:p>
          </table:table-cell>
          <table:table-cell office:value-type="float" office:value="535" calcext:value-type="float">
            <text:p>535</text:p>
          </table:table-cell>
          <table:table-cell office:value-type="float" office:value="1.52938147854566E+018" calcext:value-type="float">
            <text:p>1.52938147854566E+018</text:p>
          </table:table-cell>
          <table:table-cell office:value-type="string" calcext:value-type="string">
            <text:p>/gps</text:p>
          </table:table-cell>
          <table:table-cell office:value-type="float" office:value="-0.570325561197" calcext:value-type="float">
            <text:p>-0.5703255612</text:p>
          </table:table-cell>
          <table:table-cell office:value-type="float" office:value="-0.329144908869" calcext:value-type="float">
            <text:p>-0.329144908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6] ^ 2 + [.F26] ^ 2)" office:value-type="float" office:value="0.658488888888078" calcext:value-type="float">
            <text:p>0.6584888889</text:p>
          </table:table-cell>
          <table:table-cell/>
        </table:table-row>
        <table:table-row table:style-name="ro1">
          <table:table-cell office:value-type="float" office:value="1.52938147954563E+018" calcext:value-type="float">
            <text:p>1.52938147954563E+018</text:p>
          </table:table-cell>
          <table:table-cell office:value-type="float" office:value="536" calcext:value-type="float">
            <text:p>536</text:p>
          </table:table-cell>
          <table:table-cell office:value-type="float" office:value="1.52938147954563E+018" calcext:value-type="float">
            <text:p>1.52938147954563E+018</text:p>
          </table:table-cell>
          <table:table-cell office:value-type="string" calcext:value-type="string">
            <text:p>/gps</text:p>
          </table:table-cell>
          <table:table-cell office:value-type="float" office:value="-0.512225240504" calcext:value-type="float">
            <text:p>-0.5122252405</text:p>
          </table:table-cell>
          <table:table-cell office:value-type="float" office:value="-0.437945732477" calcext:value-type="float">
            <text:p>-0.43794573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7] ^ 2 + [.F27] ^ 2)" office:value-type="float" office:value="0.673922222221672" calcext:value-type="float">
            <text:p>0.6739222222</text:p>
          </table:table-cell>
          <table:table-cell/>
        </table:table-row>
        <table:table-row table:style-name="ro1">
          <table:table-cell office:value-type="float" office:value="1.52938148054606E+018" calcext:value-type="float">
            <text:p>1.52938148054606E+018</text:p>
          </table:table-cell>
          <table:table-cell office:value-type="float" office:value="537" calcext:value-type="float">
            <text:p>537</text:p>
          </table:table-cell>
          <table:table-cell office:value-type="float" office:value="1.52938148054606E+018" calcext:value-type="float">
            <text:p>1.52938148054606E+018</text:p>
          </table:table-cell>
          <table:table-cell office:value-type="string" calcext:value-type="string">
            <text:p>/gps</text:p>
          </table:table-cell>
          <table:table-cell office:value-type="float" office:value="-0.434022913709" calcext:value-type="float">
            <text:p>-0.4340229137</text:p>
          </table:table-cell>
          <table:table-cell office:value-type="float" office:value="-0.371083788588" calcext:value-type="float">
            <text:p>-0.371083788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8] ^ 2 + [.F28] ^ 2)" office:value-type="float" office:value="0.571033333332892" calcext:value-type="float">
            <text:p>0.5710333333</text:p>
          </table:table-cell>
          <table:table-cell/>
        </table:table-row>
        <table:table-row table:style-name="ro1">
          <table:table-cell office:value-type="float" office:value="1.52938148202455E+018" calcext:value-type="float">
            <text:p>1.52938148202455E+018</text:p>
          </table:table-cell>
          <table:table-cell office:value-type="float" office:value="538" calcext:value-type="float">
            <text:p>538</text:p>
          </table:table-cell>
          <table:table-cell office:value-type="float" office:value="1.52938148202455E+018" calcext:value-type="float">
            <text:p>1.52938148202455E+018</text:p>
          </table:table-cell>
          <table:table-cell office:value-type="string" calcext:value-type="string">
            <text:p>/gps</text:p>
          </table:table-cell>
          <table:table-cell office:value-type="float" office:value="-0.312809307178" calcext:value-type="float">
            <text:p>-0.3128093072</text:p>
          </table:table-cell>
          <table:table-cell office:value-type="float" office:value="-0.267447775559" calcext:value-type="float">
            <text:p>-0.26744777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9] ^ 2 + [.F29] ^ 2)" office:value-type="float" office:value="0.41155555555555" calcext:value-type="float">
            <text:p>0.4115555556</text:p>
          </table:table-cell>
          <table:table-cell/>
        </table:table-row>
        <table:table-row table:style-name="ro1">
          <table:table-cell office:value-type="float" office:value="1.52938148254428E+018" calcext:value-type="float">
            <text:p>1.52938148254428E+018</text:p>
          </table:table-cell>
          <table:table-cell office:value-type="float" office:value="539" calcext:value-type="float">
            <text:p>539</text:p>
          </table:table-cell>
          <table:table-cell office:value-type="float" office:value="1.52938148254428E+018" calcext:value-type="float">
            <text:p>1.52938148254428E+018</text:p>
          </table:table-cell>
          <table:table-cell office:value-type="string" calcext:value-type="string">
            <text:p>/gps</text:p>
          </table:table-cell>
          <table:table-cell office:value-type="float" office:value="-0.230696864044" calcext:value-type="float">
            <text:p>-0.230696864</text:p>
          </table:table-cell>
          <table:table-cell office:value-type="float" office:value="-0.197242734475" calcext:value-type="float">
            <text:p>-0.19724273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0] ^ 2 + [.F30] ^ 2)" office:value-type="float" office:value="0.303522222222544" calcext:value-type="float">
            <text:p>0.3035222222</text:p>
          </table:table-cell>
          <table:table-cell/>
        </table:table-row>
        <table:table-row table:style-name="ro1">
          <table:table-cell office:value-type="float" office:value="1.52938148353756E+018" calcext:value-type="float">
            <text:p>1.52938148353756E+018</text:p>
          </table:table-cell>
          <table:table-cell office:value-type="float" office:value="540" calcext:value-type="float">
            <text:p>540</text:p>
          </table:table-cell>
          <table:table-cell office:value-type="float" office:value="1.52938148353756E+018" calcext:value-type="float">
            <text:p>1.52938148353756E+018</text:p>
          </table:table-cell>
          <table:table-cell office:value-type="string" calcext:value-type="string">
            <text:p>/gps</text:p>
          </table:table-cell>
          <table:table-cell office:value-type="float" office:value="-0.148584420909" calcext:value-type="float">
            <text:p>-0.1485844209</text:p>
          </table:table-cell>
          <table:table-cell office:value-type="float" office:value="-0.12703769339" calcext:value-type="float">
            <text:p>-0.127037693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1] ^ 2 + [.F31] ^ 2)" office:value-type="float" office:value="0.195488888888127" calcext:value-type="float">
            <text:p>0.1954888889</text:p>
          </table:table-cell>
          <table:table-cell/>
        </table:table-row>
        <table:table-row table:style-name="ro1">
          <table:table-cell office:value-type="float" office:value="1.52938148454266E+018" calcext:value-type="float">
            <text:p>1.52938148454266E+018</text:p>
          </table:table-cell>
          <table:table-cell office:value-type="float" office:value="541" calcext:value-type="float">
            <text:p>541</text:p>
          </table:table-cell>
          <table:table-cell office:value-type="float" office:value="1.52938148454266E+018" calcext:value-type="float">
            <text:p>1.52938148454266E+018</text:p>
          </table:table-cell>
          <table:table-cell office:value-type="string" calcext:value-type="string">
            <text:p>/gps</text:p>
          </table:table-cell>
          <table:table-cell office:value-type="float" office:value="-0.0860225594739" calcext:value-type="float">
            <text:p>-0.0860225595</text:p>
          </table:table-cell>
          <table:table-cell office:value-type="float" office:value="-0.0735481382786" calcext:value-type="float">
            <text:p>-0.073548138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2] ^ 2 + [.F32] ^ 2)" office:value-type="float" office:value="0.113177777777657" calcext:value-type="float">
            <text:p>0.1131777778</text:p>
          </table:table-cell>
          <table:table-cell/>
        </table:table-row>
        <table:table-row table:style-name="ro1">
          <table:table-cell office:value-type="float" office:value="1.52938148554444E+018" calcext:value-type="float">
            <text:p>1.52938148554444E+018</text:p>
          </table:table-cell>
          <table:table-cell office:value-type="float" office:value="542" calcext:value-type="float">
            <text:p>542</text:p>
          </table:table-cell>
          <table:table-cell office:value-type="float" office:value="1.52938148554444E+018" calcext:value-type="float">
            <text:p>1.52938148554444E+018</text:p>
          </table:table-cell>
          <table:table-cell office:value-type="string" calcext:value-type="string">
            <text:p>/gps</text:p>
          </table:table-cell>
          <table:table-cell office:value-type="float" office:value="-0.0273708143781" calcext:value-type="float">
            <text:p>-0.0273708144</text:p>
          </table:table-cell>
          <table:table-cell office:value-type="float" office:value="-0.0234016803614" calcext:value-type="float">
            <text:p>-0.02340168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3] ^ 2 + [.F33] ^ 2)" office:value-type="float" office:value="0.0360111111111215" calcext:value-type="float">
            <text:p>0.0360111111</text:p>
          </table:table-cell>
          <table:table-cell/>
        </table:table-row>
      </table:table>
      <table:table table:name="speed2_0" table:style-name="ta1">
        <table:shapes>
          <draw:frame draw:z-index="0" draw:style-name="gr1" draw:text-style-name="P1" svg:width="453.4pt" svg:height="255.26pt" svg:x="1252.35pt" svg:y="30.1pt">
            <loext:p draw:notify-on-update-of-ranges="speed2_0.B2:speed2_0.B57 speed2_0.K1:speed2_0.K1 speed2_0.K2:speed2_0.K5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twist.linear.x</text:p>
          </table:table-cell>
          <table:table-cell office:value-type="string" calcext:value-type="string">
            <text:p>field.twist.linear.y</text:p>
          </table:table-cell>
          <table:table-cell office:value-type="string" calcext:value-type="string">
            <text:p>field.twist.linear.z</text:p>
          </table:table-cell>
          <table:table-cell office:value-type="string" calcext:value-type="string">
            <text:p>field.twist.angular.x</text:p>
          </table:table-cell>
          <table:table-cell office:value-type="string" calcext:value-type="string">
            <text:p>field.twist.angular.y</text:p>
          </table:table-cell>
          <table:table-cell office:value-type="string" calcext:value-type="string">
            <text:p>field.twist.angular.z</text:p>
          </table:table-cell>
          <table:table-cell table:style-name="Default" office:value-type="string" calcext:value-type="string">
            <text:p>absolute_vel</text:p>
          </table:table-cell>
          <table:table-cell office:value-type="string" calcext:value-type="string">
            <text:p>average_vel</text:p>
          </table:table-cell>
        </table:table-row>
        <table:table-row table:style-name="ro1">
          <table:table-cell office:value-type="float" office:value="1.52938127953841E+018" calcext:value-type="float">
            <text:p>1.52938127953841E+018</text:p>
          </table:table-cell>
          <table:table-cell office:value-type="float" office:value="336" calcext:value-type="float">
            <text:p>336</text:p>
          </table:table-cell>
          <table:table-cell office:value-type="float" office:value="1.52938127953841E+018" calcext:value-type="float">
            <text:p>1.52938127953841E+018</text:p>
          </table:table-cell>
          <table:table-cell office:value-type="string" calcext:value-type="string">
            <text:p>/gps</text:p>
          </table:table-cell>
          <table:table-cell office:value-type="float" office:value="-0.00716145890664" calcext:value-type="float">
            <text:p>-0.0071614589</text:p>
          </table:table-cell>
          <table:table-cell office:value-type="float" office:value="0.00738747188802" calcext:value-type="float">
            <text:p>0.00738747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] ^ 2 + [.F2] ^ 2)" office:value-type="float" office:value="0.010288888888883" calcext:value-type="float">
            <text:p>0.0102888889</text:p>
          </table:table-cell>
          <table:table-cell table:formula="of:=AVERAGE([.K31:.K51])" office:value-type="float" office:value="0.832665079364449" calcext:value-type="float">
            <text:p>0.8326650794</text:p>
          </table:table-cell>
        </table:table-row>
        <table:table-row table:style-name="ro1">
          <table:table-cell office:value-type="float" office:value="1.52938128054251E+018" calcext:value-type="float">
            <text:p>1.52938128054251E+018</text:p>
          </table:table-cell>
          <table:table-cell office:value-type="float" office:value="337" calcext:value-type="float">
            <text:p>337</text:p>
          </table:table-cell>
          <table:table-cell office:value-type="float" office:value="1.52938128054251E+018" calcext:value-type="float">
            <text:p>1.52938128054251E+018</text:p>
          </table:table-cell>
          <table:table-cell office:value-type="string" calcext:value-type="string">
            <text:p>/gps</text:p>
          </table:table-cell>
          <table:table-cell office:value-type="float" office:value="-0.00358072945332" calcext:value-type="float">
            <text:p>-0.0035807295</text:p>
          </table:table-cell>
          <table:table-cell office:value-type="float" office:value="0.00369373594401" calcext:value-type="float">
            <text:p>0.003693735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] ^ 2 + [.F3] ^ 2)" office:value-type="float" office:value="0.00514444444444148" calcext:value-type="float">
            <text:p>0.0051444444</text:p>
          </table:table-cell>
          <table:table-cell/>
        </table:table-row>
        <table:table-row table:style-name="ro1">
          <table:table-cell office:value-type="float" office:value="1.52938128202441E+018" calcext:value-type="float">
            <text:p>1.52938128202441E+018</text:p>
          </table:table-cell>
          <table:table-cell office:value-type="float" office:value="338" calcext:value-type="float">
            <text:p>338</text:p>
          </table:table-cell>
          <table:table-cell office:value-type="float" office:value="1.52938128202441E+018" calcext:value-type="float">
            <text:p>1.52938128202441E+018</text:p>
          </table:table-cell>
          <table:table-cell office:value-type="string" calcext:value-type="string">
            <text:p>/gps</text:p>
          </table:table-cell>
          <table:table-cell office:value-type="float" office:value="-0.00358072945332" calcext:value-type="float">
            <text:p>-0.0035807295</text:p>
          </table:table-cell>
          <table:table-cell office:value-type="float" office:value="0.00369373594401" calcext:value-type="float">
            <text:p>0.003693735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] ^ 2 + [.F4] ^ 2)" office:value-type="float" office:value="0.00514444444444148" calcext:value-type="float">
            <text:p>0.0051444444</text:p>
          </table:table-cell>
          <table:table-cell/>
        </table:table-row>
        <table:table-row table:style-name="ro1">
          <table:table-cell office:value-type="float" office:value="1.52938128253749E+018" calcext:value-type="float">
            <text:p>1.52938128253749E+018</text:p>
          </table:table-cell>
          <table:table-cell office:value-type="float" office:value="339" calcext:value-type="float">
            <text:p>339</text:p>
          </table:table-cell>
          <table:table-cell office:value-type="float" office:value="1.52938128253749E+018" calcext:value-type="float">
            <text:p>1.52938128253749E+018</text:p>
          </table:table-cell>
          <table:table-cell office:value-type="string" calcext:value-type="string">
            <text:p>/gps</text:p>
          </table:table-cell>
          <table:table-cell office:value-type="float" office:value="-0.0393880239865" calcext:value-type="float">
            <text:p>-0.039388024</text:p>
          </table:table-cell>
          <table:table-cell office:value-type="float" office:value="0.0406310953841" calcext:value-type="float">
            <text:p>0.040631095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] ^ 2 + [.F5] ^ 2)" office:value-type="float" office:value="0.0565888888888352" calcext:value-type="float">
            <text:p>0.0565888889</text:p>
          </table:table-cell>
          <table:table-cell/>
        </table:table-row>
        <table:table-row table:style-name="ro1">
          <table:table-cell office:value-type="float" office:value="1.52938128353752E+018" calcext:value-type="float">
            <text:p>1.52938128353752E+018</text:p>
          </table:table-cell>
          <table:table-cell office:value-type="float" office:value="340" calcext:value-type="float">
            <text:p>340</text:p>
          </table:table-cell>
          <table:table-cell office:value-type="float" office:value="1.52938128353752E+018" calcext:value-type="float">
            <text:p>1.52938128353752E+018</text:p>
          </table:table-cell>
          <table:table-cell office:value-type="string" calcext:value-type="string">
            <text:p>/gps</text:p>
          </table:table-cell>
          <table:table-cell office:value-type="float" office:value="-0.0537109417998" calcext:value-type="float">
            <text:p>-0.0537109418</text:p>
          </table:table-cell>
          <table:table-cell office:value-type="float" office:value="0.0554060391602" calcext:value-type="float">
            <text:p>0.05540603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6] ^ 2 + [.F6] ^ 2)" office:value-type="float" office:value="0.0771666666666581" calcext:value-type="float">
            <text:p>0.0771666667</text:p>
          </table:table-cell>
          <table:table-cell/>
        </table:table-row>
        <table:table-row table:style-name="ro1">
          <table:table-cell office:value-type="float" office:value="1.52938128454208E+018" calcext:value-type="float">
            <text:p>1.52938128454208E+018</text:p>
          </table:table-cell>
          <table:table-cell office:value-type="float" office:value="341" calcext:value-type="float">
            <text:p>341</text:p>
          </table:table-cell>
          <table:table-cell office:value-type="float" office:value="1.52938128454208E+018" calcext:value-type="float">
            <text:p>1.52938128454208E+018</text:p>
          </table:table-cell>
          <table:table-cell office:value-type="string" calcext:value-type="string">
            <text:p>/gps</text:p>
          </table:table-cell>
          <table:table-cell office:value-type="float" office:value="-0.0250651061732" calcext:value-type="float">
            <text:p>-0.0250651062</text:p>
          </table:table-cell>
          <table:table-cell office:value-type="float" office:value="0.0258561516081" calcext:value-type="float">
            <text:p>0.02585615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7] ^ 2 + [.F7] ^ 2)" office:value-type="float" office:value="0.036011111111084" calcext:value-type="float">
            <text:p>0.0360111111</text:p>
          </table:table-cell>
          <table:table-cell/>
        </table:table-row>
        <table:table-row table:style-name="ro1">
          <table:table-cell office:value-type="float" office:value="1.52938128553877E+018" calcext:value-type="float">
            <text:p>1.52938128553877E+018</text:p>
          </table:table-cell>
          <table:table-cell office:value-type="float" office:value="342" calcext:value-type="float">
            <text:p>342</text:p>
          </table:table-cell>
          <table:table-cell office:value-type="float" office:value="1.52938128553877E+018" calcext:value-type="float">
            <text:p>1.52938128553877E+018</text:p>
          </table:table-cell>
          <table:table-cell office:value-type="string" calcext:value-type="string">
            <text:p>/gps</text:p>
          </table:table-cell>
          <table:table-cell office:value-type="float" office:value="-0.0143229178133" calcext:value-type="float">
            <text:p>-0.0143229178</text:p>
          </table:table-cell>
          <table:table-cell office:value-type="float" office:value="0.014774943776" calcext:value-type="float">
            <text:p>0.01477494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8] ^ 2 + [.F8] ^ 2)" office:value-type="float" office:value="0.0205777777777511" calcext:value-type="float">
            <text:p>0.0205777778</text:p>
          </table:table-cell>
          <table:table-cell/>
        </table:table-row>
        <table:table-row table:style-name="ro1">
          <table:table-cell office:value-type="float" office:value="1.52938128702099E+018" calcext:value-type="float">
            <text:p>1.52938128702099E+018</text:p>
          </table:table-cell>
          <table:table-cell office:value-type="float" office:value="343" calcext:value-type="float">
            <text:p>343</text:p>
          </table:table-cell>
          <table:table-cell office:value-type="float" office:value="1.52938128702099E+018" calcext:value-type="float">
            <text:p>1.52938128702099E+018</text:p>
          </table:table-cell>
          <table:table-cell office:value-type="string" calcext:value-type="string">
            <text:p>/gps</text:p>
          </table:table-cell>
          <table:table-cell office:value-type="float" office:value="-0.0608724007064" calcext:value-type="float">
            <text:p>-0.0608724007</text:p>
          </table:table-cell>
          <table:table-cell office:value-type="float" office:value="0.0627935110482" calcext:value-type="float">
            <text:p>0.0627935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9] ^ 2 + [.F9] ^ 2)" office:value-type="float" office:value="0.0874555555554988" calcext:value-type="float">
            <text:p>0.0874555556</text:p>
          </table:table-cell>
          <table:table-cell/>
        </table:table-row>
        <table:table-row table:style-name="ro1">
          <table:table-cell office:value-type="float" office:value="1.5293812875417E+018" calcext:value-type="float">
            <text:p>1.5293812875417E+018</text:p>
          </table:table-cell>
          <table:table-cell office:value-type="float" office:value="344" calcext:value-type="float">
            <text:p>344</text:p>
          </table:table-cell>
          <table:table-cell office:value-type="float" office:value="1.5293812875417E+018" calcext:value-type="float">
            <text:p>1.5293812875417E+018</text:p>
          </table:table-cell>
          <table:table-cell office:value-type="string" calcext:value-type="string">
            <text:p>/gps</text:p>
          </table:table-cell>
          <table:table-cell office:value-type="float" office:value="-0.0214843767199" calcext:value-type="float">
            <text:p>-0.0214843767</text:p>
          </table:table-cell>
          <table:table-cell office:value-type="float" office:value="0.0221624156641" calcext:value-type="float">
            <text:p>0.022162415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0] ^ 2 + [.F10] ^ 2)" office:value-type="float" office:value="0.0308666666666637" calcext:value-type="float">
            <text:p>0.0308666667</text:p>
          </table:table-cell>
          <table:table-cell/>
        </table:table-row>
        <table:table-row table:style-name="ro1">
          <table:table-cell office:value-type="float" office:value="1.52938128854147E+018" calcext:value-type="float">
            <text:p>1.52938128854147E+018</text:p>
          </table:table-cell>
          <table:table-cell office:value-type="float" office:value="345" calcext:value-type="float">
            <text:p>345</text:p>
          </table:table-cell>
          <table:table-cell office:value-type="float" office:value="1.52938128854147E+018" calcext:value-type="float">
            <text:p>1.52938128854147E+018</text:p>
          </table:table-cell>
          <table:table-cell office:value-type="string" calcext:value-type="string">
            <text:p>/gps</text:p>
          </table:table-cell>
          <table:table-cell office:value-type="float" office:value="-0.01074218836" calcext:value-type="float">
            <text:p>-0.0107421884</text:p>
          </table:table-cell>
          <table:table-cell office:value-type="float" office:value="0.011081207832" calcext:value-type="float">
            <text:p>0.011081207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1] ^ 2 + [.F11] ^ 2)" office:value-type="float" office:value="0.0154333333333307" calcext:value-type="float">
            <text:p>0.0154333333</text:p>
          </table:table-cell>
          <table:table-cell/>
        </table:table-row>
        <table:table-row table:style-name="ro1">
          <table:table-cell office:value-type="float" office:value="1.52938128953898E+018" calcext:value-type="float">
            <text:p>1.52938128953898E+018</text:p>
          </table:table-cell>
          <table:table-cell office:value-type="float" office:value="346" calcext:value-type="float">
            <text:p>346</text:p>
          </table:table-cell>
          <table:table-cell office:value-type="float" office:value="1.52938128953898E+018" calcext:value-type="float">
            <text:p>1.52938128953898E+018</text:p>
          </table:table-cell>
          <table:table-cell office:value-type="string" calcext:value-type="string">
            <text:p>/gps</text:p>
          </table:table-cell>
          <table:table-cell office:value-type="float" office:value="-0.0572916712531" calcext:value-type="float">
            <text:p>-0.0572916713</text:p>
          </table:table-cell>
          <table:table-cell office:value-type="float" office:value="0.0590997751042" calcext:value-type="float">
            <text:p>0.059099775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2] ^ 2 + [.F12] ^ 2)" office:value-type="float" office:value="0.0823111111110785" calcext:value-type="float">
            <text:p>0.0823111111</text:p>
          </table:table-cell>
          <table:table-cell/>
        </table:table-row>
        <table:table-row table:style-name="ro1">
          <table:table-cell office:value-type="float" office:value="1.52938129054171E+018" calcext:value-type="float">
            <text:p>1.52938129054171E+018</text:p>
          </table:table-cell>
          <table:table-cell office:value-type="float" office:value="347" calcext:value-type="float">
            <text:p>347</text:p>
          </table:table-cell>
          <table:table-cell office:value-type="float" office:value="1.52938129054171E+018" calcext:value-type="float">
            <text:p>1.52938129054171E+018</text:p>
          </table:table-cell>
          <table:table-cell office:value-type="string" calcext:value-type="string">
            <text:p>/gps</text:p>
          </table:table-cell>
          <table:table-cell office:value-type="float" office:value="-0.0608724007064" calcext:value-type="float">
            <text:p>-0.0608724007</text:p>
          </table:table-cell>
          <table:table-cell office:value-type="float" office:value="0.0627935110482" calcext:value-type="float">
            <text:p>0.0627935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3] ^ 2 + [.F13] ^ 2)" office:value-type="float" office:value="0.0874555555554988" calcext:value-type="float">
            <text:p>0.0874555556</text:p>
          </table:table-cell>
          <table:table-cell/>
        </table:table-row>
        <table:table-row table:style-name="ro1">
          <table:table-cell office:value-type="float" office:value="1.52938129201904E+018" calcext:value-type="float">
            <text:p>1.52938129201904E+018</text:p>
          </table:table-cell>
          <table:table-cell office:value-type="float" office:value="348" calcext:value-type="float">
            <text:p>348</text:p>
          </table:table-cell>
          <table:table-cell office:value-type="float" office:value="1.52938129201904E+018" calcext:value-type="float">
            <text:p>1.52938129201904E+018</text:p>
          </table:table-cell>
          <table:table-cell office:value-type="string" calcext:value-type="string">
            <text:p>/gps</text:p>
          </table:table-cell>
          <table:table-cell office:value-type="float" office:value="-0.0501302123464" calcext:value-type="float">
            <text:p>-0.0501302123</text:p>
          </table:table-cell>
          <table:table-cell office:value-type="float" office:value="0.0517123032161" calcext:value-type="float">
            <text:p>0.05171230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4] ^ 2 + [.F14] ^ 2)" office:value-type="float" office:value="0.0720222222220963" calcext:value-type="float">
            <text:p>0.0720222222</text:p>
          </table:table-cell>
          <table:table-cell/>
        </table:table-row>
        <table:table-row table:style-name="ro1">
          <table:table-cell office:value-type="float" office:value="1.52938129254146E+018" calcext:value-type="float">
            <text:p>1.52938129254146E+018</text:p>
          </table:table-cell>
          <table:table-cell office:value-type="float" office:value="349" calcext:value-type="float">
            <text:p>349</text:p>
          </table:table-cell>
          <table:table-cell office:value-type="float" office:value="1.52938129254146E+018" calcext:value-type="float">
            <text:p>1.52938129254146E+018</text:p>
          </table:table-cell>
          <table:table-cell office:value-type="string" calcext:value-type="string">
            <text:p>/gps</text:p>
          </table:table-cell>
          <table:table-cell office:value-type="float" office:value="-0.0286458356265" calcext:value-type="float">
            <text:p>-0.0286458356</text:p>
          </table:table-cell>
          <table:table-cell office:value-type="float" office:value="0.0295498875521" calcext:value-type="float">
            <text:p>0.029549887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5] ^ 2 + [.F15] ^ 2)" office:value-type="float" office:value="0.0411555555555044" calcext:value-type="float">
            <text:p>0.0411555556</text:p>
          </table:table-cell>
          <table:table-cell/>
        </table:table-row>
        <table:table-row table:style-name="ro1">
          <table:table-cell office:value-type="float" office:value="1.5293812935426E+018" calcext:value-type="float">
            <text:p>1.5293812935426E+018</text:p>
          </table:table-cell>
          <table:table-cell office:value-type="float" office:value="350" calcext:value-type="float">
            <text:p>350</text:p>
          </table:table-cell>
          <table:table-cell office:value-type="float" office:value="1.5293812935426E+018" calcext:value-type="float">
            <text:p>1.5293812935426E+018</text:p>
          </table:table-cell>
          <table:table-cell office:value-type="string" calcext:value-type="string">
            <text:p>/gps</text:p>
          </table:table-cell>
          <table:table-cell office:value-type="float" office:value="-0.0823567774263" calcext:value-type="float">
            <text:p>-0.0823567774</text:p>
          </table:table-cell>
          <table:table-cell office:value-type="float" office:value="0.0849559267122" calcext:value-type="float">
            <text:p>0.08495592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6] ^ 2 + [.F16] ^ 2)" office:value-type="float" office:value="0.118322222222091" calcext:value-type="float">
            <text:p>0.1183222222</text:p>
          </table:table-cell>
          <table:table-cell/>
        </table:table-row>
        <table:table-row table:style-name="ro1">
          <table:table-cell office:value-type="float" office:value="1.52938129454149E+018" calcext:value-type="float">
            <text:p>1.52938129454149E+018</text:p>
          </table:table-cell>
          <table:table-cell office:value-type="float" office:value="351" calcext:value-type="float">
            <text:p>351</text:p>
          </table:table-cell>
          <table:table-cell office:value-type="float" office:value="1.52938129454149E+018" calcext:value-type="float">
            <text:p>1.52938129454149E+018</text:p>
          </table:table-cell>
          <table:table-cell office:value-type="string" calcext:value-type="string">
            <text:p>/gps</text:p>
          </table:table-cell>
          <table:table-cell office:value-type="float" office:value="-0.0859375068796" calcext:value-type="float">
            <text:p>-0.0859375069</text:p>
          </table:table-cell>
          <table:table-cell office:value-type="float" office:value="0.0886496626562" calcext:value-type="float">
            <text:p>0.08864966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7] ^ 2 + [.F17] ^ 2)" office:value-type="float" office:value="0.123466666666511" calcext:value-type="float">
            <text:p>0.1234666667</text:p>
          </table:table-cell>
          <table:table-cell/>
        </table:table-row>
        <table:table-row table:style-name="ro1">
          <table:table-cell office:value-type="float" office:value="1.52938129553879E+018" calcext:value-type="float">
            <text:p>1.52938129553879E+018</text:p>
          </table:table-cell>
          <table:table-cell office:value-type="float" office:value="352" calcext:value-type="float">
            <text:p>352</text:p>
          </table:table-cell>
          <table:table-cell office:value-type="float" office:value="1.52938129553879E+018" calcext:value-type="float">
            <text:p>1.52938129553879E+018</text:p>
          </table:table-cell>
          <table:table-cell office:value-type="string" calcext:value-type="string">
            <text:p>/gps</text:p>
          </table:table-cell>
          <table:table-cell office:value-type="float" office:value="-0.0751953185197" calcext:value-type="float">
            <text:p>-0.0751953185</text:p>
          </table:table-cell>
          <table:table-cell office:value-type="float" office:value="0.0775684548242" calcext:value-type="float">
            <text:p>0.077568454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8] ^ 2 + [.F18] ^ 2)" office:value-type="float" office:value="0.10803333333325" calcext:value-type="float">
            <text:p>0.1080333333</text:p>
          </table:table-cell>
          <table:table-cell/>
        </table:table-row>
        <table:table-row table:style-name="ro1">
          <table:table-cell office:value-type="float" office:value="1.52938129701984E+018" calcext:value-type="float">
            <text:p>1.52938129701984E+018</text:p>
          </table:table-cell>
          <table:table-cell office:value-type="float" office:value="353" calcext:value-type="float">
            <text:p>353</text:p>
          </table:table-cell>
          <table:table-cell office:value-type="float" office:value="1.52938129701984E+018" calcext:value-type="float">
            <text:p>1.52938129701984E+018</text:p>
          </table:table-cell>
          <table:table-cell office:value-type="string" calcext:value-type="string">
            <text:p>/gps</text:p>
          </table:table-cell>
          <table:table-cell office:value-type="float" office:value="-0.0644531301597" calcext:value-type="float">
            <text:p>-0.0644531302</text:p>
          </table:table-cell>
          <table:table-cell office:value-type="float" office:value="0.0664872469922" calcext:value-type="float">
            <text:p>0.06648724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19] ^ 2 + [.F19] ^ 2)" office:value-type="float" office:value="0.0925999999999192" calcext:value-type="float">
            <text:p>0.0926</text:p>
          </table:table-cell>
          <table:table-cell/>
        </table:table-row>
        <table:table-row table:style-name="ro1">
          <table:table-cell office:value-type="float" office:value="1.52938129753862E+018" calcext:value-type="float">
            <text:p>1.52938129753862E+018</text:p>
          </table:table-cell>
          <table:table-cell office:value-type="float" office:value="354" calcext:value-type="float">
            <text:p>354</text:p>
          </table:table-cell>
          <table:table-cell office:value-type="float" office:value="1.52938129753862E+018" calcext:value-type="float">
            <text:p>1.52938129753862E+018</text:p>
          </table:table-cell>
          <table:table-cell office:value-type="string" calcext:value-type="string">
            <text:p>/gps</text:p>
          </table:table-cell>
          <table:table-cell office:value-type="float" office:value="-0.0179036472666" calcext:value-type="float">
            <text:p>-0.0179036473</text:p>
          </table:table-cell>
          <table:table-cell office:value-type="float" office:value="0.0184686797201" calcext:value-type="float">
            <text:p>0.018468679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0] ^ 2 + [.F20] ^ 2)" office:value-type="float" office:value="0.0257222222222433" calcext:value-type="float">
            <text:p>0.0257222222</text:p>
          </table:table-cell>
          <table:table-cell/>
        </table:table-row>
        <table:table-row table:style-name="ro1">
          <table:table-cell office:value-type="float" office:value="1.52938129853857E+018" calcext:value-type="float">
            <text:p>1.52938129853857E+018</text:p>
          </table:table-cell>
          <table:table-cell office:value-type="float" office:value="355" calcext:value-type="float">
            <text:p>355</text:p>
          </table:table-cell>
          <table:table-cell office:value-type="float" office:value="1.52938129853857E+018" calcext:value-type="float">
            <text:p>1.52938129853857E+018</text:p>
          </table:table-cell>
          <table:table-cell office:value-type="string" calcext:value-type="string">
            <text:p>/gps</text:p>
          </table:table-cell>
          <table:table-cell office:value-type="float" office:value="-0.0716145890664" calcext:value-type="float">
            <text:p>-0.0716145891</text:p>
          </table:table-cell>
          <table:table-cell office:value-type="float" office:value="0.0738747188802" calcext:value-type="float">
            <text:p>0.073874718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1] ^ 2 + [.F21] ^ 2)" office:value-type="float" office:value="0.10288888888883" calcext:value-type="float">
            <text:p>0.1028888889</text:p>
          </table:table-cell>
          <table:table-cell/>
        </table:table-row>
        <table:table-row table:style-name="ro1">
          <table:table-cell office:value-type="float" office:value="1.52938129954155E+018" calcext:value-type="float">
            <text:p>1.52938129954155E+018</text:p>
          </table:table-cell>
          <table:table-cell office:value-type="float" office:value="356" calcext:value-type="float">
            <text:p>356</text:p>
          </table:table-cell>
          <table:table-cell office:value-type="float" office:value="1.52938129954155E+018" calcext:value-type="float">
            <text:p>1.52938129954155E+018</text:p>
          </table:table-cell>
          <table:table-cell office:value-type="string" calcext:value-type="string">
            <text:p>/gps</text:p>
          </table:table-cell>
          <table:table-cell office:value-type="float" office:value="-0.0286458356265" calcext:value-type="float">
            <text:p>-0.0286458356</text:p>
          </table:table-cell>
          <table:table-cell office:value-type="float" office:value="0.0295498875521" calcext:value-type="float">
            <text:p>0.029549887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2] ^ 2 + [.F22] ^ 2)" office:value-type="float" office:value="0.0411555555555044" calcext:value-type="float">
            <text:p>0.0411555556</text:p>
          </table:table-cell>
          <table:table-cell/>
        </table:table-row>
        <table:table-row table:style-name="ro1">
          <table:table-cell office:value-type="float" office:value="1.52938130054228E+018" calcext:value-type="float">
            <text:p>1.52938130054228E+018</text:p>
          </table:table-cell>
          <table:table-cell office:value-type="float" office:value="357" calcext:value-type="float">
            <text:p>357</text:p>
          </table:table-cell>
          <table:table-cell office:value-type="float" office:value="1.52938130054228E+018" calcext:value-type="float">
            <text:p>1.52938130054228E+018</text:p>
          </table:table-cell>
          <table:table-cell office:value-type="string" calcext:value-type="string">
            <text:p>/gps</text:p>
          </table:table-cell>
          <table:table-cell office:value-type="float" office:value="-0.272135438452" calcext:value-type="float">
            <text:p>-0.2721354385</text:p>
          </table:table-cell>
          <table:table-cell office:value-type="float" office:value="0.280723931745" calcext:value-type="float">
            <text:p>0.28072393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3] ^ 2 + [.F23] ^ 2)" office:value-type="float" office:value="0.390977777777502" calcext:value-type="float">
            <text:p>0.3909777778</text:p>
          </table:table-cell>
          <table:table-cell/>
        </table:table-row>
        <table:table-row table:style-name="ro1">
          <table:table-cell office:value-type="float" office:value="1.52938130202097E+018" calcext:value-type="float">
            <text:p>1.52938130202097E+018</text:p>
          </table:table-cell>
          <table:table-cell office:value-type="float" office:value="358" calcext:value-type="float">
            <text:p>358</text:p>
          </table:table-cell>
          <table:table-cell office:value-type="float" office:value="1.52938130202097E+018" calcext:value-type="float">
            <text:p>1.52938130202097E+018</text:p>
          </table:table-cell>
          <table:table-cell office:value-type="string" calcext:value-type="string">
            <text:p>/gps</text:p>
          </table:table-cell>
          <table:table-cell office:value-type="float" office:value="0.557125220391" calcext:value-type="float">
            <text:p>0.5571252204</text:p>
          </table:table-cell>
          <table:table-cell office:value-type="float" office:value="0.277650990689" calcext:value-type="float">
            <text:p>0.27765099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4] ^ 2 + [.F24] ^ 2)" office:value-type="float" office:value="0.622477777777089" calcext:value-type="float">
            <text:p>0.6224777778</text:p>
          </table:table-cell>
          <table:table-cell/>
        </table:table-row>
        <table:table-row table:style-name="ro1">
          <table:table-cell office:value-type="float" office:value="1.52938130253957E+018" calcext:value-type="float">
            <text:p>1.52938130253957E+018</text:p>
          </table:table-cell>
          <table:table-cell office:value-type="float" office:value="359" calcext:value-type="float">
            <text:p>359</text:p>
          </table:table-cell>
          <table:table-cell office:value-type="float" office:value="1.52938130253957E+018" calcext:value-type="float">
            <text:p>1.52938130253957E+018</text:p>
          </table:table-cell>
          <table:table-cell office:value-type="string" calcext:value-type="string">
            <text:p>/gps</text:p>
          </table:table-cell>
          <table:table-cell office:value-type="float" office:value="0.691606838216" calcext:value-type="float">
            <text:p>0.6916068382</text:p>
          </table:table-cell>
          <table:table-cell office:value-type="float" office:value="0.318396139779" calcext:value-type="float">
            <text:p>0.318396139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5] ^ 2 + [.F25] ^ 2)" office:value-type="float" office:value="0.761377777777432" calcext:value-type="float">
            <text:p>0.7613777778</text:p>
          </table:table-cell>
          <table:table-cell/>
        </table:table-row>
        <table:table-row table:style-name="ro1">
          <table:table-cell office:value-type="float" office:value="1.52938130353843E+018" calcext:value-type="float">
            <text:p>1.52938130353843E+018</text:p>
          </table:table-cell>
          <table:table-cell office:value-type="float" office:value="360" calcext:value-type="float">
            <text:p>360</text:p>
          </table:table-cell>
          <table:table-cell office:value-type="float" office:value="1.52938130353843E+018" calcext:value-type="float">
            <text:p>1.52938130353843E+018</text:p>
          </table:table-cell>
          <table:table-cell office:value-type="string" calcext:value-type="string">
            <text:p>/gps</text:p>
          </table:table-cell>
          <table:table-cell office:value-type="float" office:value="0.678582437987" calcext:value-type="float">
            <text:p>0.678582438</text:p>
          </table:table-cell>
          <table:table-cell office:value-type="float" office:value="0.297170851286" calcext:value-type="float">
            <text:p>0.29717085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6] ^ 2 + [.F26] ^ 2)" office:value-type="float" office:value="0.740799999998938" calcext:value-type="float">
            <text:p>0.7408</text:p>
          </table:table-cell>
          <table:table-cell/>
        </table:table-row>
        <table:table-row table:style-name="ro1">
          <table:table-cell office:value-type="float" office:value="1.52938130453919E+018" calcext:value-type="float">
            <text:p>1.52938130453919E+018</text:p>
          </table:table-cell>
          <table:table-cell office:value-type="float" office:value="361" calcext:value-type="float">
            <text:p>361</text:p>
          </table:table-cell>
          <table:table-cell office:value-type="float" office:value="1.52938130453919E+018" calcext:value-type="float">
            <text:p>1.52938130453919E+018</text:p>
          </table:table-cell>
          <table:table-cell office:value-type="string" calcext:value-type="string">
            <text:p>/gps</text:p>
          </table:table-cell>
          <table:table-cell office:value-type="float" office:value="0.728700820377" calcext:value-type="float">
            <text:p>0.7287008204</text:p>
          </table:table-cell>
          <table:table-cell office:value-type="float" office:value="0.297525670121" calcext:value-type="float">
            <text:p>0.29752567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7] ^ 2 + [.F27] ^ 2)" office:value-type="float" office:value="0.787099999999405" calcext:value-type="float">
            <text:p>0.7871</text:p>
          </table:table-cell>
          <table:table-cell/>
        </table:table-row>
        <table:table-row table:style-name="ro1">
          <table:table-cell office:value-type="float" office:value="1.52938130554111E+018" calcext:value-type="float">
            <text:p>1.52938130554111E+018</text:p>
          </table:table-cell>
          <table:table-cell office:value-type="float" office:value="362" calcext:value-type="float">
            <text:p>362</text:p>
          </table:table-cell>
          <table:table-cell office:value-type="float" office:value="1.52938130554111E+018" calcext:value-type="float">
            <text:p>1.52938130554111E+018</text:p>
          </table:table-cell>
          <table:table-cell office:value-type="string" calcext:value-type="string">
            <text:p>/gps</text:p>
          </table:table-cell>
          <table:table-cell office:value-type="float" office:value="0.692792071795" calcext:value-type="float">
            <text:p>0.6927920718</text:p>
          </table:table-cell>
          <table:table-cell office:value-type="float" office:value="0.276536181096" calcext:value-type="float">
            <text:p>0.27653618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8] ^ 2 + [.F28] ^ 2)" office:value-type="float" office:value="0.745944444444201" calcext:value-type="float">
            <text:p>0.7459444444</text:p>
          </table:table-cell>
          <table:table-cell/>
        </table:table-row>
        <table:table-row table:style-name="ro1">
          <table:table-cell office:value-type="float" office:value="1.52938130702157E+018" calcext:value-type="float">
            <text:p>1.52938130702157E+018</text:p>
          </table:table-cell>
          <table:table-cell office:value-type="float" office:value="363" calcext:value-type="float">
            <text:p>363</text:p>
          </table:table-cell>
          <table:table-cell office:value-type="float" office:value="1.52938130702157E+018" calcext:value-type="float">
            <text:p>1.52938130702157E+018</text:p>
          </table:table-cell>
          <table:table-cell office:value-type="string" calcext:value-type="string">
            <text:p>/gps</text:p>
          </table:table-cell>
          <table:table-cell office:value-type="float" office:value="0.730501608789" calcext:value-type="float">
            <text:p>0.7305016088</text:p>
          </table:table-cell>
          <table:table-cell office:value-type="float" office:value="0.306624622803" calcext:value-type="float">
            <text:p>0.30662462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29] ^ 2 + [.F29] ^ 2)" office:value-type="float" office:value="0.792244444444011" calcext:value-type="float">
            <text:p>0.7922444444</text:p>
          </table:table-cell>
          <table:table-cell/>
        </table:table-row>
        <table:table-row table:style-name="ro1">
          <table:table-cell office:value-type="float" office:value="1.52938130753855E+018" calcext:value-type="float">
            <text:p>1.52938130753855E+018</text:p>
          </table:table-cell>
          <table:table-cell office:value-type="float" office:value="364" calcext:value-type="float">
            <text:p>364</text:p>
          </table:table-cell>
          <table:table-cell office:value-type="float" office:value="1.52938130753855E+018" calcext:value-type="float">
            <text:p>1.52938130753855E+018</text:p>
          </table:table-cell>
          <table:table-cell office:value-type="string" calcext:value-type="string">
            <text:p>/gps</text:p>
          </table:table-cell>
          <table:table-cell office:value-type="float" office:value="0.724064167727" calcext:value-type="float">
            <text:p>0.7240641677</text:p>
          </table:table-cell>
          <table:table-cell office:value-type="float" office:value="0.266834265898" calcext:value-type="float">
            <text:p>0.266834265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0] ^ 2 + [.F30] ^ 2)" office:value-type="float" office:value="0.771666666666066" calcext:value-type="float">
            <text:p>0.7716666667</text:p>
          </table:table-cell>
          <table:table-cell/>
        </table:table-row>
        <table:table-row table:style-name="ro1">
          <table:table-cell office:value-type="float" office:value="1.52938130855738E+018" calcext:value-type="float">
            <text:p>1.52938130855738E+018</text:p>
          </table:table-cell>
          <table:table-cell office:value-type="float" office:value="365" calcext:value-type="float">
            <text:p>365</text:p>
          </table:table-cell>
          <table:table-cell office:value-type="float" office:value="1.52938130855738E+018" calcext:value-type="float">
            <text:p>1.52938130855738E+018</text:p>
          </table:table-cell>
          <table:table-cell office:value-type="string" calcext:value-type="string">
            <text:p>/gps</text:p>
          </table:table-cell>
          <table:table-cell office:value-type="float" office:value="0.743525249669" calcext:value-type="float">
            <text:p>0.7435252497</text:p>
          </table:table-cell>
          <table:table-cell office:value-type="float" office:value="0.288095892416" calcext:value-type="float">
            <text:p>0.28809589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1] ^ 2 + [.F31] ^ 2)" office:value-type="float" office:value="0.797388888888176" calcext:value-type="float">
            <text:p>0.7973888889</text:p>
          </table:table-cell>
          <table:table-cell/>
        </table:table-row>
        <table:table-row table:style-name="ro1">
          <table:table-cell office:value-type="float" office:value="1.52938130954079E+018" calcext:value-type="float">
            <text:p>1.52938130954079E+018</text:p>
          </table:table-cell>
          <table:table-cell office:value-type="float" office:value="366" calcext:value-type="float">
            <text:p>366</text:p>
          </table:table-cell>
          <table:table-cell office:value-type="float" office:value="1.52938130954079E+018" calcext:value-type="float">
            <text:p>1.52938130954079E+018</text:p>
          </table:table-cell>
          <table:table-cell office:value-type="string" calcext:value-type="string">
            <text:p>/gps</text:p>
          </table:table-cell>
          <table:table-cell office:value-type="float" office:value="0.790194364567" calcext:value-type="float">
            <text:p>0.7901943646</text:p>
          </table:table-cell>
          <table:table-cell office:value-type="float" office:value="0.264855481736" calcext:value-type="float">
            <text:p>0.26485548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2] ^ 2 + [.F32] ^ 2)" office:value-type="float" office:value="0.833399999999432" calcext:value-type="float">
            <text:p>0.8334</text:p>
          </table:table-cell>
          <table:table-cell/>
        </table:table-row>
        <table:table-row table:style-name="ro1">
          <table:table-cell office:value-type="float" office:value="1.52938131055839E+018" calcext:value-type="float">
            <text:p>1.52938131055839E+018</text:p>
          </table:table-cell>
          <table:table-cell office:value-type="float" office:value="367" calcext:value-type="float">
            <text:p>367</text:p>
          </table:table-cell>
          <table:table-cell office:value-type="float" office:value="1.52938131055839E+018" calcext:value-type="float">
            <text:p>1.52938131055839E+018</text:p>
          </table:table-cell>
          <table:table-cell office:value-type="string" calcext:value-type="string">
            <text:p>/gps</text:p>
          </table:table-cell>
          <table:table-cell office:value-type="float" office:value="0.843238476011" calcext:value-type="float">
            <text:p>0.843238476</text:p>
          </table:table-cell>
          <table:table-cell office:value-type="float" office:value="0.268139074805" calcext:value-type="float">
            <text:p>0.268139074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3] ^ 2 + [.F33] ^ 2)" office:value-type="float" office:value="0.884844444443562" calcext:value-type="float">
            <text:p>0.8848444444</text:p>
          </table:table-cell>
          <table:table-cell/>
        </table:table-row>
        <table:table-row table:style-name="ro1">
          <table:table-cell office:value-type="float" office:value="1.52938131201677E+018" calcext:value-type="float">
            <text:p>1.52938131201677E+018</text:p>
          </table:table-cell>
          <table:table-cell office:value-type="float" office:value="368" calcext:value-type="float">
            <text:p>368</text:p>
          </table:table-cell>
          <table:table-cell office:value-type="float" office:value="1.52938131201677E+018" calcext:value-type="float">
            <text:p>1.52938131201677E+018</text:p>
          </table:table-cell>
          <table:table-cell office:value-type="string" calcext:value-type="string">
            <text:p>/gps</text:p>
          </table:table-cell>
          <table:table-cell office:value-type="float" office:value="0.823856518981" calcext:value-type="float">
            <text:p>0.823856519</text:p>
          </table:table-cell>
          <table:table-cell office:value-type="float" office:value="0.26118443147" calcext:value-type="float">
            <text:p>0.26118443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4] ^ 2 + [.F34] ^ 2)" office:value-type="float" office:value="0.864266666665907" calcext:value-type="float">
            <text:p>0.8642666667</text:p>
          </table:table-cell>
          <table:table-cell/>
        </table:table-row>
        <table:table-row table:style-name="ro1">
          <table:table-cell office:value-type="float" office:value="1.5293813125568E+018" calcext:value-type="float">
            <text:p>1.5293813125568E+018</text:p>
          </table:table-cell>
          <table:table-cell office:value-type="float" office:value="369" calcext:value-type="float">
            <text:p>369</text:p>
          </table:table-cell>
          <table:table-cell office:value-type="float" office:value="1.5293813125568E+018" calcext:value-type="float">
            <text:p>1.5293813125568E+018</text:p>
          </table:table-cell>
          <table:table-cell office:value-type="string" calcext:value-type="string">
            <text:p>/gps</text:p>
          </table:table-cell>
          <table:table-cell office:value-type="float" office:value="0.805115413423" calcext:value-type="float">
            <text:p>0.8051154134</text:p>
          </table:table-cell>
          <table:table-cell office:value-type="float" office:value="0.215278264273" calcext:value-type="float">
            <text:p>0.21527826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5] ^ 2 + [.F35] ^ 2)" office:value-type="float" office:value="0.83339999999981" calcext:value-type="float">
            <text:p>0.8334</text:p>
          </table:table-cell>
          <table:table-cell/>
        </table:table-row>
        <table:table-row table:style-name="ro1">
          <table:table-cell office:value-type="float" office:value="1.52938131353915E+018" calcext:value-type="float">
            <text:p>1.52938131353915E+018</text:p>
          </table:table-cell>
          <table:table-cell office:value-type="float" office:value="370" calcext:value-type="float">
            <text:p>370</text:p>
          </table:table-cell>
          <table:table-cell office:value-type="float" office:value="1.52938131353915E+018" calcext:value-type="float">
            <text:p>1.52938131353915E+018</text:p>
          </table:table-cell>
          <table:table-cell office:value-type="string" calcext:value-type="string">
            <text:p>/gps</text:p>
          </table:table-cell>
          <table:table-cell office:value-type="float" office:value="0.83363820115" calcext:value-type="float">
            <text:p>0.8336382012</text:p>
          </table:table-cell>
          <table:table-cell office:value-type="float" office:value="0.185271137852" calcext:value-type="float">
            <text:p>0.18527113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6] ^ 2 + [.F36] ^ 2)" office:value-type="float" office:value="0.853977777777374" calcext:value-type="float">
            <text:p>0.8539777778</text:p>
          </table:table-cell>
          <table:table-cell/>
        </table:table-row>
        <table:table-row table:style-name="ro1">
          <table:table-cell office:value-type="float" office:value="1.52938131453926E+018" calcext:value-type="float">
            <text:p>1.52938131453926E+018</text:p>
          </table:table-cell>
          <table:table-cell office:value-type="float" office:value="371" calcext:value-type="float">
            <text:p>371</text:p>
          </table:table-cell>
          <table:table-cell office:value-type="float" office:value="1.52938131453926E+018" calcext:value-type="float">
            <text:p>1.52938131453926E+018</text:p>
          </table:table-cell>
          <table:table-cell office:value-type="string" calcext:value-type="string">
            <text:p>/gps</text:p>
          </table:table-cell>
          <table:table-cell office:value-type="float" office:value="0.848196220607" calcext:value-type="float">
            <text:p>0.8481962206</text:p>
          </table:table-cell>
          <table:table-cell office:value-type="float" office:value="0.233313654438" calcext:value-type="float">
            <text:p>0.23331365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7] ^ 2 + [.F37] ^ 2)" office:value-type="float" office:value="0.879699999999553" calcext:value-type="float">
            <text:p>0.8797</text:p>
          </table:table-cell>
          <table:table-cell/>
        </table:table-row>
        <table:table-row table:style-name="ro1">
          <table:table-cell office:value-type="float" office:value="1.52938131553838E+018" calcext:value-type="float">
            <text:p>1.52938131553838E+018</text:p>
          </table:table-cell>
          <table:table-cell office:value-type="float" office:value="372" calcext:value-type="float">
            <text:p>372</text:p>
          </table:table-cell>
          <table:table-cell office:value-type="float" office:value="1.52938131553838E+018" calcext:value-type="float">
            <text:p>1.52938131553838E+018</text:p>
          </table:table-cell>
          <table:table-cell office:value-type="string" calcext:value-type="string">
            <text:p>/gps</text:p>
          </table:table-cell>
          <table:table-cell office:value-type="float" office:value="0.789835891903" calcext:value-type="float">
            <text:p>0.7898358919</text:p>
          </table:table-cell>
          <table:table-cell office:value-type="float" office:value="0.212670476651" calcext:value-type="float">
            <text:p>0.21267047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8] ^ 2 + [.F38] ^ 2)" office:value-type="float" office:value="0.817966666666296" calcext:value-type="float">
            <text:p>0.8179666667</text:p>
          </table:table-cell>
          <table:table-cell/>
        </table:table-row>
        <table:table-row table:style-name="ro1">
          <table:table-cell office:value-type="float" office:value="1.5293813170215E+018" calcext:value-type="float">
            <text:p>1.5293813170215E+018</text:p>
          </table:table-cell>
          <table:table-cell office:value-type="float" office:value="373" calcext:value-type="float">
            <text:p>373</text:p>
          </table:table-cell>
          <table:table-cell office:value-type="float" office:value="1.5293813170215E+018" calcext:value-type="float">
            <text:p>1.5293813170215E+018</text:p>
          </table:table-cell>
          <table:table-cell office:value-type="string" calcext:value-type="string">
            <text:p>/gps</text:p>
          </table:table-cell>
          <table:table-cell office:value-type="float" office:value="0.840379502946" calcext:value-type="float">
            <text:p>0.8403795029</text:p>
          </table:table-cell>
          <table:table-cell office:value-type="float" office:value="0.178474882667" calcext:value-type="float">
            <text:p>0.17847488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39] ^ 2 + [.F39] ^ 2)" office:value-type="float" office:value="0.859122222221475" calcext:value-type="float">
            <text:p>0.8591222222</text:p>
          </table:table-cell>
          <table:table-cell/>
        </table:table-row>
        <table:table-row table:style-name="ro1">
          <table:table-cell office:value-type="float" office:value="1.52938131754287E+018" calcext:value-type="float">
            <text:p>1.52938131754287E+018</text:p>
          </table:table-cell>
          <table:table-cell office:value-type="float" office:value="374" calcext:value-type="float">
            <text:p>374</text:p>
          </table:table-cell>
          <table:table-cell office:value-type="float" office:value="1.52938131754287E+018" calcext:value-type="float">
            <text:p>1.52938131754287E+018</text:p>
          </table:table-cell>
          <table:table-cell office:value-type="string" calcext:value-type="string">
            <text:p>/gps</text:p>
          </table:table-cell>
          <table:table-cell office:value-type="float" office:value="0.847738396054" calcext:value-type="float">
            <text:p>0.8477383961</text:p>
          </table:table-cell>
          <table:table-cell office:value-type="float" office:value="0.192912653751" calcext:value-type="float">
            <text:p>0.19291265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0] ^ 2 + [.F40] ^ 2)" office:value-type="float" office:value="0.869411111109964" calcext:value-type="float">
            <text:p>0.8694111111</text:p>
          </table:table-cell>
          <table:table-cell/>
        </table:table-row>
        <table:table-row table:style-name="ro1">
          <table:table-cell office:value-type="float" office:value="1.52938131854057E+018" calcext:value-type="float">
            <text:p>1.52938131854057E+018</text:p>
          </table:table-cell>
          <table:table-cell office:value-type="float" office:value="375" calcext:value-type="float">
            <text:p>375</text:p>
          </table:table-cell>
          <table:table-cell office:value-type="float" office:value="1.52938131854057E+018" calcext:value-type="float">
            <text:p>1.52938131854057E+018</text:p>
          </table:table-cell>
          <table:table-cell office:value-type="string" calcext:value-type="string">
            <text:p>/gps</text:p>
          </table:table-cell>
          <table:table-cell office:value-type="float" office:value="0.794219062091" calcext:value-type="float">
            <text:p>0.7942190621</text:p>
          </table:table-cell>
          <table:table-cell office:value-type="float" office:value="0.195666934326" calcext:value-type="float">
            <text:p>0.19566693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1] ^ 2 + [.F41] ^ 2)" office:value-type="float" office:value="0.81796666666634" calcext:value-type="float">
            <text:p>0.8179666667</text:p>
          </table:table-cell>
          <table:table-cell/>
        </table:table-row>
        <table:table-row table:style-name="ro1">
          <table:table-cell office:value-type="float" office:value="1.52938131953984E+018" calcext:value-type="float">
            <text:p>1.52938131953984E+018</text:p>
          </table:table-cell>
          <table:table-cell office:value-type="float" office:value="376" calcext:value-type="float">
            <text:p>376</text:p>
          </table:table-cell>
          <table:table-cell office:value-type="float" office:value="1.52938131953984E+018" calcext:value-type="float">
            <text:p>1.52938131953984E+018</text:p>
          </table:table-cell>
          <table:table-cell office:value-type="string" calcext:value-type="string">
            <text:p>/gps</text:p>
          </table:table-cell>
          <table:table-cell office:value-type="float" office:value="0.873877442843" calcext:value-type="float">
            <text:p>0.8738774428</text:p>
          </table:table-cell>
          <table:table-cell office:value-type="float" office:value="0.255870805941" calcext:value-type="float">
            <text:p>0.255870805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2] ^ 2 + [.F42] ^ 2)" office:value-type="float" office:value="0.910566666665718" calcext:value-type="float">
            <text:p>0.9105666667</text:p>
          </table:table-cell>
          <table:table-cell/>
        </table:table-row>
        <table:table-row table:style-name="ro1">
          <table:table-cell office:value-type="float" office:value="1.52938132054107E+018" calcext:value-type="float">
            <text:p>1.52938132054107E+018</text:p>
          </table:table-cell>
          <table:table-cell office:value-type="float" office:value="377" calcext:value-type="float">
            <text:p>377</text:p>
          </table:table-cell>
          <table:table-cell office:value-type="float" office:value="1.52938132054107E+018" calcext:value-type="float">
            <text:p>1.52938132054107E+018</text:p>
          </table:table-cell>
          <table:table-cell office:value-type="string" calcext:value-type="string">
            <text:p>/gps</text:p>
          </table:table-cell>
          <table:table-cell office:value-type="float" office:value="0.804303328486" calcext:value-type="float">
            <text:p>0.8043033285</text:p>
          </table:table-cell>
          <table:table-cell office:value-type="float" office:value="0.237177024802" calcext:value-type="float">
            <text:p>0.237177024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3] ^ 2 + [.F43] ^ 2)" office:value-type="float" office:value="0.838544444443815" calcext:value-type="float">
            <text:p>0.8385444444</text:p>
          </table:table-cell>
          <table:table-cell/>
        </table:table-row>
        <table:table-row table:style-name="ro1">
          <table:table-cell office:value-type="float" office:value="1.52938132202184E+018" calcext:value-type="float">
            <text:p>1.52938132202184E+018</text:p>
          </table:table-cell>
          <table:table-cell office:value-type="float" office:value="378" calcext:value-type="float">
            <text:p>378</text:p>
          </table:table-cell>
          <table:table-cell office:value-type="float" office:value="1.52938132202184E+018" calcext:value-type="float">
            <text:p>1.52938132202184E+018</text:p>
          </table:table-cell>
          <table:table-cell office:value-type="string" calcext:value-type="string">
            <text:p>/gps</text:p>
          </table:table-cell>
          <table:table-cell office:value-type="float" office:value="0.84172776123" calcext:value-type="float">
            <text:p>0.8417277612</text:p>
          </table:table-cell>
          <table:table-cell office:value-type="float" office:value="0.272844400416" calcext:value-type="float">
            <text:p>0.27284440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4] ^ 2 + [.F44] ^ 2)" office:value-type="float" office:value="0.884844444444126" calcext:value-type="float">
            <text:p>0.8848444444</text:p>
          </table:table-cell>
          <table:table-cell/>
        </table:table-row>
        <table:table-row table:style-name="ro1">
          <table:table-cell office:value-type="float" office:value="1.52938132254102E+018" calcext:value-type="float">
            <text:p>1.52938132254102E+018</text:p>
          </table:table-cell>
          <table:table-cell office:value-type="float" office:value="379" calcext:value-type="float">
            <text:p>379</text:p>
          </table:table-cell>
          <table:table-cell office:value-type="float" office:value="1.52938132254102E+018" calcext:value-type="float">
            <text:p>1.52938132254102E+018</text:p>
          </table:table-cell>
          <table:table-cell office:value-type="string" calcext:value-type="string">
            <text:p>/gps</text:p>
          </table:table-cell>
          <table:table-cell office:value-type="float" office:value="0.808080598553" calcext:value-type="float">
            <text:p>0.8080805986</text:p>
          </table:table-cell>
          <table:table-cell office:value-type="float" office:value="0.276195204844" calcext:value-type="float">
            <text:p>0.276195204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5] ^ 2 + [.F45] ^ 2)" office:value-type="float" office:value="0.853977777776795" calcext:value-type="float">
            <text:p>0.8539777778</text:p>
          </table:table-cell>
          <table:table-cell/>
        </table:table-row>
        <table:table-row table:style-name="ro1">
          <table:table-cell office:value-type="float" office:value="1.52938132354075E+018" calcext:value-type="float">
            <text:p>1.52938132354075E+018</text:p>
          </table:table-cell>
          <table:table-cell office:value-type="float" office:value="380" calcext:value-type="float">
            <text:p>380</text:p>
          </table:table-cell>
          <table:table-cell office:value-type="float" office:value="1.52938132354075E+018" calcext:value-type="float">
            <text:p>1.52938132354075E+018</text:p>
          </table:table-cell>
          <table:table-cell office:value-type="string" calcext:value-type="string">
            <text:p>/gps</text:p>
          </table:table-cell>
          <table:table-cell office:value-type="float" office:value="0.785252504457" calcext:value-type="float">
            <text:p>0.7852525045</text:p>
          </table:table-cell>
          <table:table-cell office:value-type="float" office:value="0.308527868234" calcext:value-type="float">
            <text:p>0.308527868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6] ^ 2 + [.F46] ^ 2)" office:value-type="float" office:value="0.843688888887964" calcext:value-type="float">
            <text:p>0.8436888889</text:p>
          </table:table-cell>
          <table:table-cell/>
        </table:table-row>
        <table:table-row table:style-name="ro1">
          <table:table-cell office:value-type="float" office:value="1.52938132454078E+018" calcext:value-type="float">
            <text:p>1.52938132454078E+018</text:p>
          </table:table-cell>
          <table:table-cell office:value-type="float" office:value="381" calcext:value-type="float">
            <text:p>381</text:p>
          </table:table-cell>
          <table:table-cell office:value-type="float" office:value="1.52938132454078E+018" calcext:value-type="float">
            <text:p>1.52938132454078E+018</text:p>
          </table:table-cell>
          <table:table-cell office:value-type="string" calcext:value-type="string">
            <text:p>/gps</text:p>
          </table:table-cell>
          <table:table-cell office:value-type="float" office:value="0.734163376563" calcext:value-type="float">
            <text:p>0.7341633766</text:p>
          </table:table-cell>
          <table:table-cell office:value-type="float" office:value="0.311180296029" calcext:value-type="float">
            <text:p>0.3111802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7] ^ 2 + [.F47] ^ 2)" office:value-type="float" office:value="0.797388888888654" calcext:value-type="float">
            <text:p>0.7973888889</text:p>
          </table:table-cell>
          <table:table-cell/>
        </table:table-row>
        <table:table-row table:style-name="ro1">
          <table:table-cell office:value-type="float" office:value="1.5293813255414E+018" calcext:value-type="float">
            <text:p>1.5293813255414E+018</text:p>
          </table:table-cell>
          <table:table-cell office:value-type="float" office:value="382" calcext:value-type="float">
            <text:p>382</text:p>
          </table:table-cell>
          <table:table-cell office:value-type="float" office:value="1.5293813255414E+018" calcext:value-type="float">
            <text:p>1.5293813255414E+018</text:p>
          </table:table-cell>
          <table:table-cell office:value-type="string" calcext:value-type="string">
            <text:p>/gps</text:p>
          </table:table-cell>
          <table:table-cell office:value-type="float" office:value="0.682854861609" calcext:value-type="float">
            <text:p>0.6828548616</text:p>
          </table:table-cell>
          <table:table-cell office:value-type="float" office:value="0.273675600657" calcext:value-type="float">
            <text:p>0.2736756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8] ^ 2 + [.F48] ^ 2)" office:value-type="float" office:value="0.735655555554375" calcext:value-type="float">
            <text:p>0.7356555556</text:p>
          </table:table-cell>
          <table:table-cell/>
        </table:table-row>
        <table:table-row table:style-name="ro1">
          <table:table-cell office:value-type="float" office:value="1.52938132702209E+018" calcext:value-type="float">
            <text:p>1.52938132702209E+018</text:p>
          </table:table-cell>
          <table:table-cell office:value-type="float" office:value="383" calcext:value-type="float">
            <text:p>383</text:p>
          </table:table-cell>
          <table:table-cell office:value-type="float" office:value="1.52938132702209E+018" calcext:value-type="float">
            <text:p>1.52938132702209E+018</text:p>
          </table:table-cell>
          <table:table-cell office:value-type="string" calcext:value-type="string">
            <text:p>/gps</text:p>
          </table:table-cell>
          <table:table-cell office:value-type="float" office:value="0.702733370872" calcext:value-type="float">
            <text:p>0.7027333709</text:p>
          </table:table-cell>
          <table:table-cell office:value-type="float" office:value="0.30614069743" calcext:value-type="float">
            <text:p>0.30614069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49] ^ 2 + [.F49] ^ 2)" office:value-type="float" office:value="0.766522222221933" calcext:value-type="float">
            <text:p>0.7665222222</text:p>
          </table:table-cell>
          <table:table-cell/>
        </table:table-row>
        <table:table-row table:style-name="ro1">
          <table:table-cell office:value-type="float" office:value="1.52938132753952E+018" calcext:value-type="float">
            <text:p>1.52938132753952E+018</text:p>
          </table:table-cell>
          <table:table-cell office:value-type="float" office:value="384" calcext:value-type="float">
            <text:p>384</text:p>
          </table:table-cell>
          <table:table-cell office:value-type="float" office:value="1.52938132753952E+018" calcext:value-type="float">
            <text:p>1.52938132753952E+018</text:p>
          </table:table-cell>
          <table:table-cell office:value-type="string" calcext:value-type="string">
            <text:p>/gps</text:p>
          </table:table-cell>
          <table:table-cell office:value-type="float" office:value="0.720673996923" calcext:value-type="float">
            <text:p>0.7206739969</text:p>
          </table:table-cell>
          <table:table-cell office:value-type="float" office:value="0.397669324178" calcext:value-type="float">
            <text:p>0.39766932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0] ^ 2 + [.F50] ^ 2)" office:value-type="float" office:value="0.823111111110256" calcext:value-type="float">
            <text:p>0.8231111111</text:p>
          </table:table-cell>
          <table:table-cell/>
        </table:table-row>
        <table:table-row table:style-name="ro1">
          <table:table-cell office:value-type="float" office:value="1.52938132854266E+018" calcext:value-type="float">
            <text:p>1.52938132854266E+018</text:p>
          </table:table-cell>
          <table:table-cell office:value-type="float" office:value="385" calcext:value-type="float">
            <text:p>385</text:p>
          </table:table-cell>
          <table:table-cell office:value-type="float" office:value="1.52938132854266E+018" calcext:value-type="float">
            <text:p>1.52938132854266E+018</text:p>
          </table:table-cell>
          <table:table-cell office:value-type="string" calcext:value-type="string">
            <text:p>/gps</text:p>
          </table:table-cell>
          <table:table-cell office:value-type="float" office:value="0.628697878318" calcext:value-type="float">
            <text:p>0.6286978783</text:p>
          </table:table-cell>
          <table:table-cell office:value-type="float" office:value="0.351367367837" calcext:value-type="float">
            <text:p>0.351367367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1] ^ 2 + [.F51] ^ 2)" office:value-type="float" office:value="0.720222222221903" calcext:value-type="float">
            <text:p>0.7202222222</text:p>
          </table:table-cell>
          <table:table-cell/>
        </table:table-row>
        <table:table-row table:style-name="ro1">
          <table:table-cell office:value-type="float" office:value="1.5293813295428E+018" calcext:value-type="float">
            <text:p>1.5293813295428E+018</text:p>
          </table:table-cell>
          <table:table-cell office:value-type="float" office:value="386" calcext:value-type="float">
            <text:p>386</text:p>
          </table:table-cell>
          <table:table-cell office:value-type="float" office:value="1.5293813295428E+018" calcext:value-type="float">
            <text:p>1.5293813295428E+018</text:p>
          </table:table-cell>
          <table:table-cell office:value-type="string" calcext:value-type="string">
            <text:p>/gps</text:p>
          </table:table-cell>
          <table:table-cell office:value-type="float" office:value="0.516430400047" calcext:value-type="float">
            <text:p>0.5164304</text:p>
          </table:table-cell>
          <table:table-cell office:value-type="float" office:value="0.288623195009" calcext:value-type="float">
            <text:p>0.28862319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2] ^ 2 + [.F52] ^ 2)" office:value-type="float" office:value="0.591611111110929" calcext:value-type="float">
            <text:p>0.5916111111</text:p>
          </table:table-cell>
          <table:table-cell/>
        </table:table-row>
        <table:table-row table:style-name="ro1">
          <table:table-cell office:value-type="float" office:value="1.52938133054052E+018" calcext:value-type="float">
            <text:p>1.52938133054052E+018</text:p>
          </table:table-cell>
          <table:table-cell office:value-type="float" office:value="387" calcext:value-type="float">
            <text:p>387</text:p>
          </table:table-cell>
          <table:table-cell office:value-type="float" office:value="1.52938133054052E+018" calcext:value-type="float">
            <text:p>1.52938133054052E+018</text:p>
          </table:table-cell>
          <table:table-cell office:value-type="string" calcext:value-type="string">
            <text:p>/gps</text:p>
          </table:table-cell>
          <table:table-cell office:value-type="float" office:value="0.498467603523" calcext:value-type="float">
            <text:p>0.4984676035</text:p>
          </table:table-cell>
          <table:table-cell office:value-type="float" office:value="0.278584127357" calcext:value-type="float">
            <text:p>0.27858412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3] ^ 2 + [.F53] ^ 2)" office:value-type="float" office:value="0.571033333332848" calcext:value-type="float">
            <text:p>0.5710333333</text:p>
          </table:table-cell>
          <table:table-cell/>
        </table:table-row>
        <table:table-row table:style-name="ro1">
          <table:table-cell office:value-type="float" office:value="1.5293813320165E+018" calcext:value-type="float">
            <text:p>1.5293813320165E+018</text:p>
          </table:table-cell>
          <table:table-cell office:value-type="float" office:value="388" calcext:value-type="float">
            <text:p>388</text:p>
          </table:table-cell>
          <table:table-cell office:value-type="float" office:value="1.5293813320165E+018" calcext:value-type="float">
            <text:p>1.5293813320165E+018</text:p>
          </table:table-cell>
          <table:table-cell office:value-type="string" calcext:value-type="string">
            <text:p>/gps</text:p>
          </table:table-cell>
          <table:table-cell office:value-type="float" office:value="0.516430400047" calcext:value-type="float">
            <text:p>0.5164304</text:p>
          </table:table-cell>
          <table:table-cell office:value-type="float" office:value="0.288623195009" calcext:value-type="float">
            <text:p>0.28862319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4] ^ 2 + [.F54] ^ 2)" office:value-type="float" office:value="0.591611111110929" calcext:value-type="float">
            <text:p>0.5916111111</text:p>
          </table:table-cell>
          <table:table-cell/>
        </table:table-row>
        <table:table-row table:style-name="ro1">
          <table:table-cell office:value-type="float" office:value="1.52938133254057E+018" calcext:value-type="float">
            <text:p>1.52938133254057E+018</text:p>
          </table:table-cell>
          <table:table-cell office:value-type="float" office:value="389" calcext:value-type="float">
            <text:p>389</text:p>
          </table:table-cell>
          <table:table-cell office:value-type="float" office:value="1.52938133254057E+018" calcext:value-type="float">
            <text:p>1.52938133254057E+018</text:p>
          </table:table-cell>
          <table:table-cell office:value-type="string" calcext:value-type="string">
            <text:p>/gps</text:p>
          </table:table-cell>
          <table:table-cell office:value-type="float" office:value="0.462542010476" calcext:value-type="float">
            <text:p>0.4625420105</text:p>
          </table:table-cell>
          <table:table-cell office:value-type="float" office:value="0.258505992052" calcext:value-type="float">
            <text:p>0.25850599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5] ^ 2 + [.F55] ^ 2)" office:value-type="float" office:value="0.529877777777073" calcext:value-type="float">
            <text:p>0.5298777778</text:p>
          </table:table-cell>
          <table:table-cell/>
        </table:table-row>
        <table:table-row table:style-name="ro1">
          <table:table-cell office:value-type="float" office:value="1.52938133354254E+018" calcext:value-type="float">
            <text:p>1.52938133354254E+018</text:p>
          </table:table-cell>
          <table:table-cell office:value-type="float" office:value="390" calcext:value-type="float">
            <text:p>390</text:p>
          </table:table-cell>
          <table:table-cell office:value-type="float" office:value="1.52938133354254E+018" calcext:value-type="float">
            <text:p>1.52938133354254E+018</text:p>
          </table:table-cell>
          <table:table-cell office:value-type="string" calcext:value-type="string">
            <text:p>/gps</text:p>
          </table:table-cell>
          <table:table-cell office:value-type="float" office:value="0.462542010476" calcext:value-type="float">
            <text:p>0.4625420105</text:p>
          </table:table-cell>
          <table:table-cell office:value-type="float" office:value="0.258505992052" calcext:value-type="float">
            <text:p>0.25850599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6] ^ 2 + [.F56] ^ 2)" office:value-type="float" office:value="0.529877777777073" calcext:value-type="float">
            <text:p>0.5298777778</text:p>
          </table:table-cell>
          <table:table-cell/>
        </table:table-row>
        <table:table-row table:style-name="ro1">
          <table:table-cell office:value-type="float" office:value="1.52938133454218E+018" calcext:value-type="float">
            <text:p>1.52938133454218E+018</text:p>
          </table:table-cell>
          <table:table-cell office:value-type="float" office:value="391" calcext:value-type="float">
            <text:p>391</text:p>
          </table:table-cell>
          <table:table-cell office:value-type="float" office:value="1.52938133454218E+018" calcext:value-type="float">
            <text:p>1.52938133454218E+018</text:p>
          </table:table-cell>
          <table:table-cell office:value-type="string" calcext:value-type="string">
            <text:p>/gps</text:p>
          </table:table-cell>
          <table:table-cell office:value-type="float" office:value="0.440088514822" calcext:value-type="float">
            <text:p>0.4400885148</text:p>
          </table:table-cell>
          <table:table-cell office:value-type="float" office:value="0.245957157486" calcext:value-type="float">
            <text:p>0.245957157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QRT([.E57] ^ 2 + [.F57] ^ 2)" office:value-type="float" office:value="0.504155555554857" calcext:value-type="float">
            <text:p>0.5041555556</text:p>
          </table:table-cell>
          <table:table-cell/>
        </table:table-row>
      </table:table>
      <table:named-expressions/>
      <table:database-ranges>
        <table:database-range table:name="__Anonymous_Sheet_DB__0" table:target-range-address="speed_pwr.B5:speed_pwr.C1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16:26:48.407470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0T16:50:59.063768153</dc:date>
    <meta:editing-duration>PT1H37M42S</meta:editing-duration>
    <meta:editing-cycles>5</meta:editing-cycles>
    <meta:generator>LibreOffice/5.1.6.2$Linux_X86_64 LibreOffice_project/10m0$Build-2</meta:generator>
    <meta:document-statistic meta:table-count="7" meta:cell-count="404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5cm" svg:y="4.201cm" style:legend-expansion="high" chart:style-name="ch2"/>
        <chart:plot-area chart:style-name="ch3" table:cell-range-address="speed1_85.B2:speed1_85.B74 speed1_85.K1:speed1_85.K74" chart:data-source-has-labels="row" svg:x="0.32cm" svg:y="0.18cm" svg:width="12.085cm" svg:height="8.64cm">
          <chartooo:coordinate-region svg:x="1.047cm" svg:y="0.379cm" svg:width="11.07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eed1_85.K2:speed1_85.K74" chart:label-cell-address="speed1_85.K1:speed1_85.K1" chart:class="chart:scatter">
            <chart:domain table:cell-range-address="speed1_85.B2:speed1_85.B74"/>
            <chart:data-point chart:repeated="7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bsolute_vel</text:p>
                <draw:g>
                  <svg:desc>speed1_85.K1:speed1_85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3">
                <text:p>543</text:p>
                <draw:g>
                  <svg:desc>speed1_85.B2:speed1_85.B74</svg:desc>
                </draw:g>
              </table:table-cell>
              <table:table-cell office:value-type="float" office:value="0.0154333333333765">
                <text:p>0.0154333333333765</text:p>
                <draw:g>
                  <svg:desc>speed1_85.K2:speed1_85.K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4">
                <text:p>544</text:p>
              </table:table-cell>
              <table:table-cell office:value-type="float" office:value="0.252077777777449">
                <text:p>0.252077777777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5">
                <text:p>545</text:p>
              </table:table-cell>
              <table:table-cell office:value-type="float" office:value="0.293233333333221">
                <text:p>0.293233333333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6">
                <text:p>546</text:p>
              </table:table-cell>
              <table:table-cell office:value-type="float" office:value="0.298377777777557">
                <text:p>0.298377777777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7">
                <text:p>547</text:p>
              </table:table-cell>
              <table:table-cell office:value-type="float" office:value="0.313811111110457">
                <text:p>0.313811111110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8">
                <text:p>548</text:p>
              </table:table-cell>
              <table:table-cell office:value-type="float" office:value="0.442422222221999">
                <text:p>0.442422222221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9">
                <text:p>549</text:p>
              </table:table-cell>
              <table:table-cell office:value-type="float" office:value="0.41155555555555">
                <text:p>0.41155555555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0">
                <text:p>550</text:p>
              </table:table-cell>
              <table:table-cell office:value-type="float" office:value="0.375544444444115">
                <text:p>0.375544444444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1">
                <text:p>551</text:p>
              </table:table-cell>
              <table:table-cell office:value-type="float" office:value="0.421844444444113">
                <text:p>0.4218444444441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2">
                <text:p>552</text:p>
              </table:table-cell>
              <table:table-cell office:value-type="float" office:value="0.447566666666336">
                <text:p>0.447566666666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3">
                <text:p>553</text:p>
              </table:table-cell>
              <table:table-cell office:value-type="float" office:value="0.452711111111322">
                <text:p>0.452711111111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4">
                <text:p>554</text:p>
              </table:table-cell>
              <table:table-cell office:value-type="float" office:value="0.41155555555555">
                <text:p>0.411555555555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5">
                <text:p>555</text:p>
              </table:table-cell>
              <table:table-cell office:value-type="float" office:value="0.396122222222001">
                <text:p>0.396122222222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6">
                <text:p>556</text:p>
              </table:table-cell>
              <table:table-cell office:value-type="float" office:value="0.41155555555555">
                <text:p>0.41155555555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7">
                <text:p>557</text:p>
              </table:table-cell>
              <table:table-cell office:value-type="float" office:value="0.437277777777013">
                <text:p>0.437277777777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8">
                <text:p>558</text:p>
              </table:table-cell>
              <table:table-cell office:value-type="float" office:value="0.452711111111322">
                <text:p>0.4527111111113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9">
                <text:p>559</text:p>
              </table:table-cell>
              <table:table-cell office:value-type="float" office:value="0.468144444444222">
                <text:p>0.468144444444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0">
                <text:p>560</text:p>
              </table:table-cell>
              <table:table-cell office:value-type="float" office:value="0.483577777777121">
                <text:p>0.4835777777771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1">
                <text:p>561</text:p>
              </table:table-cell>
              <table:table-cell office:value-type="float" office:value="0.560744444444329">
                <text:p>0.560744444444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2">
                <text:p>562</text:p>
              </table:table-cell>
              <table:table-cell office:value-type="float" office:value="0.643055555554584">
                <text:p>0.6430555555545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3">
                <text:p>563</text:p>
              </table:table-cell>
              <table:table-cell office:value-type="float" office:value="0.576177777777387">
                <text:p>0.5761777777773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4">
                <text:p>564</text:p>
              </table:table-cell>
              <table:table-cell office:value-type="float" office:value="0.545311111110319">
                <text:p>0.5453111111103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5">
                <text:p>565</text:p>
              </table:table-cell>
              <table:table-cell office:value-type="float" office:value="0.519588888888893">
                <text:p>0.5195888888888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6">
                <text:p>566</text:p>
              </table:table-cell>
              <table:table-cell office:value-type="float" office:value="0.390977777776978">
                <text:p>0.3909777777769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7">
                <text:p>567</text:p>
              </table:table-cell>
              <table:table-cell office:value-type="float" office:value="0.262366666666339">
                <text:p>0.2623666666663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8">
                <text:p>568</text:p>
              </table:table-cell>
              <table:table-cell office:value-type="float" office:value="0.200633333332928">
                <text:p>0.2006333333329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9">
                <text:p>569</text:p>
              </table:table-cell>
              <table:table-cell office:value-type="float" office:value="0.210922222221661">
                <text:p>0.2109222222216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0">
                <text:p>570</text:p>
              </table:table-cell>
              <table:table-cell office:value-type="float" office:value="0.164622222221841">
                <text:p>0.1646222222218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1">
                <text:p>571</text:p>
              </table:table-cell>
              <table:table-cell office:value-type="float" office:value="0.10803333333326">
                <text:p>0.108033333333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2">
                <text:p>572</text:p>
              </table:table-cell>
              <table:table-cell office:value-type="float" office:value="0.10803333333326">
                <text:p>0.10803333333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3">
                <text:p>573</text:p>
              </table:table-cell>
              <table:table-cell office:value-type="float" office:value="0.10803333333326">
                <text:p>0.10803333333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4">
                <text:p>574</text:p>
              </table:table-cell>
              <table:table-cell office:value-type="float" office:value="0.128611111110755">
                <text:p>0.1286111111107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5">
                <text:p>575</text:p>
              </table:table-cell>
              <table:table-cell office:value-type="float" office:value="0.149188888889206">
                <text:p>0.1491888888892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6">
                <text:p>576</text:p>
              </table:table-cell>
              <table:table-cell office:value-type="float" office:value="0.282944444443834">
                <text:p>0.2829444444438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7">
                <text:p>577</text:p>
              </table:table-cell>
              <table:table-cell office:value-type="float" office:value="0.365255555555842">
                <text:p>0.3652555555558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8">
                <text:p>578</text:p>
              </table:table-cell>
              <table:table-cell office:value-type="float" office:value="0.468144444444127">
                <text:p>0.4681444444441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9">
                <text:p>579</text:p>
              </table:table-cell>
              <table:table-cell office:value-type="float" office:value="0.462999999999151">
                <text:p>0.4629999999991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0">
                <text:p>580</text:p>
              </table:table-cell>
              <table:table-cell office:value-type="float" office:value="0.457855555555423">
                <text:p>0.4578555555554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1">
                <text:p>581</text:p>
              </table:table-cell>
              <table:table-cell office:value-type="float" office:value="0.483577777777806">
                <text:p>0.4835777777778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2">
                <text:p>582</text:p>
              </table:table-cell>
              <table:table-cell office:value-type="float" office:value="0.488722222221534">
                <text:p>0.4887222222215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3">
                <text:p>583</text:p>
              </table:table-cell>
              <table:table-cell office:value-type="float" office:value="0.462999999999151">
                <text:p>0.4629999999991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4">
                <text:p>584</text:p>
              </table:table-cell>
              <table:table-cell office:value-type="float" office:value="0.509299999999232">
                <text:p>0.5092999999992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5">
                <text:p>585</text:p>
              </table:table-cell>
              <table:table-cell office:value-type="float" office:value="0.483577777777806">
                <text:p>0.4835777777778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6">
                <text:p>586</text:p>
              </table:table-cell>
              <table:table-cell office:value-type="float" office:value="0.47843333333283">
                <text:p>0.478433333332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7">
                <text:p>587</text:p>
              </table:table-cell>
              <table:table-cell office:value-type="float" office:value="0.499011111110238">
                <text:p>0.4990111111102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8">
                <text:p>588</text:p>
              </table:table-cell>
              <table:table-cell office:value-type="float" office:value="0.504155555555213">
                <text:p>0.5041555555552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9">
                <text:p>589</text:p>
              </table:table-cell>
              <table:table-cell office:value-type="float" office:value="0.509299999999232">
                <text:p>0.5092999999992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0">
                <text:p>590</text:p>
              </table:table-cell>
              <table:table-cell office:value-type="float" office:value="0.483577777777806">
                <text:p>0.4835777777778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1">
                <text:p>591</text:p>
              </table:table-cell>
              <table:table-cell office:value-type="float" office:value="0.504155555555213">
                <text:p>0.5041555555552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2">
                <text:p>592</text:p>
              </table:table-cell>
              <table:table-cell office:value-type="float" office:value="0.519588888888893">
                <text:p>0.5195888888888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3">
                <text:p>593</text:p>
              </table:table-cell>
              <table:table-cell office:value-type="float" office:value="0.49386666666651">
                <text:p>0.493866666666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4">
                <text:p>594</text:p>
              </table:table-cell>
              <table:table-cell office:value-type="float" office:value="0.535022222221324">
                <text:p>0.5350222222213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5">
                <text:p>595</text:p>
              </table:table-cell>
              <table:table-cell office:value-type="float" office:value="0.509299999999232">
                <text:p>0.5092999999992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6">
                <text:p>596</text:p>
              </table:table-cell>
              <table:table-cell office:value-type="float" office:value="0.535022222221324">
                <text:p>0.5350222222213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7">
                <text:p>597</text:p>
              </table:table-cell>
              <table:table-cell office:value-type="float" office:value="0.5401666666663">
                <text:p>0.54016666666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8">
                <text:p>598</text:p>
              </table:table-cell>
              <table:table-cell office:value-type="float" office:value="0.483577777777806">
                <text:p>0.4835777777778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9">
                <text:p>599</text:p>
              </table:table-cell>
              <table:table-cell office:value-type="float" office:value="0.499011111110238">
                <text:p>0.4990111111102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0.499011111110238">
                <text:p>0.4990111111102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1">
                <text:p>601</text:p>
              </table:table-cell>
              <table:table-cell office:value-type="float" office:value="0.524733333332621">
                <text:p>0.5247333333326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2">
                <text:p>602</text:p>
              </table:table-cell>
              <table:table-cell office:value-type="float" office:value="0.555599999999979">
                <text:p>0.5555999999999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3">
                <text:p>603</text:p>
              </table:table-cell>
              <table:table-cell office:value-type="float" office:value="0.524733333332621">
                <text:p>0.5247333333326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4">
                <text:p>604</text:p>
              </table:table-cell>
              <table:table-cell office:value-type="float" office:value="0.524733333332621">
                <text:p>0.5247333333326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5">
                <text:p>605</text:p>
              </table:table-cell>
              <table:table-cell office:value-type="float" office:value="0.519588888888893">
                <text:p>0.5195888888888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6">
                <text:p>606</text:p>
              </table:table-cell>
              <table:table-cell office:value-type="float" office:value="0.529877777777596">
                <text:p>0.529877777777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7">
                <text:p>607</text:p>
              </table:table-cell>
              <table:table-cell office:value-type="float" office:value="0.49386666666651">
                <text:p>0.493866666666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8">
                <text:p>608</text:p>
              </table:table-cell>
              <table:table-cell office:value-type="float" office:value="0.509299999999232">
                <text:p>0.5092999999992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9">
                <text:p>609</text:p>
              </table:table-cell>
              <table:table-cell office:value-type="float" office:value="0.38583333333325">
                <text:p>0.385833333333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0">
                <text:p>610</text:p>
              </table:table-cell>
              <table:table-cell office:value-type="float" office:value="0.262366666666339">
                <text:p>0.2623666666663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11">
                <text:p>611</text:p>
              </table:table-cell>
              <table:table-cell office:value-type="float" office:value="0.210922222221661">
                <text:p>0.2109222222216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2">
                <text:p>612</text:p>
              </table:table-cell>
              <table:table-cell office:value-type="float" office:value="0.226355555555253">
                <text:p>0.2263555555552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3">
                <text:p>613</text:p>
              </table:table-cell>
              <table:table-cell office:value-type="float" office:value="0.164622222221841">
                <text:p>0.1646222222218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14">
                <text:p>614</text:p>
              </table:table-cell>
              <table:table-cell office:value-type="float" office:value="0.169766666666671">
                <text:p>0.1697666666666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5">
                <text:p>615</text:p>
              </table:table-cell>
              <table:table-cell office:value-type="float" office:value="0.241788888888845">
                <text:p>0.241788888888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5cm" svg:y="4.201cm" style:legend-expansion="high" chart:style-name="ch2"/>
        <chart:plot-area chart:style-name="ch3" table:cell-range-address="speed1_95.B2:speed1_95.B45 speed1_95.K1:speed1_95.K45" chart:data-source-has-labels="row" svg:x="0.32cm" svg:y="0.18cm" svg:width="12.085cm" svg:height="8.64cm">
          <chartooo:coordinate-region svg:x="1.047cm" svg:y="0.379cm" svg:width="11.07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eed1_95.K2:speed1_95.K45" chart:label-cell-address="speed1_95.K1:speed1_95.K1" chart:class="chart:scatter">
            <chart:domain table:cell-range-address="speed1_95.B2:speed1_95.B45"/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bsolute_vel</text:p>
                <draw:g>
                  <svg:desc>speed1_95.K1:speed1_95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6">
                <text:p>466</text:p>
                <draw:g>
                  <svg:desc>speed1_95.B2:speed1_95.B45</svg:desc>
                </draw:g>
              </table:table-cell>
              <table:table-cell office:value-type="float" office:value="0.180055555554907">
                <text:p>0.180055555554907</text:p>
                <draw:g>
                  <svg:desc>speed1_95.K2:speed1_95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7">
                <text:p>467</text:p>
              </table:table-cell>
              <table:table-cell office:value-type="float" office:value="0.159477777777692">
                <text:p>0.159477777777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8">
                <text:p>468</text:p>
              </table:table-cell>
              <table:table-cell office:value-type="float" office:value="0.154333333333634">
                <text:p>0.154333333333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9">
                <text:p>469</text:p>
              </table:table-cell>
              <table:table-cell office:value-type="float" office:value="0.133755555555414">
                <text:p>0.133755555555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0">
                <text:p>470</text:p>
              </table:table-cell>
              <table:table-cell office:value-type="float" office:value="0.128611111111356">
                <text:p>0.128611111111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1">
                <text:p>471</text:p>
              </table:table-cell>
              <table:table-cell office:value-type="float" office:value="0.087455555555526">
                <text:p>0.087455555555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2">
                <text:p>472</text:p>
              </table:table-cell>
              <table:table-cell office:value-type="float" office:value="0.0360111111110807">
                <text:p>0.03601111111108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3">
                <text:p>473</text:p>
              </table:table-cell>
              <table:table-cell office:value-type="float" office:value="0.0205777777777185">
                <text:p>0.0205777777777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4">
                <text:p>474</text:p>
              </table:table-cell>
              <table:table-cell office:value-type="float" office:value="0.0102888888889089">
                <text:p>0.01028888888890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5">
                <text:p>475</text:p>
              </table:table-cell>
              <table:table-cell office:value-type="float" office:value="0.00514444444444441">
                <text:p>0.005144444444444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6">
                <text:p>476</text:p>
              </table:table-cell>
              <table:table-cell office:value-type="float" office:value="0.0823111111110715">
                <text:p>0.08231111111107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7">
                <text:p>477</text:p>
              </table:table-cell>
              <table:table-cell office:value-type="float" office:value="0.087455555555526">
                <text:p>0.0874555555555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8">
                <text:p>478</text:p>
              </table:table-cell>
              <table:table-cell office:value-type="float" office:value="0.0360111111110807">
                <text:p>0.03601111111108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9">
                <text:p>479</text:p>
              </table:table-cell>
              <table:table-cell office:value-type="float" office:value="0.102888888889089">
                <text:p>0.10288888888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0">
                <text:p>480</text:p>
              </table:table-cell>
              <table:table-cell office:value-type="float" office:value="0.0514444444444441">
                <text:p>0.05144444444444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1">
                <text:p>481</text:p>
              </table:table-cell>
              <table:table-cell office:value-type="float" office:value="0.0257222222221729">
                <text:p>0.0257222222221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2">
                <text:p>482</text:p>
              </table:table-cell>
              <table:table-cell office:value-type="float" office:value="0.0154333333333634">
                <text:p>0.0154333333333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3">
                <text:p>483</text:p>
              </table:table-cell>
              <table:table-cell office:value-type="float" office:value="0.0925999999998799">
                <text:p>0.09259999999987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4">
                <text:p>484</text:p>
              </table:table-cell>
              <table:table-cell office:value-type="float" office:value="0.118322222222257">
                <text:p>0.1183222222222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5">
                <text:p>485</text:p>
              </table:table-cell>
              <table:table-cell office:value-type="float" office:value="0.144044444444524">
                <text:p>0.144044444444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6">
                <text:p>486</text:p>
              </table:table-cell>
              <table:table-cell office:value-type="float" office:value="0.118322222222257">
                <text:p>0.1183222222222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7">
                <text:p>487</text:p>
              </table:table-cell>
              <table:table-cell office:value-type="float" office:value="0.0977444444443355">
                <text:p>0.09774444444433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8">
                <text:p>488</text:p>
              </table:table-cell>
              <table:table-cell office:value-type="float" office:value="0.0514444444444441">
                <text:p>0.05144444444444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9">
                <text:p>489</text:p>
              </table:table-cell>
              <table:table-cell office:value-type="float" office:value="0.0977444444443355">
                <text:p>0.09774444444433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0">
                <text:p>490</text:p>
              </table:table-cell>
              <table:table-cell office:value-type="float" office:value="0.0977444444443355">
                <text:p>0.09774444444433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1">
                <text:p>491</text:p>
              </table:table-cell>
              <table:table-cell office:value-type="float" office:value="0.149188888888582">
                <text:p>0.1491888888885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2">
                <text:p>492</text:p>
              </table:table-cell>
              <table:table-cell office:value-type="float" office:value="0.478433333333065">
                <text:p>0.4784333333330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3">
                <text:p>493</text:p>
              </table:table-cell>
              <table:table-cell office:value-type="float" office:value="0.627622222221733">
                <text:p>0.6276222222217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4">
                <text:p>494</text:p>
              </table:table-cell>
              <table:table-cell office:value-type="float" office:value="0.699644444443863">
                <text:p>0.6996444444438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5">
                <text:p>495</text:p>
              </table:table-cell>
              <table:table-cell office:value-type="float" office:value="0.71507777777698">
                <text:p>0.715077777776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6">
                <text:p>496</text:p>
              </table:table-cell>
              <table:table-cell office:value-type="float" office:value="0.694499999999099">
                <text:p>0.6944999999990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7">
                <text:p>497</text:p>
              </table:table-cell>
              <table:table-cell office:value-type="float" office:value="0.74079999999917">
                <text:p>0.740799999999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8">
                <text:p>498</text:p>
              </table:table-cell>
              <table:table-cell office:value-type="float" office:value="0.725366666665948">
                <text:p>0.7253666666659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9">
                <text:p>499</text:p>
              </table:table-cell>
              <table:table-cell office:value-type="float" office:value="0.699644444443786">
                <text:p>0.6996444444437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">
                <text:p>500</text:p>
              </table:table-cell>
              <table:table-cell office:value-type="float" office:value="0.699644444444209">
                <text:p>0.6996444444442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1">
                <text:p>501</text:p>
              </table:table-cell>
              <table:table-cell office:value-type="float" office:value="0.679066666666351">
                <text:p>0.6790666666663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2">
                <text:p>502</text:p>
              </table:table-cell>
              <table:table-cell office:value-type="float" office:value="0.725366666666216">
                <text:p>0.7253666666662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3">
                <text:p>503</text:p>
              </table:table-cell>
              <table:table-cell office:value-type="float" office:value="0.735655555554946">
                <text:p>0.7356555555549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4">
                <text:p>504</text:p>
              </table:table-cell>
              <table:table-cell office:value-type="float" office:value="0.709933333333152">
                <text:p>0.709933333333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5">
                <text:p>505</text:p>
              </table:table-cell>
              <table:table-cell office:value-type="float" office:value="0.679066666665605">
                <text:p>0.6790666666656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6">
                <text:p>506</text:p>
              </table:table-cell>
              <table:table-cell office:value-type="float" office:value="0.493866666665747">
                <text:p>0.4938666666657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7">
                <text:p>507</text:p>
              </table:table-cell>
              <table:table-cell office:value-type="float" office:value="0.282944444444252">
                <text:p>0.2829444444442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8">
                <text:p>508</text:p>
              </table:table-cell>
              <table:table-cell office:value-type="float" office:value="0.282944444444252">
                <text:p>0.2829444444442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9">
                <text:p>509</text:p>
              </table:table-cell>
              <table:table-cell office:value-type="float" office:value="0.478433333333041">
                <text:p>0.4784333333330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5cm" svg:y="4.201cm" style:legend-expansion="high" chart:style-name="ch2"/>
        <chart:plot-area chart:style-name="ch3" table:cell-range-address="speed1_8.B2:speed1_8.B77 speed1_8.K1:speed1_8.K77" chart:data-source-has-labels="row" svg:x="0.32cm" svg:y="0.18cm" svg:width="12.085cm" svg:height="8.64cm">
          <chartooo:coordinate-region svg:x="1.047cm" svg:y="0.379cm" svg:width="11.07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eed1_8.K2:speed1_8.K77" chart:label-cell-address="speed1_8.K1:speed1_8.K1" chart:class="chart:scatter">
            <chart:domain table:cell-range-address="speed1_8.B2:speed1_8.B77"/>
            <chart:data-point chart:repeated="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bsolute_vel</text:p>
                <draw:g>
                  <svg:desc>speed1_8.K1:speed1_8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6">
                <text:p>616</text:p>
                <draw:g>
                  <svg:desc>speed1_8.B2:speed1_8.B77</svg:desc>
                </draw:g>
              </table:table-cell>
              <table:table-cell office:value-type="float" office:value="0.0668777777776967">
                <text:p>0.0668777777776967</text:p>
                <draw:g>
                  <svg:desc>speed1_8.K2:speed1_8.K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7">
                <text:p>617</text:p>
              </table:table-cell>
              <table:table-cell office:value-type="float" office:value="0.0565888888888683">
                <text:p>0.0565888888888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8">
                <text:p>618</text:p>
              </table:table-cell>
              <table:table-cell office:value-type="float" office:value="0.0565888888888683">
                <text:p>0.0565888888888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9">
                <text:p>619</text:p>
              </table:table-cell>
              <table:table-cell office:value-type="float" office:value="0.0617333333332201">
                <text:p>0.0617333333332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0">
                <text:p>620</text:p>
              </table:table-cell>
              <table:table-cell office:value-type="float" office:value="0.0257222222222437">
                <text:p>0.02572222222224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1">
                <text:p>621</text:p>
              </table:table-cell>
              <table:table-cell office:value-type="float" office:value="0.0102888888888783">
                <text:p>0.01028888888887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2">
                <text:p>622</text:p>
              </table:table-cell>
              <table:table-cell office:value-type="float" office:value="0.00514444444443917">
                <text:p>0.005144444444439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3">
                <text:p>623</text:p>
              </table:table-cell>
              <table:table-cell office:value-type="float" office:value="0.00514444444443917">
                <text:p>0.00514444444443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4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5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6">
                <text:p>626</text:p>
              </table:table-cell>
              <table:table-cell office:value-type="float" office:value="0.0720222222221733">
                <text:p>0.07202222222217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7">
                <text:p>627</text:p>
              </table:table-cell>
              <table:table-cell office:value-type="float" office:value="0.0360111111110867">
                <text:p>0.03601111111108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8">
                <text:p>628</text:p>
              </table:table-cell>
              <table:table-cell office:value-type="float" office:value="0.0205777777777758">
                <text:p>0.02057777777777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9">
                <text:p>629</text:p>
              </table:table-cell>
              <table:table-cell office:value-type="float" office:value="0.0771666666666499">
                <text:p>0.07716666666664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0">
                <text:p>630</text:p>
              </table:table-cell>
              <table:table-cell office:value-type="float" office:value="0.0720222222221733">
                <text:p>0.07202222222217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1">
                <text:p>631</text:p>
              </table:table-cell>
              <table:table-cell office:value-type="float" office:value="0.102888888888783">
                <text:p>0.1028888888887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2">
                <text:p>632</text:p>
              </table:table-cell>
              <table:table-cell office:value-type="float" office:value="0.0874555555554784">
                <text:p>0.0874555555554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3">
                <text:p>633</text:p>
              </table:table-cell>
              <table:table-cell office:value-type="float" office:value="0.092599999999955">
                <text:p>0.092599999999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4">
                <text:p>634</text:p>
              </table:table-cell>
              <table:table-cell office:value-type="float" office:value="0.10803333333326">
                <text:p>0.108033333333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5">
                <text:p>635</text:p>
              </table:table-cell>
              <table:table-cell office:value-type="float" office:value="0.133755555555585">
                <text:p>0.1337555555555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6">
                <text:p>636</text:p>
              </table:table-cell>
              <table:table-cell office:value-type="float" office:value="0.138899999999487">
                <text:p>0.1388999999994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7">
                <text:p>637</text:p>
              </table:table-cell>
              <table:table-cell office:value-type="float" office:value="0.174911111110574">
                <text:p>0.1749111111105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8">
                <text:p>638</text:p>
              </table:table-cell>
              <table:table-cell office:value-type="float" office:value="0.0257222222222437">
                <text:p>0.0257222222222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9">
                <text:p>639</text:p>
              </table:table-cell>
              <table:table-cell office:value-type="float" office:value="0.0102888888888783">
                <text:p>0.01028888888887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0">
                <text:p>640</text:p>
              </table:table-cell>
              <table:table-cell office:value-type="float" office:value="0.149188888889206">
                <text:p>0.1491888888892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1">
                <text:p>641</text:p>
              </table:table-cell>
              <table:table-cell office:value-type="float" office:value="0.421844444444336">
                <text:p>0.4218444444443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2">
                <text:p>642</text:p>
              </table:table-cell>
              <table:table-cell office:value-type="float" office:value="0.473288888888146">
                <text:p>0.473288888888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3">
                <text:p>643</text:p>
              </table:table-cell>
              <table:table-cell office:value-type="float" office:value="0.632766666666638">
                <text:p>0.6327666666666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4">
                <text:p>644</text:p>
              </table:table-cell>
              <table:table-cell office:value-type="float" office:value="0.684211111110273">
                <text:p>0.6842111111102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5">
                <text:p>645</text:p>
              </table:table-cell>
              <table:table-cell office:value-type="float" office:value="0.540166666666087">
                <text:p>0.5401666666660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6">
                <text:p>646</text:p>
              </table:table-cell>
              <table:table-cell office:value-type="float" office:value="0.3961222222219">
                <text:p>0.39612222222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7">
                <text:p>647</text:p>
              </table:table-cell>
              <table:table-cell office:value-type="float" office:value="0.411555555555219">
                <text:p>0.4115555555552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8">
                <text:p>648</text:p>
              </table:table-cell>
              <table:table-cell office:value-type="float" office:value="0.46814444444447">
                <text:p>0.468144444444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9">
                <text:p>649</text:p>
              </table:table-cell>
              <table:table-cell office:value-type="float" office:value="0.473288888888492">
                <text:p>0.4732888888884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0">
                <text:p>650</text:p>
              </table:table-cell>
              <table:table-cell office:value-type="float" office:value="0.41669999999924">
                <text:p>0.416699999999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1">
                <text:p>651</text:p>
              </table:table-cell>
              <table:table-cell office:value-type="float" office:value="0.504155555555429">
                <text:p>0.5041555555554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2">
                <text:p>652</text:p>
              </table:table-cell>
              <table:table-cell office:value-type="float" office:value="0.555599999999405">
                <text:p>0.5555999999994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3">
                <text:p>653</text:p>
              </table:table-cell>
              <table:table-cell office:value-type="float" office:value="0.457855555555174">
                <text:p>0.4578555555551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4">
                <text:p>654</text:p>
              </table:table-cell>
              <table:table-cell office:value-type="float" office:value="0.457855555555174">
                <text:p>0.4578555555551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5">
                <text:p>655</text:p>
              </table:table-cell>
              <table:table-cell office:value-type="float" office:value="0.48872222222211">
                <text:p>0.488722222222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6">
                <text:p>656</text:p>
              </table:table-cell>
              <table:table-cell office:value-type="float" office:value="0.483577777776835">
                <text:p>0.4835777777768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7">
                <text:p>657</text:p>
              </table:table-cell>
              <table:table-cell office:value-type="float" office:value="0.504155555555429">
                <text:p>0.5041555555554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8">
                <text:p>658</text:p>
              </table:table-cell>
              <table:table-cell office:value-type="float" office:value="0.504155555555429">
                <text:p>0.5041555555554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9">
                <text:p>659</text:p>
              </table:table-cell>
              <table:table-cell office:value-type="float" office:value="0.524733333332768">
                <text:p>0.5247333333327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0">
                <text:p>660</text:p>
              </table:table-cell>
              <table:table-cell office:value-type="float" office:value="0.457855555555174">
                <text:p>0.4578555555551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1">
                <text:p>661</text:p>
              </table:table-cell>
              <table:table-cell office:value-type="float" office:value="0.421844444444516">
                <text:p>0.4218444444445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2">
                <text:p>662</text:p>
              </table:table-cell>
              <table:table-cell office:value-type="float" office:value="0.519588888888747">
                <text:p>0.519588888888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3">
                <text:p>663</text:p>
              </table:table-cell>
              <table:table-cell office:value-type="float" office:value="0.421844444444516">
                <text:p>0.4218444444445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4">
                <text:p>664</text:p>
              </table:table-cell>
              <table:table-cell office:value-type="float" office:value="0.442422222221855">
                <text:p>0.4424222222218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5">
                <text:p>665</text:p>
              </table:table-cell>
              <table:table-cell office:value-type="float" office:value="0.432133333332859">
                <text:p>0.4321333333328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6">
                <text:p>666</text:p>
              </table:table-cell>
              <table:table-cell office:value-type="float" office:value="0.385833333332603">
                <text:p>0.3858333333326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7">
                <text:p>667</text:p>
              </table:table-cell>
              <table:table-cell office:value-type="float" office:value="0.365255555555264">
                <text:p>0.3652555555552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68">
                <text:p>668</text:p>
              </table:table-cell>
              <table:table-cell office:value-type="float" office:value="0.473288888888492">
                <text:p>0.4732888888884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9">
                <text:p>669</text:p>
              </table:table-cell>
              <table:table-cell office:value-type="float" office:value="0.432133333332859">
                <text:p>0.4321333333328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0">
                <text:p>670</text:p>
              </table:table-cell>
              <table:table-cell office:value-type="float" office:value="0.46814444444447">
                <text:p>0.468144444444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1">
                <text:p>671</text:p>
              </table:table-cell>
              <table:table-cell office:value-type="float" office:value="0.401266666665922">
                <text:p>0.4012666666659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2">
                <text:p>672</text:p>
              </table:table-cell>
              <table:table-cell office:value-type="float" office:value="0.370399999999285">
                <text:p>0.3703999999992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3">
                <text:p>673</text:p>
              </table:table-cell>
              <table:table-cell office:value-type="float" office:value="0.48872222222211">
                <text:p>0.488722222222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4">
                <text:p>674</text:p>
              </table:table-cell>
              <table:table-cell office:value-type="float" office:value="0.493866666666132">
                <text:p>0.4938666666661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5">
                <text:p>675</text:p>
              </table:table-cell>
              <table:table-cell office:value-type="float" office:value="0.478433333332813">
                <text:p>0.4784333333328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6">
                <text:p>676</text:p>
              </table:table-cell>
              <table:table-cell office:value-type="float" office:value="0.48872222222211">
                <text:p>0.488722222222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7">
                <text:p>677</text:p>
              </table:table-cell>
              <table:table-cell office:value-type="float" office:value="0.499011111110153">
                <text:p>0.4990111111101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8">
                <text:p>678</text:p>
              </table:table-cell>
              <table:table-cell office:value-type="float" office:value="0.452711111111152">
                <text:p>0.4527111111111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9">
                <text:p>679</text:p>
              </table:table-cell>
              <table:table-cell office:value-type="float" office:value="0.514444444443471">
                <text:p>0.5144444444434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0">
                <text:p>680</text:p>
              </table:table-cell>
              <table:table-cell office:value-type="float" office:value="0.52987777777679">
                <text:p>0.529877777776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1">
                <text:p>681</text:p>
              </table:table-cell>
              <table:table-cell office:value-type="float" office:value="0.41669999999924">
                <text:p>0.416699999999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2">
                <text:p>682</text:p>
              </table:table-cell>
              <table:table-cell office:value-type="float" office:value="0.262366666666891">
                <text:p>0.2623666666668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3">
                <text:p>683</text:p>
              </table:table-cell>
              <table:table-cell office:value-type="float" office:value="0.123466666666756">
                <text:p>0.1234666666667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4">
                <text:p>684</text:p>
              </table:table-cell>
              <table:table-cell office:value-type="float" office:value="0.0874555555554714">
                <text:p>0.08745555555547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5">
                <text:p>685</text:p>
              </table:table-cell>
              <table:table-cell office:value-type="float" office:value="0.11317777777755">
                <text:p>0.113177777777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6">
                <text:p>686</text:p>
              </table:table-cell>
              <table:table-cell office:value-type="float" office:value="0.313811111111047">
                <text:p>0.3138111111110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7">
                <text:p>687</text:p>
              </table:table-cell>
              <table:table-cell office:value-type="float" office:value="0.432133333332859">
                <text:p>0.4321333333328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8">
                <text:p>688</text:p>
              </table:table-cell>
              <table:table-cell office:value-type="float" office:value="0.432133333332859">
                <text:p>0.4321333333328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89">
                <text:p>689</text:p>
              </table:table-cell>
              <table:table-cell office:value-type="float" office:value="0.385833333332603">
                <text:p>0.3858333333326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0">
                <text:p>690</text:p>
              </table:table-cell>
              <table:table-cell office:value-type="float" office:value="0.380688888888582">
                <text:p>0.3806888888885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1">
                <text:p>691</text:p>
              </table:table-cell>
              <table:table-cell office:value-type="float" office:value="0.365255555555264">
                <text:p>0.3652555555552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scatter" chart:style-name="ch1">
        <chart:legend chart:legend-position="end" svg:x="12.737cm" svg:y="4.203cm" style:legend-expansion="high" chart:style-name="ch2"/>
        <chart:plot-area chart:style-name="ch3" table:cell-range-address="speed1_7.B2:speed1_7.B75 speed1_7.K1:speed1_7.K75" chart:data-source-has-labels="row" svg:x="0.32cm" svg:y="0.18cm" svg:width="12.097cm" svg:height="8.645cm">
          <chartooo:coordinate-region svg:x="1.047cm" svg:y="0.38cm" svg:width="11.09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eed1_7.K2:speed1_7.K75" chart:label-cell-address="speed1_7.K1:speed1_7.K1" chart:class="chart:scatter">
            <chart:domain table:cell-range-address="speed1_7.B2:speed1_7.B75"/>
            <chart:data-point chart:repeated="7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bsolute_vel</text:p>
                <draw:g>
                  <svg:desc>speed1_7.K1:speed1_7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2">
                <text:p>392</text:p>
                <draw:g>
                  <svg:desc>speed1_7.B2:speed1_7.B75</svg:desc>
                </draw:g>
              </table:table-cell>
              <table:table-cell office:value-type="float" office:value="0.49386666666669">
                <text:p>0.49386666666669</text:p>
                <draw:g>
                  <svg:desc>speed1_7.K2:speed1_7.K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3">
                <text:p>393</text:p>
              </table:table-cell>
              <table:table-cell office:value-type="float" office:value="0.462999999999954">
                <text:p>0.4629999999999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4">
                <text:p>394</text:p>
              </table:table-cell>
              <table:table-cell office:value-type="float" office:value="0.308666666665892">
                <text:p>0.308666666665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">
                <text:p>395</text:p>
              </table:table-cell>
              <table:table-cell office:value-type="float" office:value="0.221211111110693">
                <text:p>0.2212111111106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6">
                <text:p>396</text:p>
              </table:table-cell>
              <table:table-cell office:value-type="float" office:value="0.200633333333388">
                <text:p>0.200633333333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7">
                <text:p>397</text:p>
              </table:table-cell>
              <table:table-cell office:value-type="float" office:value="0.164622222222181">
                <text:p>0.164622222222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8">
                <text:p>398</text:p>
              </table:table-cell>
              <table:table-cell office:value-type="float" office:value="0.0874555555555093">
                <text:p>0.0874555555555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  <table:table-cell office:value-type="float" office:value="0.0617333333333144">
                <text:p>0.0617333333333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0462999999999954">
                <text:p>0.0462999999999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1">
                <text:p>401</text:p>
              </table:table-cell>
              <table:table-cell office:value-type="float" office:value="0.0411555555555139">
                <text:p>0.0411555555555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2">
                <text:p>402</text:p>
              </table:table-cell>
              <table:table-cell office:value-type="float" office:value="0.133755555555592">
                <text:p>0.1337555555555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3">
                <text:p>403</text:p>
              </table:table-cell>
              <table:table-cell office:value-type="float" office:value="0.0874555555555093">
                <text:p>0.08745555555550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4">
                <text:p>404</text:p>
              </table:table-cell>
              <table:table-cell office:value-type="float" office:value="0.0874555555555093">
                <text:p>0.0874555555555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5">
                <text:p>405</text:p>
              </table:table-cell>
              <table:table-cell office:value-type="float" office:value="0.0771666666665846">
                <text:p>0.0771666666665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6">
                <text:p>406</text:p>
              </table:table-cell>
              <table:table-cell office:value-type="float" office:value="0.113177777777704">
                <text:p>0.1131777777777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7">
                <text:p>407</text:p>
              </table:table-cell>
              <table:table-cell office:value-type="float" office:value="0.0617333333333144">
                <text:p>0.06173333333331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8">
                <text:p>408</text:p>
              </table:table-cell>
              <table:table-cell office:value-type="float" office:value="0.0874555555555093">
                <text:p>0.08745555555550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9">
                <text:p>409</text:p>
              </table:table-cell>
              <table:table-cell office:value-type="float" office:value="0.0411555555555139">
                <text:p>0.04115555555551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0">
                <text:p>410</text:p>
              </table:table-cell>
              <table:table-cell office:value-type="float" office:value="0.0205777777778006">
                <text:p>0.0205777777778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1">
                <text:p>411</text:p>
              </table:table-cell>
              <table:table-cell office:value-type="float" office:value="0.0154333333333043">
                <text:p>0.01543333333330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2">
                <text:p>412</text:p>
              </table:table-cell>
              <table:table-cell office:value-type="float" office:value="0.0925999999999036">
                <text:p>0.09259999999990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3">
                <text:p>413</text:p>
              </table:table-cell>
              <table:table-cell office:value-type="float" office:value="0.0720222222221903">
                <text:p>0.07202222222219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4">
                <text:p>414</text:p>
              </table:table-cell>
              <table:table-cell office:value-type="float" office:value="0.138900000000161">
                <text:p>0.1389000000001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5">
                <text:p>415</text:p>
              </table:table-cell>
              <table:table-cell office:value-type="float" office:value="0.118322222221837">
                <text:p>0.1183222222218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6">
                <text:p>416</text:p>
              </table:table-cell>
              <table:table-cell office:value-type="float" office:value="0.056588888888784">
                <text:p>0.0565888888887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7">
                <text:p>417</text:p>
              </table:table-cell>
              <table:table-cell office:value-type="float" office:value="0.0308666666665892">
                <text:p>0.03086666666658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8">
                <text:p>418</text:p>
              </table:table-cell>
              <table:table-cell office:value-type="float" office:value="0.313811111110412">
                <text:p>0.3138111111104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9">
                <text:p>419</text:p>
              </table:table-cell>
              <table:table-cell office:value-type="float" office:value="0.442422222221874">
                <text:p>0.4424222222218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0">
                <text:p>420</text:p>
              </table:table-cell>
              <table:table-cell office:value-type="float" office:value="0.504155555554857">
                <text:p>0.5041555555548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1">
                <text:p>421</text:p>
              </table:table-cell>
              <table:table-cell office:value-type="float" office:value="0.406411111110618">
                <text:p>0.4064111111106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2">
                <text:p>422</text:p>
              </table:table-cell>
              <table:table-cell office:value-type="float" office:value="0.468144444443602">
                <text:p>0.468144444443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3">
                <text:p>423</text:p>
              </table:table-cell>
              <table:table-cell office:value-type="float" office:value="0.514444444443897">
                <text:p>0.5144444444438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4">
                <text:p>424</text:p>
              </table:table-cell>
              <table:table-cell office:value-type="float" office:value="0.426988888888699">
                <text:p>0.4269888888886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5">
                <text:p>425</text:p>
              </table:table-cell>
              <table:table-cell office:value-type="float" office:value="0.478433333332642">
                <text:p>0.4784333333326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6">
                <text:p>426</text:p>
              </table:table-cell>
              <table:table-cell office:value-type="float" office:value="0.504155555554857">
                <text:p>0.504155555554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7">
                <text:p>427</text:p>
              </table:table-cell>
              <table:table-cell office:value-type="float" office:value="0.499011111110337">
                <text:p>0.4990111111103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8">
                <text:p>428</text:p>
              </table:table-cell>
              <table:table-cell office:value-type="float" office:value="0.48357777777765">
                <text:p>0.483577777777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9">
                <text:p>429</text:p>
              </table:table-cell>
              <table:table-cell office:value-type="float" office:value="0.421844444444179">
                <text:p>0.4218444444441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0">
                <text:p>430</text:p>
              </table:table-cell>
              <table:table-cell office:value-type="float" office:value="0.49386666666669">
                <text:p>0.493866666666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1">
                <text:p>431</text:p>
              </table:table-cell>
              <table:table-cell office:value-type="float" office:value="0.457855555555434">
                <text:p>0.4578555555554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2">
                <text:p>432</text:p>
              </table:table-cell>
              <table:table-cell office:value-type="float" office:value="0.426988888888699">
                <text:p>0.4269888888886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3">
                <text:p>433</text:p>
              </table:table-cell>
              <table:table-cell office:value-type="float" office:value="0.375544444443883">
                <text:p>0.3755444444438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4">
                <text:p>434</text:p>
              </table:table-cell>
              <table:table-cell office:value-type="float" office:value="0.375544444443883">
                <text:p>0.3755444444438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5">
                <text:p>435</text:p>
              </table:table-cell>
              <table:table-cell office:value-type="float" office:value="0.550455555555153">
                <text:p>0.5504555555551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6">
                <text:p>436</text:p>
              </table:table-cell>
              <table:table-cell office:value-type="float" office:value="0.545311111110633">
                <text:p>0.5453111111106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7">
                <text:p>437</text:p>
              </table:table-cell>
              <table:table-cell office:value-type="float" office:value="0.473288888888122">
                <text:p>0.4732888888881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8">
                <text:p>438</text:p>
              </table:table-cell>
              <table:table-cell office:value-type="float" office:value="0.365255555555716">
                <text:p>0.3652555555557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9">
                <text:p>439</text:p>
              </table:table-cell>
              <table:table-cell office:value-type="float" office:value="0.396122222221963">
                <text:p>0.3961222222219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0">
                <text:p>440</text:p>
              </table:table-cell>
              <table:table-cell office:value-type="float" office:value="0.457855555555434">
                <text:p>0.457855555555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1">
                <text:p>441</text:p>
              </table:table-cell>
              <table:table-cell office:value-type="float" office:value="0.396122222221963">
                <text:p>0.3961222222219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2">
                <text:p>442</text:p>
              </table:table-cell>
              <table:table-cell office:value-type="float" office:value="0.442422222221874">
                <text:p>0.4424222222218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3">
                <text:p>443</text:p>
              </table:table-cell>
              <table:table-cell office:value-type="float" office:value="0.48872222222217">
                <text:p>0.488722222222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4">
                <text:p>444</text:p>
              </table:table-cell>
              <table:table-cell office:value-type="float" office:value="0.478433333332642">
                <text:p>0.4784333333326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5">
                <text:p>445</text:p>
              </table:table-cell>
              <table:table-cell office:value-type="float" office:value="0.385833333332923">
                <text:p>0.3858333333329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6">
                <text:p>446</text:p>
              </table:table-cell>
              <table:table-cell office:value-type="float" office:value="0.426988888888699">
                <text:p>0.4269888888886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7">
                <text:p>447</text:p>
              </table:table-cell>
              <table:table-cell office:value-type="float" office:value="0.48872222222217">
                <text:p>0.488722222222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8">
                <text:p>448</text:p>
              </table:table-cell>
              <table:table-cell office:value-type="float" office:value="0.478433333332642">
                <text:p>0.4784333333326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9">
                <text:p>449</text:p>
              </table:table-cell>
              <table:table-cell office:value-type="float" office:value="0.48872222222217">
                <text:p>0.488722222222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0">
                <text:p>450</text:p>
              </table:table-cell>
              <table:table-cell office:value-type="float" office:value="0.447566666666394">
                <text:p>0.4475666666663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1">
                <text:p>451</text:p>
              </table:table-cell>
              <table:table-cell office:value-type="float" office:value="0.617333333332537">
                <text:p>0.6173333333325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2">
                <text:p>452</text:p>
              </table:table-cell>
              <table:table-cell office:value-type="float" office:value="0.478433333333065">
                <text:p>0.4784333333330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3">
                <text:p>453</text:p>
              </table:table-cell>
              <table:table-cell office:value-type="float" office:value="0.509299999999389">
                <text:p>0.5092999999993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4">
                <text:p>454</text:p>
              </table:table-cell>
              <table:table-cell office:value-type="float" office:value="0.49901111111029">
                <text:p>0.499011111110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5">
                <text:p>455</text:p>
              </table:table-cell>
              <table:table-cell office:value-type="float" office:value="0.390977777777143">
                <text:p>0.3909777777771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6">
                <text:p>456</text:p>
              </table:table-cell>
              <table:table-cell office:value-type="float" office:value="0.41669999999941">
                <text:p>0.416699999999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7">
                <text:p>457</text:p>
              </table:table-cell>
              <table:table-cell office:value-type="float" office:value="0.421844444444462">
                <text:p>0.4218444444444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8">
                <text:p>458</text:p>
              </table:table-cell>
              <table:table-cell office:value-type="float" office:value="0.298377777777164">
                <text:p>0.2983777777771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9">
                <text:p>459</text:p>
              </table:table-cell>
              <table:table-cell office:value-type="float" office:value="0.457855555554845">
                <text:p>0.4578555555548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0">
                <text:p>460</text:p>
              </table:table-cell>
              <table:table-cell office:value-type="float" office:value="0.478433333333065">
                <text:p>0.4784333333330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1">
                <text:p>461</text:p>
              </table:table-cell>
              <table:table-cell office:value-type="float" office:value="0.473288888888013">
                <text:p>0.4732888888880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2">
                <text:p>462</text:p>
              </table:table-cell>
              <table:table-cell office:value-type="float" office:value="0.493866666666232">
                <text:p>0.4938666666662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3">
                <text:p>463</text:p>
              </table:table-cell>
              <table:table-cell office:value-type="float" office:value="0.504155555555331">
                <text:p>0.5041555555553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4">
                <text:p>464</text:p>
              </table:table-cell>
              <table:table-cell office:value-type="float" office:value="0.34467777777765">
                <text:p>0.344677777777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5">
                <text:p>465</text:p>
              </table:table-cell>
              <table:table-cell office:value-type="float" office:value="0.334388888888541">
                <text:p>0.3343888888885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scatter" chart:style-name="ch1">
        <chart:legend chart:legend-position="end" svg:x="12.717cm" svg:y="4.204cm" style:legend-expansion="high" chart:style-name="ch2"/>
        <chart:plot-area chart:style-name="ch3" table:cell-range-address="speed1_9.B2:speed1_9.B33 speed1_9.K1:speed1_9.K33" chart:data-source-has-labels="row" svg:x="0.319cm" svg:y="0.18cm" svg:width="12.079cm" svg:height="8.646cm">
          <chartooo:coordinate-region svg:x="1.046cm" svg:y="0.379cm" svg:width="11.07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eed1_9.K2:speed1_9.K33" chart:label-cell-address="speed1_9.K1:speed1_9.K1" chart:class="chart:scatter">
            <chart:domain table:cell-range-address="speed1_9.B2:speed1_9.B33"/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bsolute_vel</text:p>
                <draw:g>
                  <svg:desc>speed1_9.K1:speed1_9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0">
                <text:p>510</text:p>
                <draw:g>
                  <svg:desc>speed1_9.B2:speed1_9.B33</svg:desc>
                </draw:g>
              </table:table-cell>
              <table:table-cell office:value-type="float" office:value="0.617333333332753">
                <text:p>0.617333333332753</text:p>
                <draw:g>
                  <svg:desc>speed1_9.K2:speed1_9.K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1">
                <text:p>511</text:p>
              </table:table-cell>
              <table:table-cell office:value-type="float" office:value="0.679066666666338">
                <text:p>0.6790666666663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0.689355555554434">
                <text:p>0.689355555554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3">
                <text:p>513</text:p>
              </table:table-cell>
              <table:table-cell office:value-type="float" office:value="0.694499999999031">
                <text:p>0.694499999999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4">
                <text:p>514</text:p>
              </table:table-cell>
              <table:table-cell office:value-type="float" office:value="0.715077777777401">
                <text:p>0.715077777777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5">
                <text:p>515</text:p>
              </table:table-cell>
              <table:table-cell office:value-type="float" office:value="0.653344444444061">
                <text:p>0.653344444444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6">
                <text:p>516</text:p>
              </table:table-cell>
              <table:table-cell office:value-type="float" office:value="0.601899999999394">
                <text:p>0.6018999999993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7">
                <text:p>517</text:p>
              </table:table-cell>
              <table:table-cell office:value-type="float" office:value="0.730511111110766">
                <text:p>0.730511111110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8">
                <text:p>518</text:p>
              </table:table-cell>
              <table:table-cell office:value-type="float" office:value="0.540166666666487">
                <text:p>0.540166666666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9">
                <text:p>519</text:p>
              </table:table-cell>
              <table:table-cell office:value-type="float" office:value="0.586466666666464">
                <text:p>0.586466666666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1">
                <text:p>521</text:p>
              </table:table-cell>
              <table:table-cell office:value-type="float" office:value="0.313811111110838">
                <text:p>0.3138111111108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2">
                <text:p>522</text:p>
              </table:table-cell>
              <table:table-cell office:value-type="float" office:value="0.576177777777465">
                <text:p>0.5761777777774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3">
                <text:p>523</text:p>
              </table:table-cell>
              <table:table-cell office:value-type="float" office:value="0.704788888888612">
                <text:p>0.7047888888886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4">
                <text:p>524</text:p>
              </table:table-cell>
              <table:table-cell office:value-type="float" office:value="0.684211111110627">
                <text:p>0.6842111111106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5">
                <text:p>525</text:p>
              </table:table-cell>
              <table:table-cell office:value-type="float" office:value="0.730511111110014">
                <text:p>0.730511111110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6">
                <text:p>526</text:p>
              </table:table-cell>
              <table:table-cell office:value-type="float" office:value="0.730511111110153">
                <text:p>0.7305111111101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7">
                <text:p>527</text:p>
              </table:table-cell>
              <table:table-cell office:value-type="float" office:value="0.745944444444073">
                <text:p>0.745944444444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8">
                <text:p>528</text:p>
              </table:table-cell>
              <table:table-cell office:value-type="float" office:value="0.658488888888225">
                <text:p>0.658488888888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9">
                <text:p>529</text:p>
              </table:table-cell>
              <table:table-cell office:value-type="float" office:value="0.6687777777772">
                <text:p>0.66877777777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0">
                <text:p>530</text:p>
              </table:table-cell>
              <table:table-cell office:value-type="float" office:value="0.75108888888775">
                <text:p>0.75108888888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1">
                <text:p>531</text:p>
              </table:table-cell>
              <table:table-cell office:value-type="float" office:value="0.735655555554903">
                <text:p>0.7356555555549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2">
                <text:p>532</text:p>
              </table:table-cell>
              <table:table-cell office:value-type="float" office:value="0.648199999999821">
                <text:p>0.6481999999998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3">
                <text:p>533</text:p>
              </table:table-cell>
              <table:table-cell office:value-type="float" office:value="0.637911111110163">
                <text:p>0.637911111110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4">
                <text:p>534</text:p>
              </table:table-cell>
              <table:table-cell office:value-type="float" office:value="0.653344444444283">
                <text:p>0.653344444444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5">
                <text:p>535</text:p>
              </table:table-cell>
              <table:table-cell office:value-type="float" office:value="0.658488888888078">
                <text:p>0.6584888888880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6">
                <text:p>536</text:p>
              </table:table-cell>
              <table:table-cell office:value-type="float" office:value="0.673922222221672">
                <text:p>0.673922222221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7">
                <text:p>537</text:p>
              </table:table-cell>
              <table:table-cell office:value-type="float" office:value="0.571033333332892">
                <text:p>0.5710333333328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8">
                <text:p>538</text:p>
              </table:table-cell>
              <table:table-cell office:value-type="float" office:value="0.41155555555555">
                <text:p>0.411555555555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9">
                <text:p>539</text:p>
              </table:table-cell>
              <table:table-cell office:value-type="float" office:value="0.303522222222544">
                <text:p>0.3035222222225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0">
                <text:p>540</text:p>
              </table:table-cell>
              <table:table-cell office:value-type="float" office:value="0.195488888888127">
                <text:p>0.1954888888881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1">
                <text:p>541</text:p>
              </table:table-cell>
              <table:table-cell office:value-type="float" office:value="0.113177777777657">
                <text:p>0.1131777777776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2">
                <text:p>542</text:p>
              </table:table-cell>
              <table:table-cell office:value-type="float" office:value="0.0360111111111215">
                <text:p>0.03601111111112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scatter" chart:style-name="ch1">
        <chart:legend chart:legend-position="end" svg:x="12.721cm" svg:y="4.204cm" style:legend-expansion="high" chart:style-name="ch2"/>
        <chart:plot-area chart:style-name="ch3" table:cell-range-address="speed2_0.B2:speed2_0.B57 speed2_0.K1:speed2_0.K57" chart:data-source-has-labels="row" svg:x="0.319cm" svg:y="0.18cm" svg:width="12.083cm" svg:height="8.646cm">
          <chartooo:coordinate-region svg:x="1.046cm" svg:y="0.379cm" svg:width="11.07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eed2_0.K2:speed2_0.K57" chart:label-cell-address="speed2_0.K1:speed2_0.K1" chart:class="chart:scatter">
            <chart:domain table:cell-range-address="speed2_0.B2:speed2_0.B57"/>
            <chart:data-point chart:repeated="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bsolute_vel</text:p>
                <draw:g>
                  <svg:desc>speed2_0.K1:speed2_0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6">
                <text:p>336</text:p>
                <draw:g>
                  <svg:desc>speed2_0.B2:speed2_0.B57</svg:desc>
                </draw:g>
              </table:table-cell>
              <table:table-cell office:value-type="float" office:value="0.010288888888883">
                <text:p>0.010288888888883</text:p>
                <draw:g>
                  <svg:desc>speed2_0.K2:speed2_0.K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7">
                <text:p>337</text:p>
              </table:table-cell>
              <table:table-cell office:value-type="float" office:value="0.00514444444444148">
                <text:p>0.00514444444444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8">
                <text:p>338</text:p>
              </table:table-cell>
              <table:table-cell office:value-type="float" office:value="0.00514444444444148">
                <text:p>0.00514444444444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9">
                <text:p>339</text:p>
              </table:table-cell>
              <table:table-cell office:value-type="float" office:value="0.0565888888888352">
                <text:p>0.0565888888888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0">
                <text:p>340</text:p>
              </table:table-cell>
              <table:table-cell office:value-type="float" office:value="0.0771666666666581">
                <text:p>0.07716666666665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1">
                <text:p>341</text:p>
              </table:table-cell>
              <table:table-cell office:value-type="float" office:value="0.036011111111084">
                <text:p>0.036011111111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2">
                <text:p>342</text:p>
              </table:table-cell>
              <table:table-cell office:value-type="float" office:value="0.0205777777777511">
                <text:p>0.0205777777777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3">
                <text:p>343</text:p>
              </table:table-cell>
              <table:table-cell office:value-type="float" office:value="0.0874555555554988">
                <text:p>0.08745555555549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4">
                <text:p>344</text:p>
              </table:table-cell>
              <table:table-cell office:value-type="float" office:value="0.0308666666666637">
                <text:p>0.0308666666666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5">
                <text:p>345</text:p>
              </table:table-cell>
              <table:table-cell office:value-type="float" office:value="0.0154333333333307">
                <text:p>0.0154333333333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6">
                <text:p>346</text:p>
              </table:table-cell>
              <table:table-cell office:value-type="float" office:value="0.0823111111110785">
                <text:p>0.08231111111107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7">
                <text:p>347</text:p>
              </table:table-cell>
              <table:table-cell office:value-type="float" office:value="0.0874555555554988">
                <text:p>0.08745555555549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">
                <text:p>348</text:p>
              </table:table-cell>
              <table:table-cell office:value-type="float" office:value="0.0720222222220963">
                <text:p>0.0720222222220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">
                <text:p>349</text:p>
              </table:table-cell>
              <table:table-cell office:value-type="float" office:value="0.0411555555555044">
                <text:p>0.04115555555550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">
                <text:p>350</text:p>
              </table:table-cell>
              <table:table-cell office:value-type="float" office:value="0.118322222222091">
                <text:p>0.118322222222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1">
                <text:p>351</text:p>
              </table:table-cell>
              <table:table-cell office:value-type="float" office:value="0.123466666666511">
                <text:p>0.1234666666665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2">
                <text:p>352</text:p>
              </table:table-cell>
              <table:table-cell office:value-type="float" office:value="0.10803333333325">
                <text:p>0.10803333333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3">
                <text:p>353</text:p>
              </table:table-cell>
              <table:table-cell office:value-type="float" office:value="0.0925999999999192">
                <text:p>0.09259999999991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4">
                <text:p>354</text:p>
              </table:table-cell>
              <table:table-cell office:value-type="float" office:value="0.0257222222222433">
                <text:p>0.02572222222224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5">
                <text:p>355</text:p>
              </table:table-cell>
              <table:table-cell office:value-type="float" office:value="0.10288888888883">
                <text:p>0.102888888888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6">
                <text:p>356</text:p>
              </table:table-cell>
              <table:table-cell office:value-type="float" office:value="0.0411555555555044">
                <text:p>0.04115555555550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7">
                <text:p>357</text:p>
              </table:table-cell>
              <table:table-cell office:value-type="float" office:value="0.390977777777502">
                <text:p>0.390977777777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8">
                <text:p>358</text:p>
              </table:table-cell>
              <table:table-cell office:value-type="float" office:value="0.622477777777089">
                <text:p>0.6224777777770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9">
                <text:p>359</text:p>
              </table:table-cell>
              <table:table-cell office:value-type="float" office:value="0.761377777777432">
                <text:p>0.7613777777774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0">
                <text:p>360</text:p>
              </table:table-cell>
              <table:table-cell office:value-type="float" office:value="0.740799999998938">
                <text:p>0.7407999999989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1">
                <text:p>361</text:p>
              </table:table-cell>
              <table:table-cell office:value-type="float" office:value="0.787099999999405">
                <text:p>0.787099999999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2">
                <text:p>362</text:p>
              </table:table-cell>
              <table:table-cell office:value-type="float" office:value="0.745944444444201">
                <text:p>0.745944444444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3">
                <text:p>363</text:p>
              </table:table-cell>
              <table:table-cell office:value-type="float" office:value="0.792244444444011">
                <text:p>0.7922444444440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4">
                <text:p>364</text:p>
              </table:table-cell>
              <table:table-cell office:value-type="float" office:value="0.771666666666066">
                <text:p>0.7716666666660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5">
                <text:p>365</text:p>
              </table:table-cell>
              <table:table-cell office:value-type="float" office:value="0.797388888888176">
                <text:p>0.7973888888881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6">
                <text:p>366</text:p>
              </table:table-cell>
              <table:table-cell office:value-type="float" office:value="0.833399999999432">
                <text:p>0.8333999999994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7">
                <text:p>367</text:p>
              </table:table-cell>
              <table:table-cell office:value-type="float" office:value="0.884844444443562">
                <text:p>0.8848444444435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8">
                <text:p>368</text:p>
              </table:table-cell>
              <table:table-cell office:value-type="float" office:value="0.864266666665907">
                <text:p>0.8642666666659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9">
                <text:p>369</text:p>
              </table:table-cell>
              <table:table-cell office:value-type="float" office:value="0.83339999999981">
                <text:p>0.833399999999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0">
                <text:p>370</text:p>
              </table:table-cell>
              <table:table-cell office:value-type="float" office:value="0.853977777777374">
                <text:p>0.8539777777773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1">
                <text:p>371</text:p>
              </table:table-cell>
              <table:table-cell office:value-type="float" office:value="0.879699999999553">
                <text:p>0.8796999999995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2">
                <text:p>372</text:p>
              </table:table-cell>
              <table:table-cell office:value-type="float" office:value="0.817966666666296">
                <text:p>0.817966666666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3">
                <text:p>373</text:p>
              </table:table-cell>
              <table:table-cell office:value-type="float" office:value="0.859122222221475">
                <text:p>0.859122222221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4">
                <text:p>374</text:p>
              </table:table-cell>
              <table:table-cell office:value-type="float" office:value="0.869411111109964">
                <text:p>0.8694111111099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5">
                <text:p>375</text:p>
              </table:table-cell>
              <table:table-cell office:value-type="float" office:value="0.81796666666634">
                <text:p>0.817966666666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6">
                <text:p>376</text:p>
              </table:table-cell>
              <table:table-cell office:value-type="float" office:value="0.910566666665718">
                <text:p>0.9105666666657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7">
                <text:p>377</text:p>
              </table:table-cell>
              <table:table-cell office:value-type="float" office:value="0.838544444443815">
                <text:p>0.8385444444438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8">
                <text:p>378</text:p>
              </table:table-cell>
              <table:table-cell office:value-type="float" office:value="0.884844444444126">
                <text:p>0.8848444444441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9">
                <text:p>379</text:p>
              </table:table-cell>
              <table:table-cell office:value-type="float" office:value="0.853977777776795">
                <text:p>0.8539777777767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0">
                <text:p>380</text:p>
              </table:table-cell>
              <table:table-cell office:value-type="float" office:value="0.843688888887964">
                <text:p>0.8436888888879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1">
                <text:p>381</text:p>
              </table:table-cell>
              <table:table-cell office:value-type="float" office:value="0.797388888888654">
                <text:p>0.7973888888886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2">
                <text:p>382</text:p>
              </table:table-cell>
              <table:table-cell office:value-type="float" office:value="0.735655555554375">
                <text:p>0.735655555554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3">
                <text:p>383</text:p>
              </table:table-cell>
              <table:table-cell office:value-type="float" office:value="0.766522222221933">
                <text:p>0.7665222222219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4">
                <text:p>384</text:p>
              </table:table-cell>
              <table:table-cell office:value-type="float" office:value="0.823111111110256">
                <text:p>0.8231111111102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5">
                <text:p>385</text:p>
              </table:table-cell>
              <table:table-cell office:value-type="float" office:value="0.720222222221903">
                <text:p>0.7202222222219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6">
                <text:p>386</text:p>
              </table:table-cell>
              <table:table-cell office:value-type="float" office:value="0.591611111110929">
                <text:p>0.5916111111109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7">
                <text:p>387</text:p>
              </table:table-cell>
              <table:table-cell office:value-type="float" office:value="0.571033333332848">
                <text:p>0.5710333333328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8">
                <text:p>388</text:p>
              </table:table-cell>
              <table:table-cell office:value-type="float" office:value="0.591611111110929">
                <text:p>0.5916111111109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9">
                <text:p>389</text:p>
              </table:table-cell>
              <table:table-cell office:value-type="float" office:value="0.529877777777073">
                <text:p>0.5298777777770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0">
                <text:p>390</text:p>
              </table:table-cell>
              <table:table-cell office:value-type="float" office:value="0.529877777777073">
                <text:p>0.5298777777770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1">
                <text:p>391</text:p>
              </table:table-cell>
              <table:table-cell office:value-type="float" office:value="0.504155555554857">
                <text:p>0.5041555555548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legend chart:legend-position="end" svg:x="12.291cm" svg:y="3.955cm" style:legend-expansion="high" chart:style-name="ch2"/>
        <chart:plot-area chart:style-name="ch3" table:cell-range-address="speed_pwr.B1:speed_pwr.D17" chart:data-source-has-labels="row" svg:x="0.319cm" svg:y="0.18cm" svg:width="11.653cm" svg:height="8.646cm">
          <chartooo:coordinate-region svg:x="1.152cm" svg:y="0.379cm" svg:width="10.58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eed_pwr.C2:speed_pwr.C17" chart:label-cell-address="speed_pwr.C1:speed_pwr.C1" chart:class="chart:scatter">
            <chart:domain table:cell-range-address="speed_pwr.B2:speed_pwr.B17"/>
            <chart:data-point chart:repeated="16"/>
          </chart:series>
          <chart:series chart:style-name="ch7" chart:values-cell-range-address="speed_pwr.D2:speed_pwr.D17" chart:label-cell-address="speed_pwr.D1:speed_pwr.D1" chart:class="chart:scatte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peed</text:p>
                <draw:g>
                  <svg:desc>speed_pwr.C1:speed_pwr.C1</svg:desc>
                </draw:g>
              </table:table-cell>
              <table:table-cell office:value-type="string">
                <text:p>estimate speed</text:p>
                <draw:g>
                  <svg:desc>speed_pwr.D1:speed_pwr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5">
                <text:p>2.15</text:p>
                <draw:g>
                  <svg:desc>speed_pwr.B2:speed_pwr.B17</svg:desc>
                </draw:g>
              </table:table-cell>
              <table:table-cell office:value-type="float" office:value="NaN">
                <text:p>NaN</text:p>
                <draw:g>
                  <svg:desc>speed_pwr.C2:speed_pwr.C17</svg:desc>
                </draw:g>
              </table:table-cell>
              <table:table-cell office:value-type="float" office:value="0.986549999999999">
                <text:p>0.986549999999999</text:p>
                <draw:g>
                  <svg:desc>speed_pwr.D2:speed_pwr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0.9197">
                <text:p>0.9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5">
                <text:p>2.05</text:p>
              </table:table-cell>
              <table:table-cell office:value-type="float" office:value="NaN">
                <text:p>NaN</text:p>
              </table:table-cell>
              <table:table-cell office:value-type="float" office:value="0.85285">
                <text:p>0.85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832665079364449">
                <text:p>0.832665079364449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5">
                <text:p>1.95</text:p>
              </table:table-cell>
              <table:table-cell office:value-type="float" office:value="0.708647222221611">
                <text:p>0.708647222221611</text:p>
              </table:table-cell>
              <table:table-cell office:value-type="float" office:value="0.71915">
                <text:p>0.71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">
                <text:p>1.9</text:p>
              </table:table-cell>
              <table:table-cell office:value-type="float" office:value="0.691070370369695">
                <text:p>0.691070370369695</text:p>
              </table:table-cell>
              <table:table-cell office:value-type="float" office:value="0.6523">
                <text:p>0.6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5">
                <text:p>1.85</text:p>
              </table:table-cell>
              <table:table-cell office:value-type="float" office:value="0.499011111110636">
                <text:p>0.499011111110636</text:p>
              </table:table-cell>
              <table:table-cell office:value-type="float" office:value="0.58545">
                <text:p>0.58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0.459349103942283">
                <text:p>0.459349103942283</text:p>
              </table:table-cell>
              <table:table-cell office:value-type="float" office:value="0.5186">
                <text:p>0.51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">
                <text:p>1.7</text:p>
              </table:table-cell>
              <table:table-cell office:value-type="float" office:value="0.456875661375238">
                <text:p>0.456875661375238</text:p>
              </table:table-cell>
              <table:table-cell office:value-type="float" office:value="0.3849">
                <text:p>0.38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0.2512">
                <text:p>0.2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.117500000000001">
                <text:p>0.1175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-0.0161999999999995">
                <text:p>-0.0161999999999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-0.149899999999999">
                <text:p>-0.1498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-0.283599999999999">
                <text:p>-0.2835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-0.417299999999999">
                <text:p>-0.41729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-0.550999999999999">
                <text:p>-0.5509999999999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